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34.21pt"/>
    </style:style>
    <style:style style:name="co6" style:family="table-column">
      <style:table-column-properties fo:break-before="auto" style:column-width="21.06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66.61pt"/>
    </style:style>
    <style:style style:name="co9" style:family="table-column">
      <style:table-column-properties fo:break-before="auto" style:column-width="40.34pt"/>
    </style:style>
    <style:style style:name="co10" style:family="table-column">
      <style:table-column-properties fo:break-before="auto" style:column-width="58.11pt"/>
    </style:style>
    <style:style style:name="co11" style:family="table-column">
      <style:table-column-properties fo:break-before="auto" style:column-width="30.84pt"/>
    </style:style>
    <style:style style:name="co12" style:family="table-column">
      <style:table-column-properties fo:break-before="auto" style:column-width="109.84pt"/>
    </style:style>
    <style:style style:name="co13" style:family="table-column">
      <style:table-column-properties fo:break-before="auto" style:column-width="56.55pt"/>
    </style:style>
    <style:style style:name="co14" style:family="table-column">
      <style:table-column-properties fo:break-before="auto" style:column-width="55.81pt"/>
    </style:style>
    <style:style style:name="co15" style:family="table-column">
      <style:table-column-properties fo:break-before="auto" style:column-width="51.9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76.6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63.5pt"/>
    </style:style>
    <style:style style:name="co20" style:family="table-column">
      <style:table-column-properties fo:break-before="auto" style:column-width="57.34pt"/>
    </style:style>
    <style:style style:name="co21" style:family="table-column">
      <style:table-column-properties fo:break-before="auto" style:column-width="44.19pt"/>
    </style:style>
    <style:style style:name="co22" style:family="table-column">
      <style:table-column-properties fo:break-before="auto" style:column-width="68.14pt"/>
    </style:style>
    <style:style style:name="co23" style:family="table-column">
      <style:table-column-properties fo:break-before="auto" style:column-width="931.21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146.89pt"/>
    </style:style>
    <style:style style:name="co26" style:family="table-column">
      <style:table-column-properties fo:break-before="auto" style:column-width="123.76pt"/>
    </style:style>
    <style:style style:name="co27" style:family="table-column">
      <style:table-column-properties fo:break-before="auto" style:column-width="78.94pt"/>
    </style:style>
    <style:style style:name="co28" style:family="table-column">
      <style:table-column-properties fo:break-before="auto" style:column-width="61.99pt"/>
    </style:style>
    <style:style style:name="co29" style:family="table-column">
      <style:table-column-properties fo:break-before="auto" style:column-width="928.09pt"/>
    </style:style>
    <style:style style:name="co30" style:family="table-column">
      <style:table-column-properties fo:break-before="auto" style:column-width="139.95pt"/>
    </style:style>
    <style:style style:name="co31" style:family="table-column">
      <style:table-column-properties fo:break-before="auto" style:column-width="74.35pt"/>
    </style:style>
    <style:style style:name="co32" style:family="table-column">
      <style:table-column-properties fo:break-before="auto" style:column-width="113.7pt"/>
    </style:style>
    <style:style style:name="co33" style:family="table-column">
      <style:table-column-properties fo:break-before="auto" style:column-width="73.56pt"/>
    </style:style>
    <style:style style:name="co34" style:family="table-column">
      <style:table-column-properties fo:break-before="auto" style:column-width="911.91pt"/>
    </style:style>
    <style:style style:name="co35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0efd4"/>
    </style:style>
    <style:style style:name="ce3" style:family="table-cell" style:parent-style-name="Default">
      <style:table-cell-properties fo:border-bottom="none" fo:background-color="#fff200" style:text-align-source="fix" style:repeat-content="false" fo:border-left="0.99pt solid #000000" fo:border-right="none" fo:border-top="0.99pt solid #000000"/>
      <style:paragraph-properties fo:text-align="end" fo:margin-left="0pt"/>
      <style:text-properties fo:color="#ce181e" fo:font-weight="bold" style:font-weight-asian="bold" style:font-weight-complex="bold"/>
    </style:style>
    <style:style style:name="ce4" style:family="table-cell" style:parent-style-name="Default">
      <style:table-cell-properties fo:border-bottom="0.99pt solid #000000" fo:background-color="#fff200" style:text-align-source="fix" style:repeat-content="false" fo:border-left="0.99pt solid #000000" fo:border-right="none" fo:border-top="none"/>
      <style:paragraph-properties fo:text-align="end" fo:margin-left="0pt"/>
      <style:text-properties fo:color="#ce181e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ff200" fo:border-left="none" fo:border-right="none" fo:border-top="0.99pt solid #000000"/>
    </style:style>
    <style:style style:name="ce6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end" fo:margin-left="0pt"/>
      <style:text-properties fo:color="#ce181e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f200" fo:border-left="none" fo:border-right="0.99pt solid #000000" fo:border-top="0.99pt solid #000000"/>
    </style:style>
    <style:style style:name="ce8" style:family="table-cell" style:parent-style-name="Default">
      <style:table-cell-properties fo:border-bottom="0.99pt solid #000000" fo:background-color="#fff200" style:text-align-source="fix" style:repeat-content="false" fo:border-left="none" fo:border-right="0.99pt solid #000000" fo:border-top="none"/>
      <style:paragraph-properties fo:text-align="end" fo:margin-left="0pt"/>
      <style:text-properties fo:color="#ce181e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200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fff200" style:text-align-source="fix" style:repeat-content="false" fo:border-left="0.06pt solid #000000" fo:border-right="none" fo:border-top="none"/>
      <style:paragraph-properties fo:text-align="end" fo:margin-left="0pt"/>
      <style:text-properties fo:color="#21409a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f200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#fff200" style:text-align-source="fix" style:repeat-content="false" fo:border-left="none" fo:border-right="none" fo:border-top="none"/>
      <style:paragraph-properties fo:text-align="end" fo:margin-left="0pt"/>
      <style:text-properties fo:color="#21409a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f200" style:text-align-source="fix" style:repeat-content="false" fo:border-left="none" fo:border-right="0.06pt solid #000000" fo:border-top="0.06pt solid #000000"/>
      <style:paragraph-properties fo:text-align="end" fo:margin-left="0pt"/>
      <style:text-properties fo:color="#21409a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fff200" style:text-align-source="fix" style:repeat-content="false" fo:border-left="none" fo:border-right="0.06pt solid #000000" fo:border-top="none"/>
      <style:paragraph-properties fo:text-align="end" fo:margin-left="0pt"/>
      <style:text-properties fo:color="#21409a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riv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991" table:default-cell-style-name="Default"/>
        <table:table-row table:style-name="ro1">
          <table:table-cell table:number-columns-repeated="3"/>
          <table:table-cell table:style-name="ce3" office:value-type="string" calcext:value-type="string">
            <text:p>speed</text:p>
          </table:table-cell>
          <table:table-cell table:style-name="ce5" table:number-columns-repeated="2"/>
          <table:table-cell table:style-name="ce7"/>
          <table:table-cell table:number-columns-repeated="2"/>
          <table:table-cell table:style-name="ce9"/>
          <table:table-cell table:style-name="ce11" table:number-columns-repeated="2"/>
          <table:table-cell table:style-name="ce13" office:value-type="string" calcext:value-type="string">
            <text:p>handling</text:p>
          </table:table-cell>
          <table:table-cell table:number-columns-repeated="3"/>
          <table:table-cell table:style-name="ce15" table:number-columns-repeated="3"/>
          <table:table-cell table:style-name="ce16"/>
          <table:table-cell table:style-name="ce18" table:number-columns-repeated="2"/>
          <table:table-cell table:style-name="ce20"/>
          <table:table-cell table:style-name="ce15" table:number-columns-repeated="2"/>
          <table:table-cell table:style-name="ce16"/>
          <table:table-cell table:style-name="ce18" table:number-columns-repeated="2"/>
          <table:table-cell table:style-name="ce20"/>
          <table:table-cell table:style-name="ce15" table:number-columns-repeated="2"/>
          <table:table-cell table:style-name="ce22"/>
          <table:table-cell table:style-name="ce23" table:number-columns-repeated="99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ze</text:p>
          </table:table-cell>
          <table:table-cell table:style-name="ce4" office:value-type="string" calcext:value-type="string">
            <text:p>ground</text:p>
          </table:table-cell>
          <table:table-cell table:style-name="ce6" office:value-type="string" calcext:value-type="string">
            <text:p>water</text:p>
          </table:table-cell>
          <table:table-cell table:style-name="ce6" office:value-type="string" calcext:value-type="string">
            <text:p>air</text:p>
          </table:table-cell>
          <table:table-cell table:style-name="ce8" office:value-type="string" calcext:value-type="string">
            <text:p>antiGravity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weight</text:p>
          </table:table-cell>
          <table:table-cell table:style-name="ce10" office:value-type="string" calcext:value-type="string">
            <text:p>ground</text:p>
          </table:table-cell>
          <table:table-cell table:style-name="ce12" office:value-type="string" calcext:value-type="string">
            <text:p>water</text:p>
          </table:table-cell>
          <table:table-cell table:style-name="ce12" office:value-type="string" calcext:value-type="string">
            <text:p>air</text:p>
          </table:table-cell>
          <table:table-cell table:style-name="ce14" office:value-type="string" calcext:value-type="string">
            <text:p>antiGravity</text:p>
          </table:table-cell>
          <table:table-cell table:style-name="ce1" office:value-type="string" calcext:value-type="string">
            <text:p>grid</text:p>
          </table:table-cell>
          <table:table-cell table:style-name="ce1" office:value-type="string" calcext:value-type="string">
            <text:p>miniTurbo</text:p>
          </table:table-cell>
          <table:table-cell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size</text:p>
          </table:table-cell>
          <table:table-cell table:style-name="ce17" office:value-type="string" calcext:value-type="string">
            <text:p>ground</text:p>
          </table:table-cell>
          <table:table-cell table:style-name="ce19" office:value-type="string" calcext:value-type="string">
            <text:p>water</text:p>
          </table:table-cell>
          <table:table-cell table:style-name="ce19" office:value-type="string" calcext:value-type="string">
            <text:p>air</text:p>
          </table:table-cell>
          <table:table-cell table:style-name="ce21" office:value-type="string" calcext:value-type="string">
            <text:p>antiGravity</text:p>
          </table:table-cell>
          <table:table-cell table:style-name="ce15" office:value-type="string" calcext:value-type="string">
            <text:p>acceleration</text:p>
          </table:table-cell>
          <table:table-cell table:style-name="ce15" office:value-type="string" calcext:value-type="string">
            <text:p>weight</text:p>
          </table:table-cell>
          <table:table-cell table:style-name="ce17" office:value-type="string" calcext:value-type="string">
            <text:p>ground</text:p>
          </table:table-cell>
          <table:table-cell table:style-name="ce19" office:value-type="string" calcext:value-type="string">
            <text:p>water</text:p>
          </table:table-cell>
          <table:table-cell table:style-name="ce19" office:value-type="string" calcext:value-type="string">
            <text:p>air</text:p>
          </table:table-cell>
          <table:table-cell table:style-name="ce21" office:value-type="string" calcext:value-type="string">
            <text:p>antiGravity</text:p>
          </table:table-cell>
          <table:table-cell table:style-name="ce15" office:value-type="string" calcext:value-type="string">
            <text:p>grid</text:p>
          </table:table-cell>
          <table:table-cell table:style-name="ce15" office:value-type="string" calcext:value-type="string">
            <text:p>miniTurbo</text:p>
          </table:table-cell>
          <table:table-cell table:style-name="ce22" office:value-type="string" calcext:value-type="string">
            <text:p>JSON building</text:p>
          </table:table-cell>
          <table:table-cell table:style-name="ce23" table:number-columns-repeated="991"/>
        </table:table-row>
        <table:table-row table:style-name="ro1">
          <table:table-cell office:value-type="string" calcext:value-type="string">
            <text:p>Baby Peac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 CONCATENATE(&quot;&quot;&quot;&quot;; [.A$2]; &quot;&quot;&quot;&quot;; &quot;:&quot;; &quot;&quot;&quot;&quot;; [.A3]; &quot;&quot;&quot;&quot;; &quot;,&quot;)" office:value-type="string" office:string-value="&quot;name&quot;:&quot;Baby Peach&quot;," calcext:value-type="string">
            <text:p>"name":"Baby Peach",</text:p>
          </table:table-cell>
          <table:table-cell table:formula="of:= CONCATENATE(&quot;&quot;&quot;&quot;; [.B$2]; &quot;&quot;&quot;&quot;; &quot;:&quot;; &quot;&quot;&quot;&quot;; [.B3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3]; &quot;&quot;&quot;&quot;; &quot;,&quot;)" office:value-type="string" office:string-value="&quot;size&quot;:&quot;S&quot;," calcext:value-type="string">
            <text:p>"size":"S",</text:p>
          </table:table-cell>
          <table:table-cell table:formula="of:= CONCATENATE(&quot;&quot;&quot;&quot;; [.D$2]; &quot;&quot;&quot;&quot;; &quot;:&quot;; [.D3]; &quot;,&quot;)" office:value-type="string" office:string-value="&quot;ground&quot;:0," calcext:value-type="string">
            <text:p>"ground":0,</text:p>
          </table:table-cell>
          <table:table-cell table:formula="of:= CONCATENATE(&quot;&quot;&quot;&quot;; [.E$2]; &quot;&quot;&quot;&quot;; &quot;:&quot;; [.E3]; &quot;,&quot;)" office:value-type="string" office:string-value="&quot;water&quot;:0," calcext:value-type="string">
            <text:p>"water":0,</text:p>
          </table:table-cell>
          <table:table-cell table:formula="of:= CONCATENATE(&quot;&quot;&quot;&quot;; [.F$2]; &quot;&quot;&quot;&quot;; &quot;:&quot;; [.F3]; &quot;,&quot;)" office:value-type="string" office:string-value="&quot;air&quot;:0," calcext:value-type="string">
            <text:p>"air":0,</text:p>
          </table:table-cell>
          <table:table-cell table:formula="of:= CONCATENATE(&quot;&quot;&quot;&quot;; [.G$2]; &quot;&quot;&quot;&quot;; &quot;:&quot;; [.G3])" office:value-type="string" office:string-value="&quot;antiGravity&quot;:0" calcext:value-type="string">
            <text:p>"antiGravity":0</text:p>
          </table:table-cell>
          <table:table-cell table:formula="of:= CONCATENATE(&quot;&quot;&quot;&quot;; [.H$2]; &quot;&quot;&quot;&quot;; &quot;:&quot;; [.H3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3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3]; &quot;,&quot;)" office:value-type="string" office:string-value="&quot;ground&quot;:10," calcext:value-type="string">
            <text:p>"ground":10,</text:p>
          </table:table-cell>
          <table:table-cell table:formula="of:= CONCATENATE(&quot;&quot;&quot;&quot;; [.K$2]; &quot;&quot;&quot;&quot;; &quot;:&quot;; [.K3]; &quot;,&quot;)" office:value-type="string" office:string-value="&quot;water&quot;:10," calcext:value-type="string">
            <text:p>"water":10,</text:p>
          </table:table-cell>
          <table:table-cell table:formula="of:= CONCATENATE(&quot;&quot;&quot;&quot;; [.L$2]; &quot;&quot;&quot;&quot;; &quot;:&quot;; [.L3]; &quot;,&quot;)" office:value-type="string" office:string-value="&quot;air&quot;:10," calcext:value-type="string">
            <text:p>"air":10,</text:p>
          </table:table-cell>
          <table:table-cell table:formula="of:= CONCATENATE(&quot;&quot;&quot;&quot;; [.M$2]; &quot;&quot;&quot;&quot;; &quot;:&quot;; [.M3])" office:value-type="string" office:string-value="&quot;antiGravity&quot;:10" calcext:value-type="string">
            <text:p>"antiGravity":10</text:p>
          </table:table-cell>
          <table:table-cell table:formula="of:= CONCATENATE(&quot;&quot;&quot;&quot;; [.N$2]; &quot;&quot;&quot;&quot;; &quot;:&quot;; [.N3]; &quot;,&quot;)" office:value-type="string" office:string-value="&quot;grid&quot;:5," calcext:value-type="string">
            <text:p>"grid":5,</text:p>
          </table:table-cell>
          <table:table-cell table:formula="of:= CONCATENATE(&quot;&quot;&quot;&quot;; [.O$2]; &quot;&quot;&quot;&quot;; &quot;:&quot;; [.O3])" office:value-type="string" office:string-value="&quot;miniTurbo&quot;:5" calcext:value-type="string">
            <text:p>"miniTurbo":5</text:p>
          </table:table-cell>
          <table:table-cell table:formula="of:= CONCATENATE(&quot;{&quot;; [.Q3]; [.R3]; [.S3]; &quot;&quot;&quot;&quot;; &quot;speed&quot;; &quot;&quot;&quot;&quot;; &quot;:{&quot;; [.T3]; [.U3]; [.V3]; [.W3]; &quot;},&quot;; [.X3]; [.Y3]; &quot;&quot;&quot;&quot;; &quot;handling&quot;; &quot;&quot;&quot;&quot;; &quot;:{&quot;; [.Z3]; [.AA3]; [.AB3]; [.AC3]; &quot;},&quot;; [.AD3]; [.AE3]; &quot;}&quot;)" office:value-type="string" office:string-value="{&quot;name&quot;:&quot;Baby Peach&quot;,&quot;type&quot;:&quot;D&quot;,&quot;size&quot;:&quot;S&quot;,&quot;speed&quot;:{&quot;ground&quot;:0,&quot;water&quot;:0,&quot;air&quot;:0,&quot;antiGravity&quot;:0},&quot;acceleration&quot;:4,&quot;weight&quot;:0,&quot;handling&quot;:{&quot;ground&quot;:10,&quot;water&quot;:10,&quot;air&quot;:10,&quot;antiGravity&quot;:10},&quot;grid&quot;:5,&quot;miniTurbo&quot;:5}" calcext:value-type="string">
            <text:p>{"name":"Baby Peach","type":"D","size":"S","speed":{"ground":0,"water":0,"air":0,"antiGravity":0},"acceleration":4,"weight":0,"handling":{"ground":10,"water":10,"air":10,"antiGravity":10},"grid":5,"miniTurbo":5}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Baby Dais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 CONCATENATE(&quot;&quot;&quot;&quot;; [.A$2]; &quot;&quot;&quot;&quot;; &quot;:&quot;; &quot;&quot;&quot;&quot;; [.A4]; &quot;&quot;&quot;&quot;; &quot;,&quot;)" office:value-type="string" office:string-value="&quot;name&quot;:&quot;Baby Daisy&quot;," calcext:value-type="string">
            <text:p>"name":"Baby Daisy",</text:p>
          </table:table-cell>
          <table:table-cell table:formula="of:= CONCATENATE(&quot;&quot;&quot;&quot;; [.B$2]; &quot;&quot;&quot;&quot;; &quot;:&quot;; &quot;&quot;&quot;&quot;; [.B4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4]; &quot;&quot;&quot;&quot;; &quot;,&quot;)" office:value-type="string" office:string-value="&quot;size&quot;:&quot;S&quot;," calcext:value-type="string">
            <text:p>"size":"S",</text:p>
          </table:table-cell>
          <table:table-cell table:formula="of:= CONCATENATE(&quot;&quot;&quot;&quot;; [.D$2]; &quot;&quot;&quot;&quot;; &quot;:&quot;; [.D4]; &quot;,&quot;)" office:value-type="string" office:string-value="&quot;ground&quot;:0," calcext:value-type="string">
            <text:p>"ground":0,</text:p>
          </table:table-cell>
          <table:table-cell table:formula="of:= CONCATENATE(&quot;&quot;&quot;&quot;; [.E$2]; &quot;&quot;&quot;&quot;; &quot;:&quot;; [.E4]; &quot;,&quot;)" office:value-type="string" office:string-value="&quot;water&quot;:0," calcext:value-type="string">
            <text:p>"water":0,</text:p>
          </table:table-cell>
          <table:table-cell table:formula="of:= CONCATENATE(&quot;&quot;&quot;&quot;; [.F$2]; &quot;&quot;&quot;&quot;; &quot;:&quot;; [.F4]; &quot;,&quot;)" office:value-type="string" office:string-value="&quot;air&quot;:0," calcext:value-type="string">
            <text:p>"air":0,</text:p>
          </table:table-cell>
          <table:table-cell table:formula="of:= CONCATENATE(&quot;&quot;&quot;&quot;; [.G$2]; &quot;&quot;&quot;&quot;; &quot;:&quot;; [.G4])" office:value-type="string" office:string-value="&quot;antiGravity&quot;:0" calcext:value-type="string">
            <text:p>"antiGravity":0</text:p>
          </table:table-cell>
          <table:table-cell table:formula="of:= CONCATENATE(&quot;&quot;&quot;&quot;; [.H$2]; &quot;&quot;&quot;&quot;; &quot;:&quot;; [.H4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4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4]; &quot;,&quot;)" office:value-type="string" office:string-value="&quot;ground&quot;:10," calcext:value-type="string">
            <text:p>"ground":10,</text:p>
          </table:table-cell>
          <table:table-cell table:formula="of:= CONCATENATE(&quot;&quot;&quot;&quot;; [.K$2]; &quot;&quot;&quot;&quot;; &quot;:&quot;; [.K4]; &quot;,&quot;)" office:value-type="string" office:string-value="&quot;water&quot;:10," calcext:value-type="string">
            <text:p>"water":10,</text:p>
          </table:table-cell>
          <table:table-cell table:formula="of:= CONCATENATE(&quot;&quot;&quot;&quot;; [.L$2]; &quot;&quot;&quot;&quot;; &quot;:&quot;; [.L4]; &quot;,&quot;)" office:value-type="string" office:string-value="&quot;air&quot;:10," calcext:value-type="string">
            <text:p>"air":10,</text:p>
          </table:table-cell>
          <table:table-cell table:formula="of:= CONCATENATE(&quot;&quot;&quot;&quot;; [.M$2]; &quot;&quot;&quot;&quot;; &quot;:&quot;; [.M4])" office:value-type="string" office:string-value="&quot;antiGravity&quot;:10" calcext:value-type="string">
            <text:p>"antiGravity":10</text:p>
          </table:table-cell>
          <table:table-cell table:formula="of:= CONCATENATE(&quot;&quot;&quot;&quot;; [.N$2]; &quot;&quot;&quot;&quot;; &quot;:&quot;; [.N4]; &quot;,&quot;)" office:value-type="string" office:string-value="&quot;grid&quot;:5," calcext:value-type="string">
            <text:p>"grid":5,</text:p>
          </table:table-cell>
          <table:table-cell table:formula="of:= CONCATENATE(&quot;&quot;&quot;&quot;; [.O$2]; &quot;&quot;&quot;&quot;; &quot;:&quot;; [.O4])" office:value-type="string" office:string-value="&quot;miniTurbo&quot;:5" calcext:value-type="string">
            <text:p>"miniTurbo":5</text:p>
          </table:table-cell>
          <table:table-cell table:formula="of:= CONCATENATE(&quot;{&quot;; [.Q4]; [.R4]; [.S4]; &quot;&quot;&quot;&quot;; &quot;speed&quot;; &quot;&quot;&quot;&quot;; &quot;:{&quot;; [.T4]; [.U4]; [.V4]; [.W4]; &quot;},&quot;; [.X4]; [.Y4]; &quot;&quot;&quot;&quot;; &quot;handling&quot;; &quot;&quot;&quot;&quot;; &quot;:{&quot;; [.Z4]; [.AA4]; [.AB4]; [.AC4]; &quot;},&quot;; [.AD4]; [.AE4]; &quot;}&quot;)" office:value-type="string" office:string-value="{&quot;name&quot;:&quot;Baby Daisy&quot;,&quot;type&quot;:&quot;D&quot;,&quot;size&quot;:&quot;S&quot;,&quot;speed&quot;:{&quot;ground&quot;:0,&quot;water&quot;:0,&quot;air&quot;:0,&quot;antiGravity&quot;:0},&quot;acceleration&quot;:4,&quot;weight&quot;:0,&quot;handling&quot;:{&quot;ground&quot;:10,&quot;water&quot;:10,&quot;air&quot;:10,&quot;antiGravity&quot;:10},&quot;grid&quot;:5,&quot;miniTurbo&quot;:5}" calcext:value-type="string">
            <text:p>{"name":"Baby Daisy","type":"D","size":"S","speed":{"ground":0,"water":0,"air":0,"antiGravity":0},"acceleration":4,"weight":0,"handling":{"ground":10,"water":10,"air":10,"antiGravity":10},"grid":5,"miniTurbo":5}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Baby Rosalina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S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formula="of:= CONCATENATE(&quot;&quot;&quot;&quot;; [.A$2]; &quot;&quot;&quot;&quot;; &quot;:&quot;; &quot;&quot;&quot;&quot;; [.A5]; &quot;&quot;&quot;&quot;; &quot;,&quot;)" office:value-type="string" office:string-value="&quot;name&quot;:&quot;Baby Rosalina&quot;," calcext:value-type="string">
            <text:p>"name":"Baby Rosalina",</text:p>
          </table:table-cell>
          <table:table-cell table:formula="of:= CONCATENATE(&quot;&quot;&quot;&quot;; [.B$2]; &quot;&quot;&quot;&quot;; &quot;:&quot;; &quot;&quot;&quot;&quot;; [.B5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5]; &quot;&quot;&quot;&quot;; &quot;,&quot;)" office:value-type="string" office:string-value="&quot;size&quot;:&quot;S&quot;," calcext:value-type="string">
            <text:p>"size":"S",</text:p>
          </table:table-cell>
          <table:table-cell table:formula="of:= CONCATENATE(&quot;&quot;&quot;&quot;; [.D$2]; &quot;&quot;&quot;&quot;; &quot;:&quot;; [.D5]; &quot;,&quot;)" office:value-type="string" office:string-value="&quot;ground&quot;:0," calcext:value-type="string">
            <text:p>"ground":0,</text:p>
          </table:table-cell>
          <table:table-cell table:formula="of:= CONCATENATE(&quot;&quot;&quot;&quot;; [.E$2]; &quot;&quot;&quot;&quot;; &quot;:&quot;; [.E5]; &quot;,&quot;)" office:value-type="string" office:string-value="&quot;water&quot;:0," calcext:value-type="string">
            <text:p>"water":0,</text:p>
          </table:table-cell>
          <table:table-cell table:formula="of:= CONCATENATE(&quot;&quot;&quot;&quot;; [.F$2]; &quot;&quot;&quot;&quot;; &quot;:&quot;; [.F5]; &quot;,&quot;)" office:value-type="string" office:string-value="&quot;air&quot;:0," calcext:value-type="string">
            <text:p>"air":0,</text:p>
          </table:table-cell>
          <table:table-cell table:formula="of:= CONCATENATE(&quot;&quot;&quot;&quot;; [.G$2]; &quot;&quot;&quot;&quot;; &quot;:&quot;; [.G5])" office:value-type="string" office:string-value="&quot;antiGravity&quot;:0" calcext:value-type="string">
            <text:p>"antiGravity":0</text:p>
          </table:table-cell>
          <table:table-cell table:formula="of:= CONCATENATE(&quot;&quot;&quot;&quot;; [.H$2]; &quot;&quot;&quot;&quot;; &quot;:&quot;; [.H5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5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5]; &quot;,&quot;)" office:value-type="string" office:string-value="&quot;ground&quot;:9," calcext:value-type="string">
            <text:p>"ground":9,</text:p>
          </table:table-cell>
          <table:table-cell table:formula="of:= CONCATENATE(&quot;&quot;&quot;&quot;; [.K$2]; &quot;&quot;&quot;&quot;; &quot;:&quot;; [.K5]; &quot;,&quot;)" office:value-type="string" office:string-value="&quot;water&quot;:9," calcext:value-type="string">
            <text:p>"water":9,</text:p>
          </table:table-cell>
          <table:table-cell table:formula="of:= CONCATENATE(&quot;&quot;&quot;&quot;; [.L$2]; &quot;&quot;&quot;&quot;; &quot;:&quot;; [.L5]; &quot;,&quot;)" office:value-type="string" office:string-value="&quot;air&quot;:9," calcext:value-type="string">
            <text:p>"air":9,</text:p>
          </table:table-cell>
          <table:table-cell table:formula="of:= CONCATENATE(&quot;&quot;&quot;&quot;; [.M$2]; &quot;&quot;&quot;&quot;; &quot;:&quot;; [.M5])" office:value-type="string" office:string-value="&quot;antiGravity&quot;:9" calcext:value-type="string">
            <text:p>"antiGravity":9</text:p>
          </table:table-cell>
          <table:table-cell table:formula="of:= CONCATENATE(&quot;&quot;&quot;&quot;; [.N$2]; &quot;&quot;&quot;&quot;; &quot;:&quot;; [.N5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5])" office:value-type="string" office:string-value="&quot;miniTurbo&quot;:5" calcext:value-type="string">
            <text:p>"miniTurbo":5</text:p>
          </table:table-cell>
          <table:table-cell table:formula="of:= CONCATENATE(&quot;{&quot;; [.Q5]; [.R5]; [.S5]; &quot;&quot;&quot;&quot;; &quot;speed&quot;; &quot;&quot;&quot;&quot;; &quot;:{&quot;; [.T5]; [.U5]; [.V5]; [.W5]; &quot;},&quot;; [.X5]; [.Y5]; &quot;&quot;&quot;&quot;; &quot;handling&quot;; &quot;&quot;&quot;&quot;; &quot;:{&quot;; [.Z5]; [.AA5]; [.AB5]; [.AC5]; &quot;},&quot;; [.AD5]; [.AE5]; &quot;}&quot;)" office:value-type="string" office:string-value="{&quot;name&quot;:&quot;Baby Rosalina&quot;,&quot;type&quot;:&quot;D&quot;,&quot;size&quot;:&quot;S&quot;,&quot;speed&quot;:{&quot;ground&quot;:0,&quot;water&quot;:0,&quot;air&quot;:0,&quot;antiGravity&quot;:0},&quot;acceleration&quot;:5,&quot;weight&quot;:0,&quot;handling&quot;:{&quot;ground&quot;:9,&quot;water&quot;:9,&quot;air&quot;:9,&quot;antiGravity&quot;:9},&quot;grid&quot;:3,&quot;miniTurbo&quot;:5}" calcext:value-type="string">
            <text:p>{"name":"Baby Rosalina","type":"D","size":"S","speed":{"ground":0,"water":0,"air":0,"antiGravity":0},"acceleration":5,"weight":0,"handling":{"ground":9,"water":9,"air":9,"antiGravity":9},"grid":3,"miniTurbo":5}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Lemmy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S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formula="of:= CONCATENATE(&quot;&quot;&quot;&quot;; [.A$2]; &quot;&quot;&quot;&quot;; &quot;:&quot;; &quot;&quot;&quot;&quot;; [.A6]; &quot;&quot;&quot;&quot;; &quot;,&quot;)" office:value-type="string" office:string-value="&quot;name&quot;:&quot;Lemmy&quot;," calcext:value-type="string">
            <text:p>"name":"Lemmy",</text:p>
          </table:table-cell>
          <table:table-cell table:formula="of:= CONCATENATE(&quot;&quot;&quot;&quot;; [.B$2]; &quot;&quot;&quot;&quot;; &quot;:&quot;; &quot;&quot;&quot;&quot;; [.B6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6]; &quot;&quot;&quot;&quot;; &quot;,&quot;)" office:value-type="string" office:string-value="&quot;size&quot;:&quot;S&quot;," calcext:value-type="string">
            <text:p>"size":"S",</text:p>
          </table:table-cell>
          <table:table-cell table:formula="of:= CONCATENATE(&quot;&quot;&quot;&quot;; [.D$2]; &quot;&quot;&quot;&quot;; &quot;:&quot;; [.D6]; &quot;,&quot;)" office:value-type="string" office:string-value="&quot;ground&quot;:0," calcext:value-type="string">
            <text:p>"ground":0,</text:p>
          </table:table-cell>
          <table:table-cell table:formula="of:= CONCATENATE(&quot;&quot;&quot;&quot;; [.E$2]; &quot;&quot;&quot;&quot;; &quot;:&quot;; [.E6]; &quot;,&quot;)" office:value-type="string" office:string-value="&quot;water&quot;:0," calcext:value-type="string">
            <text:p>"water":0,</text:p>
          </table:table-cell>
          <table:table-cell table:formula="of:= CONCATENATE(&quot;&quot;&quot;&quot;; [.F$2]; &quot;&quot;&quot;&quot;; &quot;:&quot;; [.F6]; &quot;,&quot;)" office:value-type="string" office:string-value="&quot;air&quot;:0," calcext:value-type="string">
            <text:p>"air":0,</text:p>
          </table:table-cell>
          <table:table-cell table:formula="of:= CONCATENATE(&quot;&quot;&quot;&quot;; [.G$2]; &quot;&quot;&quot;&quot;; &quot;:&quot;; [.G6])" office:value-type="string" office:string-value="&quot;antiGravity&quot;:0" calcext:value-type="string">
            <text:p>"antiGravity":0</text:p>
          </table:table-cell>
          <table:table-cell table:formula="of:= CONCATENATE(&quot;&quot;&quot;&quot;; [.H$2]; &quot;&quot;&quot;&quot;; &quot;:&quot;; [.H6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6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6]; &quot;,&quot;)" office:value-type="string" office:string-value="&quot;ground&quot;:9," calcext:value-type="string">
            <text:p>"ground":9,</text:p>
          </table:table-cell>
          <table:table-cell table:formula="of:= CONCATENATE(&quot;&quot;&quot;&quot;; [.K$2]; &quot;&quot;&quot;&quot;; &quot;:&quot;; [.K6]; &quot;,&quot;)" office:value-type="string" office:string-value="&quot;water&quot;:9," calcext:value-type="string">
            <text:p>"water":9,</text:p>
          </table:table-cell>
          <table:table-cell table:formula="of:= CONCATENATE(&quot;&quot;&quot;&quot;; [.L$2]; &quot;&quot;&quot;&quot;; &quot;:&quot;; [.L6]; &quot;,&quot;)" office:value-type="string" office:string-value="&quot;air&quot;:9," calcext:value-type="string">
            <text:p>"air":9,</text:p>
          </table:table-cell>
          <table:table-cell table:formula="of:= CONCATENATE(&quot;&quot;&quot;&quot;; [.M$2]; &quot;&quot;&quot;&quot;; &quot;:&quot;; [.M6])" office:value-type="string" office:string-value="&quot;antiGravity&quot;:9" calcext:value-type="string">
            <text:p>"antiGravity":9</text:p>
          </table:table-cell>
          <table:table-cell table:formula="of:= CONCATENATE(&quot;&quot;&quot;&quot;; [.N$2]; &quot;&quot;&quot;&quot;; &quot;:&quot;; [.N6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6])" office:value-type="string" office:string-value="&quot;miniTurbo&quot;:5" calcext:value-type="string">
            <text:p>"miniTurbo":5</text:p>
          </table:table-cell>
          <table:table-cell table:formula="of:= CONCATENATE(&quot;{&quot;; [.Q6]; [.R6]; [.S6]; &quot;&quot;&quot;&quot;; &quot;speed&quot;; &quot;&quot;&quot;&quot;; &quot;:{&quot;; [.T6]; [.U6]; [.V6]; [.W6]; &quot;},&quot;; [.X6]; [.Y6]; &quot;&quot;&quot;&quot;; &quot;handling&quot;; &quot;&quot;&quot;&quot;; &quot;:{&quot;; [.Z6]; [.AA6]; [.AB6]; [.AC6]; &quot;},&quot;; [.AD6]; [.AE6]; &quot;}&quot;)" office:value-type="string" office:string-value="{&quot;name&quot;:&quot;Lemmy&quot;,&quot;type&quot;:&quot;D&quot;,&quot;size&quot;:&quot;S&quot;,&quot;speed&quot;:{&quot;ground&quot;:0,&quot;water&quot;:0,&quot;air&quot;:0,&quot;antiGravity&quot;:0},&quot;acceleration&quot;:5,&quot;weight&quot;:0,&quot;handling&quot;:{&quot;ground&quot;:9,&quot;water&quot;:9,&quot;air&quot;:9,&quot;antiGravity&quot;:9},&quot;grid&quot;:3,&quot;miniTurbo&quot;:5}" calcext:value-type="string">
            <text:p>{"name":"Lemmy","type":"D","size":"S","speed":{"ground":0,"water":0,"air":0,"antiGravity":0},"acceleration":5,"weight":0,"handling":{"ground":9,"water":9,"air":9,"antiGravity":9},"grid":3,"miniTurbo":5}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Baby Mari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Default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CONCATENATE(&quot;&quot;&quot;&quot;; [.A$2]; &quot;&quot;&quot;&quot;; &quot;:&quot;; &quot;&quot;&quot;&quot;; [.A7]; &quot;&quot;&quot;&quot;; &quot;,&quot;)" office:value-type="string" office:string-value="&quot;name&quot;:&quot;Baby Mario&quot;," calcext:value-type="string">
            <text:p>"name":"Baby Mario",</text:p>
          </table:table-cell>
          <table:table-cell table:formula="of:= CONCATENATE(&quot;&quot;&quot;&quot;; [.B$2]; &quot;&quot;&quot;&quot;; &quot;:&quot;; &quot;&quot;&quot;&quot;; [.B7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7]; &quot;&quot;&quot;&quot;; &quot;,&quot;)" office:value-type="string" office:string-value="&quot;size&quot;:&quot;S&quot;," calcext:value-type="string">
            <text:p>"size":"S",</text:p>
          </table:table-cell>
          <table:table-cell table:formula="of:= CONCATENATE(&quot;&quot;&quot;&quot;; [.D$2]; &quot;&quot;&quot;&quot;; &quot;:&quot;; [.D7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7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7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7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7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7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7]; &quot;,&quot;)" office:value-type="string" office:string-value="&quot;ground&quot;:8," calcext:value-type="string">
            <text:p>"ground":8,</text:p>
          </table:table-cell>
          <table:table-cell table:formula="of:= CONCATENATE(&quot;&quot;&quot;&quot;; [.K$2]; &quot;&quot;&quot;&quot;; &quot;:&quot;; [.K7]; &quot;,&quot;)" office:value-type="string" office:string-value="&quot;water&quot;:8," calcext:value-type="string">
            <text:p>"water":8,</text:p>
          </table:table-cell>
          <table:table-cell table:formula="of:= CONCATENATE(&quot;&quot;&quot;&quot;; [.L$2]; &quot;&quot;&quot;&quot;; &quot;:&quot;; [.L7]; &quot;,&quot;)" office:value-type="string" office:string-value="&quot;air&quot;:8," calcext:value-type="string">
            <text:p>"air":8,</text:p>
          </table:table-cell>
          <table:table-cell table:formula="of:= CONCATENATE(&quot;&quot;&quot;&quot;; [.M$2]; &quot;&quot;&quot;&quot;; &quot;:&quot;; [.M7])" office:value-type="string" office:string-value="&quot;antiGravity&quot;:8" calcext:value-type="string">
            <text:p>"antiGravity":8</text:p>
          </table:table-cell>
          <table:table-cell table:formula="of:= CONCATENATE(&quot;&quot;&quot;&quot;; [.N$2]; &quot;&quot;&quot;&quot;; &quot;:&quot;; [.N7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7])" office:value-type="string" office:string-value="&quot;miniTurbo&quot;:4" calcext:value-type="string">
            <text:p>"miniTurbo":4</text:p>
          </table:table-cell>
          <table:table-cell table:formula="of:= CONCATENATE(&quot;{&quot;; [.Q7]; [.R7]; [.S7]; &quot;&quot;&quot;&quot;; &quot;speed&quot;; &quot;&quot;&quot;&quot;; &quot;:{&quot;; [.T7]; [.U7]; [.V7]; [.W7]; &quot;},&quot;; [.X7]; [.Y7]; &quot;&quot;&quot;&quot;; &quot;handling&quot;; &quot;&quot;&quot;&quot;; &quot;:{&quot;; [.Z7]; [.AA7]; [.AB7]; [.AC7]; &quot;},&quot;; [.AD7]; [.AE7]; &quot;}&quot;)" office:value-type="string" office:string-value="{&quot;name&quot;:&quot;Baby Mario&quot;,&quot;type&quot;:&quot;D&quot;,&quot;size&quot;:&quot;S&quot;,&quot;speed&quot;:{&quot;ground&quot;:1,&quot;water&quot;:1,&quot;air&quot;:1,&quot;antiGravity&quot;:1},&quot;acceleration&quot;:5,&quot;weight&quot;:1,&quot;handling&quot;:{&quot;ground&quot;:8,&quot;water&quot;:8,&quot;air&quot;:8,&quot;antiGravity&quot;:8},&quot;grid&quot;:4,&quot;miniTurbo&quot;:4}" calcext:value-type="string">
            <text:p>{"name":"Baby Mario","type":"D","size":"S","speed":{"ground":1,"water":1,"air":1,"antiGravity":1},"acceleration":5,"weight":1,"handling":{"ground":8,"water":8,"air":8,"antiGravity":8},"grid":4,"miniTurbo":4}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Baby Luig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Default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CONCATENATE(&quot;&quot;&quot;&quot;; [.A$2]; &quot;&quot;&quot;&quot;; &quot;:&quot;; &quot;&quot;&quot;&quot;; [.A8]; &quot;&quot;&quot;&quot;; &quot;,&quot;)" office:value-type="string" office:string-value="&quot;name&quot;:&quot;Baby Luigi&quot;," calcext:value-type="string">
            <text:p>"name":"Baby Luigi",</text:p>
          </table:table-cell>
          <table:table-cell table:formula="of:= CONCATENATE(&quot;&quot;&quot;&quot;; [.B$2]; &quot;&quot;&quot;&quot;; &quot;:&quot;; &quot;&quot;&quot;&quot;; [.B8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8]; &quot;&quot;&quot;&quot;; &quot;,&quot;)" office:value-type="string" office:string-value="&quot;size&quot;:&quot;S&quot;," calcext:value-type="string">
            <text:p>"size":"S",</text:p>
          </table:table-cell>
          <table:table-cell table:formula="of:= CONCATENATE(&quot;&quot;&quot;&quot;; [.D$2]; &quot;&quot;&quot;&quot;; &quot;:&quot;; [.D8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8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8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8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8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8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8]; &quot;,&quot;)" office:value-type="string" office:string-value="&quot;ground&quot;:8," calcext:value-type="string">
            <text:p>"ground":8,</text:p>
          </table:table-cell>
          <table:table-cell table:formula="of:= CONCATENATE(&quot;&quot;&quot;&quot;; [.K$2]; &quot;&quot;&quot;&quot;; &quot;:&quot;; [.K8]; &quot;,&quot;)" office:value-type="string" office:string-value="&quot;water&quot;:8," calcext:value-type="string">
            <text:p>"water":8,</text:p>
          </table:table-cell>
          <table:table-cell table:formula="of:= CONCATENATE(&quot;&quot;&quot;&quot;; [.L$2]; &quot;&quot;&quot;&quot;; &quot;:&quot;; [.L8]; &quot;,&quot;)" office:value-type="string" office:string-value="&quot;air&quot;:8," calcext:value-type="string">
            <text:p>"air":8,</text:p>
          </table:table-cell>
          <table:table-cell table:formula="of:= CONCATENATE(&quot;&quot;&quot;&quot;; [.M$2]; &quot;&quot;&quot;&quot;; &quot;:&quot;; [.M8])" office:value-type="string" office:string-value="&quot;antiGravity&quot;:8" calcext:value-type="string">
            <text:p>"antiGravity":8</text:p>
          </table:table-cell>
          <table:table-cell table:formula="of:= CONCATENATE(&quot;&quot;&quot;&quot;; [.N$2]; &quot;&quot;&quot;&quot;; &quot;:&quot;; [.N8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8])" office:value-type="string" office:string-value="&quot;miniTurbo&quot;:4" calcext:value-type="string">
            <text:p>"miniTurbo":4</text:p>
          </table:table-cell>
          <table:table-cell table:formula="of:= CONCATENATE(&quot;{&quot;; [.Q8]; [.R8]; [.S8]; &quot;&quot;&quot;&quot;; &quot;speed&quot;; &quot;&quot;&quot;&quot;; &quot;:{&quot;; [.T8]; [.U8]; [.V8]; [.W8]; &quot;},&quot;; [.X8]; [.Y8]; &quot;&quot;&quot;&quot;; &quot;handling&quot;; &quot;&quot;&quot;&quot;; &quot;:{&quot;; [.Z8]; [.AA8]; [.AB8]; [.AC8]; &quot;},&quot;; [.AD8]; [.AE8]; &quot;}&quot;)" office:value-type="string" office:string-value="{&quot;name&quot;:&quot;Baby Luigi&quot;,&quot;type&quot;:&quot;D&quot;,&quot;size&quot;:&quot;S&quot;,&quot;speed&quot;:{&quot;ground&quot;:1,&quot;water&quot;:1,&quot;air&quot;:1,&quot;antiGravity&quot;:1},&quot;acceleration&quot;:5,&quot;weight&quot;:1,&quot;handling&quot;:{&quot;ground&quot;:8,&quot;water&quot;:8,&quot;air&quot;:8,&quot;antiGravity&quot;:8},&quot;grid&quot;:4,&quot;miniTurbo&quot;:4}" calcext:value-type="string">
            <text:p>{"name":"Baby Luigi","type":"D","size":"S","speed":{"ground":1,"water":1,"air":1,"antiGravity":1},"acceleration":5,"weight":1,"handling":{"ground":8,"water":8,"air":8,"antiGravity":8},"grid":4,"miniTurbo":4}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ry Bon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Default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CONCATENATE(&quot;&quot;&quot;&quot;; [.A$2]; &quot;&quot;&quot;&quot;; &quot;:&quot;; &quot;&quot;&quot;&quot;; [.A9]; &quot;&quot;&quot;&quot;; &quot;,&quot;)" office:value-type="string" office:string-value="&quot;name&quot;:&quot;Dry Bones&quot;," calcext:value-type="string">
            <text:p>"name":"Dry Bones",</text:p>
          </table:table-cell>
          <table:table-cell table:formula="of:= CONCATENATE(&quot;&quot;&quot;&quot;; [.B$2]; &quot;&quot;&quot;&quot;; &quot;:&quot;; &quot;&quot;&quot;&quot;; [.B9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9]; &quot;&quot;&quot;&quot;; &quot;,&quot;)" office:value-type="string" office:string-value="&quot;size&quot;:&quot;S&quot;," calcext:value-type="string">
            <text:p>"size":"S",</text:p>
          </table:table-cell>
          <table:table-cell table:formula="of:= CONCATENATE(&quot;&quot;&quot;&quot;; [.D$2]; &quot;&quot;&quot;&quot;; &quot;:&quot;; [.D9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9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9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9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9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9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9]; &quot;,&quot;)" office:value-type="string" office:string-value="&quot;ground&quot;:8," calcext:value-type="string">
            <text:p>"ground":8,</text:p>
          </table:table-cell>
          <table:table-cell table:formula="of:= CONCATENATE(&quot;&quot;&quot;&quot;; [.K$2]; &quot;&quot;&quot;&quot;; &quot;:&quot;; [.K9]; &quot;,&quot;)" office:value-type="string" office:string-value="&quot;water&quot;:8," calcext:value-type="string">
            <text:p>"water":8,</text:p>
          </table:table-cell>
          <table:table-cell table:formula="of:= CONCATENATE(&quot;&quot;&quot;&quot;; [.L$2]; &quot;&quot;&quot;&quot;; &quot;:&quot;; [.L9]; &quot;,&quot;)" office:value-type="string" office:string-value="&quot;air&quot;:8," calcext:value-type="string">
            <text:p>"air":8,</text:p>
          </table:table-cell>
          <table:table-cell table:formula="of:= CONCATENATE(&quot;&quot;&quot;&quot;; [.M$2]; &quot;&quot;&quot;&quot;; &quot;:&quot;; [.M9])" office:value-type="string" office:string-value="&quot;antiGravity&quot;:8" calcext:value-type="string">
            <text:p>"antiGravity":8</text:p>
          </table:table-cell>
          <table:table-cell table:formula="of:= CONCATENATE(&quot;&quot;&quot;&quot;; [.N$2]; &quot;&quot;&quot;&quot;; &quot;:&quot;; [.N9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9])" office:value-type="string" office:string-value="&quot;miniTurbo&quot;:4" calcext:value-type="string">
            <text:p>"miniTurbo":4</text:p>
          </table:table-cell>
          <table:table-cell table:formula="of:= CONCATENATE(&quot;{&quot;; [.Q9]; [.R9]; [.S9]; &quot;&quot;&quot;&quot;; &quot;speed&quot;; &quot;&quot;&quot;&quot;; &quot;:{&quot;; [.T9]; [.U9]; [.V9]; [.W9]; &quot;},&quot;; [.X9]; [.Y9]; &quot;&quot;&quot;&quot;; &quot;handling&quot;; &quot;&quot;&quot;&quot;; &quot;:{&quot;; [.Z9]; [.AA9]; [.AB9]; [.AC9]; &quot;},&quot;; [.AD9]; [.AE9]; &quot;}&quot;)" office:value-type="string" office:string-value="{&quot;name&quot;:&quot;Dry Bones&quot;,&quot;type&quot;:&quot;D&quot;,&quot;size&quot;:&quot;S&quot;,&quot;speed&quot;:{&quot;ground&quot;:1,&quot;water&quot;:1,&quot;air&quot;:1,&quot;antiGravity&quot;:1},&quot;acceleration&quot;:5,&quot;weight&quot;:1,&quot;handling&quot;:{&quot;ground&quot;:8,&quot;water&quot;:8,&quot;air&quot;:8,&quot;antiGravity&quot;:8},&quot;grid&quot;:4,&quot;miniTurbo&quot;:4}" calcext:value-type="string">
            <text:p>{"name":"Dry Bones","type":"D","size":"S","speed":{"ground":1,"water":1,"air":1,"antiGravity":1},"acceleration":5,"weight":1,"handling":{"ground":8,"water":8,"air":8,"antiGravity":8},"grid":4,"miniTurbo":4}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ii (Light)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Default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CONCATENATE(&quot;&quot;&quot;&quot;; [.A$2]; &quot;&quot;&quot;&quot;; &quot;:&quot;; &quot;&quot;&quot;&quot;; [.A10]; &quot;&quot;&quot;&quot;; &quot;,&quot;)" office:value-type="string" office:string-value="&quot;name&quot;:&quot;Mii (Light)&quot;," calcext:value-type="string">
            <text:p>"name":"Mii (Light)",</text:p>
          </table:table-cell>
          <table:table-cell table:formula="of:= CONCATENATE(&quot;&quot;&quot;&quot;; [.B$2]; &quot;&quot;&quot;&quot;; &quot;:&quot;; &quot;&quot;&quot;&quot;; [.B10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10]; &quot;&quot;&quot;&quot;; &quot;,&quot;)" office:value-type="string" office:string-value="&quot;size&quot;:&quot;S&quot;," calcext:value-type="string">
            <text:p>"size":"S",</text:p>
          </table:table-cell>
          <table:table-cell table:formula="of:= CONCATENATE(&quot;&quot;&quot;&quot;; [.D$2]; &quot;&quot;&quot;&quot;; &quot;:&quot;; [.D10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10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10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10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10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10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10]; &quot;,&quot;)" office:value-type="string" office:string-value="&quot;ground&quot;:8," calcext:value-type="string">
            <text:p>"ground":8,</text:p>
          </table:table-cell>
          <table:table-cell table:formula="of:= CONCATENATE(&quot;&quot;&quot;&quot;; [.K$2]; &quot;&quot;&quot;&quot;; &quot;:&quot;; [.K10]; &quot;,&quot;)" office:value-type="string" office:string-value="&quot;water&quot;:8," calcext:value-type="string">
            <text:p>"water":8,</text:p>
          </table:table-cell>
          <table:table-cell table:formula="of:= CONCATENATE(&quot;&quot;&quot;&quot;; [.L$2]; &quot;&quot;&quot;&quot;; &quot;:&quot;; [.L10]; &quot;,&quot;)" office:value-type="string" office:string-value="&quot;air&quot;:8," calcext:value-type="string">
            <text:p>"air":8,</text:p>
          </table:table-cell>
          <table:table-cell table:formula="of:= CONCATENATE(&quot;&quot;&quot;&quot;; [.M$2]; &quot;&quot;&quot;&quot;; &quot;:&quot;; [.M10])" office:value-type="string" office:string-value="&quot;antiGravity&quot;:8" calcext:value-type="string">
            <text:p>"antiGravity":8</text:p>
          </table:table-cell>
          <table:table-cell table:formula="of:= CONCATENATE(&quot;&quot;&quot;&quot;; [.N$2]; &quot;&quot;&quot;&quot;; &quot;:&quot;; [.N10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10])" office:value-type="string" office:string-value="&quot;miniTurbo&quot;:4" calcext:value-type="string">
            <text:p>"miniTurbo":4</text:p>
          </table:table-cell>
          <table:table-cell table:formula="of:= CONCATENATE(&quot;{&quot;; [.Q10]; [.R10]; [.S10]; &quot;&quot;&quot;&quot;; &quot;speed&quot;; &quot;&quot;&quot;&quot;; &quot;:{&quot;; [.T10]; [.U10]; [.V10]; [.W10]; &quot;},&quot;; [.X10]; [.Y10]; &quot;&quot;&quot;&quot;; &quot;handling&quot;; &quot;&quot;&quot;&quot;; &quot;:{&quot;; [.Z10]; [.AA10]; [.AB10]; [.AC10]; &quot;},&quot;; [.AD10]; [.AE10]; &quot;}&quot;)" office:value-type="string" office:string-value="{&quot;name&quot;:&quot;Mii (Light)&quot;,&quot;type&quot;:&quot;D&quot;,&quot;size&quot;:&quot;S&quot;,&quot;speed&quot;:{&quot;ground&quot;:1,&quot;water&quot;:1,&quot;air&quot;:1,&quot;antiGravity&quot;:1},&quot;acceleration&quot;:5,&quot;weight&quot;:1,&quot;handling&quot;:{&quot;ground&quot;:8,&quot;water&quot;:8,&quot;air&quot;:8,&quot;antiGravity&quot;:8},&quot;grid&quot;:4,&quot;miniTurbo&quot;:4}" calcext:value-type="string">
            <text:p>{"name":"Mii (Light)","type":"D","size":"S","speed":{"ground":1,"water":1,"air":1,"antiGravity":1},"acceleration":5,"weight":1,"handling":{"ground":8,"water":8,"air":8,"antiGravity":8},"grid":4,"miniTurbo":4}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Toadett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S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formula="of:= CONCATENATE(&quot;&quot;&quot;&quot;; [.A$2]; &quot;&quot;&quot;&quot;; &quot;:&quot;; &quot;&quot;&quot;&quot;; [.A11]; &quot;&quot;&quot;&quot;; &quot;,&quot;)" office:value-type="string" office:string-value="&quot;name&quot;:&quot;Toadette&quot;," calcext:value-type="string">
            <text:p>"name":"Toadette",</text:p>
          </table:table-cell>
          <table:table-cell table:formula="of:= CONCATENATE(&quot;&quot;&quot;&quot;; [.B$2]; &quot;&quot;&quot;&quot;; &quot;:&quot;; &quot;&quot;&quot;&quot;; [.B11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11]; &quot;&quot;&quot;&quot;; &quot;,&quot;)" office:value-type="string" office:string-value="&quot;size&quot;:&quot;S&quot;," calcext:value-type="string">
            <text:p>"size":"S",</text:p>
          </table:table-cell>
          <table:table-cell table:formula="of:= CONCATENATE(&quot;&quot;&quot;&quot;; [.D$2]; &quot;&quot;&quot;&quot;; &quot;:&quot;; [.D11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11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11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1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11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11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11]; &quot;,&quot;)" office:value-type="string" office:string-value="&quot;ground&quot;:7," calcext:value-type="string">
            <text:p>"ground":7,</text:p>
          </table:table-cell>
          <table:table-cell table:formula="of:= CONCATENATE(&quot;&quot;&quot;&quot;; [.K$2]; &quot;&quot;&quot;&quot;; &quot;:&quot;; [.K11]; &quot;,&quot;)" office:value-type="string" office:string-value="&quot;water&quot;:7," calcext:value-type="string">
            <text:p>"water":7,</text:p>
          </table:table-cell>
          <table:table-cell table:formula="of:= CONCATENATE(&quot;&quot;&quot;&quot;; [.L$2]; &quot;&quot;&quot;&quot;; &quot;:&quot;; [.L11]; &quot;,&quot;)" office:value-type="string" office:string-value="&quot;air&quot;:7," calcext:value-type="string">
            <text:p>"air":7,</text:p>
          </table:table-cell>
          <table:table-cell table:formula="of:= CONCATENATE(&quot;&quot;&quot;&quot;; [.M$2]; &quot;&quot;&quot;&quot;; &quot;:&quot;; [.M11])" office:value-type="string" office:string-value="&quot;antiGravity&quot;:7" calcext:value-type="string">
            <text:p>"antiGravity":7</text:p>
          </table:table-cell>
          <table:table-cell table:formula="of:= CONCATENATE(&quot;&quot;&quot;&quot;; [.N$2]; &quot;&quot;&quot;&quot;; &quot;:&quot;; [.N11]; &quot;,&quot;)" office:value-type="string" office:string-value="&quot;grid&quot;:2," calcext:value-type="string">
            <text:p>"grid":2,</text:p>
          </table:table-cell>
          <table:table-cell table:formula="of:= CONCATENATE(&quot;&quot;&quot;&quot;; [.O$2]; &quot;&quot;&quot;&quot;; &quot;:&quot;; [.O11])" office:value-type="string" office:string-value="&quot;miniTurbo&quot;:4" calcext:value-type="string">
            <text:p>"miniTurbo":4</text:p>
          </table:table-cell>
          <table:table-cell table:formula="of:= CONCATENATE(&quot;{&quot;; [.Q11]; [.R11]; [.S11]; &quot;&quot;&quot;&quot;; &quot;speed&quot;; &quot;&quot;&quot;&quot;; &quot;:{&quot;; [.T11]; [.U11]; [.V11]; [.W11]; &quot;},&quot;; [.X11]; [.Y11]; &quot;&quot;&quot;&quot;; &quot;handling&quot;; &quot;&quot;&quot;&quot;; &quot;:{&quot;; [.Z11]; [.AA11]; [.AB11]; [.AC11]; &quot;},&quot;; [.AD11]; [.AE11]; &quot;}&quot;)" office:value-type="string" office:string-value="{&quot;name&quot;:&quot;Toadette&quot;,&quot;type&quot;:&quot;D&quot;,&quot;size&quot;:&quot;S&quot;,&quot;speed&quot;:{&quot;ground&quot;:2,&quot;water&quot;:2,&quot;air&quot;:2,&quot;antiGravity&quot;:2},&quot;acceleration&quot;:5,&quot;weight&quot;:2,&quot;handling&quot;:{&quot;ground&quot;:7,&quot;water&quot;:7,&quot;air&quot;:7,&quot;antiGravity&quot;:7},&quot;grid&quot;:2,&quot;miniTurbo&quot;:4}" calcext:value-type="string">
            <text:p>{"name":"Toadette","type":"D","size":"S","speed":{"ground":2,"water":2,"air":2,"antiGravity":2},"acceleration":5,"weight":2,"handling":{"ground":7,"water":7,"air":7,"antiGravity":7},"grid":2,"miniTurbo":4}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Wendy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S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formula="of:= CONCATENATE(&quot;&quot;&quot;&quot;; [.A$2]; &quot;&quot;&quot;&quot;; &quot;:&quot;; &quot;&quot;&quot;&quot;; [.A12]; &quot;&quot;&quot;&quot;; &quot;,&quot;)" office:value-type="string" office:string-value="&quot;name&quot;:&quot;Wendy&quot;," calcext:value-type="string">
            <text:p>"name":"Wendy",</text:p>
          </table:table-cell>
          <table:table-cell table:formula="of:= CONCATENATE(&quot;&quot;&quot;&quot;; [.B$2]; &quot;&quot;&quot;&quot;; &quot;:&quot;; &quot;&quot;&quot;&quot;; [.B12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12]; &quot;&quot;&quot;&quot;; &quot;,&quot;)" office:value-type="string" office:string-value="&quot;size&quot;:&quot;S&quot;," calcext:value-type="string">
            <text:p>"size":"S",</text:p>
          </table:table-cell>
          <table:table-cell table:formula="of:= CONCATENATE(&quot;&quot;&quot;&quot;; [.D$2]; &quot;&quot;&quot;&quot;; &quot;:&quot;; [.D12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12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12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2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12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12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12]; &quot;,&quot;)" office:value-type="string" office:string-value="&quot;ground&quot;:7," calcext:value-type="string">
            <text:p>"ground":7,</text:p>
          </table:table-cell>
          <table:table-cell table:formula="of:= CONCATENATE(&quot;&quot;&quot;&quot;; [.K$2]; &quot;&quot;&quot;&quot;; &quot;:&quot;; [.K12]; &quot;,&quot;)" office:value-type="string" office:string-value="&quot;water&quot;:7," calcext:value-type="string">
            <text:p>"water":7,</text:p>
          </table:table-cell>
          <table:table-cell table:formula="of:= CONCATENATE(&quot;&quot;&quot;&quot;; [.L$2]; &quot;&quot;&quot;&quot;; &quot;:&quot;; [.L12]; &quot;,&quot;)" office:value-type="string" office:string-value="&quot;air&quot;:7," calcext:value-type="string">
            <text:p>"air":7,</text:p>
          </table:table-cell>
          <table:table-cell table:formula="of:= CONCATENATE(&quot;&quot;&quot;&quot;; [.M$2]; &quot;&quot;&quot;&quot;; &quot;:&quot;; [.M12])" office:value-type="string" office:string-value="&quot;antiGravity&quot;:7" calcext:value-type="string">
            <text:p>"antiGravity":7</text:p>
          </table:table-cell>
          <table:table-cell table:formula="of:= CONCATENATE(&quot;&quot;&quot;&quot;; [.N$2]; &quot;&quot;&quot;&quot;; &quot;:&quot;; [.N12]; &quot;,&quot;)" office:value-type="string" office:string-value="&quot;grid&quot;:2," calcext:value-type="string">
            <text:p>"grid":2,</text:p>
          </table:table-cell>
          <table:table-cell table:formula="of:= CONCATENATE(&quot;&quot;&quot;&quot;; [.O$2]; &quot;&quot;&quot;&quot;; &quot;:&quot;; [.O12])" office:value-type="string" office:string-value="&quot;miniTurbo&quot;:4" calcext:value-type="string">
            <text:p>"miniTurbo":4</text:p>
          </table:table-cell>
          <table:table-cell table:formula="of:= CONCATENATE(&quot;{&quot;; [.Q12]; [.R12]; [.S12]; &quot;&quot;&quot;&quot;; &quot;speed&quot;; &quot;&quot;&quot;&quot;; &quot;:{&quot;; [.T12]; [.U12]; [.V12]; [.W12]; &quot;},&quot;; [.X12]; [.Y12]; &quot;&quot;&quot;&quot;; &quot;handling&quot;; &quot;&quot;&quot;&quot;; &quot;:{&quot;; [.Z12]; [.AA12]; [.AB12]; [.AC12]; &quot;},&quot;; [.AD12]; [.AE12]; &quot;}&quot;)" office:value-type="string" office:string-value="{&quot;name&quot;:&quot;Wendy&quot;,&quot;type&quot;:&quot;D&quot;,&quot;size&quot;:&quot;S&quot;,&quot;speed&quot;:{&quot;ground&quot;:2,&quot;water&quot;:2,&quot;air&quot;:2,&quot;antiGravity&quot;:2},&quot;acceleration&quot;:5,&quot;weight&quot;:2,&quot;handling&quot;:{&quot;ground&quot;:7,&quot;water&quot;:7,&quot;air&quot;:7,&quot;antiGravity&quot;:7},&quot;grid&quot;:2,&quot;miniTurbo&quot;:4}" calcext:value-type="string">
            <text:p>{"name":"Wendy","type":"D","size":"S","speed":{"ground":2,"water":2,"air":2,"antiGravity":2},"acceleration":5,"weight":2,"handling":{"ground":7,"water":7,"air":7,"antiGravity":7},"grid":2,"miniTurbo":4}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Isabell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S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formula="of:= CONCATENATE(&quot;&quot;&quot;&quot;; [.A$2]; &quot;&quot;&quot;&quot;; &quot;:&quot;; &quot;&quot;&quot;&quot;; [.A13]; &quot;&quot;&quot;&quot;; &quot;,&quot;)" office:value-type="string" office:string-value="&quot;name&quot;:&quot;Isabelle&quot;," calcext:value-type="string">
            <text:p>"name":"Isabelle",</text:p>
          </table:table-cell>
          <table:table-cell table:formula="of:= CONCATENATE(&quot;&quot;&quot;&quot;; [.B$2]; &quot;&quot;&quot;&quot;; &quot;:&quot;; &quot;&quot;&quot;&quot;; [.B13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13]; &quot;&quot;&quot;&quot;; &quot;,&quot;)" office:value-type="string" office:string-value="&quot;size&quot;:&quot;S&quot;," calcext:value-type="string">
            <text:p>"size":"S",</text:p>
          </table:table-cell>
          <table:table-cell table:formula="of:= CONCATENATE(&quot;&quot;&quot;&quot;; [.D$2]; &quot;&quot;&quot;&quot;; &quot;:&quot;; [.D13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13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13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3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13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13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13]; &quot;,&quot;)" office:value-type="string" office:string-value="&quot;ground&quot;:7," calcext:value-type="string">
            <text:p>"ground":7,</text:p>
          </table:table-cell>
          <table:table-cell table:formula="of:= CONCATENATE(&quot;&quot;&quot;&quot;; [.K$2]; &quot;&quot;&quot;&quot;; &quot;:&quot;; [.K13]; &quot;,&quot;)" office:value-type="string" office:string-value="&quot;water&quot;:7," calcext:value-type="string">
            <text:p>"water":7,</text:p>
          </table:table-cell>
          <table:table-cell table:formula="of:= CONCATENATE(&quot;&quot;&quot;&quot;; [.L$2]; &quot;&quot;&quot;&quot;; &quot;:&quot;; [.L13]; &quot;,&quot;)" office:value-type="string" office:string-value="&quot;air&quot;:7," calcext:value-type="string">
            <text:p>"air":7,</text:p>
          </table:table-cell>
          <table:table-cell table:formula="of:= CONCATENATE(&quot;&quot;&quot;&quot;; [.M$2]; &quot;&quot;&quot;&quot;; &quot;:&quot;; [.M13])" office:value-type="string" office:string-value="&quot;antiGravity&quot;:7" calcext:value-type="string">
            <text:p>"antiGravity":7</text:p>
          </table:table-cell>
          <table:table-cell table:formula="of:= CONCATENATE(&quot;&quot;&quot;&quot;; [.N$2]; &quot;&quot;&quot;&quot;; &quot;:&quot;; [.N13]; &quot;,&quot;)" office:value-type="string" office:string-value="&quot;grid&quot;:2," calcext:value-type="string">
            <text:p>"grid":2,</text:p>
          </table:table-cell>
          <table:table-cell table:formula="of:= CONCATENATE(&quot;&quot;&quot;&quot;; [.O$2]; &quot;&quot;&quot;&quot;; &quot;:&quot;; [.O13])" office:value-type="string" office:string-value="&quot;miniTurbo&quot;:4" calcext:value-type="string">
            <text:p>"miniTurbo":4</text:p>
          </table:table-cell>
          <table:table-cell table:formula="of:= CONCATENATE(&quot;{&quot;; [.Q13]; [.R13]; [.S13]; &quot;&quot;&quot;&quot;; &quot;speed&quot;; &quot;&quot;&quot;&quot;; &quot;:{&quot;; [.T13]; [.U13]; [.V13]; [.W13]; &quot;},&quot;; [.X13]; [.Y13]; &quot;&quot;&quot;&quot;; &quot;handling&quot;; &quot;&quot;&quot;&quot;; &quot;:{&quot;; [.Z13]; [.AA13]; [.AB13]; [.AC13]; &quot;},&quot;; [.AD13]; [.AE13]; &quot;}&quot;)" office:value-type="string" office:string-value="{&quot;name&quot;:&quot;Isabelle&quot;,&quot;type&quot;:&quot;D&quot;,&quot;size&quot;:&quot;S&quot;,&quot;speed&quot;:{&quot;ground&quot;:2,&quot;water&quot;:2,&quot;air&quot;:2,&quot;antiGravity&quot;:2},&quot;acceleration&quot;:5,&quot;weight&quot;:2,&quot;handling&quot;:{&quot;ground&quot;:7,&quot;water&quot;:7,&quot;air&quot;:7,&quot;antiGravity&quot;:7},&quot;grid&quot;:2,&quot;miniTurbo&quot;:4}" calcext:value-type="string">
            <text:p>{"name":"Isabelle","type":"D","size":"S","speed":{"ground":2,"water":2,"air":2,"antiGravity":2},"acceleration":5,"weight":2,"handling":{"ground":7,"water":7,"air":7,"antiGravity":7},"grid":2,"miniTurbo":4}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Koop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Default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 CONCATENATE(&quot;&quot;&quot;&quot;; [.A$2]; &quot;&quot;&quot;&quot;; &quot;:&quot;; &quot;&quot;&quot;&quot;; [.A14]; &quot;&quot;&quot;&quot;; &quot;,&quot;)" office:value-type="string" office:string-value="&quot;name&quot;:&quot;Koopa&quot;," calcext:value-type="string">
            <text:p>"name":"Koopa",</text:p>
          </table:table-cell>
          <table:table-cell table:formula="of:= CONCATENATE(&quot;&quot;&quot;&quot;; [.B$2]; &quot;&quot;&quot;&quot;; &quot;:&quot;; &quot;&quot;&quot;&quot;; [.B14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14]; &quot;&quot;&quot;&quot;; &quot;,&quot;)" office:value-type="string" office:string-value="&quot;size&quot;:&quot;S&quot;," calcext:value-type="string">
            <text:p>"size":"S",</text:p>
          </table:table-cell>
          <table:table-cell table:formula="of:= CONCATENATE(&quot;&quot;&quot;&quot;; [.D$2]; &quot;&quot;&quot;&quot;; &quot;:&quot;; [.D14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14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14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4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14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14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14]; &quot;,&quot;)" office:value-type="string" office:string-value="&quot;ground&quot;:8," calcext:value-type="string">
            <text:p>"ground":8,</text:p>
          </table:table-cell>
          <table:table-cell table:formula="of:= CONCATENATE(&quot;&quot;&quot;&quot;; [.K$2]; &quot;&quot;&quot;&quot;; &quot;:&quot;; [.K14]; &quot;,&quot;)" office:value-type="string" office:string-value="&quot;water&quot;:8," calcext:value-type="string">
            <text:p>"water":8,</text:p>
          </table:table-cell>
          <table:table-cell table:formula="of:= CONCATENATE(&quot;&quot;&quot;&quot;; [.L$2]; &quot;&quot;&quot;&quot;; &quot;:&quot;; [.L14]; &quot;,&quot;)" office:value-type="string" office:string-value="&quot;air&quot;:8," calcext:value-type="string">
            <text:p>"air":8,</text:p>
          </table:table-cell>
          <table:table-cell table:formula="of:= CONCATENATE(&quot;&quot;&quot;&quot;; [.M$2]; &quot;&quot;&quot;&quot;; &quot;:&quot;; [.M14])" office:value-type="string" office:string-value="&quot;antiGravity&quot;:8" calcext:value-type="string">
            <text:p>"antiGravity":8</text:p>
          </table:table-cell>
          <table:table-cell table:formula="of:= CONCATENATE(&quot;&quot;&quot;&quot;; [.N$2]; &quot;&quot;&quot;&quot;; &quot;:&quot;; [.N14]; &quot;,&quot;)" office:value-type="string" office:string-value="&quot;grid&quot;:5," calcext:value-type="string">
            <text:p>"grid":5,</text:p>
          </table:table-cell>
          <table:table-cell table:formula="of:= CONCATENATE(&quot;&quot;&quot;&quot;; [.O$2]; &quot;&quot;&quot;&quot;; &quot;:&quot;; [.O14])" office:value-type="string" office:string-value="&quot;miniTurbo&quot;:4" calcext:value-type="string">
            <text:p>"miniTurbo":4</text:p>
          </table:table-cell>
          <table:table-cell table:formula="of:= CONCATENATE(&quot;{&quot;; [.Q14]; [.R14]; [.S14]; &quot;&quot;&quot;&quot;; &quot;speed&quot;; &quot;&quot;&quot;&quot;; &quot;:{&quot;; [.T14]; [.U14]; [.V14]; [.W14]; &quot;},&quot;; [.X14]; [.Y14]; &quot;&quot;&quot;&quot;; &quot;handling&quot;; &quot;&quot;&quot;&quot;; &quot;:{&quot;; [.Z14]; [.AA14]; [.AB14]; [.AC14]; &quot;},&quot;; [.AD14]; [.AE14]; &quot;}&quot;)" office:value-type="string" office:string-value="{&quot;name&quot;:&quot;Koopa&quot;,&quot;type&quot;:&quot;D&quot;,&quot;size&quot;:&quot;S&quot;,&quot;speed&quot;:{&quot;ground&quot;:2,&quot;water&quot;:2,&quot;air&quot;:2,&quot;antiGravity&quot;:2},&quot;acceleration&quot;:4,&quot;weight&quot;:2,&quot;handling&quot;:{&quot;ground&quot;:8,&quot;water&quot;:8,&quot;air&quot;:8,&quot;antiGravity&quot;:8},&quot;grid&quot;:5,&quot;miniTurbo&quot;:4}" calcext:value-type="string">
            <text:p>{"name":"Koopa","type":"D","size":"S","speed":{"ground":2,"water":2,"air":2,"antiGravity":2},"acceleration":4,"weight":2,"handling":{"ground":8,"water":8,"air":8,"antiGravity":8},"grid":5,"miniTurbo":4}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akit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Default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 CONCATENATE(&quot;&quot;&quot;&quot;; [.A$2]; &quot;&quot;&quot;&quot;; &quot;:&quot;; &quot;&quot;&quot;&quot;; [.A15]; &quot;&quot;&quot;&quot;; &quot;,&quot;)" office:value-type="string" office:string-value="&quot;name&quot;:&quot;Lakitu&quot;," calcext:value-type="string">
            <text:p>"name":"Lakitu",</text:p>
          </table:table-cell>
          <table:table-cell table:formula="of:= CONCATENATE(&quot;&quot;&quot;&quot;; [.B$2]; &quot;&quot;&quot;&quot;; &quot;:&quot;; &quot;&quot;&quot;&quot;; [.B15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15]; &quot;&quot;&quot;&quot;; &quot;,&quot;)" office:value-type="string" office:string-value="&quot;size&quot;:&quot;S&quot;," calcext:value-type="string">
            <text:p>"size":"S",</text:p>
          </table:table-cell>
          <table:table-cell table:formula="of:= CONCATENATE(&quot;&quot;&quot;&quot;; [.D$2]; &quot;&quot;&quot;&quot;; &quot;:&quot;; [.D15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15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15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5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15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15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15]; &quot;,&quot;)" office:value-type="string" office:string-value="&quot;ground&quot;:8," calcext:value-type="string">
            <text:p>"ground":8,</text:p>
          </table:table-cell>
          <table:table-cell table:formula="of:= CONCATENATE(&quot;&quot;&quot;&quot;; [.K$2]; &quot;&quot;&quot;&quot;; &quot;:&quot;; [.K15]; &quot;,&quot;)" office:value-type="string" office:string-value="&quot;water&quot;:8," calcext:value-type="string">
            <text:p>"water":8,</text:p>
          </table:table-cell>
          <table:table-cell table:formula="of:= CONCATENATE(&quot;&quot;&quot;&quot;; [.L$2]; &quot;&quot;&quot;&quot;; &quot;:&quot;; [.L15]; &quot;,&quot;)" office:value-type="string" office:string-value="&quot;air&quot;:8," calcext:value-type="string">
            <text:p>"air":8,</text:p>
          </table:table-cell>
          <table:table-cell table:formula="of:= CONCATENATE(&quot;&quot;&quot;&quot;; [.M$2]; &quot;&quot;&quot;&quot;; &quot;:&quot;; [.M15])" office:value-type="string" office:string-value="&quot;antiGravity&quot;:8" calcext:value-type="string">
            <text:p>"antiGravity":8</text:p>
          </table:table-cell>
          <table:table-cell table:formula="of:= CONCATENATE(&quot;&quot;&quot;&quot;; [.N$2]; &quot;&quot;&quot;&quot;; &quot;:&quot;; [.N15]; &quot;,&quot;)" office:value-type="string" office:string-value="&quot;grid&quot;:5," calcext:value-type="string">
            <text:p>"grid":5,</text:p>
          </table:table-cell>
          <table:table-cell table:formula="of:= CONCATENATE(&quot;&quot;&quot;&quot;; [.O$2]; &quot;&quot;&quot;&quot;; &quot;:&quot;; [.O15])" office:value-type="string" office:string-value="&quot;miniTurbo&quot;:4" calcext:value-type="string">
            <text:p>"miniTurbo":4</text:p>
          </table:table-cell>
          <table:table-cell table:formula="of:= CONCATENATE(&quot;{&quot;; [.Q15]; [.R15]; [.S15]; &quot;&quot;&quot;&quot;; &quot;speed&quot;; &quot;&quot;&quot;&quot;; &quot;:{&quot;; [.T15]; [.U15]; [.V15]; [.W15]; &quot;},&quot;; [.X15]; [.Y15]; &quot;&quot;&quot;&quot;; &quot;handling&quot;; &quot;&quot;&quot;&quot;; &quot;:{&quot;; [.Z15]; [.AA15]; [.AB15]; [.AC15]; &quot;},&quot;; [.AD15]; [.AE15]; &quot;}&quot;)" office:value-type="string" office:string-value="{&quot;name&quot;:&quot;Lakitu&quot;,&quot;type&quot;:&quot;D&quot;,&quot;size&quot;:&quot;S&quot;,&quot;speed&quot;:{&quot;ground&quot;:2,&quot;water&quot;:2,&quot;air&quot;:2,&quot;antiGravity&quot;:2},&quot;acceleration&quot;:4,&quot;weight&quot;:2,&quot;handling&quot;:{&quot;ground&quot;:8,&quot;water&quot;:8,&quot;air&quot;:8,&quot;antiGravity&quot;:8},&quot;grid&quot;:5,&quot;miniTurbo&quot;:4}" calcext:value-type="string">
            <text:p>{"name":"Lakitu","type":"D","size":"S","speed":{"ground":2,"water":2,"air":2,"antiGravity":2},"acceleration":4,"weight":2,"handling":{"ground":8,"water":8,"air":8,"antiGravity":8},"grid":5,"miniTurbo":4}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Bowser J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Default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 CONCATENATE(&quot;&quot;&quot;&quot;; [.A$2]; &quot;&quot;&quot;&quot;; &quot;:&quot;; &quot;&quot;&quot;&quot;; [.A16]; &quot;&quot;&quot;&quot;; &quot;,&quot;)" office:value-type="string" office:string-value="&quot;name&quot;:&quot;Bowser Jr&quot;," calcext:value-type="string">
            <text:p>"name":"Bowser Jr",</text:p>
          </table:table-cell>
          <table:table-cell table:formula="of:= CONCATENATE(&quot;&quot;&quot;&quot;; [.B$2]; &quot;&quot;&quot;&quot;; &quot;:&quot;; &quot;&quot;&quot;&quot;; [.B16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16]; &quot;&quot;&quot;&quot;; &quot;,&quot;)" office:value-type="string" office:string-value="&quot;size&quot;:&quot;S&quot;," calcext:value-type="string">
            <text:p>"size":"S",</text:p>
          </table:table-cell>
          <table:table-cell table:formula="of:= CONCATENATE(&quot;&quot;&quot;&quot;; [.D$2]; &quot;&quot;&quot;&quot;; &quot;:&quot;; [.D16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16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16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6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16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16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16]; &quot;,&quot;)" office:value-type="string" office:string-value="&quot;ground&quot;:8," calcext:value-type="string">
            <text:p>"ground":8,</text:p>
          </table:table-cell>
          <table:table-cell table:formula="of:= CONCATENATE(&quot;&quot;&quot;&quot;; [.K$2]; &quot;&quot;&quot;&quot;; &quot;:&quot;; [.K16]; &quot;,&quot;)" office:value-type="string" office:string-value="&quot;water&quot;:8," calcext:value-type="string">
            <text:p>"water":8,</text:p>
          </table:table-cell>
          <table:table-cell table:formula="of:= CONCATENATE(&quot;&quot;&quot;&quot;; [.L$2]; &quot;&quot;&quot;&quot;; &quot;:&quot;; [.L16]; &quot;,&quot;)" office:value-type="string" office:string-value="&quot;air&quot;:8," calcext:value-type="string">
            <text:p>"air":8,</text:p>
          </table:table-cell>
          <table:table-cell table:formula="of:= CONCATENATE(&quot;&quot;&quot;&quot;; [.M$2]; &quot;&quot;&quot;&quot;; &quot;:&quot;; [.M16])" office:value-type="string" office:string-value="&quot;antiGravity&quot;:8" calcext:value-type="string">
            <text:p>"antiGravity":8</text:p>
          </table:table-cell>
          <table:table-cell table:formula="of:= CONCATENATE(&quot;&quot;&quot;&quot;; [.N$2]; &quot;&quot;&quot;&quot;; &quot;:&quot;; [.N16]; &quot;,&quot;)" office:value-type="string" office:string-value="&quot;grid&quot;:5," calcext:value-type="string">
            <text:p>"grid":5,</text:p>
          </table:table-cell>
          <table:table-cell table:formula="of:= CONCATENATE(&quot;&quot;&quot;&quot;; [.O$2]; &quot;&quot;&quot;&quot;; &quot;:&quot;; [.O16])" office:value-type="string" office:string-value="&quot;miniTurbo&quot;:4" calcext:value-type="string">
            <text:p>"miniTurbo":4</text:p>
          </table:table-cell>
          <table:table-cell table:formula="of:= CONCATENATE(&quot;{&quot;; [.Q16]; [.R16]; [.S16]; &quot;&quot;&quot;&quot;; &quot;speed&quot;; &quot;&quot;&quot;&quot;; &quot;:{&quot;; [.T16]; [.U16]; [.V16]; [.W16]; &quot;},&quot;; [.X16]; [.Y16]; &quot;&quot;&quot;&quot;; &quot;handling&quot;; &quot;&quot;&quot;&quot;; &quot;:{&quot;; [.Z16]; [.AA16]; [.AB16]; [.AC16]; &quot;},&quot;; [.AD16]; [.AE16]; &quot;}&quot;)" office:value-type="string" office:string-value="{&quot;name&quot;:&quot;Bowser Jr&quot;,&quot;type&quot;:&quot;D&quot;,&quot;size&quot;:&quot;S&quot;,&quot;speed&quot;:{&quot;ground&quot;:2,&quot;water&quot;:2,&quot;air&quot;:2,&quot;antiGravity&quot;:2},&quot;acceleration&quot;:4,&quot;weight&quot;:2,&quot;handling&quot;:{&quot;ground&quot;:8,&quot;water&quot;:8,&quot;air&quot;:8,&quot;antiGravity&quot;:8},&quot;grid&quot;:5,&quot;miniTurbo&quot;:4}" calcext:value-type="string">
            <text:p>{"name":"Bowser Jr","type":"D","size":"S","speed":{"ground":2,"water":2,"air":2,"antiGravity":2},"acceleration":4,"weight":2,"handling":{"ground":8,"water":8,"air":8,"antiGravity":8},"grid":5,"miniTurbo":4}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Toa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S</text:p>
          </table:table-cell>
          <table:table-cell table:number-columns-repeated="4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formula="of:= CONCATENATE(&quot;&quot;&quot;&quot;; [.A$2]; &quot;&quot;&quot;&quot;; &quot;:&quot;; &quot;&quot;&quot;&quot;; [.A17]; &quot;&quot;&quot;&quot;; &quot;,&quot;)" office:value-type="string" office:string-value="&quot;name&quot;:&quot;Toad&quot;," calcext:value-type="string">
            <text:p>"name":"Toad",</text:p>
          </table:table-cell>
          <table:table-cell table:formula="of:= CONCATENATE(&quot;&quot;&quot;&quot;; [.B$2]; &quot;&quot;&quot;&quot;; &quot;:&quot;; &quot;&quot;&quot;&quot;; [.B17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17]; &quot;&quot;&quot;&quot;; &quot;,&quot;)" office:value-type="string" office:string-value="&quot;size&quot;:&quot;S&quot;," calcext:value-type="string">
            <text:p>"size":"S",</text:p>
          </table:table-cell>
          <table:table-cell table:formula="of:= CONCATENATE(&quot;&quot;&quot;&quot;; [.D$2]; &quot;&quot;&quot;&quot;; &quot;:&quot;; [.D17]; &quot;,&quot;)" office:value-type="string" office:string-value="&quot;ground&quot;:3," calcext:value-type="string">
            <text:p>"ground":3,</text:p>
          </table:table-cell>
          <table:table-cell table:formula="of:= CONCATENATE(&quot;&quot;&quot;&quot;; [.E$2]; &quot;&quot;&quot;&quot;; &quot;:&quot;; [.E17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17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17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17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17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17]; &quot;,&quot;)" office:value-type="string" office:string-value="&quot;ground&quot;:7," calcext:value-type="string">
            <text:p>"ground":7,</text:p>
          </table:table-cell>
          <table:table-cell table:formula="of:= CONCATENATE(&quot;&quot;&quot;&quot;; [.K$2]; &quot;&quot;&quot;&quot;; &quot;:&quot;; [.K17]; &quot;,&quot;)" office:value-type="string" office:string-value="&quot;water&quot;:7," calcext:value-type="string">
            <text:p>"water":7,</text:p>
          </table:table-cell>
          <table:table-cell table:formula="of:= CONCATENATE(&quot;&quot;&quot;&quot;; [.L$2]; &quot;&quot;&quot;&quot;; &quot;:&quot;; [.L17]; &quot;,&quot;)" office:value-type="string" office:string-value="&quot;air&quot;:7," calcext:value-type="string">
            <text:p>"air":7,</text:p>
          </table:table-cell>
          <table:table-cell table:formula="of:= CONCATENATE(&quot;&quot;&quot;&quot;; [.M$2]; &quot;&quot;&quot;&quot;; &quot;:&quot;; [.M17])" office:value-type="string" office:string-value="&quot;antiGravity&quot;:7" calcext:value-type="string">
            <text:p>"antiGravity":7</text:p>
          </table:table-cell>
          <table:table-cell table:formula="of:= CONCATENATE(&quot;&quot;&quot;&quot;; [.N$2]; &quot;&quot;&quot;&quot;; &quot;:&quot;; [.N17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17])" office:value-type="string" office:string-value="&quot;miniTurbo&quot;:3" calcext:value-type="string">
            <text:p>"miniTurbo":3</text:p>
          </table:table-cell>
          <table:table-cell table:formula="of:= CONCATENATE(&quot;{&quot;; [.Q17]; [.R17]; [.S17]; &quot;&quot;&quot;&quot;; &quot;speed&quot;; &quot;&quot;&quot;&quot;; &quot;:{&quot;; [.T17]; [.U17]; [.V17]; [.W17]; &quot;},&quot;; [.X17]; [.Y17]; &quot;&quot;&quot;&quot;; &quot;handling&quot;; &quot;&quot;&quot;&quot;; &quot;:{&quot;; [.Z17]; [.AA17]; [.AB17]; [.AC17]; &quot;},&quot;; [.AD17]; [.AE17]; &quot;}&quot;)" office:value-type="string" office:string-value="{&quot;name&quot;:&quot;Toad&quot;,&quot;type&quot;:&quot;D&quot;,&quot;size&quot;:&quot;S&quot;,&quot;speed&quot;:{&quot;ground&quot;:3,&quot;water&quot;:3,&quot;air&quot;:3,&quot;antiGravity&quot;:3},&quot;acceleration&quot;:4,&quot;weight&quot;:3,&quot;handling&quot;:{&quot;ground&quot;:7,&quot;water&quot;:7,&quot;air&quot;:7,&quot;antiGravity&quot;:7},&quot;grid&quot;:4,&quot;miniTurbo&quot;:3}" calcext:value-type="string">
            <text:p>{"name":"Toad","type":"D","size":"S","speed":{"ground":3,"water":3,"air":3,"antiGravity":3},"acceleration":4,"weight":3,"handling":{"ground":7,"water":7,"air":7,"antiGravity":7},"grid":4,"miniTurbo":3}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ShyGuy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S</text:p>
          </table:table-cell>
          <table:table-cell table:number-columns-repeated="4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formula="of:= CONCATENATE(&quot;&quot;&quot;&quot;; [.A$2]; &quot;&quot;&quot;&quot;; &quot;:&quot;; &quot;&quot;&quot;&quot;; [.A18]; &quot;&quot;&quot;&quot;; &quot;,&quot;)" office:value-type="string" office:string-value="&quot;name&quot;:&quot;ShyGuy&quot;," calcext:value-type="string">
            <text:p>"name":"ShyGuy",</text:p>
          </table:table-cell>
          <table:table-cell table:formula="of:= CONCATENATE(&quot;&quot;&quot;&quot;; [.B$2]; &quot;&quot;&quot;&quot;; &quot;:&quot;; &quot;&quot;&quot;&quot;; [.B18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18]; &quot;&quot;&quot;&quot;; &quot;,&quot;)" office:value-type="string" office:string-value="&quot;size&quot;:&quot;S&quot;," calcext:value-type="string">
            <text:p>"size":"S",</text:p>
          </table:table-cell>
          <table:table-cell table:formula="of:= CONCATENATE(&quot;&quot;&quot;&quot;; [.D$2]; &quot;&quot;&quot;&quot;; &quot;:&quot;; [.D18]; &quot;,&quot;)" office:value-type="string" office:string-value="&quot;ground&quot;:3," calcext:value-type="string">
            <text:p>"ground":3,</text:p>
          </table:table-cell>
          <table:table-cell table:formula="of:= CONCATENATE(&quot;&quot;&quot;&quot;; [.E$2]; &quot;&quot;&quot;&quot;; &quot;:&quot;; [.E18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18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18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18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18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18]; &quot;,&quot;)" office:value-type="string" office:string-value="&quot;ground&quot;:7," calcext:value-type="string">
            <text:p>"ground":7,</text:p>
          </table:table-cell>
          <table:table-cell table:formula="of:= CONCATENATE(&quot;&quot;&quot;&quot;; [.K$2]; &quot;&quot;&quot;&quot;; &quot;:&quot;; [.K18]; &quot;,&quot;)" office:value-type="string" office:string-value="&quot;water&quot;:7," calcext:value-type="string">
            <text:p>"water":7,</text:p>
          </table:table-cell>
          <table:table-cell table:formula="of:= CONCATENATE(&quot;&quot;&quot;&quot;; [.L$2]; &quot;&quot;&quot;&quot;; &quot;:&quot;; [.L18]; &quot;,&quot;)" office:value-type="string" office:string-value="&quot;air&quot;:7," calcext:value-type="string">
            <text:p>"air":7,</text:p>
          </table:table-cell>
          <table:table-cell table:formula="of:= CONCATENATE(&quot;&quot;&quot;&quot;; [.M$2]; &quot;&quot;&quot;&quot;; &quot;:&quot;; [.M18])" office:value-type="string" office:string-value="&quot;antiGravity&quot;:7" calcext:value-type="string">
            <text:p>"antiGravity":7</text:p>
          </table:table-cell>
          <table:table-cell table:formula="of:= CONCATENATE(&quot;&quot;&quot;&quot;; [.N$2]; &quot;&quot;&quot;&quot;; &quot;:&quot;; [.N18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18])" office:value-type="string" office:string-value="&quot;miniTurbo&quot;:3" calcext:value-type="string">
            <text:p>"miniTurbo":3</text:p>
          </table:table-cell>
          <table:table-cell table:formula="of:= CONCATENATE(&quot;{&quot;; [.Q18]; [.R18]; [.S18]; &quot;&quot;&quot;&quot;; &quot;speed&quot;; &quot;&quot;&quot;&quot;; &quot;:{&quot;; [.T18]; [.U18]; [.V18]; [.W18]; &quot;},&quot;; [.X18]; [.Y18]; &quot;&quot;&quot;&quot;; &quot;handling&quot;; &quot;&quot;&quot;&quot;; &quot;:{&quot;; [.Z18]; [.AA18]; [.AB18]; [.AC18]; &quot;},&quot;; [.AD18]; [.AE18]; &quot;}&quot;)" office:value-type="string" office:string-value="{&quot;name&quot;:&quot;ShyGuy&quot;,&quot;type&quot;:&quot;D&quot;,&quot;size&quot;:&quot;S&quot;,&quot;speed&quot;:{&quot;ground&quot;:3,&quot;water&quot;:3,&quot;air&quot;:3,&quot;antiGravity&quot;:3},&quot;acceleration&quot;:4,&quot;weight&quot;:3,&quot;handling&quot;:{&quot;ground&quot;:7,&quot;water&quot;:7,&quot;air&quot;:7,&quot;antiGravity&quot;:7},&quot;grid&quot;:4,&quot;miniTurbo&quot;:3}" calcext:value-type="string">
            <text:p>{"name":"ShyGuy","type":"D","size":"S","speed":{"ground":3,"water":3,"air":3,"antiGravity":3},"acceleration":4,"weight":3,"handling":{"ground":7,"water":7,"air":7,"antiGravity":7},"grid":4,"miniTurbo":3}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Larry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S</text:p>
          </table:table-cell>
          <table:table-cell table:number-columns-repeated="4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formula="of:= CONCATENATE(&quot;&quot;&quot;&quot;; [.A$2]; &quot;&quot;&quot;&quot;; &quot;:&quot;; &quot;&quot;&quot;&quot;; [.A19]; &quot;&quot;&quot;&quot;; &quot;,&quot;)" office:value-type="string" office:string-value="&quot;name&quot;:&quot;Larry&quot;," calcext:value-type="string">
            <text:p>"name":"Larry",</text:p>
          </table:table-cell>
          <table:table-cell table:formula="of:= CONCATENATE(&quot;&quot;&quot;&quot;; [.B$2]; &quot;&quot;&quot;&quot;; &quot;:&quot;; &quot;&quot;&quot;&quot;; [.B19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19]; &quot;&quot;&quot;&quot;; &quot;,&quot;)" office:value-type="string" office:string-value="&quot;size&quot;:&quot;S&quot;," calcext:value-type="string">
            <text:p>"size":"S",</text:p>
          </table:table-cell>
          <table:table-cell table:formula="of:= CONCATENATE(&quot;&quot;&quot;&quot;; [.D$2]; &quot;&quot;&quot;&quot;; &quot;:&quot;; [.D19]; &quot;,&quot;)" office:value-type="string" office:string-value="&quot;ground&quot;:3," calcext:value-type="string">
            <text:p>"ground":3,</text:p>
          </table:table-cell>
          <table:table-cell table:formula="of:= CONCATENATE(&quot;&quot;&quot;&quot;; [.E$2]; &quot;&quot;&quot;&quot;; &quot;:&quot;; [.E19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19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19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19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19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19]; &quot;,&quot;)" office:value-type="string" office:string-value="&quot;ground&quot;:7," calcext:value-type="string">
            <text:p>"ground":7,</text:p>
          </table:table-cell>
          <table:table-cell table:formula="of:= CONCATENATE(&quot;&quot;&quot;&quot;; [.K$2]; &quot;&quot;&quot;&quot;; &quot;:&quot;; [.K19]; &quot;,&quot;)" office:value-type="string" office:string-value="&quot;water&quot;:7," calcext:value-type="string">
            <text:p>"water":7,</text:p>
          </table:table-cell>
          <table:table-cell table:formula="of:= CONCATENATE(&quot;&quot;&quot;&quot;; [.L$2]; &quot;&quot;&quot;&quot;; &quot;:&quot;; [.L19]; &quot;,&quot;)" office:value-type="string" office:string-value="&quot;air&quot;:7," calcext:value-type="string">
            <text:p>"air":7,</text:p>
          </table:table-cell>
          <table:table-cell table:formula="of:= CONCATENATE(&quot;&quot;&quot;&quot;; [.M$2]; &quot;&quot;&quot;&quot;; &quot;:&quot;; [.M19])" office:value-type="string" office:string-value="&quot;antiGravity&quot;:7" calcext:value-type="string">
            <text:p>"antiGravity":7</text:p>
          </table:table-cell>
          <table:table-cell table:formula="of:= CONCATENATE(&quot;&quot;&quot;&quot;; [.N$2]; &quot;&quot;&quot;&quot;; &quot;:&quot;; [.N19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19])" office:value-type="string" office:string-value="&quot;miniTurbo&quot;:3" calcext:value-type="string">
            <text:p>"miniTurbo":3</text:p>
          </table:table-cell>
          <table:table-cell table:formula="of:= CONCATENATE(&quot;{&quot;; [.Q19]; [.R19]; [.S19]; &quot;&quot;&quot;&quot;; &quot;speed&quot;; &quot;&quot;&quot;&quot;; &quot;:{&quot;; [.T19]; [.U19]; [.V19]; [.W19]; &quot;},&quot;; [.X19]; [.Y19]; &quot;&quot;&quot;&quot;; &quot;handling&quot;; &quot;&quot;&quot;&quot;; &quot;:{&quot;; [.Z19]; [.AA19]; [.AB19]; [.AC19]; &quot;},&quot;; [.AD19]; [.AE19]; &quot;}&quot;)" office:value-type="string" office:string-value="{&quot;name&quot;:&quot;Larry&quot;,&quot;type&quot;:&quot;D&quot;,&quot;size&quot;:&quot;S&quot;,&quot;speed&quot;:{&quot;ground&quot;:3,&quot;water&quot;:3,&quot;air&quot;:3,&quot;antiGravity&quot;:3},&quot;acceleration&quot;:4,&quot;weight&quot;:3,&quot;handling&quot;:{&quot;ground&quot;:7,&quot;water&quot;:7,&quot;air&quot;:7,&quot;antiGravity&quot;:7},&quot;grid&quot;:4,&quot;miniTurbo&quot;:3}" calcext:value-type="string">
            <text:p>{"name":"Larry","type":"D","size":"S","speed":{"ground":3,"water":3,"air":3,"antiGravity":3},"acceleration":4,"weight":3,"handling":{"ground":7,"water":7,"air":7,"antiGravity":7},"grid":4,"miniTurbo":3}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at Peac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table:number-columns-repeated="4" table:style-name="Default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Default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CONCATENATE(&quot;&quot;&quot;&quot;; [.A$2]; &quot;&quot;&quot;&quot;; &quot;:&quot;; &quot;&quot;&quot;&quot;; [.A20]; &quot;&quot;&quot;&quot;; &quot;,&quot;)" office:value-type="string" office:string-value="&quot;name&quot;:&quot;Cat Peach&quot;," calcext:value-type="string">
            <text:p>"name":"Cat Peach",</text:p>
          </table:table-cell>
          <table:table-cell table:formula="of:= CONCATENATE(&quot;&quot;&quot;&quot;; [.B$2]; &quot;&quot;&quot;&quot;; &quot;:&quot;; &quot;&quot;&quot;&quot;; [.B20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20]; &quot;&quot;&quot;&quot;; &quot;,&quot;)" office:value-type="string" office:string-value="&quot;size&quot;:&quot;M&quot;," calcext:value-type="string">
            <text:p>"size":"M",</text:p>
          </table:table-cell>
          <table:table-cell table:formula="of:= CONCATENATE(&quot;&quot;&quot;&quot;; [.D$2]; &quot;&quot;&quot;&quot;; &quot;:&quot;; [.D20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20]; &quot;,&quot;)" office:value-type="string" office:string-value="&quot;water&quot;:4," calcext:value-type="string">
            <text:p>"water":4,</text:p>
          </table:table-cell>
          <table:table-cell table:formula="of:= CONCATENATE(&quot;&quot;&quot;&quot;; [.F$2]; &quot;&quot;&quot;&quot;; &quot;:&quot;; [.F20]; &quot;,&quot;)" office:value-type="string" office:string-value="&quot;air&quot;:4," calcext:value-type="string">
            <text:p>"air":4,</text:p>
          </table:table-cell>
          <table:table-cell table:formula="of:= CONCATENATE(&quot;&quot;&quot;&quot;; [.G$2]; &quot;&quot;&quot;&quot;; &quot;:&quot;; [.G20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20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20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20]; &quot;,&quot;)" office:value-type="string" office:string-value="&quot;ground&quot;:6," calcext:value-type="string">
            <text:p>"ground":6,</text:p>
          </table:table-cell>
          <table:table-cell table:formula="of:= CONCATENATE(&quot;&quot;&quot;&quot;; [.K$2]; &quot;&quot;&quot;&quot;; &quot;:&quot;; [.K20]; &quot;,&quot;)" office:value-type="string" office:string-value="&quot;water&quot;:6," calcext:value-type="string">
            <text:p>"water":6,</text:p>
          </table:table-cell>
          <table:table-cell table:formula="of:= CONCATENATE(&quot;&quot;&quot;&quot;; [.L$2]; &quot;&quot;&quot;&quot;; &quot;:&quot;; [.L20]; &quot;,&quot;)" office:value-type="string" office:string-value="&quot;air&quot;:6," calcext:value-type="string">
            <text:p>"air":6,</text:p>
          </table:table-cell>
          <table:table-cell table:formula="of:= CONCATENATE(&quot;&quot;&quot;&quot;; [.M$2]; &quot;&quot;&quot;&quot;; &quot;:&quot;; [.M20])" office:value-type="string" office:string-value="&quot;antiGravity&quot;:6" calcext:value-type="string">
            <text:p>"antiGravity":6</text:p>
          </table:table-cell>
          <table:table-cell table:formula="of:= CONCATENATE(&quot;&quot;&quot;&quot;; [.N$2]; &quot;&quot;&quot;&quot;; &quot;:&quot;; [.N20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20])" office:value-type="string" office:string-value="&quot;miniTurbo&quot;:3" calcext:value-type="string">
            <text:p>"miniTurbo":3</text:p>
          </table:table-cell>
          <table:table-cell table:formula="of:= CONCATENATE(&quot;{&quot;; [.Q20]; [.R20]; [.S20]; &quot;&quot;&quot;&quot;; &quot;speed&quot;; &quot;&quot;&quot;&quot;; &quot;:{&quot;; [.T20]; [.U20]; [.V20]; [.W20]; &quot;},&quot;; [.X20]; [.Y20]; &quot;&quot;&quot;&quot;; &quot;handling&quot;; &quot;&quot;&quot;&quot;; &quot;:{&quot;; [.Z20]; [.AA20]; [.AB20]; [.AC20]; &quot;},&quot;; [.AD20]; [.AE20]; &quot;}&quot;)" office:value-type="string" office:string-value="{&quot;name&quot;:&quot;Cat Peach&quot;,&quot;type&quot;:&quot;D&quot;,&quot;size&quot;:&quot;M&quot;,&quot;speed&quot;:{&quot;ground&quot;:4,&quot;water&quot;:4,&quot;air&quot;:4,&quot;antiGravity&quot;:4},&quot;acceleration&quot;:4,&quot;weight&quot;:3,&quot;handling&quot;:{&quot;ground&quot;:6,&quot;water&quot;:6,&quot;air&quot;:6,&quot;antiGravity&quot;:6},&quot;grid&quot;:3,&quot;miniTurbo&quot;:3}" calcext:value-type="string">
            <text:p>{"name":"Cat Peach","type":"D","size":"M","speed":{"ground":4,"water":4,"air":4,"antiGravity":4},"acceleration":4,"weight":3,"handling":{"ground":6,"water":6,"air":6,"antiGravity":6},"grid":3,"miniTurbo":3}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illager Fema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table:number-columns-repeated="4" table:style-name="Default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Default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CONCATENATE(&quot;&quot;&quot;&quot;; [.A$2]; &quot;&quot;&quot;&quot;; &quot;:&quot;; &quot;&quot;&quot;&quot;; [.A21]; &quot;&quot;&quot;&quot;; &quot;,&quot;)" office:value-type="string" office:string-value="&quot;name&quot;:&quot;Villager Female&quot;," calcext:value-type="string">
            <text:p>"name":"Villager Female",</text:p>
          </table:table-cell>
          <table:table-cell table:formula="of:= CONCATENATE(&quot;&quot;&quot;&quot;; [.B$2]; &quot;&quot;&quot;&quot;; &quot;:&quot;; &quot;&quot;&quot;&quot;; [.B21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21]; &quot;&quot;&quot;&quot;; &quot;,&quot;)" office:value-type="string" office:string-value="&quot;size&quot;:&quot;M&quot;," calcext:value-type="string">
            <text:p>"size":"M",</text:p>
          </table:table-cell>
          <table:table-cell table:formula="of:= CONCATENATE(&quot;&quot;&quot;&quot;; [.D$2]; &quot;&quot;&quot;&quot;; &quot;:&quot;; [.D21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21]; &quot;,&quot;)" office:value-type="string" office:string-value="&quot;water&quot;:4," calcext:value-type="string">
            <text:p>"water":4,</text:p>
          </table:table-cell>
          <table:table-cell table:formula="of:= CONCATENATE(&quot;&quot;&quot;&quot;; [.F$2]; &quot;&quot;&quot;&quot;; &quot;:&quot;; [.F21]; &quot;,&quot;)" office:value-type="string" office:string-value="&quot;air&quot;:4," calcext:value-type="string">
            <text:p>"air":4,</text:p>
          </table:table-cell>
          <table:table-cell table:formula="of:= CONCATENATE(&quot;&quot;&quot;&quot;; [.G$2]; &quot;&quot;&quot;&quot;; &quot;:&quot;; [.G21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21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21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21]; &quot;,&quot;)" office:value-type="string" office:string-value="&quot;ground&quot;:6," calcext:value-type="string">
            <text:p>"ground":6,</text:p>
          </table:table-cell>
          <table:table-cell table:formula="of:= CONCATENATE(&quot;&quot;&quot;&quot;; [.K$2]; &quot;&quot;&quot;&quot;; &quot;:&quot;; [.K21]; &quot;,&quot;)" office:value-type="string" office:string-value="&quot;water&quot;:6," calcext:value-type="string">
            <text:p>"water":6,</text:p>
          </table:table-cell>
          <table:table-cell table:formula="of:= CONCATENATE(&quot;&quot;&quot;&quot;; [.L$2]; &quot;&quot;&quot;&quot;; &quot;:&quot;; [.L21]; &quot;,&quot;)" office:value-type="string" office:string-value="&quot;air&quot;:6," calcext:value-type="string">
            <text:p>"air":6,</text:p>
          </table:table-cell>
          <table:table-cell table:formula="of:= CONCATENATE(&quot;&quot;&quot;&quot;; [.M$2]; &quot;&quot;&quot;&quot;; &quot;:&quot;; [.M21])" office:value-type="string" office:string-value="&quot;antiGravity&quot;:6" calcext:value-type="string">
            <text:p>"antiGravity":6</text:p>
          </table:table-cell>
          <table:table-cell table:formula="of:= CONCATENATE(&quot;&quot;&quot;&quot;; [.N$2]; &quot;&quot;&quot;&quot;; &quot;:&quot;; [.N21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21])" office:value-type="string" office:string-value="&quot;miniTurbo&quot;:3" calcext:value-type="string">
            <text:p>"miniTurbo":3</text:p>
          </table:table-cell>
          <table:table-cell table:formula="of:= CONCATENATE(&quot;{&quot;; [.Q21]; [.R21]; [.S21]; &quot;&quot;&quot;&quot;; &quot;speed&quot;; &quot;&quot;&quot;&quot;; &quot;:{&quot;; [.T21]; [.U21]; [.V21]; [.W21]; &quot;},&quot;; [.X21]; [.Y21]; &quot;&quot;&quot;&quot;; &quot;handling&quot;; &quot;&quot;&quot;&quot;; &quot;:{&quot;; [.Z21]; [.AA21]; [.AB21]; [.AC21]; &quot;},&quot;; [.AD21]; [.AE21]; &quot;}&quot;)" office:value-type="string" office:string-value="{&quot;name&quot;:&quot;Villager Female&quot;,&quot;type&quot;:&quot;D&quot;,&quot;size&quot;:&quot;M&quot;,&quot;speed&quot;:{&quot;ground&quot;:4,&quot;water&quot;:4,&quot;air&quot;:4,&quot;antiGravity&quot;:4},&quot;acceleration&quot;:4,&quot;weight&quot;:3,&quot;handling&quot;:{&quot;ground&quot;:6,&quot;water&quot;:6,&quot;air&quot;:6,&quot;antiGravity&quot;:6},&quot;grid&quot;:3,&quot;miniTurbo&quot;:3}" calcext:value-type="string">
            <text:p>{"name":"Villager Female","type":"D","size":"M","speed":{"ground":4,"water":4,"air":4,"antiGravity":4},"acceleration":4,"weight":3,"handling":{"ground":6,"water":6,"air":6,"antiGravity":6},"grid":3,"miniTurbo":3}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emale Inklin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table:number-columns-repeated="4" table:style-name="Default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Default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CONCATENATE(&quot;&quot;&quot;&quot;; [.A$2]; &quot;&quot;&quot;&quot;; &quot;:&quot;; &quot;&quot;&quot;&quot;; [.A22]; &quot;&quot;&quot;&quot;; &quot;,&quot;)" office:value-type="string" office:string-value="&quot;name&quot;:&quot;Female Inkling&quot;," calcext:value-type="string">
            <text:p>"name":"Female Inkling",</text:p>
          </table:table-cell>
          <table:table-cell table:formula="of:= CONCATENATE(&quot;&quot;&quot;&quot;; [.B$2]; &quot;&quot;&quot;&quot;; &quot;:&quot;; &quot;&quot;&quot;&quot;; [.B22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22]; &quot;&quot;&quot;&quot;; &quot;,&quot;)" office:value-type="string" office:string-value="&quot;size&quot;:&quot;M&quot;," calcext:value-type="string">
            <text:p>"size":"M",</text:p>
          </table:table-cell>
          <table:table-cell table:formula="of:= CONCATENATE(&quot;&quot;&quot;&quot;; [.D$2]; &quot;&quot;&quot;&quot;; &quot;:&quot;; [.D22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22]; &quot;,&quot;)" office:value-type="string" office:string-value="&quot;water&quot;:4," calcext:value-type="string">
            <text:p>"water":4,</text:p>
          </table:table-cell>
          <table:table-cell table:formula="of:= CONCATENATE(&quot;&quot;&quot;&quot;; [.F$2]; &quot;&quot;&quot;&quot;; &quot;:&quot;; [.F22]; &quot;,&quot;)" office:value-type="string" office:string-value="&quot;air&quot;:4," calcext:value-type="string">
            <text:p>"air":4,</text:p>
          </table:table-cell>
          <table:table-cell table:formula="of:= CONCATENATE(&quot;&quot;&quot;&quot;; [.G$2]; &quot;&quot;&quot;&quot;; &quot;:&quot;; [.G22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22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22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22]; &quot;,&quot;)" office:value-type="string" office:string-value="&quot;ground&quot;:6," calcext:value-type="string">
            <text:p>"ground":6,</text:p>
          </table:table-cell>
          <table:table-cell table:formula="of:= CONCATENATE(&quot;&quot;&quot;&quot;; [.K$2]; &quot;&quot;&quot;&quot;; &quot;:&quot;; [.K22]; &quot;,&quot;)" office:value-type="string" office:string-value="&quot;water&quot;:6," calcext:value-type="string">
            <text:p>"water":6,</text:p>
          </table:table-cell>
          <table:table-cell table:formula="of:= CONCATENATE(&quot;&quot;&quot;&quot;; [.L$2]; &quot;&quot;&quot;&quot;; &quot;:&quot;; [.L22]; &quot;,&quot;)" office:value-type="string" office:string-value="&quot;air&quot;:6," calcext:value-type="string">
            <text:p>"air":6,</text:p>
          </table:table-cell>
          <table:table-cell table:formula="of:= CONCATENATE(&quot;&quot;&quot;&quot;; [.M$2]; &quot;&quot;&quot;&quot;; &quot;:&quot;; [.M22])" office:value-type="string" office:string-value="&quot;antiGravity&quot;:6" calcext:value-type="string">
            <text:p>"antiGravity":6</text:p>
          </table:table-cell>
          <table:table-cell table:formula="of:= CONCATENATE(&quot;&quot;&quot;&quot;; [.N$2]; &quot;&quot;&quot;&quot;; &quot;:&quot;; [.N22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22])" office:value-type="string" office:string-value="&quot;miniTurbo&quot;:3" calcext:value-type="string">
            <text:p>"miniTurbo":3</text:p>
          </table:table-cell>
          <table:table-cell table:formula="of:= CONCATENATE(&quot;{&quot;; [.Q22]; [.R22]; [.S22]; &quot;&quot;&quot;&quot;; &quot;speed&quot;; &quot;&quot;&quot;&quot;; &quot;:{&quot;; [.T22]; [.U22]; [.V22]; [.W22]; &quot;},&quot;; [.X22]; [.Y22]; &quot;&quot;&quot;&quot;; &quot;handling&quot;; &quot;&quot;&quot;&quot;; &quot;:{&quot;; [.Z22]; [.AA22]; [.AB22]; [.AC22]; &quot;},&quot;; [.AD22]; [.AE22]; &quot;}&quot;)" office:value-type="string" office:string-value="{&quot;name&quot;:&quot;Female Inkling&quot;,&quot;type&quot;:&quot;D&quot;,&quot;size&quot;:&quot;M&quot;,&quot;speed&quot;:{&quot;ground&quot;:4,&quot;water&quot;:4,&quot;air&quot;:4,&quot;antiGravity&quot;:4},&quot;acceleration&quot;:4,&quot;weight&quot;:3,&quot;handling&quot;:{&quot;ground&quot;:6,&quot;water&quot;:6,&quot;air&quot;:6,&quot;antiGravity&quot;:6},&quot;grid&quot;:3,&quot;miniTurbo&quot;:3}" calcext:value-type="string">
            <text:p>{"name":"Female Inkling","type":"D","size":"M","speed":{"ground":4,"water":4,"air":4,"antiGravity":4},"acceleration":4,"weight":3,"handling":{"ground":6,"water":6,"air":6,"antiGravity":6},"grid":3,"miniTurbo":3}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Peach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/>
          <table:table-cell table:formula="of:= CONCATENATE(&quot;&quot;&quot;&quot;; [.A$2]; &quot;&quot;&quot;&quot;; &quot;:&quot;; &quot;&quot;&quot;&quot;; [.A23]; &quot;&quot;&quot;&quot;; &quot;,&quot;)" office:value-type="string" office:string-value="&quot;name&quot;:&quot;Peach&quot;," calcext:value-type="string">
            <text:p>"name":"Peach",</text:p>
          </table:table-cell>
          <table:table-cell table:formula="of:= CONCATENATE(&quot;&quot;&quot;&quot;; [.B$2]; &quot;&quot;&quot;&quot;; &quot;:&quot;; &quot;&quot;&quot;&quot;; [.B23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23]; &quot;&quot;&quot;&quot;; &quot;,&quot;)" office:value-type="string" office:string-value="&quot;size&quot;:&quot;M&quot;," calcext:value-type="string">
            <text:p>"size":"M",</text:p>
          </table:table-cell>
          <table:table-cell table:formula="of:= CONCATENATE(&quot;&quot;&quot;&quot;; [.D$2]; &quot;&quot;&quot;&quot;; &quot;:&quot;; [.D23]; &quot;,&quot;)" office:value-type="string" office:string-value="&quot;ground&quot;:5," calcext:value-type="string">
            <text:p>"ground":5,</text:p>
          </table:table-cell>
          <table:table-cell table:formula="of:= CONCATENATE(&quot;&quot;&quot;&quot;; [.E$2]; &quot;&quot;&quot;&quot;; &quot;:&quot;; [.E23]; &quot;,&quot;)" office:value-type="string" office:string-value="&quot;water&quot;:5," calcext:value-type="string">
            <text:p>"water":5,</text:p>
          </table:table-cell>
          <table:table-cell table:formula="of:= CONCATENATE(&quot;&quot;&quot;&quot;; [.F$2]; &quot;&quot;&quot;&quot;; &quot;:&quot;; [.F23]; &quot;,&quot;)" office:value-type="string" office:string-value="&quot;air&quot;:5," calcext:value-type="string">
            <text:p>"air":5,</text:p>
          </table:table-cell>
          <table:table-cell table:formula="of:= CONCATENATE(&quot;&quot;&quot;&quot;; [.G$2]; &quot;&quot;&quot;&quot;; &quot;:&quot;; [.G23])" office:value-type="string" office:string-value="&quot;antiGravity&quot;:5" calcext:value-type="string">
            <text:p>"antiGravity":5</text:p>
          </table:table-cell>
          <table:table-cell table:formula="of:= CONCATENATE(&quot;&quot;&quot;&quot;; [.H$2]; &quot;&quot;&quot;&quot;; &quot;:&quot;; [.H23]; &quot;,&quot;)" office:value-type="string" office:string-value="&quot;acceleration&quot;:3," calcext:value-type="string">
            <text:p>"acceleration":3,</text:p>
          </table:table-cell>
          <table:table-cell table:formula="of:= CONCATENATE(&quot;&quot;&quot;&quot;; [.I$2]; &quot;&quot;&quot;&quot;; &quot;:&quot;; [.I23]; &quot;,&quot;)" office:value-type="string" office:string-value="&quot;weight&quot;:4," calcext:value-type="string">
            <text:p>"weight":4,</text:p>
          </table:table-cell>
          <table:table-cell table:formula="of:= CONCATENATE(&quot;&quot;&quot;&quot;; [.J$2]; &quot;&quot;&quot;&quot;; &quot;:&quot;; [.J23]; &quot;,&quot;)" office:value-type="string" office:string-value="&quot;ground&quot;:5," calcext:value-type="string">
            <text:p>"ground":5,</text:p>
          </table:table-cell>
          <table:table-cell table:formula="of:= CONCATENATE(&quot;&quot;&quot;&quot;; [.K$2]; &quot;&quot;&quot;&quot;; &quot;:&quot;; [.K23]; &quot;,&quot;)" office:value-type="string" office:string-value="&quot;water&quot;:5," calcext:value-type="string">
            <text:p>"water":5,</text:p>
          </table:table-cell>
          <table:table-cell table:formula="of:= CONCATENATE(&quot;&quot;&quot;&quot;; [.L$2]; &quot;&quot;&quot;&quot;; &quot;:&quot;; [.L23]; &quot;,&quot;)" office:value-type="string" office:string-value="&quot;air&quot;:5," calcext:value-type="string">
            <text:p>"air":5,</text:p>
          </table:table-cell>
          <table:table-cell table:formula="of:= CONCATENATE(&quot;&quot;&quot;&quot;; [.M$2]; &quot;&quot;&quot;&quot;; &quot;:&quot;; [.M23])" office:value-type="string" office:string-value="&quot;antiGravity&quot;:5" calcext:value-type="string">
            <text:p>"antiGravity":5</text:p>
          </table:table-cell>
          <table:table-cell table:formula="of:= CONCATENATE(&quot;&quot;&quot;&quot;; [.N$2]; &quot;&quot;&quot;&quot;; &quot;:&quot;; [.N23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23])" office:value-type="string" office:string-value="&quot;miniTurbo&quot;:3" calcext:value-type="string">
            <text:p>"miniTurbo":3</text:p>
          </table:table-cell>
          <table:table-cell table:formula="of:= CONCATENATE(&quot;{&quot;; [.Q23]; [.R23]; [.S23]; &quot;&quot;&quot;&quot;; &quot;speed&quot;; &quot;&quot;&quot;&quot;; &quot;:{&quot;; [.T23]; [.U23]; [.V23]; [.W23]; &quot;},&quot;; [.X23]; [.Y23]; &quot;&quot;&quot;&quot;; &quot;handling&quot;; &quot;&quot;&quot;&quot;; &quot;:{&quot;; [.Z23]; [.AA23]; [.AB23]; [.AC23]; &quot;},&quot;; [.AD23]; [.AE23]; &quot;}&quot;)" office:value-type="string" office:string-value="{&quot;name&quot;:&quot;Peach&quot;,&quot;type&quot;:&quot;D&quot;,&quot;size&quot;:&quot;M&quot;,&quot;speed&quot;:{&quot;ground&quot;:5,&quot;water&quot;:5,&quot;air&quot;:5,&quot;antiGravity&quot;:5},&quot;acceleration&quot;:3,&quot;weight&quot;:4,&quot;handling&quot;:{&quot;ground&quot;:5,&quot;water&quot;:5,&quot;air&quot;:5,&quot;antiGravity&quot;:5},&quot;grid&quot;:3,&quot;miniTurbo&quot;:3}" calcext:value-type="string">
            <text:p>{"name":"Peach","type":"D","size":"M","speed":{"ground":5,"water":5,"air":5,"antiGravity":5},"acceleration":3,"weight":4,"handling":{"ground":5,"water":5,"air":5,"antiGravity":5},"grid":3,"miniTurbo":3}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Daisy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/>
          <table:table-cell table:formula="of:= CONCATENATE(&quot;&quot;&quot;&quot;; [.A$2]; &quot;&quot;&quot;&quot;; &quot;:&quot;; &quot;&quot;&quot;&quot;; [.A24]; &quot;&quot;&quot;&quot;; &quot;,&quot;)" office:value-type="string" office:string-value="&quot;name&quot;:&quot;Daisy&quot;," calcext:value-type="string">
            <text:p>"name":"Daisy",</text:p>
          </table:table-cell>
          <table:table-cell table:formula="of:= CONCATENATE(&quot;&quot;&quot;&quot;; [.B$2]; &quot;&quot;&quot;&quot;; &quot;:&quot;; &quot;&quot;&quot;&quot;; [.B24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24]; &quot;&quot;&quot;&quot;; &quot;,&quot;)" office:value-type="string" office:string-value="&quot;size&quot;:&quot;M&quot;," calcext:value-type="string">
            <text:p>"size":"M",</text:p>
          </table:table-cell>
          <table:table-cell table:formula="of:= CONCATENATE(&quot;&quot;&quot;&quot;; [.D$2]; &quot;&quot;&quot;&quot;; &quot;:&quot;; [.D24]; &quot;,&quot;)" office:value-type="string" office:string-value="&quot;ground&quot;:5," calcext:value-type="string">
            <text:p>"ground":5,</text:p>
          </table:table-cell>
          <table:table-cell table:formula="of:= CONCATENATE(&quot;&quot;&quot;&quot;; [.E$2]; &quot;&quot;&quot;&quot;; &quot;:&quot;; [.E24]; &quot;,&quot;)" office:value-type="string" office:string-value="&quot;water&quot;:5," calcext:value-type="string">
            <text:p>"water":5,</text:p>
          </table:table-cell>
          <table:table-cell table:formula="of:= CONCATENATE(&quot;&quot;&quot;&quot;; [.F$2]; &quot;&quot;&quot;&quot;; &quot;:&quot;; [.F24]; &quot;,&quot;)" office:value-type="string" office:string-value="&quot;air&quot;:5," calcext:value-type="string">
            <text:p>"air":5,</text:p>
          </table:table-cell>
          <table:table-cell table:formula="of:= CONCATENATE(&quot;&quot;&quot;&quot;; [.G$2]; &quot;&quot;&quot;&quot;; &quot;:&quot;; [.G24])" office:value-type="string" office:string-value="&quot;antiGravity&quot;:5" calcext:value-type="string">
            <text:p>"antiGravity":5</text:p>
          </table:table-cell>
          <table:table-cell table:formula="of:= CONCATENATE(&quot;&quot;&quot;&quot;; [.H$2]; &quot;&quot;&quot;&quot;; &quot;:&quot;; [.H24]; &quot;,&quot;)" office:value-type="string" office:string-value="&quot;acceleration&quot;:3," calcext:value-type="string">
            <text:p>"acceleration":3,</text:p>
          </table:table-cell>
          <table:table-cell table:formula="of:= CONCATENATE(&quot;&quot;&quot;&quot;; [.I$2]; &quot;&quot;&quot;&quot;; &quot;:&quot;; [.I24]; &quot;,&quot;)" office:value-type="string" office:string-value="&quot;weight&quot;:4," calcext:value-type="string">
            <text:p>"weight":4,</text:p>
          </table:table-cell>
          <table:table-cell table:formula="of:= CONCATENATE(&quot;&quot;&quot;&quot;; [.J$2]; &quot;&quot;&quot;&quot;; &quot;:&quot;; [.J24]; &quot;,&quot;)" office:value-type="string" office:string-value="&quot;ground&quot;:5," calcext:value-type="string">
            <text:p>"ground":5,</text:p>
          </table:table-cell>
          <table:table-cell table:formula="of:= CONCATENATE(&quot;&quot;&quot;&quot;; [.K$2]; &quot;&quot;&quot;&quot;; &quot;:&quot;; [.K24]; &quot;,&quot;)" office:value-type="string" office:string-value="&quot;water&quot;:5," calcext:value-type="string">
            <text:p>"water":5,</text:p>
          </table:table-cell>
          <table:table-cell table:formula="of:= CONCATENATE(&quot;&quot;&quot;&quot;; [.L$2]; &quot;&quot;&quot;&quot;; &quot;:&quot;; [.L24]; &quot;,&quot;)" office:value-type="string" office:string-value="&quot;air&quot;:5," calcext:value-type="string">
            <text:p>"air":5,</text:p>
          </table:table-cell>
          <table:table-cell table:formula="of:= CONCATENATE(&quot;&quot;&quot;&quot;; [.M$2]; &quot;&quot;&quot;&quot;; &quot;:&quot;; [.M24])" office:value-type="string" office:string-value="&quot;antiGravity&quot;:5" calcext:value-type="string">
            <text:p>"antiGravity":5</text:p>
          </table:table-cell>
          <table:table-cell table:formula="of:= CONCATENATE(&quot;&quot;&quot;&quot;; [.N$2]; &quot;&quot;&quot;&quot;; &quot;:&quot;; [.N24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24])" office:value-type="string" office:string-value="&quot;miniTurbo&quot;:3" calcext:value-type="string">
            <text:p>"miniTurbo":3</text:p>
          </table:table-cell>
          <table:table-cell table:formula="of:= CONCATENATE(&quot;{&quot;; [.Q24]; [.R24]; [.S24]; &quot;&quot;&quot;&quot;; &quot;speed&quot;; &quot;&quot;&quot;&quot;; &quot;:{&quot;; [.T24]; [.U24]; [.V24]; [.W24]; &quot;},&quot;; [.X24]; [.Y24]; &quot;&quot;&quot;&quot;; &quot;handling&quot;; &quot;&quot;&quot;&quot;; &quot;:{&quot;; [.Z24]; [.AA24]; [.AB24]; [.AC24]; &quot;},&quot;; [.AD24]; [.AE24]; &quot;}&quot;)" office:value-type="string" office:string-value="{&quot;name&quot;:&quot;Daisy&quot;,&quot;type&quot;:&quot;D&quot;,&quot;size&quot;:&quot;M&quot;,&quot;speed&quot;:{&quot;ground&quot;:5,&quot;water&quot;:5,&quot;air&quot;:5,&quot;antiGravity&quot;:5},&quot;acceleration&quot;:3,&quot;weight&quot;:4,&quot;handling&quot;:{&quot;ground&quot;:5,&quot;water&quot;:5,&quot;air&quot;:5,&quot;antiGravity&quot;:5},&quot;grid&quot;:3,&quot;miniTurbo&quot;:3}" calcext:value-type="string">
            <text:p>{"name":"Daisy","type":"D","size":"M","speed":{"ground":5,"water":5,"air":5,"antiGravity":5},"acceleration":3,"weight":4,"handling":{"ground":5,"water":5,"air":5,"antiGravity":5},"grid":3,"miniTurbo":3}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Yosh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/>
          <table:table-cell table:formula="of:= CONCATENATE(&quot;&quot;&quot;&quot;; [.A$2]; &quot;&quot;&quot;&quot;; &quot;:&quot;; &quot;&quot;&quot;&quot;; [.A25]; &quot;&quot;&quot;&quot;; &quot;,&quot;)" office:value-type="string" office:string-value="&quot;name&quot;:&quot;Yoshi&quot;," calcext:value-type="string">
            <text:p>"name":"Yoshi",</text:p>
          </table:table-cell>
          <table:table-cell table:formula="of:= CONCATENATE(&quot;&quot;&quot;&quot;; [.B$2]; &quot;&quot;&quot;&quot;; &quot;:&quot;; &quot;&quot;&quot;&quot;; [.B25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25]; &quot;&quot;&quot;&quot;; &quot;,&quot;)" office:value-type="string" office:string-value="&quot;size&quot;:&quot;M&quot;," calcext:value-type="string">
            <text:p>"size":"M",</text:p>
          </table:table-cell>
          <table:table-cell table:formula="of:= CONCATENATE(&quot;&quot;&quot;&quot;; [.D$2]; &quot;&quot;&quot;&quot;; &quot;:&quot;; [.D25]; &quot;,&quot;)" office:value-type="string" office:string-value="&quot;ground&quot;:5," calcext:value-type="string">
            <text:p>"ground":5,</text:p>
          </table:table-cell>
          <table:table-cell table:formula="of:= CONCATENATE(&quot;&quot;&quot;&quot;; [.E$2]; &quot;&quot;&quot;&quot;; &quot;:&quot;; [.E25]; &quot;,&quot;)" office:value-type="string" office:string-value="&quot;water&quot;:5," calcext:value-type="string">
            <text:p>"water":5,</text:p>
          </table:table-cell>
          <table:table-cell table:formula="of:= CONCATENATE(&quot;&quot;&quot;&quot;; [.F$2]; &quot;&quot;&quot;&quot;; &quot;:&quot;; [.F25]; &quot;,&quot;)" office:value-type="string" office:string-value="&quot;air&quot;:5," calcext:value-type="string">
            <text:p>"air":5,</text:p>
          </table:table-cell>
          <table:table-cell table:formula="of:= CONCATENATE(&quot;&quot;&quot;&quot;; [.G$2]; &quot;&quot;&quot;&quot;; &quot;:&quot;; [.G25])" office:value-type="string" office:string-value="&quot;antiGravity&quot;:5" calcext:value-type="string">
            <text:p>"antiGravity":5</text:p>
          </table:table-cell>
          <table:table-cell table:formula="of:= CONCATENATE(&quot;&quot;&quot;&quot;; [.H$2]; &quot;&quot;&quot;&quot;; &quot;:&quot;; [.H25]; &quot;,&quot;)" office:value-type="string" office:string-value="&quot;acceleration&quot;:3," calcext:value-type="string">
            <text:p>"acceleration":3,</text:p>
          </table:table-cell>
          <table:table-cell table:formula="of:= CONCATENATE(&quot;&quot;&quot;&quot;; [.I$2]; &quot;&quot;&quot;&quot;; &quot;:&quot;; [.I25]; &quot;,&quot;)" office:value-type="string" office:string-value="&quot;weight&quot;:4," calcext:value-type="string">
            <text:p>"weight":4,</text:p>
          </table:table-cell>
          <table:table-cell table:formula="of:= CONCATENATE(&quot;&quot;&quot;&quot;; [.J$2]; &quot;&quot;&quot;&quot;; &quot;:&quot;; [.J25]; &quot;,&quot;)" office:value-type="string" office:string-value="&quot;ground&quot;:5," calcext:value-type="string">
            <text:p>"ground":5,</text:p>
          </table:table-cell>
          <table:table-cell table:formula="of:= CONCATENATE(&quot;&quot;&quot;&quot;; [.K$2]; &quot;&quot;&quot;&quot;; &quot;:&quot;; [.K25]; &quot;,&quot;)" office:value-type="string" office:string-value="&quot;water&quot;:5," calcext:value-type="string">
            <text:p>"water":5,</text:p>
          </table:table-cell>
          <table:table-cell table:formula="of:= CONCATENATE(&quot;&quot;&quot;&quot;; [.L$2]; &quot;&quot;&quot;&quot;; &quot;:&quot;; [.L25]; &quot;,&quot;)" office:value-type="string" office:string-value="&quot;air&quot;:5," calcext:value-type="string">
            <text:p>"air":5,</text:p>
          </table:table-cell>
          <table:table-cell table:formula="of:= CONCATENATE(&quot;&quot;&quot;&quot;; [.M$2]; &quot;&quot;&quot;&quot;; &quot;:&quot;; [.M25])" office:value-type="string" office:string-value="&quot;antiGravity&quot;:5" calcext:value-type="string">
            <text:p>"antiGravity":5</text:p>
          </table:table-cell>
          <table:table-cell table:formula="of:= CONCATENATE(&quot;&quot;&quot;&quot;; [.N$2]; &quot;&quot;&quot;&quot;; &quot;:&quot;; [.N25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25])" office:value-type="string" office:string-value="&quot;miniTurbo&quot;:3" calcext:value-type="string">
            <text:p>"miniTurbo":3</text:p>
          </table:table-cell>
          <table:table-cell table:formula="of:= CONCATENATE(&quot;{&quot;; [.Q25]; [.R25]; [.S25]; &quot;&quot;&quot;&quot;; &quot;speed&quot;; &quot;&quot;&quot;&quot;; &quot;:{&quot;; [.T25]; [.U25]; [.V25]; [.W25]; &quot;},&quot;; [.X25]; [.Y25]; &quot;&quot;&quot;&quot;; &quot;handling&quot;; &quot;&quot;&quot;&quot;; &quot;:{&quot;; [.Z25]; [.AA25]; [.AB25]; [.AC25]; &quot;},&quot;; [.AD25]; [.AE25]; &quot;}&quot;)" office:value-type="string" office:string-value="{&quot;name&quot;:&quot;Yoshi&quot;,&quot;type&quot;:&quot;D&quot;,&quot;size&quot;:&quot;M&quot;,&quot;speed&quot;:{&quot;ground&quot;:5,&quot;water&quot;:5,&quot;air&quot;:5,&quot;antiGravity&quot;:5},&quot;acceleration&quot;:3,&quot;weight&quot;:4,&quot;handling&quot;:{&quot;ground&quot;:5,&quot;water&quot;:5,&quot;air&quot;:5,&quot;antiGravity&quot;:5},&quot;grid&quot;:3,&quot;miniTurbo&quot;:3}" calcext:value-type="string">
            <text:p>{"name":"Yoshi","type":"D","size":"M","speed":{"ground":5,"water":5,"air":5,"antiGravity":5},"acceleration":3,"weight":4,"handling":{"ground":5,"water":5,"air":5,"antiGravity":5},"grid":3,"miniTurbo":3}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anooki Mari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table:number-columns-repeated="4"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 CONCATENATE(&quot;&quot;&quot;&quot;; [.A$2]; &quot;&quot;&quot;&quot;; &quot;:&quot;; &quot;&quot;&quot;&quot;; [.A26]; &quot;&quot;&quot;&quot;; &quot;,&quot;)" office:value-type="string" office:string-value="&quot;name&quot;:&quot;Tanooki Mario&quot;," calcext:value-type="string">
            <text:p>"name":"Tanooki Mario",</text:p>
          </table:table-cell>
          <table:table-cell table:formula="of:= CONCATENATE(&quot;&quot;&quot;&quot;; [.B$2]; &quot;&quot;&quot;&quot;; &quot;:&quot;; &quot;&quot;&quot;&quot;; [.B26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26]; &quot;&quot;&quot;&quot;; &quot;,&quot;)" office:value-type="string" office:string-value="&quot;size&quot;:&quot;M&quot;," calcext:value-type="string">
            <text:p>"size":"M",</text:p>
          </table:table-cell>
          <table:table-cell table:formula="of:= CONCATENATE(&quot;&quot;&quot;&quot;; [.D$2]; &quot;&quot;&quot;&quot;; &quot;:&quot;; [.D26]; &quot;,&quot;)" office:value-type="string" office:string-value="&quot;ground&quot;:5," calcext:value-type="string">
            <text:p>"ground":5,</text:p>
          </table:table-cell>
          <table:table-cell table:formula="of:= CONCATENATE(&quot;&quot;&quot;&quot;; [.E$2]; &quot;&quot;&quot;&quot;; &quot;:&quot;; [.E26]; &quot;,&quot;)" office:value-type="string" office:string-value="&quot;water&quot;:5," calcext:value-type="string">
            <text:p>"water":5,</text:p>
          </table:table-cell>
          <table:table-cell table:formula="of:= CONCATENATE(&quot;&quot;&quot;&quot;; [.F$2]; &quot;&quot;&quot;&quot;; &quot;:&quot;; [.F26]; &quot;,&quot;)" office:value-type="string" office:string-value="&quot;air&quot;:5," calcext:value-type="string">
            <text:p>"air":5,</text:p>
          </table:table-cell>
          <table:table-cell table:formula="of:= CONCATENATE(&quot;&quot;&quot;&quot;; [.G$2]; &quot;&quot;&quot;&quot;; &quot;:&quot;; [.G26])" office:value-type="string" office:string-value="&quot;antiGravity&quot;:5" calcext:value-type="string">
            <text:p>"antiGravity":5</text:p>
          </table:table-cell>
          <table:table-cell table:formula="of:= CONCATENATE(&quot;&quot;&quot;&quot;; [.H$2]; &quot;&quot;&quot;&quot;; &quot;:&quot;; [.H26]; &quot;,&quot;)" office:value-type="string" office:string-value="&quot;acceleration&quot;:3," calcext:value-type="string">
            <text:p>"acceleration":3,</text:p>
          </table:table-cell>
          <table:table-cell table:formula="of:= CONCATENATE(&quot;&quot;&quot;&quot;; [.I$2]; &quot;&quot;&quot;&quot;; &quot;:&quot;; [.I26]; &quot;,&quot;)" office:value-type="string" office:string-value="&quot;weight&quot;:5," calcext:value-type="string">
            <text:p>"weight":5,</text:p>
          </table:table-cell>
          <table:table-cell table:formula="of:= CONCATENATE(&quot;&quot;&quot;&quot;; [.J$2]; &quot;&quot;&quot;&quot;; &quot;:&quot;; [.J26]; &quot;,&quot;)" office:value-type="string" office:string-value="&quot;ground&quot;:5," calcext:value-type="string">
            <text:p>"ground":5,</text:p>
          </table:table-cell>
          <table:table-cell table:formula="of:= CONCATENATE(&quot;&quot;&quot;&quot;; [.K$2]; &quot;&quot;&quot;&quot;; &quot;:&quot;; [.K26]; &quot;,&quot;)" office:value-type="string" office:string-value="&quot;water&quot;:5," calcext:value-type="string">
            <text:p>"water":5,</text:p>
          </table:table-cell>
          <table:table-cell table:formula="of:= CONCATENATE(&quot;&quot;&quot;&quot;; [.L$2]; &quot;&quot;&quot;&quot;; &quot;:&quot;; [.L26]; &quot;,&quot;)" office:value-type="string" office:string-value="&quot;air&quot;:5," calcext:value-type="string">
            <text:p>"air":5,</text:p>
          </table:table-cell>
          <table:table-cell table:formula="of:= CONCATENATE(&quot;&quot;&quot;&quot;; [.M$2]; &quot;&quot;&quot;&quot;; &quot;:&quot;; [.M26])" office:value-type="string" office:string-value="&quot;antiGravity&quot;:5" calcext:value-type="string">
            <text:p>"antiGravity":5</text:p>
          </table:table-cell>
          <table:table-cell table:formula="of:= CONCATENATE(&quot;&quot;&quot;&quot;; [.N$2]; &quot;&quot;&quot;&quot;; &quot;:&quot;; [.N26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26])" office:value-type="string" office:string-value="&quot;miniTurbo&quot;:3" calcext:value-type="string">
            <text:p>"miniTurbo":3</text:p>
          </table:table-cell>
          <table:table-cell table:formula="of:= CONCATENATE(&quot;{&quot;; [.Q26]; [.R26]; [.S26]; &quot;&quot;&quot;&quot;; &quot;speed&quot;; &quot;&quot;&quot;&quot;; &quot;:{&quot;; [.T26]; [.U26]; [.V26]; [.W26]; &quot;},&quot;; [.X26]; [.Y26]; &quot;&quot;&quot;&quot;; &quot;handling&quot;; &quot;&quot;&quot;&quot;; &quot;:{&quot;; [.Z26]; [.AA26]; [.AB26]; [.AC26]; &quot;},&quot;; [.AD26]; [.AE26]; &quot;}&quot;)" office:value-type="string" office:string-value="{&quot;name&quot;:&quot;Tanooki Mario&quot;,&quot;type&quot;:&quot;D&quot;,&quot;size&quot;:&quot;M&quot;,&quot;speed&quot;:{&quot;ground&quot;:5,&quot;water&quot;:5,&quot;air&quot;:5,&quot;antiGravity&quot;:5},&quot;acceleration&quot;:3,&quot;weight&quot;:5,&quot;handling&quot;:{&quot;ground&quot;:5,&quot;water&quot;:5,&quot;air&quot;:5,&quot;antiGravity&quot;:5},&quot;grid&quot;:1,&quot;miniTurbo&quot;:3}" calcext:value-type="string">
            <text:p>{"name":"Tanooki Mario","type":"D","size":"M","speed":{"ground":5,"water":5,"air":5,"antiGravity":5},"acceleration":3,"weight":5,"handling":{"ground":5,"water":5,"air":5,"antiGravity":5},"grid":1,"miniTurbo":3}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VillagerMa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table:number-columns-repeated="4"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 CONCATENATE(&quot;&quot;&quot;&quot;; [.A$2]; &quot;&quot;&quot;&quot;; &quot;:&quot;; &quot;&quot;&quot;&quot;; [.A27]; &quot;&quot;&quot;&quot;; &quot;,&quot;)" office:value-type="string" office:string-value="&quot;name&quot;:&quot;VillagerMale&quot;," calcext:value-type="string">
            <text:p>"name":"VillagerMale",</text:p>
          </table:table-cell>
          <table:table-cell table:formula="of:= CONCATENATE(&quot;&quot;&quot;&quot;; [.B$2]; &quot;&quot;&quot;&quot;; &quot;:&quot;; &quot;&quot;&quot;&quot;; [.B27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27]; &quot;&quot;&quot;&quot;; &quot;,&quot;)" office:value-type="string" office:string-value="&quot;size&quot;:&quot;M&quot;," calcext:value-type="string">
            <text:p>"size":"M",</text:p>
          </table:table-cell>
          <table:table-cell table:formula="of:= CONCATENATE(&quot;&quot;&quot;&quot;; [.D$2]; &quot;&quot;&quot;&quot;; &quot;:&quot;; [.D27]; &quot;,&quot;)" office:value-type="string" office:string-value="&quot;ground&quot;:5," calcext:value-type="string">
            <text:p>"ground":5,</text:p>
          </table:table-cell>
          <table:table-cell table:formula="of:= CONCATENATE(&quot;&quot;&quot;&quot;; [.E$2]; &quot;&quot;&quot;&quot;; &quot;:&quot;; [.E27]; &quot;,&quot;)" office:value-type="string" office:string-value="&quot;water&quot;:5," calcext:value-type="string">
            <text:p>"water":5,</text:p>
          </table:table-cell>
          <table:table-cell table:formula="of:= CONCATENATE(&quot;&quot;&quot;&quot;; [.F$2]; &quot;&quot;&quot;&quot;; &quot;:&quot;; [.F27]; &quot;,&quot;)" office:value-type="string" office:string-value="&quot;air&quot;:5," calcext:value-type="string">
            <text:p>"air":5,</text:p>
          </table:table-cell>
          <table:table-cell table:formula="of:= CONCATENATE(&quot;&quot;&quot;&quot;; [.G$2]; &quot;&quot;&quot;&quot;; &quot;:&quot;; [.G27])" office:value-type="string" office:string-value="&quot;antiGravity&quot;:5" calcext:value-type="string">
            <text:p>"antiGravity":5</text:p>
          </table:table-cell>
          <table:table-cell table:formula="of:= CONCATENATE(&quot;&quot;&quot;&quot;; [.H$2]; &quot;&quot;&quot;&quot;; &quot;:&quot;; [.H27]; &quot;,&quot;)" office:value-type="string" office:string-value="&quot;acceleration&quot;:3," calcext:value-type="string">
            <text:p>"acceleration":3,</text:p>
          </table:table-cell>
          <table:table-cell table:formula="of:= CONCATENATE(&quot;&quot;&quot;&quot;; [.I$2]; &quot;&quot;&quot;&quot;; &quot;:&quot;; [.I27]; &quot;,&quot;)" office:value-type="string" office:string-value="&quot;weight&quot;:5," calcext:value-type="string">
            <text:p>"weight":5,</text:p>
          </table:table-cell>
          <table:table-cell table:formula="of:= CONCATENATE(&quot;&quot;&quot;&quot;; [.J$2]; &quot;&quot;&quot;&quot;; &quot;:&quot;; [.J27]; &quot;,&quot;)" office:value-type="string" office:string-value="&quot;ground&quot;:5," calcext:value-type="string">
            <text:p>"ground":5,</text:p>
          </table:table-cell>
          <table:table-cell table:formula="of:= CONCATENATE(&quot;&quot;&quot;&quot;; [.K$2]; &quot;&quot;&quot;&quot;; &quot;:&quot;; [.K27]; &quot;,&quot;)" office:value-type="string" office:string-value="&quot;water&quot;:5," calcext:value-type="string">
            <text:p>"water":5,</text:p>
          </table:table-cell>
          <table:table-cell table:formula="of:= CONCATENATE(&quot;&quot;&quot;&quot;; [.L$2]; &quot;&quot;&quot;&quot;; &quot;:&quot;; [.L27]; &quot;,&quot;)" office:value-type="string" office:string-value="&quot;air&quot;:5," calcext:value-type="string">
            <text:p>"air":5,</text:p>
          </table:table-cell>
          <table:table-cell table:formula="of:= CONCATENATE(&quot;&quot;&quot;&quot;; [.M$2]; &quot;&quot;&quot;&quot;; &quot;:&quot;; [.M27])" office:value-type="string" office:string-value="&quot;antiGravity&quot;:5" calcext:value-type="string">
            <text:p>"antiGravity":5</text:p>
          </table:table-cell>
          <table:table-cell table:formula="of:= CONCATENATE(&quot;&quot;&quot;&quot;; [.N$2]; &quot;&quot;&quot;&quot;; &quot;:&quot;; [.N27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27])" office:value-type="string" office:string-value="&quot;miniTurbo&quot;:3" calcext:value-type="string">
            <text:p>"miniTurbo":3</text:p>
          </table:table-cell>
          <table:table-cell table:formula="of:= CONCATENATE(&quot;{&quot;; [.Q27]; [.R27]; [.S27]; &quot;&quot;&quot;&quot;; &quot;speed&quot;; &quot;&quot;&quot;&quot;; &quot;:{&quot;; [.T27]; [.U27]; [.V27]; [.W27]; &quot;},&quot;; [.X27]; [.Y27]; &quot;&quot;&quot;&quot;; &quot;handling&quot;; &quot;&quot;&quot;&quot;; &quot;:{&quot;; [.Z27]; [.AA27]; [.AB27]; [.AC27]; &quot;},&quot;; [.AD27]; [.AE27]; &quot;}&quot;)" office:value-type="string" office:string-value="{&quot;name&quot;:&quot;VillagerMale&quot;,&quot;type&quot;:&quot;D&quot;,&quot;size&quot;:&quot;M&quot;,&quot;speed&quot;:{&quot;ground&quot;:5,&quot;water&quot;:5,&quot;air&quot;:5,&quot;antiGravity&quot;:5},&quot;acceleration&quot;:3,&quot;weight&quot;:5,&quot;handling&quot;:{&quot;ground&quot;:5,&quot;water&quot;:5,&quot;air&quot;:5,&quot;antiGravity&quot;:5},&quot;grid&quot;:1,&quot;miniTurbo&quot;:3}" calcext:value-type="string">
            <text:p>{"name":"VillagerMale","type":"D","size":"M","speed":{"ground":5,"water":5,"air":5,"antiGravity":5},"acceleration":3,"weight":5,"handling":{"ground":5,"water":5,"air":5,"antiGravity":5},"grid":1,"miniTurbo":3}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ale Inklin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table:number-columns-repeated="4"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 CONCATENATE(&quot;&quot;&quot;&quot;; [.A$2]; &quot;&quot;&quot;&quot;; &quot;:&quot;; &quot;&quot;&quot;&quot;; [.A28]; &quot;&quot;&quot;&quot;; &quot;,&quot;)" office:value-type="string" office:string-value="&quot;name&quot;:&quot;Male Inkling&quot;," calcext:value-type="string">
            <text:p>"name":"Male Inkling",</text:p>
          </table:table-cell>
          <table:table-cell table:formula="of:= CONCATENATE(&quot;&quot;&quot;&quot;; [.B$2]; &quot;&quot;&quot;&quot;; &quot;:&quot;; &quot;&quot;&quot;&quot;; [.B28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28]; &quot;&quot;&quot;&quot;; &quot;,&quot;)" office:value-type="string" office:string-value="&quot;size&quot;:&quot;M&quot;," calcext:value-type="string">
            <text:p>"size":"M",</text:p>
          </table:table-cell>
          <table:table-cell table:formula="of:= CONCATENATE(&quot;&quot;&quot;&quot;; [.D$2]; &quot;&quot;&quot;&quot;; &quot;:&quot;; [.D28]; &quot;,&quot;)" office:value-type="string" office:string-value="&quot;ground&quot;:5," calcext:value-type="string">
            <text:p>"ground":5,</text:p>
          </table:table-cell>
          <table:table-cell table:formula="of:= CONCATENATE(&quot;&quot;&quot;&quot;; [.E$2]; &quot;&quot;&quot;&quot;; &quot;:&quot;; [.E28]; &quot;,&quot;)" office:value-type="string" office:string-value="&quot;water&quot;:5," calcext:value-type="string">
            <text:p>"water":5,</text:p>
          </table:table-cell>
          <table:table-cell table:formula="of:= CONCATENATE(&quot;&quot;&quot;&quot;; [.F$2]; &quot;&quot;&quot;&quot;; &quot;:&quot;; [.F28]; &quot;,&quot;)" office:value-type="string" office:string-value="&quot;air&quot;:5," calcext:value-type="string">
            <text:p>"air":5,</text:p>
          </table:table-cell>
          <table:table-cell table:formula="of:= CONCATENATE(&quot;&quot;&quot;&quot;; [.G$2]; &quot;&quot;&quot;&quot;; &quot;:&quot;; [.G28])" office:value-type="string" office:string-value="&quot;antiGravity&quot;:5" calcext:value-type="string">
            <text:p>"antiGravity":5</text:p>
          </table:table-cell>
          <table:table-cell table:formula="of:= CONCATENATE(&quot;&quot;&quot;&quot;; [.H$2]; &quot;&quot;&quot;&quot;; &quot;:&quot;; [.H28]; &quot;,&quot;)" office:value-type="string" office:string-value="&quot;acceleration&quot;:3," calcext:value-type="string">
            <text:p>"acceleration":3,</text:p>
          </table:table-cell>
          <table:table-cell table:formula="of:= CONCATENATE(&quot;&quot;&quot;&quot;; [.I$2]; &quot;&quot;&quot;&quot;; &quot;:&quot;; [.I28]; &quot;,&quot;)" office:value-type="string" office:string-value="&quot;weight&quot;:5," calcext:value-type="string">
            <text:p>"weight":5,</text:p>
          </table:table-cell>
          <table:table-cell table:formula="of:= CONCATENATE(&quot;&quot;&quot;&quot;; [.J$2]; &quot;&quot;&quot;&quot;; &quot;:&quot;; [.J28]; &quot;,&quot;)" office:value-type="string" office:string-value="&quot;ground&quot;:5," calcext:value-type="string">
            <text:p>"ground":5,</text:p>
          </table:table-cell>
          <table:table-cell table:formula="of:= CONCATENATE(&quot;&quot;&quot;&quot;; [.K$2]; &quot;&quot;&quot;&quot;; &quot;:&quot;; [.K28]; &quot;,&quot;)" office:value-type="string" office:string-value="&quot;water&quot;:5," calcext:value-type="string">
            <text:p>"water":5,</text:p>
          </table:table-cell>
          <table:table-cell table:formula="of:= CONCATENATE(&quot;&quot;&quot;&quot;; [.L$2]; &quot;&quot;&quot;&quot;; &quot;:&quot;; [.L28]; &quot;,&quot;)" office:value-type="string" office:string-value="&quot;air&quot;:5," calcext:value-type="string">
            <text:p>"air":5,</text:p>
          </table:table-cell>
          <table:table-cell table:formula="of:= CONCATENATE(&quot;&quot;&quot;&quot;; [.M$2]; &quot;&quot;&quot;&quot;; &quot;:&quot;; [.M28])" office:value-type="string" office:string-value="&quot;antiGravity&quot;:5" calcext:value-type="string">
            <text:p>"antiGravity":5</text:p>
          </table:table-cell>
          <table:table-cell table:formula="of:= CONCATENATE(&quot;&quot;&quot;&quot;; [.N$2]; &quot;&quot;&quot;&quot;; &quot;:&quot;; [.N28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28])" office:value-type="string" office:string-value="&quot;miniTurbo&quot;:3" calcext:value-type="string">
            <text:p>"miniTurbo":3</text:p>
          </table:table-cell>
          <table:table-cell table:formula="of:= CONCATENATE(&quot;{&quot;; [.Q28]; [.R28]; [.S28]; &quot;&quot;&quot;&quot;; &quot;speed&quot;; &quot;&quot;&quot;&quot;; &quot;:{&quot;; [.T28]; [.U28]; [.V28]; [.W28]; &quot;},&quot;; [.X28]; [.Y28]; &quot;&quot;&quot;&quot;; &quot;handling&quot;; &quot;&quot;&quot;&quot;; &quot;:{&quot;; [.Z28]; [.AA28]; [.AB28]; [.AC28]; &quot;},&quot;; [.AD28]; [.AE28]; &quot;}&quot;)" office:value-type="string" office:string-value="{&quot;name&quot;:&quot;Male Inkling&quot;,&quot;type&quot;:&quot;D&quot;,&quot;size&quot;:&quot;M&quot;,&quot;speed&quot;:{&quot;ground&quot;:5,&quot;water&quot;:5,&quot;air&quot;:5,&quot;antiGravity&quot;:5},&quot;acceleration&quot;:3,&quot;weight&quot;:5,&quot;handling&quot;:{&quot;ground&quot;:5,&quot;water&quot;:5,&quot;air&quot;:5,&quot;antiGravity&quot;:5},&quot;grid&quot;:1,&quot;miniTurbo&quot;:3}" calcext:value-type="string">
            <text:p>{"name":"Male Inkling","type":"D","size":"M","speed":{"ground":5,"water":5,"air":5,"antiGravity":5},"acceleration":3,"weight":5,"handling":{"ground":5,"water":5,"air":5,"antiGravity":5},"grid":1,"miniTurbo":3}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Mario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/>
          <table:table-cell table:formula="of:= CONCATENATE(&quot;&quot;&quot;&quot;; [.A$2]; &quot;&quot;&quot;&quot;; &quot;:&quot;; &quot;&quot;&quot;&quot;; [.A29]; &quot;&quot;&quot;&quot;; &quot;,&quot;)" office:value-type="string" office:string-value="&quot;name&quot;:&quot;Mario&quot;," calcext:value-type="string">
            <text:p>"name":"Mario",</text:p>
          </table:table-cell>
          <table:table-cell table:formula="of:= CONCATENATE(&quot;&quot;&quot;&quot;; [.B$2]; &quot;&quot;&quot;&quot;; &quot;:&quot;; &quot;&quot;&quot;&quot;; [.B29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29]; &quot;&quot;&quot;&quot;; &quot;,&quot;)" office:value-type="string" office:string-value="&quot;size&quot;:&quot;M&quot;," calcext:value-type="string">
            <text:p>"size":"M",</text:p>
          </table:table-cell>
          <table:table-cell table:formula="of:= CONCATENATE(&quot;&quot;&quot;&quot;; [.D$2]; &quot;&quot;&quot;&quot;; &quot;:&quot;; [.D29]; &quot;,&quot;)" office:value-type="string" office:string-value="&quot;ground&quot;:6," calcext:value-type="string">
            <text:p>"ground":6,</text:p>
          </table:table-cell>
          <table:table-cell table:formula="of:= CONCATENATE(&quot;&quot;&quot;&quot;; [.E$2]; &quot;&quot;&quot;&quot;; &quot;:&quot;; [.E29]; &quot;,&quot;)" office:value-type="string" office:string-value="&quot;water&quot;:6," calcext:value-type="string">
            <text:p>"water":6,</text:p>
          </table:table-cell>
          <table:table-cell table:formula="of:= CONCATENATE(&quot;&quot;&quot;&quot;; [.F$2]; &quot;&quot;&quot;&quot;; &quot;:&quot;; [.F29]; &quot;,&quot;)" office:value-type="string" office:string-value="&quot;air&quot;:6," calcext:value-type="string">
            <text:p>"air":6,</text:p>
          </table:table-cell>
          <table:table-cell table:formula="of:= CONCATENATE(&quot;&quot;&quot;&quot;; [.G$2]; &quot;&quot;&quot;&quot;; &quot;:&quot;; [.G29])" office:value-type="string" office:string-value="&quot;antiGravity&quot;:6" calcext:value-type="string">
            <text:p>"antiGravity":6</text:p>
          </table:table-cell>
          <table:table-cell table:formula="of:= CONCATENATE(&quot;&quot;&quot;&quot;; [.H$2]; &quot;&quot;&quot;&quot;; &quot;:&quot;; [.H29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29]; &quot;,&quot;)" office:value-type="string" office:string-value="&quot;weight&quot;:6," calcext:value-type="string">
            <text:p>"weight":6,</text:p>
          </table:table-cell>
          <table:table-cell table:formula="of:= CONCATENATE(&quot;&quot;&quot;&quot;; [.J$2]; &quot;&quot;&quot;&quot;; &quot;:&quot;; [.J29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29]; &quot;,&quot;)" office:value-type="string" office:string-value="&quot;water&quot;:4," calcext:value-type="string">
            <text:p>"water":4,</text:p>
          </table:table-cell>
          <table:table-cell table:formula="of:= CONCATENATE(&quot;&quot;&quot;&quot;; [.L$2]; &quot;&quot;&quot;&quot;; &quot;:&quot;; [.L29]; &quot;,&quot;)" office:value-type="string" office:string-value="&quot;air&quot;:4," calcext:value-type="string">
            <text:p>"air":4,</text:p>
          </table:table-cell>
          <table:table-cell table:formula="of:= CONCATENATE(&quot;&quot;&quot;&quot;; [.M$2]; &quot;&quot;&quot;&quot;; &quot;:&quot;; [.M29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29]; &quot;,&quot;)" office:value-type="string" office:string-value="&quot;grid&quot;:2," calcext:value-type="string">
            <text:p>"grid":2,</text:p>
          </table:table-cell>
          <table:table-cell table:formula="of:= CONCATENATE(&quot;&quot;&quot;&quot;; [.O$2]; &quot;&quot;&quot;&quot;; &quot;:&quot;; [.O29])" office:value-type="string" office:string-value="&quot;miniTurbo&quot;:2" calcext:value-type="string">
            <text:p>"miniTurbo":2</text:p>
          </table:table-cell>
          <table:table-cell table:formula="of:= CONCATENATE(&quot;{&quot;; [.Q29]; [.R29]; [.S29]; &quot;&quot;&quot;&quot;; &quot;speed&quot;; &quot;&quot;&quot;&quot;; &quot;:{&quot;; [.T29]; [.U29]; [.V29]; [.W29]; &quot;},&quot;; [.X29]; [.Y29]; &quot;&quot;&quot;&quot;; &quot;handling&quot;; &quot;&quot;&quot;&quot;; &quot;:{&quot;; [.Z29]; [.AA29]; [.AB29]; [.AC29]; &quot;},&quot;; [.AD29]; [.AE29]; &quot;}&quot;)" office:value-type="string" office:string-value="{&quot;name&quot;:&quot;Mario&quot;,&quot;type&quot;:&quot;D&quot;,&quot;size&quot;:&quot;M&quot;,&quot;speed&quot;:{&quot;ground&quot;:6,&quot;water&quot;:6,&quot;air&quot;:6,&quot;antiGravity&quot;:6},&quot;acceleration&quot;:2,&quot;weight&quot;:6,&quot;handling&quot;:{&quot;ground&quot;:4,&quot;water&quot;:4,&quot;air&quot;:4,&quot;antiGravity&quot;:4},&quot;grid&quot;:2,&quot;miniTurbo&quot;:2}" calcext:value-type="string">
            <text:p>{"name":"Mario","type":"D","size":"M","speed":{"ground":6,"water":6,"air":6,"antiGravity":6},"acceleration":2,"weight":6,"handling":{"ground":4,"water":4,"air":4,"antiGravity":4},"grid":2,"miniTurbo":2}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Ludwig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/>
          <table:table-cell table:formula="of:= CONCATENATE(&quot;&quot;&quot;&quot;; [.A$2]; &quot;&quot;&quot;&quot;; &quot;:&quot;; &quot;&quot;&quot;&quot;; [.A30]; &quot;&quot;&quot;&quot;; &quot;,&quot;)" office:value-type="string" office:string-value="&quot;name&quot;:&quot;Ludwig&quot;," calcext:value-type="string">
            <text:p>"name":"Ludwig",</text:p>
          </table:table-cell>
          <table:table-cell table:formula="of:= CONCATENATE(&quot;&quot;&quot;&quot;; [.B$2]; &quot;&quot;&quot;&quot;; &quot;:&quot;; &quot;&quot;&quot;&quot;; [.B30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30]; &quot;&quot;&quot;&quot;; &quot;,&quot;)" office:value-type="string" office:string-value="&quot;size&quot;:&quot;M&quot;," calcext:value-type="string">
            <text:p>"size":"M",</text:p>
          </table:table-cell>
          <table:table-cell table:formula="of:= CONCATENATE(&quot;&quot;&quot;&quot;; [.D$2]; &quot;&quot;&quot;&quot;; &quot;:&quot;; [.D30]; &quot;,&quot;)" office:value-type="string" office:string-value="&quot;ground&quot;:6," calcext:value-type="string">
            <text:p>"ground":6,</text:p>
          </table:table-cell>
          <table:table-cell table:formula="of:= CONCATENATE(&quot;&quot;&quot;&quot;; [.E$2]; &quot;&quot;&quot;&quot;; &quot;:&quot;; [.E30]; &quot;,&quot;)" office:value-type="string" office:string-value="&quot;water&quot;:6," calcext:value-type="string">
            <text:p>"water":6,</text:p>
          </table:table-cell>
          <table:table-cell table:formula="of:= CONCATENATE(&quot;&quot;&quot;&quot;; [.F$2]; &quot;&quot;&quot;&quot;; &quot;:&quot;; [.F30]; &quot;,&quot;)" office:value-type="string" office:string-value="&quot;air&quot;:6," calcext:value-type="string">
            <text:p>"air":6,</text:p>
          </table:table-cell>
          <table:table-cell table:formula="of:= CONCATENATE(&quot;&quot;&quot;&quot;; [.G$2]; &quot;&quot;&quot;&quot;; &quot;:&quot;; [.G30])" office:value-type="string" office:string-value="&quot;antiGravity&quot;:6" calcext:value-type="string">
            <text:p>"antiGravity":6</text:p>
          </table:table-cell>
          <table:table-cell table:formula="of:= CONCATENATE(&quot;&quot;&quot;&quot;; [.H$2]; &quot;&quot;&quot;&quot;; &quot;:&quot;; [.H30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30]; &quot;,&quot;)" office:value-type="string" office:string-value="&quot;weight&quot;:6," calcext:value-type="string">
            <text:p>"weight":6,</text:p>
          </table:table-cell>
          <table:table-cell table:formula="of:= CONCATENATE(&quot;&quot;&quot;&quot;; [.J$2]; &quot;&quot;&quot;&quot;; &quot;:&quot;; [.J30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30]; &quot;,&quot;)" office:value-type="string" office:string-value="&quot;water&quot;:4," calcext:value-type="string">
            <text:p>"water":4,</text:p>
          </table:table-cell>
          <table:table-cell table:formula="of:= CONCATENATE(&quot;&quot;&quot;&quot;; [.L$2]; &quot;&quot;&quot;&quot;; &quot;:&quot;; [.L30]; &quot;,&quot;)" office:value-type="string" office:string-value="&quot;air&quot;:4," calcext:value-type="string">
            <text:p>"air":4,</text:p>
          </table:table-cell>
          <table:table-cell table:formula="of:= CONCATENATE(&quot;&quot;&quot;&quot;; [.M$2]; &quot;&quot;&quot;&quot;; &quot;:&quot;; [.M30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30]; &quot;,&quot;)" office:value-type="string" office:string-value="&quot;grid&quot;:2," calcext:value-type="string">
            <text:p>"grid":2,</text:p>
          </table:table-cell>
          <table:table-cell table:formula="of:= CONCATENATE(&quot;&quot;&quot;&quot;; [.O$2]; &quot;&quot;&quot;&quot;; &quot;:&quot;; [.O30])" office:value-type="string" office:string-value="&quot;miniTurbo&quot;:2" calcext:value-type="string">
            <text:p>"miniTurbo":2</text:p>
          </table:table-cell>
          <table:table-cell table:formula="of:= CONCATENATE(&quot;{&quot;; [.Q30]; [.R30]; [.S30]; &quot;&quot;&quot;&quot;; &quot;speed&quot;; &quot;&quot;&quot;&quot;; &quot;:{&quot;; [.T30]; [.U30]; [.V30]; [.W30]; &quot;},&quot;; [.X30]; [.Y30]; &quot;&quot;&quot;&quot;; &quot;handling&quot;; &quot;&quot;&quot;&quot;; &quot;:{&quot;; [.Z30]; [.AA30]; [.AB30]; [.AC30]; &quot;},&quot;; [.AD30]; [.AE30]; &quot;}&quot;)" office:value-type="string" office:string-value="{&quot;name&quot;:&quot;Ludwig&quot;,&quot;type&quot;:&quot;D&quot;,&quot;size&quot;:&quot;M&quot;,&quot;speed&quot;:{&quot;ground&quot;:6,&quot;water&quot;:6,&quot;air&quot;:6,&quot;antiGravity&quot;:6},&quot;acceleration&quot;:2,&quot;weight&quot;:6,&quot;handling&quot;:{&quot;ground&quot;:4,&quot;water&quot;:4,&quot;air&quot;:4,&quot;antiGravity&quot;:4},&quot;grid&quot;:2,&quot;miniTurbo&quot;:2}" calcext:value-type="string">
            <text:p>{"name":"Ludwig","type":"D","size":"M","speed":{"ground":6,"water":6,"air":6,"antiGravity":6},"acceleration":2,"weight":6,"handling":{"ground":4,"water":4,"air":4,"antiGravity":4},"grid":2,"miniTurbo":2}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Mii (Medium)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/>
          <table:table-cell table:formula="of:= CONCATENATE(&quot;&quot;&quot;&quot;; [.A$2]; &quot;&quot;&quot;&quot;; &quot;:&quot;; &quot;&quot;&quot;&quot;; [.A31]; &quot;&quot;&quot;&quot;; &quot;,&quot;)" office:value-type="string" office:string-value="&quot;name&quot;:&quot;Mii (Medium)&quot;," calcext:value-type="string">
            <text:p>"name":"Mii (Medium)",</text:p>
          </table:table-cell>
          <table:table-cell table:formula="of:= CONCATENATE(&quot;&quot;&quot;&quot;; [.B$2]; &quot;&quot;&quot;&quot;; &quot;:&quot;; &quot;&quot;&quot;&quot;; [.B31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31]; &quot;&quot;&quot;&quot;; &quot;,&quot;)" office:value-type="string" office:string-value="&quot;size&quot;:&quot;M&quot;," calcext:value-type="string">
            <text:p>"size":"M",</text:p>
          </table:table-cell>
          <table:table-cell table:formula="of:= CONCATENATE(&quot;&quot;&quot;&quot;; [.D$2]; &quot;&quot;&quot;&quot;; &quot;:&quot;; [.D31]; &quot;,&quot;)" office:value-type="string" office:string-value="&quot;ground&quot;:6," calcext:value-type="string">
            <text:p>"ground":6,</text:p>
          </table:table-cell>
          <table:table-cell table:formula="of:= CONCATENATE(&quot;&quot;&quot;&quot;; [.E$2]; &quot;&quot;&quot;&quot;; &quot;:&quot;; [.E31]; &quot;,&quot;)" office:value-type="string" office:string-value="&quot;water&quot;:6," calcext:value-type="string">
            <text:p>"water":6,</text:p>
          </table:table-cell>
          <table:table-cell table:formula="of:= CONCATENATE(&quot;&quot;&quot;&quot;; [.F$2]; &quot;&quot;&quot;&quot;; &quot;:&quot;; [.F31]; &quot;,&quot;)" office:value-type="string" office:string-value="&quot;air&quot;:6," calcext:value-type="string">
            <text:p>"air":6,</text:p>
          </table:table-cell>
          <table:table-cell table:formula="of:= CONCATENATE(&quot;&quot;&quot;&quot;; [.G$2]; &quot;&quot;&quot;&quot;; &quot;:&quot;; [.G31])" office:value-type="string" office:string-value="&quot;antiGravity&quot;:6" calcext:value-type="string">
            <text:p>"antiGravity":6</text:p>
          </table:table-cell>
          <table:table-cell table:formula="of:= CONCATENATE(&quot;&quot;&quot;&quot;; [.H$2]; &quot;&quot;&quot;&quot;; &quot;:&quot;; [.H31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31]; &quot;,&quot;)" office:value-type="string" office:string-value="&quot;weight&quot;:6," calcext:value-type="string">
            <text:p>"weight":6,</text:p>
          </table:table-cell>
          <table:table-cell table:formula="of:= CONCATENATE(&quot;&quot;&quot;&quot;; [.J$2]; &quot;&quot;&quot;&quot;; &quot;:&quot;; [.J31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31]; &quot;,&quot;)" office:value-type="string" office:string-value="&quot;water&quot;:4," calcext:value-type="string">
            <text:p>"water":4,</text:p>
          </table:table-cell>
          <table:table-cell table:formula="of:= CONCATENATE(&quot;&quot;&quot;&quot;; [.L$2]; &quot;&quot;&quot;&quot;; &quot;:&quot;; [.L31]; &quot;,&quot;)" office:value-type="string" office:string-value="&quot;air&quot;:4," calcext:value-type="string">
            <text:p>"air":4,</text:p>
          </table:table-cell>
          <table:table-cell table:formula="of:= CONCATENATE(&quot;&quot;&quot;&quot;; [.M$2]; &quot;&quot;&quot;&quot;; &quot;:&quot;; [.M31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31]; &quot;,&quot;)" office:value-type="string" office:string-value="&quot;grid&quot;:2," calcext:value-type="string">
            <text:p>"grid":2,</text:p>
          </table:table-cell>
          <table:table-cell table:formula="of:= CONCATENATE(&quot;&quot;&quot;&quot;; [.O$2]; &quot;&quot;&quot;&quot;; &quot;:&quot;; [.O31])" office:value-type="string" office:string-value="&quot;miniTurbo&quot;:2" calcext:value-type="string">
            <text:p>"miniTurbo":2</text:p>
          </table:table-cell>
          <table:table-cell table:formula="of:= CONCATENATE(&quot;{&quot;; [.Q31]; [.R31]; [.S31]; &quot;&quot;&quot;&quot;; &quot;speed&quot;; &quot;&quot;&quot;&quot;; &quot;:{&quot;; [.T31]; [.U31]; [.V31]; [.W31]; &quot;},&quot;; [.X31]; [.Y31]; &quot;&quot;&quot;&quot;; &quot;handling&quot;; &quot;&quot;&quot;&quot;; &quot;:{&quot;; [.Z31]; [.AA31]; [.AB31]; [.AC31]; &quot;},&quot;; [.AD31]; [.AE31]; &quot;}&quot;)" office:value-type="string" office:string-value="{&quot;name&quot;:&quot;Mii (Medium)&quot;,&quot;type&quot;:&quot;D&quot;,&quot;size&quot;:&quot;M&quot;,&quot;speed&quot;:{&quot;ground&quot;:6,&quot;water&quot;:6,&quot;air&quot;:6,&quot;antiGravity&quot;:6},&quot;acceleration&quot;:2,&quot;weight&quot;:6,&quot;handling&quot;:{&quot;ground&quot;:4,&quot;water&quot;:4,&quot;air&quot;:4,&quot;antiGravity&quot;:4},&quot;grid&quot;:2,&quot;miniTurbo&quot;:2}" calcext:value-type="string">
            <text:p>{"name":"Mii (Medium)","type":"D","size":"M","speed":{"ground":6,"water":6,"air":6,"antiGravity":6},"acceleration":2,"weight":6,"handling":{"ground":4,"water":4,"air":4,"antiGravity":4},"grid":2,"miniTurbo":2}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uig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table:number-columns-repeated="4" table:style-name="Default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 CONCATENATE(&quot;&quot;&quot;&quot;; [.A$2]; &quot;&quot;&quot;&quot;; &quot;:&quot;; &quot;&quot;&quot;&quot;; [.A32]; &quot;&quot;&quot;&quot;; &quot;,&quot;)" office:value-type="string" office:string-value="&quot;name&quot;:&quot;Luigi&quot;," calcext:value-type="string">
            <text:p>"name":"Luigi",</text:p>
          </table:table-cell>
          <table:table-cell table:formula="of:= CONCATENATE(&quot;&quot;&quot;&quot;; [.B$2]; &quot;&quot;&quot;&quot;; &quot;:&quot;; &quot;&quot;&quot;&quot;; [.B32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32]; &quot;&quot;&quot;&quot;; &quot;,&quot;)" office:value-type="string" office:string-value="&quot;size&quot;:&quot;M&quot;," calcext:value-type="string">
            <text:p>"size":"M",</text:p>
          </table:table-cell>
          <table:table-cell table:formula="of:= CONCATENATE(&quot;&quot;&quot;&quot;; [.D$2]; &quot;&quot;&quot;&quot;; &quot;:&quot;; [.D32]; &quot;,&quot;)" office:value-type="string" office:string-value="&quot;ground&quot;:6," calcext:value-type="string">
            <text:p>"ground":6,</text:p>
          </table:table-cell>
          <table:table-cell table:formula="of:= CONCATENATE(&quot;&quot;&quot;&quot;; [.E$2]; &quot;&quot;&quot;&quot;; &quot;:&quot;; [.E32]; &quot;,&quot;)" office:value-type="string" office:string-value="&quot;water&quot;:6," calcext:value-type="string">
            <text:p>"water":6,</text:p>
          </table:table-cell>
          <table:table-cell table:formula="of:= CONCATENATE(&quot;&quot;&quot;&quot;; [.F$2]; &quot;&quot;&quot;&quot;; &quot;:&quot;; [.F32]; &quot;,&quot;)" office:value-type="string" office:string-value="&quot;air&quot;:6," calcext:value-type="string">
            <text:p>"air":6,</text:p>
          </table:table-cell>
          <table:table-cell table:formula="of:= CONCATENATE(&quot;&quot;&quot;&quot;; [.G$2]; &quot;&quot;&quot;&quot;; &quot;:&quot;; [.G32])" office:value-type="string" office:string-value="&quot;antiGravity&quot;:6" calcext:value-type="string">
            <text:p>"antiGravity":6</text:p>
          </table:table-cell>
          <table:table-cell table:formula="of:= CONCATENATE(&quot;&quot;&quot;&quot;; [.H$2]; &quot;&quot;&quot;&quot;; &quot;:&quot;; [.H32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32]; &quot;,&quot;)" office:value-type="string" office:string-value="&quot;weight&quot;:6," calcext:value-type="string">
            <text:p>"weight":6,</text:p>
          </table:table-cell>
          <table:table-cell table:formula="of:= CONCATENATE(&quot;&quot;&quot;&quot;; [.J$2]; &quot;&quot;&quot;&quot;; &quot;:&quot;; [.J32]; &quot;,&quot;)" office:value-type="string" office:string-value="&quot;ground&quot;:5," calcext:value-type="string">
            <text:p>"ground":5,</text:p>
          </table:table-cell>
          <table:table-cell table:formula="of:= CONCATENATE(&quot;&quot;&quot;&quot;; [.K$2]; &quot;&quot;&quot;&quot;; &quot;:&quot;; [.K32]; &quot;,&quot;)" office:value-type="string" office:string-value="&quot;water&quot;:5," calcext:value-type="string">
            <text:p>"water":5,</text:p>
          </table:table-cell>
          <table:table-cell table:formula="of:= CONCATENATE(&quot;&quot;&quot;&quot;; [.L$2]; &quot;&quot;&quot;&quot;; &quot;:&quot;; [.L32]; &quot;,&quot;)" office:value-type="string" office:string-value="&quot;air&quot;:5," calcext:value-type="string">
            <text:p>"air":5,</text:p>
          </table:table-cell>
          <table:table-cell table:formula="of:= CONCATENATE(&quot;&quot;&quot;&quot;; [.M$2]; &quot;&quot;&quot;&quot;; &quot;:&quot;; [.M32])" office:value-type="string" office:string-value="&quot;antiGravity&quot;:5" calcext:value-type="string">
            <text:p>"antiGravity":5</text:p>
          </table:table-cell>
          <table:table-cell table:formula="of:= CONCATENATE(&quot;&quot;&quot;&quot;; [.N$2]; &quot;&quot;&quot;&quot;; &quot;:&quot;; [.N32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32])" office:value-type="string" office:string-value="&quot;miniTurbo&quot;:2" calcext:value-type="string">
            <text:p>"miniTurbo":2</text:p>
          </table:table-cell>
          <table:table-cell table:formula="of:= CONCATENATE(&quot;{&quot;; [.Q32]; [.R32]; [.S32]; &quot;&quot;&quot;&quot;; &quot;speed&quot;; &quot;&quot;&quot;&quot;; &quot;:{&quot;; [.T32]; [.U32]; [.V32]; [.W32]; &quot;},&quot;; [.X32]; [.Y32]; &quot;&quot;&quot;&quot;; &quot;handling&quot;; &quot;&quot;&quot;&quot;; &quot;:{&quot;; [.Z32]; [.AA32]; [.AB32]; [.AC32]; &quot;},&quot;; [.AD32]; [.AE32]; &quot;}&quot;)" office:value-type="string" office:string-value="{&quot;name&quot;:&quot;Luigi&quot;,&quot;type&quot;:&quot;D&quot;,&quot;size&quot;:&quot;M&quot;,&quot;speed&quot;:{&quot;ground&quot;:6,&quot;water&quot;:6,&quot;air&quot;:6,&quot;antiGravity&quot;:6},&quot;acceleration&quot;:2,&quot;weight&quot;:6,&quot;handling&quot;:{&quot;ground&quot;:5,&quot;water&quot;:5,&quot;air&quot;:5,&quot;antiGravity&quot;:5},&quot;grid&quot;:1,&quot;miniTurbo&quot;:2}" calcext:value-type="string">
            <text:p>{"name":"Luigi","type":"D","size":"M","speed":{"ground":6,"water":6,"air":6,"antiGravity":6},"acceleration":2,"weight":6,"handling":{"ground":5,"water":5,"air":5,"antiGravity":5},"grid":1,"miniTurbo":2}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Igg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table:number-columns-repeated="4" table:style-name="Default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 CONCATENATE(&quot;&quot;&quot;&quot;; [.A$2]; &quot;&quot;&quot;&quot;; &quot;:&quot;; &quot;&quot;&quot;&quot;; [.A33]; &quot;&quot;&quot;&quot;; &quot;,&quot;)" office:value-type="string" office:string-value="&quot;name&quot;:&quot;Iggy&quot;," calcext:value-type="string">
            <text:p>"name":"Iggy",</text:p>
          </table:table-cell>
          <table:table-cell table:formula="of:= CONCATENATE(&quot;&quot;&quot;&quot;; [.B$2]; &quot;&quot;&quot;&quot;; &quot;:&quot;; &quot;&quot;&quot;&quot;; [.B33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33]; &quot;&quot;&quot;&quot;; &quot;,&quot;)" office:value-type="string" office:string-value="&quot;size&quot;:&quot;M&quot;," calcext:value-type="string">
            <text:p>"size":"M",</text:p>
          </table:table-cell>
          <table:table-cell table:formula="of:= CONCATENATE(&quot;&quot;&quot;&quot;; [.D$2]; &quot;&quot;&quot;&quot;; &quot;:&quot;; [.D33]; &quot;,&quot;)" office:value-type="string" office:string-value="&quot;ground&quot;:6," calcext:value-type="string">
            <text:p>"ground":6,</text:p>
          </table:table-cell>
          <table:table-cell table:formula="of:= CONCATENATE(&quot;&quot;&quot;&quot;; [.E$2]; &quot;&quot;&quot;&quot;; &quot;:&quot;; [.E33]; &quot;,&quot;)" office:value-type="string" office:string-value="&quot;water&quot;:6," calcext:value-type="string">
            <text:p>"water":6,</text:p>
          </table:table-cell>
          <table:table-cell table:formula="of:= CONCATENATE(&quot;&quot;&quot;&quot;; [.F$2]; &quot;&quot;&quot;&quot;; &quot;:&quot;; [.F33]; &quot;,&quot;)" office:value-type="string" office:string-value="&quot;air&quot;:6," calcext:value-type="string">
            <text:p>"air":6,</text:p>
          </table:table-cell>
          <table:table-cell table:formula="of:= CONCATENATE(&quot;&quot;&quot;&quot;; [.G$2]; &quot;&quot;&quot;&quot;; &quot;:&quot;; [.G33])" office:value-type="string" office:string-value="&quot;antiGravity&quot;:6" calcext:value-type="string">
            <text:p>"antiGravity":6</text:p>
          </table:table-cell>
          <table:table-cell table:formula="of:= CONCATENATE(&quot;&quot;&quot;&quot;; [.H$2]; &quot;&quot;&quot;&quot;; &quot;:&quot;; [.H33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33]; &quot;,&quot;)" office:value-type="string" office:string-value="&quot;weight&quot;:6," calcext:value-type="string">
            <text:p>"weight":6,</text:p>
          </table:table-cell>
          <table:table-cell table:formula="of:= CONCATENATE(&quot;&quot;&quot;&quot;; [.J$2]; &quot;&quot;&quot;&quot;; &quot;:&quot;; [.J33]; &quot;,&quot;)" office:value-type="string" office:string-value="&quot;ground&quot;:5," calcext:value-type="string">
            <text:p>"ground":5,</text:p>
          </table:table-cell>
          <table:table-cell table:formula="of:= CONCATENATE(&quot;&quot;&quot;&quot;; [.K$2]; &quot;&quot;&quot;&quot;; &quot;:&quot;; [.K33]; &quot;,&quot;)" office:value-type="string" office:string-value="&quot;water&quot;:5," calcext:value-type="string">
            <text:p>"water":5,</text:p>
          </table:table-cell>
          <table:table-cell table:formula="of:= CONCATENATE(&quot;&quot;&quot;&quot;; [.L$2]; &quot;&quot;&quot;&quot;; &quot;:&quot;; [.L33]; &quot;,&quot;)" office:value-type="string" office:string-value="&quot;air&quot;:5," calcext:value-type="string">
            <text:p>"air":5,</text:p>
          </table:table-cell>
          <table:table-cell table:formula="of:= CONCATENATE(&quot;&quot;&quot;&quot;; [.M$2]; &quot;&quot;&quot;&quot;; &quot;:&quot;; [.M33])" office:value-type="string" office:string-value="&quot;antiGravity&quot;:5" calcext:value-type="string">
            <text:p>"antiGravity":5</text:p>
          </table:table-cell>
          <table:table-cell table:formula="of:= CONCATENATE(&quot;&quot;&quot;&quot;; [.N$2]; &quot;&quot;&quot;&quot;; &quot;:&quot;; [.N33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33])" office:value-type="string" office:string-value="&quot;miniTurbo&quot;:2" calcext:value-type="string">
            <text:p>"miniTurbo":2</text:p>
          </table:table-cell>
          <table:table-cell table:formula="of:= CONCATENATE(&quot;{&quot;; [.Q33]; [.R33]; [.S33]; &quot;&quot;&quot;&quot;; &quot;speed&quot;; &quot;&quot;&quot;&quot;; &quot;:{&quot;; [.T33]; [.U33]; [.V33]; [.W33]; &quot;},&quot;; [.X33]; [.Y33]; &quot;&quot;&quot;&quot;; &quot;handling&quot;; &quot;&quot;&quot;&quot;; &quot;:{&quot;; [.Z33]; [.AA33]; [.AB33]; [.AC33]; &quot;},&quot;; [.AD33]; [.AE33]; &quot;}&quot;)" office:value-type="string" office:string-value="{&quot;name&quot;:&quot;Iggy&quot;,&quot;type&quot;:&quot;D&quot;,&quot;size&quot;:&quot;M&quot;,&quot;speed&quot;:{&quot;ground&quot;:6,&quot;water&quot;:6,&quot;air&quot;:6,&quot;antiGravity&quot;:6},&quot;acceleration&quot;:2,&quot;weight&quot;:6,&quot;handling&quot;:{&quot;ground&quot;:5,&quot;water&quot;:5,&quot;air&quot;:5,&quot;antiGravity&quot;:5},&quot;grid&quot;:1,&quot;miniTurbo&quot;:2}" calcext:value-type="string">
            <text:p>{"name":"Iggy","type":"D","size":"M","speed":{"ground":6,"water":6,"air":6,"antiGravity":6},"acceleration":2,"weight":6,"handling":{"ground":5,"water":5,"air":5,"antiGravity":5},"grid":1,"miniTurbo":2}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Metal Mario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</text:p>
          </table:table-cell>
          <table:table-cell table:number-columns-repeated="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formula="of:= CONCATENATE(&quot;&quot;&quot;&quot;; [.A$2]; &quot;&quot;&quot;&quot;; &quot;:&quot;; &quot;&quot;&quot;&quot;; [.A34]; &quot;&quot;&quot;&quot;; &quot;,&quot;)" office:value-type="string" office:string-value="&quot;name&quot;:&quot;Metal Mario&quot;," calcext:value-type="string">
            <text:p>"name":"Metal Mario",</text:p>
          </table:table-cell>
          <table:table-cell table:formula="of:= CONCATENATE(&quot;&quot;&quot;&quot;; [.B$2]; &quot;&quot;&quot;&quot;; &quot;:&quot;; &quot;&quot;&quot;&quot;; [.B34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34]; &quot;&quot;&quot;&quot;; &quot;,&quot;)" office:value-type="string" office:string-value="&quot;size&quot;:&quot;M&quot;," calcext:value-type="string">
            <text:p>"size":"M",</text:p>
          </table:table-cell>
          <table:table-cell table:formula="of:= CONCATENATE(&quot;&quot;&quot;&quot;; [.D$2]; &quot;&quot;&quot;&quot;; &quot;:&quot;; [.D34]; &quot;,&quot;)" office:value-type="string" office:string-value="&quot;ground&quot;:8," calcext:value-type="string">
            <text:p>"ground":8,</text:p>
          </table:table-cell>
          <table:table-cell table:formula="of:= CONCATENATE(&quot;&quot;&quot;&quot;; [.E$2]; &quot;&quot;&quot;&quot;; &quot;:&quot;; [.E34]; &quot;,&quot;)" office:value-type="string" office:string-value="&quot;water&quot;:8," calcext:value-type="string">
            <text:p>"water":8,</text:p>
          </table:table-cell>
          <table:table-cell table:formula="of:= CONCATENATE(&quot;&quot;&quot;&quot;; [.F$2]; &quot;&quot;&quot;&quot;; &quot;:&quot;; [.F34]; &quot;,&quot;)" office:value-type="string" office:string-value="&quot;air&quot;:8," calcext:value-type="string">
            <text:p>"air":8,</text:p>
          </table:table-cell>
          <table:table-cell table:formula="of:= CONCATENATE(&quot;&quot;&quot;&quot;; [.G$2]; &quot;&quot;&quot;&quot;; &quot;:&quot;; [.G34])" office:value-type="string" office:string-value="&quot;antiGravity&quot;:8" calcext:value-type="string">
            <text:p>"antiGravity":8</text:p>
          </table:table-cell>
          <table:table-cell table:formula="of:= CONCATENATE(&quot;&quot;&quot;&quot;; [.H$2]; &quot;&quot;&quot;&quot;; &quot;:&quot;; [.H34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34]; &quot;,&quot;)" office:value-type="string" office:string-value="&quot;weight&quot;:10," calcext:value-type="string">
            <text:p>"weight":10,</text:p>
          </table:table-cell>
          <table:table-cell table:formula="of:= CONCATENATE(&quot;&quot;&quot;&quot;; [.J$2]; &quot;&quot;&quot;&quot;; &quot;:&quot;; [.J34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34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34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34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34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34])" office:value-type="string" office:string-value="&quot;miniTurbo&quot;:1" calcext:value-type="string">
            <text:p>"miniTurbo":1</text:p>
          </table:table-cell>
          <table:table-cell table:formula="of:= CONCATENATE(&quot;{&quot;; [.Q34]; [.R34]; [.S34]; &quot;&quot;&quot;&quot;; &quot;speed&quot;; &quot;&quot;&quot;&quot;; &quot;:{&quot;; [.T34]; [.U34]; [.V34]; [.W34]; &quot;},&quot;; [.X34]; [.Y34]; &quot;&quot;&quot;&quot;; &quot;handling&quot;; &quot;&quot;&quot;&quot;; &quot;:{&quot;; [.Z34]; [.AA34]; [.AB34]; [.AC34]; &quot;},&quot;; [.AD34]; [.AE34]; &quot;}&quot;)" office:value-type="string" office:string-value="{&quot;name&quot;:&quot;Metal Mario&quot;,&quot;type&quot;:&quot;D&quot;,&quot;size&quot;:&quot;M&quot;,&quot;speed&quot;:{&quot;ground&quot;:8,&quot;water&quot;:8,&quot;air&quot;:8,&quot;antiGravity&quot;:8},&quot;acceleration&quot;:1,&quot;weight&quot;:10,&quot;handling&quot;:{&quot;ground&quot;:3,&quot;water&quot;:3,&quot;air&quot;:3,&quot;antiGravity&quot;:3},&quot;grid&quot;:1,&quot;miniTurbo&quot;:1}" calcext:value-type="string">
            <text:p>{"name":"Metal Mario","type":"D","size":"M","speed":{"ground":8,"water":8,"air":8,"antiGravity":8},"acceleration":1,"weight":10,"handling":{"ground":3,"water":3,"air":3,"antiGravity":3},"grid":1,"miniTurbo":1}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PGPeach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</text:p>
          </table:table-cell>
          <table:table-cell table:number-columns-repeated="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formula="of:= CONCATENATE(&quot;&quot;&quot;&quot;; [.A$2]; &quot;&quot;&quot;&quot;; &quot;:&quot;; &quot;&quot;&quot;&quot;; [.A35]; &quot;&quot;&quot;&quot;; &quot;,&quot;)" office:value-type="string" office:string-value="&quot;name&quot;:&quot;PGPeach&quot;," calcext:value-type="string">
            <text:p>"name":"PGPeach",</text:p>
          </table:table-cell>
          <table:table-cell table:formula="of:= CONCATENATE(&quot;&quot;&quot;&quot;; [.B$2]; &quot;&quot;&quot;&quot;; &quot;:&quot;; &quot;&quot;&quot;&quot;; [.B35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35]; &quot;&quot;&quot;&quot;; &quot;,&quot;)" office:value-type="string" office:string-value="&quot;size&quot;:&quot;M&quot;," calcext:value-type="string">
            <text:p>"size":"M",</text:p>
          </table:table-cell>
          <table:table-cell table:formula="of:= CONCATENATE(&quot;&quot;&quot;&quot;; [.D$2]; &quot;&quot;&quot;&quot;; &quot;:&quot;; [.D35]; &quot;,&quot;)" office:value-type="string" office:string-value="&quot;ground&quot;:8," calcext:value-type="string">
            <text:p>"ground":8,</text:p>
          </table:table-cell>
          <table:table-cell table:formula="of:= CONCATENATE(&quot;&quot;&quot;&quot;; [.E$2]; &quot;&quot;&quot;&quot;; &quot;:&quot;; [.E35]; &quot;,&quot;)" office:value-type="string" office:string-value="&quot;water&quot;:8," calcext:value-type="string">
            <text:p>"water":8,</text:p>
          </table:table-cell>
          <table:table-cell table:formula="of:= CONCATENATE(&quot;&quot;&quot;&quot;; [.F$2]; &quot;&quot;&quot;&quot;; &quot;:&quot;; [.F35]; &quot;,&quot;)" office:value-type="string" office:string-value="&quot;air&quot;:8," calcext:value-type="string">
            <text:p>"air":8,</text:p>
          </table:table-cell>
          <table:table-cell table:formula="of:= CONCATENATE(&quot;&quot;&quot;&quot;; [.G$2]; &quot;&quot;&quot;&quot;; &quot;:&quot;; [.G35])" office:value-type="string" office:string-value="&quot;antiGravity&quot;:8" calcext:value-type="string">
            <text:p>"antiGravity":8</text:p>
          </table:table-cell>
          <table:table-cell table:formula="of:= CONCATENATE(&quot;&quot;&quot;&quot;; [.H$2]; &quot;&quot;&quot;&quot;; &quot;:&quot;; [.H35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35]; &quot;,&quot;)" office:value-type="string" office:string-value="&quot;weight&quot;:10," calcext:value-type="string">
            <text:p>"weight":10,</text:p>
          </table:table-cell>
          <table:table-cell table:formula="of:= CONCATENATE(&quot;&quot;&quot;&quot;; [.J$2]; &quot;&quot;&quot;&quot;; &quot;:&quot;; [.J35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35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35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35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35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35])" office:value-type="string" office:string-value="&quot;miniTurbo&quot;:1" calcext:value-type="string">
            <text:p>"miniTurbo":1</text:p>
          </table:table-cell>
          <table:table-cell table:formula="of:= CONCATENATE(&quot;{&quot;; [.Q35]; [.R35]; [.S35]; &quot;&quot;&quot;&quot;; &quot;speed&quot;; &quot;&quot;&quot;&quot;; &quot;:{&quot;; [.T35]; [.U35]; [.V35]; [.W35]; &quot;},&quot;; [.X35]; [.Y35]; &quot;&quot;&quot;&quot;; &quot;handling&quot;; &quot;&quot;&quot;&quot;; &quot;:{&quot;; [.Z35]; [.AA35]; [.AB35]; [.AC35]; &quot;},&quot;; [.AD35]; [.AE35]; &quot;}&quot;)" office:value-type="string" office:string-value="{&quot;name&quot;:&quot;PGPeach&quot;,&quot;type&quot;:&quot;D&quot;,&quot;size&quot;:&quot;M&quot;,&quot;speed&quot;:{&quot;ground&quot;:8,&quot;water&quot;:8,&quot;air&quot;:8,&quot;antiGravity&quot;:8},&quot;acceleration&quot;:1,&quot;weight&quot;:10,&quot;handling&quot;:{&quot;ground&quot;:3,&quot;water&quot;:3,&quot;air&quot;:3,&quot;antiGravity&quot;:3},&quot;grid&quot;:1,&quot;miniTurbo&quot;:1}" calcext:value-type="string">
            <text:p>{"name":"PGPeach","type":"D","size":"M","speed":{"ground":8,"water":8,"air":8,"antiGravity":8},"acceleration":1,"weight":10,"handling":{"ground":3,"water":3,"air":3,"antiGravity":3},"grid":1,"miniTurbo":1}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Gold Mario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</text:p>
          </table:table-cell>
          <table:table-cell table:number-columns-repeated="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formula="of:= CONCATENATE(&quot;&quot;&quot;&quot;; [.A$2]; &quot;&quot;&quot;&quot;; &quot;:&quot;; &quot;&quot;&quot;&quot;; [.A36]; &quot;&quot;&quot;&quot;; &quot;,&quot;)" office:value-type="string" office:string-value="&quot;name&quot;:&quot;Gold Mario&quot;," calcext:value-type="string">
            <text:p>"name":"Gold Mario",</text:p>
          </table:table-cell>
          <table:table-cell table:formula="of:= CONCATENATE(&quot;&quot;&quot;&quot;; [.B$2]; &quot;&quot;&quot;&quot;; &quot;:&quot;; &quot;&quot;&quot;&quot;; [.B36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36]; &quot;&quot;&quot;&quot;; &quot;,&quot;)" office:value-type="string" office:string-value="&quot;size&quot;:&quot;M&quot;," calcext:value-type="string">
            <text:p>"size":"M",</text:p>
          </table:table-cell>
          <table:table-cell table:formula="of:= CONCATENATE(&quot;&quot;&quot;&quot;; [.D$2]; &quot;&quot;&quot;&quot;; &quot;:&quot;; [.D36]; &quot;,&quot;)" office:value-type="string" office:string-value="&quot;ground&quot;:8," calcext:value-type="string">
            <text:p>"ground":8,</text:p>
          </table:table-cell>
          <table:table-cell table:formula="of:= CONCATENATE(&quot;&quot;&quot;&quot;; [.E$2]; &quot;&quot;&quot;&quot;; &quot;:&quot;; [.E36]; &quot;,&quot;)" office:value-type="string" office:string-value="&quot;water&quot;:8," calcext:value-type="string">
            <text:p>"water":8,</text:p>
          </table:table-cell>
          <table:table-cell table:formula="of:= CONCATENATE(&quot;&quot;&quot;&quot;; [.F$2]; &quot;&quot;&quot;&quot;; &quot;:&quot;; [.F36]; &quot;,&quot;)" office:value-type="string" office:string-value="&quot;air&quot;:8," calcext:value-type="string">
            <text:p>"air":8,</text:p>
          </table:table-cell>
          <table:table-cell table:formula="of:= CONCATENATE(&quot;&quot;&quot;&quot;; [.G$2]; &quot;&quot;&quot;&quot;; &quot;:&quot;; [.G36])" office:value-type="string" office:string-value="&quot;antiGravity&quot;:8" calcext:value-type="string">
            <text:p>"antiGravity":8</text:p>
          </table:table-cell>
          <table:table-cell table:formula="of:= CONCATENATE(&quot;&quot;&quot;&quot;; [.H$2]; &quot;&quot;&quot;&quot;; &quot;:&quot;; [.H36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36]; &quot;,&quot;)" office:value-type="string" office:string-value="&quot;weight&quot;:10," calcext:value-type="string">
            <text:p>"weight":10,</text:p>
          </table:table-cell>
          <table:table-cell table:formula="of:= CONCATENATE(&quot;&quot;&quot;&quot;; [.J$2]; &quot;&quot;&quot;&quot;; &quot;:&quot;; [.J36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36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36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36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36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36])" office:value-type="string" office:string-value="&quot;miniTurbo&quot;:1" calcext:value-type="string">
            <text:p>"miniTurbo":1</text:p>
          </table:table-cell>
          <table:table-cell table:formula="of:= CONCATENATE(&quot;{&quot;; [.Q36]; [.R36]; [.S36]; &quot;&quot;&quot;&quot;; &quot;speed&quot;; &quot;&quot;&quot;&quot;; &quot;:{&quot;; [.T36]; [.U36]; [.V36]; [.W36]; &quot;},&quot;; [.X36]; [.Y36]; &quot;&quot;&quot;&quot;; &quot;handling&quot;; &quot;&quot;&quot;&quot;; &quot;:{&quot;; [.Z36]; [.AA36]; [.AB36]; [.AC36]; &quot;},&quot;; [.AD36]; [.AE36]; &quot;}&quot;)" office:value-type="string" office:string-value="{&quot;name&quot;:&quot;Gold Mario&quot;,&quot;type&quot;:&quot;D&quot;,&quot;size&quot;:&quot;M&quot;,&quot;speed&quot;:{&quot;ground&quot;:8,&quot;water&quot;:8,&quot;air&quot;:8,&quot;antiGravity&quot;:8},&quot;acceleration&quot;:1,&quot;weight&quot;:10,&quot;handling&quot;:{&quot;ground&quot;:3,&quot;water&quot;:3,&quot;air&quot;:3,&quot;antiGravity&quot;:3},&quot;grid&quot;:1,&quot;miniTurbo&quot;:1}" calcext:value-type="string">
            <text:p>{"name":"Gold Mario","type":"D","size":"M","speed":{"ground":8,"water":8,"air":8,"antiGravity":8},"acceleration":1,"weight":10,"handling":{"ground":3,"water":3,"air":3,"antiGravity":3},"grid":1,"miniTurbo":1}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Rosali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table:number-columns-repeated="4" table:style-name="Default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 CONCATENATE(&quot;&quot;&quot;&quot;; [.A$2]; &quot;&quot;&quot;&quot;; &quot;:&quot;; &quot;&quot;&quot;&quot;; [.A37]; &quot;&quot;&quot;&quot;; &quot;,&quot;)" office:value-type="string" office:string-value="&quot;name&quot;:&quot;Rosalina&quot;," calcext:value-type="string">
            <text:p>"name":"Rosalina",</text:p>
          </table:table-cell>
          <table:table-cell table:formula="of:= CONCATENATE(&quot;&quot;&quot;&quot;; [.B$2]; &quot;&quot;&quot;&quot;; &quot;:&quot;; &quot;&quot;&quot;&quot;; [.B37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37]; &quot;&quot;&quot;&quot;; &quot;,&quot;)" office:value-type="string" office:string-value="&quot;size&quot;:&quot;L&quot;," calcext:value-type="string">
            <text:p>"size":"L",</text:p>
          </table:table-cell>
          <table:table-cell table:formula="of:= CONCATENATE(&quot;&quot;&quot;&quot;; [.D$2]; &quot;&quot;&quot;&quot;; &quot;:&quot;; [.D37]; &quot;,&quot;)" office:value-type="string" office:string-value="&quot;ground&quot;:7," calcext:value-type="string">
            <text:p>"ground":7,</text:p>
          </table:table-cell>
          <table:table-cell table:formula="of:= CONCATENATE(&quot;&quot;&quot;&quot;; [.E$2]; &quot;&quot;&quot;&quot;; &quot;:&quot;; [.E37]; &quot;,&quot;)" office:value-type="string" office:string-value="&quot;water&quot;:7," calcext:value-type="string">
            <text:p>"water":7,</text:p>
          </table:table-cell>
          <table:table-cell table:formula="of:= CONCATENATE(&quot;&quot;&quot;&quot;; [.F$2]; &quot;&quot;&quot;&quot;; &quot;:&quot;; [.F37]; &quot;,&quot;)" office:value-type="string" office:string-value="&quot;air&quot;:7," calcext:value-type="string">
            <text:p>"air":7,</text:p>
          </table:table-cell>
          <table:table-cell table:formula="of:= CONCATENATE(&quot;&quot;&quot;&quot;; [.G$2]; &quot;&quot;&quot;&quot;; &quot;:&quot;; [.G37])" office:value-type="string" office:string-value="&quot;antiGravity&quot;:7" calcext:value-type="string">
            <text:p>"antiGravity":7</text:p>
          </table:table-cell>
          <table:table-cell table:formula="of:= CONCATENATE(&quot;&quot;&quot;&quot;; [.H$2]; &quot;&quot;&quot;&quot;; &quot;:&quot;; [.H37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37]; &quot;,&quot;)" office:value-type="string" office:string-value="&quot;weight&quot;:7," calcext:value-type="string">
            <text:p>"weight":7,</text:p>
          </table:table-cell>
          <table:table-cell table:formula="of:= CONCATENATE(&quot;&quot;&quot;&quot;; [.J$2]; &quot;&quot;&quot;&quot;; &quot;:&quot;; [.J37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37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37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37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37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37])" office:value-type="string" office:string-value="&quot;miniTurbo&quot;:2" calcext:value-type="string">
            <text:p>"miniTurbo":2</text:p>
          </table:table-cell>
          <table:table-cell table:formula="of:= CONCATENATE(&quot;{&quot;; [.Q37]; [.R37]; [.S37]; &quot;&quot;&quot;&quot;; &quot;speed&quot;; &quot;&quot;&quot;&quot;; &quot;:{&quot;; [.T37]; [.U37]; [.V37]; [.W37]; &quot;},&quot;; [.X37]; [.Y37]; &quot;&quot;&quot;&quot;; &quot;handling&quot;; &quot;&quot;&quot;&quot;; &quot;:{&quot;; [.Z37]; [.AA37]; [.AB37]; [.AC37]; &quot;},&quot;; [.AD37]; [.AE37]; &quot;}&quot;)" office:value-type="string" office:string-value="{&quot;name&quot;:&quot;Rosalina&quot;,&quot;type&quot;:&quot;D&quot;,&quot;size&quot;:&quot;L&quot;,&quot;speed&quot;:{&quot;ground&quot;:7,&quot;water&quot;:7,&quot;air&quot;:7,&quot;antiGravity&quot;:7},&quot;acceleration&quot;:1,&quot;weight&quot;:7,&quot;handling&quot;:{&quot;ground&quot;:3,&quot;water&quot;:3,&quot;air&quot;:3,&quot;antiGravity&quot;:3},&quot;grid&quot;:3,&quot;miniTurbo&quot;:2}" calcext:value-type="string">
            <text:p>{"name":"Rosalina","type":"D","size":"L","speed":{"ground":7,"water":7,"air":7,"antiGravity":7},"acceleration":1,"weight":7,"handling":{"ground":3,"water":3,"air":3,"antiGravity":3},"grid":3,"miniTurbo":2}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table:number-columns-repeated="4" table:style-name="Default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 CONCATENATE(&quot;&quot;&quot;&quot;; [.A$2]; &quot;&quot;&quot;&quot;; &quot;:&quot;; &quot;&quot;&quot;&quot;; [.A38]; &quot;&quot;&quot;&quot;; &quot;,&quot;)" office:value-type="string" office:string-value="&quot;name&quot;:&quot;Link&quot;," calcext:value-type="string">
            <text:p>"name":"Link",</text:p>
          </table:table-cell>
          <table:table-cell table:formula="of:= CONCATENATE(&quot;&quot;&quot;&quot;; [.B$2]; &quot;&quot;&quot;&quot;; &quot;:&quot;; &quot;&quot;&quot;&quot;; [.B38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38]; &quot;&quot;&quot;&quot;; &quot;,&quot;)" office:value-type="string" office:string-value="&quot;size&quot;:&quot;L&quot;," calcext:value-type="string">
            <text:p>"size":"L",</text:p>
          </table:table-cell>
          <table:table-cell table:formula="of:= CONCATENATE(&quot;&quot;&quot;&quot;; [.D$2]; &quot;&quot;&quot;&quot;; &quot;:&quot;; [.D38]; &quot;,&quot;)" office:value-type="string" office:string-value="&quot;ground&quot;:7," calcext:value-type="string">
            <text:p>"ground":7,</text:p>
          </table:table-cell>
          <table:table-cell table:formula="of:= CONCATENATE(&quot;&quot;&quot;&quot;; [.E$2]; &quot;&quot;&quot;&quot;; &quot;:&quot;; [.E38]; &quot;,&quot;)" office:value-type="string" office:string-value="&quot;water&quot;:7," calcext:value-type="string">
            <text:p>"water":7,</text:p>
          </table:table-cell>
          <table:table-cell table:formula="of:= CONCATENATE(&quot;&quot;&quot;&quot;; [.F$2]; &quot;&quot;&quot;&quot;; &quot;:&quot;; [.F38]; &quot;,&quot;)" office:value-type="string" office:string-value="&quot;air&quot;:7," calcext:value-type="string">
            <text:p>"air":7,</text:p>
          </table:table-cell>
          <table:table-cell table:formula="of:= CONCATENATE(&quot;&quot;&quot;&quot;; [.G$2]; &quot;&quot;&quot;&quot;; &quot;:&quot;; [.G38])" office:value-type="string" office:string-value="&quot;antiGravity&quot;:7" calcext:value-type="string">
            <text:p>"antiGravity":7</text:p>
          </table:table-cell>
          <table:table-cell table:formula="of:= CONCATENATE(&quot;&quot;&quot;&quot;; [.H$2]; &quot;&quot;&quot;&quot;; &quot;:&quot;; [.H38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38]; &quot;,&quot;)" office:value-type="string" office:string-value="&quot;weight&quot;:7," calcext:value-type="string">
            <text:p>"weight":7,</text:p>
          </table:table-cell>
          <table:table-cell table:formula="of:= CONCATENATE(&quot;&quot;&quot;&quot;; [.J$2]; &quot;&quot;&quot;&quot;; &quot;:&quot;; [.J38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38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38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38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38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38])" office:value-type="string" office:string-value="&quot;miniTurbo&quot;:2" calcext:value-type="string">
            <text:p>"miniTurbo":2</text:p>
          </table:table-cell>
          <table:table-cell table:formula="of:= CONCATENATE(&quot;{&quot;; [.Q38]; [.R38]; [.S38]; &quot;&quot;&quot;&quot;; &quot;speed&quot;; &quot;&quot;&quot;&quot;; &quot;:{&quot;; [.T38]; [.U38]; [.V38]; [.W38]; &quot;},&quot;; [.X38]; [.Y38]; &quot;&quot;&quot;&quot;; &quot;handling&quot;; &quot;&quot;&quot;&quot;; &quot;:{&quot;; [.Z38]; [.AA38]; [.AB38]; [.AC38]; &quot;},&quot;; [.AD38]; [.AE38]; &quot;}&quot;)" office:value-type="string" office:string-value="{&quot;name&quot;:&quot;Link&quot;,&quot;type&quot;:&quot;D&quot;,&quot;size&quot;:&quot;L&quot;,&quot;speed&quot;:{&quot;ground&quot;:7,&quot;water&quot;:7,&quot;air&quot;:7,&quot;antiGravity&quot;:7},&quot;acceleration&quot;:1,&quot;weight&quot;:7,&quot;handling&quot;:{&quot;ground&quot;:3,&quot;water&quot;:3,&quot;air&quot;:3,&quot;antiGravity&quot;:3},&quot;grid&quot;:3,&quot;miniTurbo&quot;:2}" calcext:value-type="string">
            <text:p>{"name":"Link","type":"D","size":"L","speed":{"ground":7,"water":7,"air":7,"antiGravity":7},"acceleration":1,"weight":7,"handling":{"ground":3,"water":3,"air":3,"antiGravity":3},"grid":3,"miniTurbo":2}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King Bo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table:number-columns-repeated="4" table:style-name="Default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 CONCATENATE(&quot;&quot;&quot;&quot;; [.A$2]; &quot;&quot;&quot;&quot;; &quot;:&quot;; &quot;&quot;&quot;&quot;; [.A39]; &quot;&quot;&quot;&quot;; &quot;,&quot;)" office:value-type="string" office:string-value="&quot;name&quot;:&quot;King Boo&quot;," calcext:value-type="string">
            <text:p>"name":"King Boo",</text:p>
          </table:table-cell>
          <table:table-cell table:formula="of:= CONCATENATE(&quot;&quot;&quot;&quot;; [.B$2]; &quot;&quot;&quot;&quot;; &quot;:&quot;; &quot;&quot;&quot;&quot;; [.B39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39]; &quot;&quot;&quot;&quot;; &quot;,&quot;)" office:value-type="string" office:string-value="&quot;size&quot;:&quot;L&quot;," calcext:value-type="string">
            <text:p>"size":"L",</text:p>
          </table:table-cell>
          <table:table-cell table:formula="of:= CONCATENATE(&quot;&quot;&quot;&quot;; [.D$2]; &quot;&quot;&quot;&quot;; &quot;:&quot;; [.D39]; &quot;,&quot;)" office:value-type="string" office:string-value="&quot;ground&quot;:7," calcext:value-type="string">
            <text:p>"ground":7,</text:p>
          </table:table-cell>
          <table:table-cell table:formula="of:= CONCATENATE(&quot;&quot;&quot;&quot;; [.E$2]; &quot;&quot;&quot;&quot;; &quot;:&quot;; [.E39]; &quot;,&quot;)" office:value-type="string" office:string-value="&quot;water&quot;:7," calcext:value-type="string">
            <text:p>"water":7,</text:p>
          </table:table-cell>
          <table:table-cell table:formula="of:= CONCATENATE(&quot;&quot;&quot;&quot;; [.F$2]; &quot;&quot;&quot;&quot;; &quot;:&quot;; [.F39]; &quot;,&quot;)" office:value-type="string" office:string-value="&quot;air&quot;:7," calcext:value-type="string">
            <text:p>"air":7,</text:p>
          </table:table-cell>
          <table:table-cell table:formula="of:= CONCATENATE(&quot;&quot;&quot;&quot;; [.G$2]; &quot;&quot;&quot;&quot;; &quot;:&quot;; [.G39])" office:value-type="string" office:string-value="&quot;antiGravity&quot;:7" calcext:value-type="string">
            <text:p>"antiGravity":7</text:p>
          </table:table-cell>
          <table:table-cell table:formula="of:= CONCATENATE(&quot;&quot;&quot;&quot;; [.H$2]; &quot;&quot;&quot;&quot;; &quot;:&quot;; [.H39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39]; &quot;,&quot;)" office:value-type="string" office:string-value="&quot;weight&quot;:7," calcext:value-type="string">
            <text:p>"weight":7,</text:p>
          </table:table-cell>
          <table:table-cell table:formula="of:= CONCATENATE(&quot;&quot;&quot;&quot;; [.J$2]; &quot;&quot;&quot;&quot;; &quot;:&quot;; [.J39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39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39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39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39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39])" office:value-type="string" office:string-value="&quot;miniTurbo&quot;:2" calcext:value-type="string">
            <text:p>"miniTurbo":2</text:p>
          </table:table-cell>
          <table:table-cell table:formula="of:= CONCATENATE(&quot;{&quot;; [.Q39]; [.R39]; [.S39]; &quot;&quot;&quot;&quot;; &quot;speed&quot;; &quot;&quot;&quot;&quot;; &quot;:{&quot;; [.T39]; [.U39]; [.V39]; [.W39]; &quot;},&quot;; [.X39]; [.Y39]; &quot;&quot;&quot;&quot;; &quot;handling&quot;; &quot;&quot;&quot;&quot;; &quot;:{&quot;; [.Z39]; [.AA39]; [.AB39]; [.AC39]; &quot;},&quot;; [.AD39]; [.AE39]; &quot;}&quot;)" office:value-type="string" office:string-value="{&quot;name&quot;:&quot;King Boo&quot;,&quot;type&quot;:&quot;D&quot;,&quot;size&quot;:&quot;L&quot;,&quot;speed&quot;:{&quot;ground&quot;:7,&quot;water&quot;:7,&quot;air&quot;:7,&quot;antiGravity&quot;:7},&quot;acceleration&quot;:1,&quot;weight&quot;:7,&quot;handling&quot;:{&quot;ground&quot;:3,&quot;water&quot;:3,&quot;air&quot;:3,&quot;antiGravity&quot;:3},&quot;grid&quot;:3,&quot;miniTurbo&quot;:2}" calcext:value-type="string">
            <text:p>{"name":"King Boo","type":"D","size":"L","speed":{"ground":7,"water":7,"air":7,"antiGravity":7},"acceleration":1,"weight":7,"handling":{"ground":3,"water":3,"air":3,"antiGravity":3},"grid":3,"miniTurbo":2}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Dkong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table:number-columns-repeated="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 CONCATENATE(&quot;&quot;&quot;&quot;; [.A$2]; &quot;&quot;&quot;&quot;; &quot;:&quot;; &quot;&quot;&quot;&quot;; [.A40]; &quot;&quot;&quot;&quot;; &quot;,&quot;)" office:value-type="string" office:string-value="&quot;name&quot;:&quot;Dkong&quot;," calcext:value-type="string">
            <text:p>"name":"Dkong",</text:p>
          </table:table-cell>
          <table:table-cell table:formula="of:= CONCATENATE(&quot;&quot;&quot;&quot;; [.B$2]; &quot;&quot;&quot;&quot;; &quot;:&quot;; &quot;&quot;&quot;&quot;; [.B40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40]; &quot;&quot;&quot;&quot;; &quot;,&quot;)" office:value-type="string" office:string-value="&quot;size&quot;:&quot;L&quot;," calcext:value-type="string">
            <text:p>"size":"L",</text:p>
          </table:table-cell>
          <table:table-cell table:formula="of:= CONCATENATE(&quot;&quot;&quot;&quot;; [.D$2]; &quot;&quot;&quot;&quot;; &quot;:&quot;; [.D40]; &quot;,&quot;)" office:value-type="string" office:string-value="&quot;ground&quot;:9," calcext:value-type="string">
            <text:p>"ground":9,</text:p>
          </table:table-cell>
          <table:table-cell table:formula="of:= CONCATENATE(&quot;&quot;&quot;&quot;; [.E$2]; &quot;&quot;&quot;&quot;; &quot;:&quot;; [.E40]; &quot;,&quot;)" office:value-type="string" office:string-value="&quot;water&quot;:9," calcext:value-type="string">
            <text:p>"water":9,</text:p>
          </table:table-cell>
          <table:table-cell table:formula="of:= CONCATENATE(&quot;&quot;&quot;&quot;; [.F$2]; &quot;&quot;&quot;&quot;; &quot;:&quot;; [.F40]; &quot;,&quot;)" office:value-type="string" office:string-value="&quot;air&quot;:9," calcext:value-type="string">
            <text:p>"air":9,</text:p>
          </table:table-cell>
          <table:table-cell table:formula="of:= CONCATENATE(&quot;&quot;&quot;&quot;; [.G$2]; &quot;&quot;&quot;&quot;; &quot;:&quot;; [.G40])" office:value-type="string" office:string-value="&quot;antiGravity&quot;:9" calcext:value-type="string">
            <text:p>"antiGravity":9</text:p>
          </table:table-cell>
          <table:table-cell table:formula="of:= CONCATENATE(&quot;&quot;&quot;&quot;; [.H$2]; &quot;&quot;&quot;&quot;; &quot;:&quot;; [.H40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40]; &quot;,&quot;)" office:value-type="string" office:string-value="&quot;weight&quot;:8," calcext:value-type="string">
            <text:p>"weight":8,</text:p>
          </table:table-cell>
          <table:table-cell table:formula="of:= CONCATENATE(&quot;&quot;&quot;&quot;; [.J$2]; &quot;&quot;&quot;&quot;; &quot;:&quot;; [.J40]; &quot;,&quot;)" office:value-type="string" office:string-value="&quot;ground&quot;:2," calcext:value-type="string">
            <text:p>"ground":2,</text:p>
          </table:table-cell>
          <table:table-cell table:formula="of:= CONCATENATE(&quot;&quot;&quot;&quot;; [.K$2]; &quot;&quot;&quot;&quot;; &quot;:&quot;; [.K40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40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40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40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40])" office:value-type="string" office:string-value="&quot;miniTurbo&quot;:1" calcext:value-type="string">
            <text:p>"miniTurbo":1</text:p>
          </table:table-cell>
          <table:table-cell table:formula="of:= CONCATENATE(&quot;{&quot;; [.Q40]; [.R40]; [.S40]; &quot;&quot;&quot;&quot;; &quot;speed&quot;; &quot;&quot;&quot;&quot;; &quot;:{&quot;; [.T40]; [.U40]; [.V40]; [.W40]; &quot;},&quot;; [.X40]; [.Y40]; &quot;&quot;&quot;&quot;; &quot;handling&quot;; &quot;&quot;&quot;&quot;; &quot;:{&quot;; [.Z40]; [.AA40]; [.AB40]; [.AC40]; &quot;},&quot;; [.AD40]; [.AE40]; &quot;}&quot;)" office:value-type="string" office:string-value="{&quot;name&quot;:&quot;Dkong&quot;,&quot;type&quot;:&quot;D&quot;,&quot;size&quot;:&quot;L&quot;,&quot;speed&quot;:{&quot;ground&quot;:9,&quot;water&quot;:9,&quot;air&quot;:9,&quot;antiGravity&quot;:9},&quot;acceleration&quot;:1,&quot;weight&quot;:8,&quot;handling&quot;:{&quot;ground&quot;:2,&quot;water&quot;:2,&quot;air&quot;:2,&quot;antiGravity&quot;:2},&quot;grid&quot;:0,&quot;miniTurbo&quot;:1}" calcext:value-type="string">
            <text:p>{"name":"Dkong","type":"D","size":"L","speed":{"ground":9,"water":9,"air":9,"antiGravity":9},"acceleration":1,"weight":8,"handling":{"ground":2,"water":2,"air":2,"antiGravity":2},"grid":0,"miniTurbo":1}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Waluig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table:number-columns-repeated="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 CONCATENATE(&quot;&quot;&quot;&quot;; [.A$2]; &quot;&quot;&quot;&quot;; &quot;:&quot;; &quot;&quot;&quot;&quot;; [.A41]; &quot;&quot;&quot;&quot;; &quot;,&quot;)" office:value-type="string" office:string-value="&quot;name&quot;:&quot;Waluigi&quot;," calcext:value-type="string">
            <text:p>"name":"Waluigi",</text:p>
          </table:table-cell>
          <table:table-cell table:formula="of:= CONCATENATE(&quot;&quot;&quot;&quot;; [.B$2]; &quot;&quot;&quot;&quot;; &quot;:&quot;; &quot;&quot;&quot;&quot;; [.B41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41]; &quot;&quot;&quot;&quot;; &quot;,&quot;)" office:value-type="string" office:string-value="&quot;size&quot;:&quot;L&quot;," calcext:value-type="string">
            <text:p>"size":"L",</text:p>
          </table:table-cell>
          <table:table-cell table:formula="of:= CONCATENATE(&quot;&quot;&quot;&quot;; [.D$2]; &quot;&quot;&quot;&quot;; &quot;:&quot;; [.D41]; &quot;,&quot;)" office:value-type="string" office:string-value="&quot;ground&quot;:9," calcext:value-type="string">
            <text:p>"ground":9,</text:p>
          </table:table-cell>
          <table:table-cell table:formula="of:= CONCATENATE(&quot;&quot;&quot;&quot;; [.E$2]; &quot;&quot;&quot;&quot;; &quot;:&quot;; [.E41]; &quot;,&quot;)" office:value-type="string" office:string-value="&quot;water&quot;:9," calcext:value-type="string">
            <text:p>"water":9,</text:p>
          </table:table-cell>
          <table:table-cell table:formula="of:= CONCATENATE(&quot;&quot;&quot;&quot;; [.F$2]; &quot;&quot;&quot;&quot;; &quot;:&quot;; [.F41]; &quot;,&quot;)" office:value-type="string" office:string-value="&quot;air&quot;:9," calcext:value-type="string">
            <text:p>"air":9,</text:p>
          </table:table-cell>
          <table:table-cell table:formula="of:= CONCATENATE(&quot;&quot;&quot;&quot;; [.G$2]; &quot;&quot;&quot;&quot;; &quot;:&quot;; [.G41])" office:value-type="string" office:string-value="&quot;antiGravity&quot;:9" calcext:value-type="string">
            <text:p>"antiGravity":9</text:p>
          </table:table-cell>
          <table:table-cell table:formula="of:= CONCATENATE(&quot;&quot;&quot;&quot;; [.H$2]; &quot;&quot;&quot;&quot;; &quot;:&quot;; [.H41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41]; &quot;,&quot;)" office:value-type="string" office:string-value="&quot;weight&quot;:8," calcext:value-type="string">
            <text:p>"weight":8,</text:p>
          </table:table-cell>
          <table:table-cell table:formula="of:= CONCATENATE(&quot;&quot;&quot;&quot;; [.J$2]; &quot;&quot;&quot;&quot;; &quot;:&quot;; [.J41]; &quot;,&quot;)" office:value-type="string" office:string-value="&quot;ground&quot;:2," calcext:value-type="string">
            <text:p>"ground":2,</text:p>
          </table:table-cell>
          <table:table-cell table:formula="of:= CONCATENATE(&quot;&quot;&quot;&quot;; [.K$2]; &quot;&quot;&quot;&quot;; &quot;:&quot;; [.K41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41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41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41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41])" office:value-type="string" office:string-value="&quot;miniTurbo&quot;:1" calcext:value-type="string">
            <text:p>"miniTurbo":1</text:p>
          </table:table-cell>
          <table:table-cell table:formula="of:= CONCATENATE(&quot;{&quot;; [.Q41]; [.R41]; [.S41]; &quot;&quot;&quot;&quot;; &quot;speed&quot;; &quot;&quot;&quot;&quot;; &quot;:{&quot;; [.T41]; [.U41]; [.V41]; [.W41]; &quot;},&quot;; [.X41]; [.Y41]; &quot;&quot;&quot;&quot;; &quot;handling&quot;; &quot;&quot;&quot;&quot;; &quot;:{&quot;; [.Z41]; [.AA41]; [.AB41]; [.AC41]; &quot;},&quot;; [.AD41]; [.AE41]; &quot;}&quot;)" office:value-type="string" office:string-value="{&quot;name&quot;:&quot;Waluigi&quot;,&quot;type&quot;:&quot;D&quot;,&quot;size&quot;:&quot;L&quot;,&quot;speed&quot;:{&quot;ground&quot;:9,&quot;water&quot;:9,&quot;air&quot;:9,&quot;antiGravity&quot;:9},&quot;acceleration&quot;:1,&quot;weight&quot;:8,&quot;handling&quot;:{&quot;ground&quot;:2,&quot;water&quot;:2,&quot;air&quot;:2,&quot;antiGravity&quot;:2},&quot;grid&quot;:0,&quot;miniTurbo&quot;:1}" calcext:value-type="string">
            <text:p>{"name":"Waluigi","type":"D","size":"L","speed":{"ground":9,"water":9,"air":9,"antiGravity":9},"acceleration":1,"weight":8,"handling":{"ground":2,"water":2,"air":2,"antiGravity":2},"grid":0,"miniTurbo":1}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Roy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table:number-columns-repeated="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 CONCATENATE(&quot;&quot;&quot;&quot;; [.A$2]; &quot;&quot;&quot;&quot;; &quot;:&quot;; &quot;&quot;&quot;&quot;; [.A42]; &quot;&quot;&quot;&quot;; &quot;,&quot;)" office:value-type="string" office:string-value="&quot;name&quot;:&quot;Roy&quot;," calcext:value-type="string">
            <text:p>"name":"Roy",</text:p>
          </table:table-cell>
          <table:table-cell table:formula="of:= CONCATENATE(&quot;&quot;&quot;&quot;; [.B$2]; &quot;&quot;&quot;&quot;; &quot;:&quot;; &quot;&quot;&quot;&quot;; [.B42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42]; &quot;&quot;&quot;&quot;; &quot;,&quot;)" office:value-type="string" office:string-value="&quot;size&quot;:&quot;L&quot;," calcext:value-type="string">
            <text:p>"size":"L",</text:p>
          </table:table-cell>
          <table:table-cell table:formula="of:= CONCATENATE(&quot;&quot;&quot;&quot;; [.D$2]; &quot;&quot;&quot;&quot;; &quot;:&quot;; [.D42]; &quot;,&quot;)" office:value-type="string" office:string-value="&quot;ground&quot;:9," calcext:value-type="string">
            <text:p>"ground":9,</text:p>
          </table:table-cell>
          <table:table-cell table:formula="of:= CONCATENATE(&quot;&quot;&quot;&quot;; [.E$2]; &quot;&quot;&quot;&quot;; &quot;:&quot;; [.E42]; &quot;,&quot;)" office:value-type="string" office:string-value="&quot;water&quot;:9," calcext:value-type="string">
            <text:p>"water":9,</text:p>
          </table:table-cell>
          <table:table-cell table:formula="of:= CONCATENATE(&quot;&quot;&quot;&quot;; [.F$2]; &quot;&quot;&quot;&quot;; &quot;:&quot;; [.F42]; &quot;,&quot;)" office:value-type="string" office:string-value="&quot;air&quot;:9," calcext:value-type="string">
            <text:p>"air":9,</text:p>
          </table:table-cell>
          <table:table-cell table:formula="of:= CONCATENATE(&quot;&quot;&quot;&quot;; [.G$2]; &quot;&quot;&quot;&quot;; &quot;:&quot;; [.G42])" office:value-type="string" office:string-value="&quot;antiGravity&quot;:9" calcext:value-type="string">
            <text:p>"antiGravity":9</text:p>
          </table:table-cell>
          <table:table-cell table:formula="of:= CONCATENATE(&quot;&quot;&quot;&quot;; [.H$2]; &quot;&quot;&quot;&quot;; &quot;:&quot;; [.H42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42]; &quot;,&quot;)" office:value-type="string" office:string-value="&quot;weight&quot;:8," calcext:value-type="string">
            <text:p>"weight":8,</text:p>
          </table:table-cell>
          <table:table-cell table:formula="of:= CONCATENATE(&quot;&quot;&quot;&quot;; [.J$2]; &quot;&quot;&quot;&quot;; &quot;:&quot;; [.J42]; &quot;,&quot;)" office:value-type="string" office:string-value="&quot;ground&quot;:2," calcext:value-type="string">
            <text:p>"ground":2,</text:p>
          </table:table-cell>
          <table:table-cell table:formula="of:= CONCATENATE(&quot;&quot;&quot;&quot;; [.K$2]; &quot;&quot;&quot;&quot;; &quot;:&quot;; [.K42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42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42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42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42])" office:value-type="string" office:string-value="&quot;miniTurbo&quot;:1" calcext:value-type="string">
            <text:p>"miniTurbo":1</text:p>
          </table:table-cell>
          <table:table-cell table:formula="of:= CONCATENATE(&quot;{&quot;; [.Q42]; [.R42]; [.S42]; &quot;&quot;&quot;&quot;; &quot;speed&quot;; &quot;&quot;&quot;&quot;; &quot;:{&quot;; [.T42]; [.U42]; [.V42]; [.W42]; &quot;},&quot;; [.X42]; [.Y42]; &quot;&quot;&quot;&quot;; &quot;handling&quot;; &quot;&quot;&quot;&quot;; &quot;:{&quot;; [.Z42]; [.AA42]; [.AB42]; [.AC42]; &quot;},&quot;; [.AD42]; [.AE42]; &quot;}&quot;)" office:value-type="string" office:string-value="{&quot;name&quot;:&quot;Roy&quot;,&quot;type&quot;:&quot;D&quot;,&quot;size&quot;:&quot;L&quot;,&quot;speed&quot;:{&quot;ground&quot;:9,&quot;water&quot;:9,&quot;air&quot;:9,&quot;antiGravity&quot;:9},&quot;acceleration&quot;:1,&quot;weight&quot;:8,&quot;handling&quot;:{&quot;ground&quot;:2,&quot;water&quot;:2,&quot;air&quot;:2,&quot;antiGravity&quot;:2},&quot;grid&quot;:0,&quot;miniTurbo&quot;:1}" calcext:value-type="string">
            <text:p>{"name":"Roy","type":"D","size":"L","speed":{"ground":9,"water":9,"air":9,"antiGravity":9},"acceleration":1,"weight":8,"handling":{"ground":2,"water":2,"air":2,"antiGravity":2},"grid":0,"miniTurbo":1}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Wari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table:number-columns-repeated="4" table:style-name="Default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 CONCATENATE(&quot;&quot;&quot;&quot;; [.A$2]; &quot;&quot;&quot;&quot;; &quot;:&quot;; &quot;&quot;&quot;&quot;; [.A43]; &quot;&quot;&quot;&quot;; &quot;,&quot;)" office:value-type="string" office:string-value="&quot;name&quot;:&quot;Wario&quot;," calcext:value-type="string">
            <text:p>"name":"Wario",</text:p>
          </table:table-cell>
          <table:table-cell table:formula="of:= CONCATENATE(&quot;&quot;&quot;&quot;; [.B$2]; &quot;&quot;&quot;&quot;; &quot;:&quot;; &quot;&quot;&quot;&quot;; [.B43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43]; &quot;&quot;&quot;&quot;; &quot;,&quot;)" office:value-type="string" office:string-value="&quot;size&quot;:&quot;L&quot;," calcext:value-type="string">
            <text:p>"size":"L",</text:p>
          </table:table-cell>
          <table:table-cell table:formula="of:= CONCATENATE(&quot;&quot;&quot;&quot;; [.D$2]; &quot;&quot;&quot;&quot;; &quot;:&quot;; [.D43]; &quot;,&quot;)" office:value-type="string" office:string-value="&quot;ground&quot;:10," calcext:value-type="string">
            <text:p>"ground":10,</text:p>
          </table:table-cell>
          <table:table-cell table:formula="of:= CONCATENATE(&quot;&quot;&quot;&quot;; [.E$2]; &quot;&quot;&quot;&quot;; &quot;:&quot;; [.E43]; &quot;,&quot;)" office:value-type="string" office:string-value="&quot;water&quot;:10," calcext:value-type="string">
            <text:p>"water":10,</text:p>
          </table:table-cell>
          <table:table-cell table:formula="of:= CONCATENATE(&quot;&quot;&quot;&quot;; [.F$2]; &quot;&quot;&quot;&quot;; &quot;:&quot;; [.F43]; &quot;,&quot;)" office:value-type="string" office:string-value="&quot;air&quot;:10," calcext:value-type="string">
            <text:p>"air":10,</text:p>
          </table:table-cell>
          <table:table-cell table:formula="of:= CONCATENATE(&quot;&quot;&quot;&quot;; [.G$2]; &quot;&quot;&quot;&quot;; &quot;:&quot;; [.G43])" office:value-type="string" office:string-value="&quot;antiGravity&quot;:10" calcext:value-type="string">
            <text:p>"antiGravity":10</text:p>
          </table:table-cell>
          <table:table-cell table:formula="of:= CONCATENATE(&quot;&quot;&quot;&quot;; [.H$2]; &quot;&quot;&quot;&quot;; &quot;:&quot;; [.H43]; &quot;,&quot;)" office:value-type="string" office:string-value="&quot;acceleration&quot;:0," calcext:value-type="string">
            <text:p>"acceleration":0,</text:p>
          </table:table-cell>
          <table:table-cell table:formula="of:= CONCATENATE(&quot;&quot;&quot;&quot;; [.I$2]; &quot;&quot;&quot;&quot;; &quot;:&quot;; [.I43]; &quot;,&quot;)" office:value-type="string" office:string-value="&quot;weight&quot;:9," calcext:value-type="string">
            <text:p>"weight":9,</text:p>
          </table:table-cell>
          <table:table-cell table:formula="of:= CONCATENATE(&quot;&quot;&quot;&quot;; [.J$2]; &quot;&quot;&quot;&quot;; &quot;:&quot;; [.J43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43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43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M43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43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43])" office:value-type="string" office:string-value="&quot;miniTurbo&quot;:0" calcext:value-type="string">
            <text:p>"miniTurbo":0</text:p>
          </table:table-cell>
          <table:table-cell table:formula="of:= CONCATENATE(&quot;{&quot;; [.Q43]; [.R43]; [.S43]; &quot;&quot;&quot;&quot;; &quot;speed&quot;; &quot;&quot;&quot;&quot;; &quot;:{&quot;; [.T43]; [.U43]; [.V43]; [.W43]; &quot;},&quot;; [.X43]; [.Y43]; &quot;&quot;&quot;&quot;; &quot;handling&quot;; &quot;&quot;&quot;&quot;; &quot;:{&quot;; [.Z43]; [.AA43]; [.AB43]; [.AC43]; &quot;},&quot;; [.AD43]; [.AE43]; &quot;}&quot;)" office:value-type="string" office:string-value="{&quot;name&quot;:&quot;Wario&quot;,&quot;type&quot;:&quot;D&quot;,&quot;size&quot;:&quot;L&quot;,&quot;speed&quot;:{&quot;ground&quot;:10,&quot;water&quot;:10,&quot;air&quot;:10,&quot;antiGravity&quot;:10},&quot;acceleration&quot;:0,&quot;weight&quot;:9,&quot;handling&quot;:{&quot;ground&quot;:1,&quot;water&quot;:1,&quot;air&quot;:1,&quot;antiGravity&quot;:1},&quot;grid&quot;:1,&quot;miniTurbo&quot;:0}" calcext:value-type="string">
            <text:p>{"name":"Wario","type":"D","size":"L","speed":{"ground":10,"water":10,"air":10,"antiGravity":10},"acceleration":0,"weight":9,"handling":{"ground":1,"water":1,"air":1,"antiGravity":1},"grid":1,"miniTurbo":0}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ry Bows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table:number-columns-repeated="4" table:style-name="Default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 CONCATENATE(&quot;&quot;&quot;&quot;; [.A$2]; &quot;&quot;&quot;&quot;; &quot;:&quot;; &quot;&quot;&quot;&quot;; [.A44]; &quot;&quot;&quot;&quot;; &quot;,&quot;)" office:value-type="string" office:string-value="&quot;name&quot;:&quot;Dry Bowser&quot;," calcext:value-type="string">
            <text:p>"name":"Dry Bowser",</text:p>
          </table:table-cell>
          <table:table-cell table:formula="of:= CONCATENATE(&quot;&quot;&quot;&quot;; [.B$2]; &quot;&quot;&quot;&quot;; &quot;:&quot;; &quot;&quot;&quot;&quot;; [.B44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44]; &quot;&quot;&quot;&quot;; &quot;,&quot;)" office:value-type="string" office:string-value="&quot;size&quot;:&quot;L&quot;," calcext:value-type="string">
            <text:p>"size":"L",</text:p>
          </table:table-cell>
          <table:table-cell table:formula="of:= CONCATENATE(&quot;&quot;&quot;&quot;; [.D$2]; &quot;&quot;&quot;&quot;; &quot;:&quot;; [.D44]; &quot;,&quot;)" office:value-type="string" office:string-value="&quot;ground&quot;:10," calcext:value-type="string">
            <text:p>"ground":10,</text:p>
          </table:table-cell>
          <table:table-cell table:formula="of:= CONCATENATE(&quot;&quot;&quot;&quot;; [.E$2]; &quot;&quot;&quot;&quot;; &quot;:&quot;; [.E44]; &quot;,&quot;)" office:value-type="string" office:string-value="&quot;water&quot;:10," calcext:value-type="string">
            <text:p>"water":10,</text:p>
          </table:table-cell>
          <table:table-cell table:formula="of:= CONCATENATE(&quot;&quot;&quot;&quot;; [.F$2]; &quot;&quot;&quot;&quot;; &quot;:&quot;; [.F44]; &quot;,&quot;)" office:value-type="string" office:string-value="&quot;air&quot;:10," calcext:value-type="string">
            <text:p>"air":10,</text:p>
          </table:table-cell>
          <table:table-cell table:formula="of:= CONCATENATE(&quot;&quot;&quot;&quot;; [.G$2]; &quot;&quot;&quot;&quot;; &quot;:&quot;; [.G44])" office:value-type="string" office:string-value="&quot;antiGravity&quot;:10" calcext:value-type="string">
            <text:p>"antiGravity":10</text:p>
          </table:table-cell>
          <table:table-cell table:formula="of:= CONCATENATE(&quot;&quot;&quot;&quot;; [.H$2]; &quot;&quot;&quot;&quot;; &quot;:&quot;; [.H44]; &quot;,&quot;)" office:value-type="string" office:string-value="&quot;acceleration&quot;:0," calcext:value-type="string">
            <text:p>"acceleration":0,</text:p>
          </table:table-cell>
          <table:table-cell table:formula="of:= CONCATENATE(&quot;&quot;&quot;&quot;; [.I$2]; &quot;&quot;&quot;&quot;; &quot;:&quot;; [.I44]; &quot;,&quot;)" office:value-type="string" office:string-value="&quot;weight&quot;:9," calcext:value-type="string">
            <text:p>"weight":9,</text:p>
          </table:table-cell>
          <table:table-cell table:formula="of:= CONCATENATE(&quot;&quot;&quot;&quot;; [.J$2]; &quot;&quot;&quot;&quot;; &quot;:&quot;; [.J44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44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44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M44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44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44])" office:value-type="string" office:string-value="&quot;miniTurbo&quot;:0" calcext:value-type="string">
            <text:p>"miniTurbo":0</text:p>
          </table:table-cell>
          <table:table-cell table:formula="of:= CONCATENATE(&quot;{&quot;; [.Q44]; [.R44]; [.S44]; &quot;&quot;&quot;&quot;; &quot;speed&quot;; &quot;&quot;&quot;&quot;; &quot;:{&quot;; [.T44]; [.U44]; [.V44]; [.W44]; &quot;},&quot;; [.X44]; [.Y44]; &quot;&quot;&quot;&quot;; &quot;handling&quot;; &quot;&quot;&quot;&quot;; &quot;:{&quot;; [.Z44]; [.AA44]; [.AB44]; [.AC44]; &quot;},&quot;; [.AD44]; [.AE44]; &quot;}&quot;)" office:value-type="string" office:string-value="{&quot;name&quot;:&quot;Dry Bowser&quot;,&quot;type&quot;:&quot;D&quot;,&quot;size&quot;:&quot;L&quot;,&quot;speed&quot;:{&quot;ground&quot;:10,&quot;water&quot;:10,&quot;air&quot;:10,&quot;antiGravity&quot;:10},&quot;acceleration&quot;:0,&quot;weight&quot;:9,&quot;handling&quot;:{&quot;ground&quot;:1,&quot;water&quot;:1,&quot;air&quot;:1,&quot;antiGravity&quot;:1},&quot;grid&quot;:1,&quot;miniTurbo&quot;:0}" calcext:value-type="string">
            <text:p>{"name":"Dry Bowser","type":"D","size":"L","speed":{"ground":10,"water":10,"air":10,"antiGravity":10},"acceleration":0,"weight":9,"handling":{"ground":1,"water":1,"air":1,"antiGravity":1},"grid":1,"miniTurbo":0}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Bowser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table:number-columns-repeated="4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 CONCATENATE(&quot;&quot;&quot;&quot;; [.A$2]; &quot;&quot;&quot;&quot;; &quot;:&quot;; &quot;&quot;&quot;&quot;; [.A45]; &quot;&quot;&quot;&quot;; &quot;,&quot;)" office:value-type="string" office:string-value="&quot;name&quot;:&quot;Bowser&quot;," calcext:value-type="string">
            <text:p>"name":"Bowser",</text:p>
          </table:table-cell>
          <table:table-cell table:formula="of:= CONCATENATE(&quot;&quot;&quot;&quot;; [.B$2]; &quot;&quot;&quot;&quot;; &quot;:&quot;; &quot;&quot;&quot;&quot;; [.B45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45]; &quot;&quot;&quot;&quot;; &quot;,&quot;)" office:value-type="string" office:string-value="&quot;size&quot;:&quot;L&quot;," calcext:value-type="string">
            <text:p>"size":"L",</text:p>
          </table:table-cell>
          <table:table-cell table:formula="of:= CONCATENATE(&quot;&quot;&quot;&quot;; [.D$2]; &quot;&quot;&quot;&quot;; &quot;:&quot;; [.D45]; &quot;,&quot;)" office:value-type="string" office:string-value="&quot;ground&quot;:10," calcext:value-type="string">
            <text:p>"ground":10,</text:p>
          </table:table-cell>
          <table:table-cell table:formula="of:= CONCATENATE(&quot;&quot;&quot;&quot;; [.E$2]; &quot;&quot;&quot;&quot;; &quot;:&quot;; [.E45]; &quot;,&quot;)" office:value-type="string" office:string-value="&quot;water&quot;:10," calcext:value-type="string">
            <text:p>"water":10,</text:p>
          </table:table-cell>
          <table:table-cell table:formula="of:= CONCATENATE(&quot;&quot;&quot;&quot;; [.F$2]; &quot;&quot;&quot;&quot;; &quot;:&quot;; [.F45]; &quot;,&quot;)" office:value-type="string" office:string-value="&quot;air&quot;:10," calcext:value-type="string">
            <text:p>"air":10,</text:p>
          </table:table-cell>
          <table:table-cell table:formula="of:= CONCATENATE(&quot;&quot;&quot;&quot;; [.G$2]; &quot;&quot;&quot;&quot;; &quot;:&quot;; [.G45])" office:value-type="string" office:string-value="&quot;antiGravity&quot;:10" calcext:value-type="string">
            <text:p>"antiGravity":10</text:p>
          </table:table-cell>
          <table:table-cell table:formula="of:= CONCATENATE(&quot;&quot;&quot;&quot;; [.H$2]; &quot;&quot;&quot;&quot;; &quot;:&quot;; [.H45]; &quot;,&quot;)" office:value-type="string" office:string-value="&quot;acceleration&quot;:0," calcext:value-type="string">
            <text:p>"acceleration":0,</text:p>
          </table:table-cell>
          <table:table-cell table:formula="of:= CONCATENATE(&quot;&quot;&quot;&quot;; [.I$2]; &quot;&quot;&quot;&quot;; &quot;:&quot;; [.I45]; &quot;,&quot;)" office:value-type="string" office:string-value="&quot;weight&quot;:10," calcext:value-type="string">
            <text:p>"weight":10,</text:p>
          </table:table-cell>
          <table:table-cell table:formula="of:= CONCATENATE(&quot;&quot;&quot;&quot;; [.J$2]; &quot;&quot;&quot;&quot;; &quot;:&quot;; [.J45]; &quot;,&quot;)" office:value-type="string" office:string-value="&quot;ground&quot;:0," calcext:value-type="string">
            <text:p>"ground":0,</text:p>
          </table:table-cell>
          <table:table-cell table:formula="of:= CONCATENATE(&quot;&quot;&quot;&quot;; [.K$2]; &quot;&quot;&quot;&quot;; &quot;:&quot;; [.K45]; &quot;,&quot;)" office:value-type="string" office:string-value="&quot;water&quot;:0," calcext:value-type="string">
            <text:p>"water":0,</text:p>
          </table:table-cell>
          <table:table-cell table:formula="of:= CONCATENATE(&quot;&quot;&quot;&quot;; [.L$2]; &quot;&quot;&quot;&quot;; &quot;:&quot;; [.L45]; &quot;,&quot;)" office:value-type="string" office:string-value="&quot;air&quot;:0," calcext:value-type="string">
            <text:p>"air":0,</text:p>
          </table:table-cell>
          <table:table-cell table:formula="of:= CONCATENATE(&quot;&quot;&quot;&quot;; [.M$2]; &quot;&quot;&quot;&quot;; &quot;:&quot;; [.M45])" office:value-type="string" office:string-value="&quot;antiGravity&quot;:0" calcext:value-type="string">
            <text:p>"antiGravity":0</text:p>
          </table:table-cell>
          <table:table-cell table:formula="of:= CONCATENATE(&quot;&quot;&quot;&quot;; [.N$2]; &quot;&quot;&quot;&quot;; &quot;:&quot;; [.N45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45])" office:value-type="string" office:string-value="&quot;miniTurbo&quot;:0" calcext:value-type="string">
            <text:p>"miniTurbo":0</text:p>
          </table:table-cell>
          <table:table-cell table:formula="of:= CONCATENATE(&quot;{&quot;; [.Q45]; [.R45]; [.S45]; &quot;&quot;&quot;&quot;; &quot;speed&quot;; &quot;&quot;&quot;&quot;; &quot;:{&quot;; [.T45]; [.U45]; [.V45]; [.W45]; &quot;},&quot;; [.X45]; [.Y45]; &quot;&quot;&quot;&quot;; &quot;handling&quot;; &quot;&quot;&quot;&quot;; &quot;:{&quot;; [.Z45]; [.AA45]; [.AB45]; [.AC45]; &quot;},&quot;; [.AD45]; [.AE45]; &quot;}&quot;)" office:value-type="string" office:string-value="{&quot;name&quot;:&quot;Bowser&quot;,&quot;type&quot;:&quot;D&quot;,&quot;size&quot;:&quot;L&quot;,&quot;speed&quot;:{&quot;ground&quot;:10,&quot;water&quot;:10,&quot;air&quot;:10,&quot;antiGravity&quot;:10},&quot;acceleration&quot;:0,&quot;weight&quot;:10,&quot;handling&quot;:{&quot;ground&quot;:0,&quot;water&quot;:0,&quot;air&quot;:0,&quot;antiGravity&quot;:0},&quot;grid&quot;:0,&quot;miniTurbo&quot;:0}" calcext:value-type="string">
            <text:p>{"name":"Bowser","type":"D","size":"L","speed":{"ground":10,"water":10,"air":10,"antiGravity":10},"acceleration":0,"weight":10,"handling":{"ground":0,"water":0,"air":0,"antiGravity":0},"grid":0,"miniTurbo":0}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Morto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table:number-columns-repeated="4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 CONCATENATE(&quot;&quot;&quot;&quot;; [.A$2]; &quot;&quot;&quot;&quot;; &quot;:&quot;; &quot;&quot;&quot;&quot;; [.A46]; &quot;&quot;&quot;&quot;; &quot;,&quot;)" office:value-type="string" office:string-value="&quot;name&quot;:&quot;Morton&quot;," calcext:value-type="string">
            <text:p>"name":"Morton",</text:p>
          </table:table-cell>
          <table:table-cell table:formula="of:= CONCATENATE(&quot;&quot;&quot;&quot;; [.B$2]; &quot;&quot;&quot;&quot;; &quot;:&quot;; &quot;&quot;&quot;&quot;; [.B46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46]; &quot;&quot;&quot;&quot;; &quot;,&quot;)" office:value-type="string" office:string-value="&quot;size&quot;:&quot;L&quot;," calcext:value-type="string">
            <text:p>"size":"L",</text:p>
          </table:table-cell>
          <table:table-cell table:formula="of:= CONCATENATE(&quot;&quot;&quot;&quot;; [.D$2]; &quot;&quot;&quot;&quot;; &quot;:&quot;; [.D46]; &quot;,&quot;)" office:value-type="string" office:string-value="&quot;ground&quot;:10," calcext:value-type="string">
            <text:p>"ground":10,</text:p>
          </table:table-cell>
          <table:table-cell table:formula="of:= CONCATENATE(&quot;&quot;&quot;&quot;; [.E$2]; &quot;&quot;&quot;&quot;; &quot;:&quot;; [.E46]; &quot;,&quot;)" office:value-type="string" office:string-value="&quot;water&quot;:10," calcext:value-type="string">
            <text:p>"water":10,</text:p>
          </table:table-cell>
          <table:table-cell table:formula="of:= CONCATENATE(&quot;&quot;&quot;&quot;; [.F$2]; &quot;&quot;&quot;&quot;; &quot;:&quot;; [.F46]; &quot;,&quot;)" office:value-type="string" office:string-value="&quot;air&quot;:10," calcext:value-type="string">
            <text:p>"air":10,</text:p>
          </table:table-cell>
          <table:table-cell table:formula="of:= CONCATENATE(&quot;&quot;&quot;&quot;; [.G$2]; &quot;&quot;&quot;&quot;; &quot;:&quot;; [.G46])" office:value-type="string" office:string-value="&quot;antiGravity&quot;:10" calcext:value-type="string">
            <text:p>"antiGravity":10</text:p>
          </table:table-cell>
          <table:table-cell table:formula="of:= CONCATENATE(&quot;&quot;&quot;&quot;; [.H$2]; &quot;&quot;&quot;&quot;; &quot;:&quot;; [.H46]; &quot;,&quot;)" office:value-type="string" office:string-value="&quot;acceleration&quot;:0," calcext:value-type="string">
            <text:p>"acceleration":0,</text:p>
          </table:table-cell>
          <table:table-cell table:formula="of:= CONCATENATE(&quot;&quot;&quot;&quot;; [.I$2]; &quot;&quot;&quot;&quot;; &quot;:&quot;; [.I46]; &quot;,&quot;)" office:value-type="string" office:string-value="&quot;weight&quot;:10," calcext:value-type="string">
            <text:p>"weight":10,</text:p>
          </table:table-cell>
          <table:table-cell table:formula="of:= CONCATENATE(&quot;&quot;&quot;&quot;; [.J$2]; &quot;&quot;&quot;&quot;; &quot;:&quot;; [.J46]; &quot;,&quot;)" office:value-type="string" office:string-value="&quot;ground&quot;:0," calcext:value-type="string">
            <text:p>"ground":0,</text:p>
          </table:table-cell>
          <table:table-cell table:formula="of:= CONCATENATE(&quot;&quot;&quot;&quot;; [.K$2]; &quot;&quot;&quot;&quot;; &quot;:&quot;; [.K46]; &quot;,&quot;)" office:value-type="string" office:string-value="&quot;water&quot;:0," calcext:value-type="string">
            <text:p>"water":0,</text:p>
          </table:table-cell>
          <table:table-cell table:formula="of:= CONCATENATE(&quot;&quot;&quot;&quot;; [.L$2]; &quot;&quot;&quot;&quot;; &quot;:&quot;; [.L46]; &quot;,&quot;)" office:value-type="string" office:string-value="&quot;air&quot;:0," calcext:value-type="string">
            <text:p>"air":0,</text:p>
          </table:table-cell>
          <table:table-cell table:formula="of:= CONCATENATE(&quot;&quot;&quot;&quot;; [.M$2]; &quot;&quot;&quot;&quot;; &quot;:&quot;; [.M46])" office:value-type="string" office:string-value="&quot;antiGravity&quot;:0" calcext:value-type="string">
            <text:p>"antiGravity":0</text:p>
          </table:table-cell>
          <table:table-cell table:formula="of:= CONCATENATE(&quot;&quot;&quot;&quot;; [.N$2]; &quot;&quot;&quot;&quot;; &quot;:&quot;; [.N46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46])" office:value-type="string" office:string-value="&quot;miniTurbo&quot;:0" calcext:value-type="string">
            <text:p>"miniTurbo":0</text:p>
          </table:table-cell>
          <table:table-cell table:formula="of:= CONCATENATE(&quot;{&quot;; [.Q46]; [.R46]; [.S46]; &quot;&quot;&quot;&quot;; &quot;speed&quot;; &quot;&quot;&quot;&quot;; &quot;:{&quot;; [.T46]; [.U46]; [.V46]; [.W46]; &quot;},&quot;; [.X46]; [.Y46]; &quot;&quot;&quot;&quot;; &quot;handling&quot;; &quot;&quot;&quot;&quot;; &quot;:{&quot;; [.Z46]; [.AA46]; [.AB46]; [.AC46]; &quot;},&quot;; [.AD46]; [.AE46]; &quot;}&quot;)" office:value-type="string" office:string-value="{&quot;name&quot;:&quot;Morton&quot;,&quot;type&quot;:&quot;D&quot;,&quot;size&quot;:&quot;L&quot;,&quot;speed&quot;:{&quot;ground&quot;:10,&quot;water&quot;:10,&quot;air&quot;:10,&quot;antiGravity&quot;:10},&quot;acceleration&quot;:0,&quot;weight&quot;:10,&quot;handling&quot;:{&quot;ground&quot;:0,&quot;water&quot;:0,&quot;air&quot;:0,&quot;antiGravity&quot;:0},&quot;grid&quot;:0,&quot;miniTurbo&quot;:0}" calcext:value-type="string">
            <text:p>{"name":"Morton","type":"D","size":"L","speed":{"ground":10,"water":10,"air":10,"antiGravity":10},"acceleration":0,"weight":10,"handling":{"ground":0,"water":0,"air":0,"antiGravity":0},"grid":0,"miniTurbo":0}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Mii (Heavy)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table:number-columns-repeated="4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formula="of:= CONCATENATE(&quot;&quot;&quot;&quot;; [.A$2]; &quot;&quot;&quot;&quot;; &quot;:&quot;; &quot;&quot;&quot;&quot;; [.A47]; &quot;&quot;&quot;&quot;; &quot;,&quot;)" office:value-type="string" office:string-value="&quot;name&quot;:&quot;Mii (Heavy)&quot;," calcext:value-type="string">
            <text:p>"name":"Mii (Heavy)",</text:p>
          </table:table-cell>
          <table:table-cell table:formula="of:= CONCATENATE(&quot;&quot;&quot;&quot;; [.B$2]; &quot;&quot;&quot;&quot;; &quot;:&quot;; &quot;&quot;&quot;&quot;; [.B47]; &quot;&quot;&quot;&quot;; &quot;,&quot;)" office:value-type="string" office:string-value="&quot;type&quot;:&quot;D&quot;," calcext:value-type="string">
            <text:p>"type":"D",</text:p>
          </table:table-cell>
          <table:table-cell table:formula="of:= CONCATENATE(&quot;&quot;&quot;&quot;; [.C$2]; &quot;&quot;&quot;&quot;; &quot;:&quot;; &quot;&quot;&quot;&quot;; [.C47]; &quot;&quot;&quot;&quot;; &quot;,&quot;)" office:value-type="string" office:string-value="&quot;size&quot;:&quot;L&quot;," calcext:value-type="string">
            <text:p>"size":"L",</text:p>
          </table:table-cell>
          <table:table-cell table:formula="of:= CONCATENATE(&quot;&quot;&quot;&quot;; [.D$2]; &quot;&quot;&quot;&quot;; &quot;:&quot;; [.D47]; &quot;,&quot;)" office:value-type="string" office:string-value="&quot;ground&quot;:10," calcext:value-type="string">
            <text:p>"ground":10,</text:p>
          </table:table-cell>
          <table:table-cell table:formula="of:= CONCATENATE(&quot;&quot;&quot;&quot;; [.E$2]; &quot;&quot;&quot;&quot;; &quot;:&quot;; [.E47]; &quot;,&quot;)" office:value-type="string" office:string-value="&quot;water&quot;:10," calcext:value-type="string">
            <text:p>"water":10,</text:p>
          </table:table-cell>
          <table:table-cell table:formula="of:= CONCATENATE(&quot;&quot;&quot;&quot;; [.F$2]; &quot;&quot;&quot;&quot;; &quot;:&quot;; [.F47]; &quot;,&quot;)" office:value-type="string" office:string-value="&quot;air&quot;:10," calcext:value-type="string">
            <text:p>"air":10,</text:p>
          </table:table-cell>
          <table:table-cell table:formula="of:= CONCATENATE(&quot;&quot;&quot;&quot;; [.G$2]; &quot;&quot;&quot;&quot;; &quot;:&quot;; [.G47])" office:value-type="string" office:string-value="&quot;antiGravity&quot;:10" calcext:value-type="string">
            <text:p>"antiGravity":10</text:p>
          </table:table-cell>
          <table:table-cell table:formula="of:= CONCATENATE(&quot;&quot;&quot;&quot;; [.H$2]; &quot;&quot;&quot;&quot;; &quot;:&quot;; [.H47]; &quot;,&quot;)" office:value-type="string" office:string-value="&quot;acceleration&quot;:0," calcext:value-type="string">
            <text:p>"acceleration":0,</text:p>
          </table:table-cell>
          <table:table-cell table:formula="of:= CONCATENATE(&quot;&quot;&quot;&quot;; [.I$2]; &quot;&quot;&quot;&quot;; &quot;:&quot;; [.I47]; &quot;,&quot;)" office:value-type="string" office:string-value="&quot;weight&quot;:10," calcext:value-type="string">
            <text:p>"weight":10,</text:p>
          </table:table-cell>
          <table:table-cell table:formula="of:= CONCATENATE(&quot;&quot;&quot;&quot;; [.J$2]; &quot;&quot;&quot;&quot;; &quot;:&quot;; [.J47]; &quot;,&quot;)" office:value-type="string" office:string-value="&quot;ground&quot;:0," calcext:value-type="string">
            <text:p>"ground":0,</text:p>
          </table:table-cell>
          <table:table-cell table:formula="of:= CONCATENATE(&quot;&quot;&quot;&quot;; [.K$2]; &quot;&quot;&quot;&quot;; &quot;:&quot;; [.K47]; &quot;,&quot;)" office:value-type="string" office:string-value="&quot;water&quot;:0," calcext:value-type="string">
            <text:p>"water":0,</text:p>
          </table:table-cell>
          <table:table-cell table:formula="of:= CONCATENATE(&quot;&quot;&quot;&quot;; [.L$2]; &quot;&quot;&quot;&quot;; &quot;:&quot;; [.L47]; &quot;,&quot;)" office:value-type="string" office:string-value="&quot;air&quot;:0," calcext:value-type="string">
            <text:p>"air":0,</text:p>
          </table:table-cell>
          <table:table-cell table:formula="of:= CONCATENATE(&quot;&quot;&quot;&quot;; [.M$2]; &quot;&quot;&quot;&quot;; &quot;:&quot;; [.M47])" office:value-type="string" office:string-value="&quot;antiGravity&quot;:0" calcext:value-type="string">
            <text:p>"antiGravity":0</text:p>
          </table:table-cell>
          <table:table-cell table:formula="of:= CONCATENATE(&quot;&quot;&quot;&quot;; [.N$2]; &quot;&quot;&quot;&quot;; &quot;:&quot;; [.N47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47])" office:value-type="string" office:string-value="&quot;miniTurbo&quot;:0" calcext:value-type="string">
            <text:p>"miniTurbo":0</text:p>
          </table:table-cell>
          <table:table-cell table:formula="of:= CONCATENATE(&quot;{&quot;; [.Q47]; [.R47]; [.S47]; &quot;&quot;&quot;&quot;; &quot;speed&quot;; &quot;&quot;&quot;&quot;; &quot;:{&quot;; [.T47]; [.U47]; [.V47]; [.W47]; &quot;},&quot;; [.X47]; [.Y47]; &quot;&quot;&quot;&quot;; &quot;handling&quot;; &quot;&quot;&quot;&quot;; &quot;:{&quot;; [.Z47]; [.AA47]; [.AB47]; [.AC47]; &quot;},&quot;; [.AD47]; [.AE47]; &quot;}&quot;)" office:value-type="string" office:string-value="{&quot;name&quot;:&quot;Mii (Heavy)&quot;,&quot;type&quot;:&quot;D&quot;,&quot;size&quot;:&quot;L&quot;,&quot;speed&quot;:{&quot;ground&quot;:10,&quot;water&quot;:10,&quot;air&quot;:10,&quot;antiGravity&quot;:10},&quot;acceleration&quot;:0,&quot;weight&quot;:10,&quot;handling&quot;:{&quot;ground&quot;:0,&quot;water&quot;:0,&quot;air&quot;:0,&quot;antiGravity&quot;:0},&quot;grid&quot;:0,&quot;miniTurbo&quot;:0}" calcext:value-type="string">
            <text:p>{"name":"Mii (Heavy)","type":"D","size":"L","speed":{"ground":10,"water":10,"air":10,"antiGravity":10},"acceleration":0,"weight":10,"handling":{"ground":0,"water":0,"air":0,"antiGravity":0},"grid":0,"miniTurbo":0}</text:p>
          </table:table-cell>
          <table:table-cell table:number-columns-repeated="991"/>
        </table:table-row>
      </table:table>
      <table:table table:name="Bodies" table:style-name="ta1">
        <table:table-column table:style-name="co2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13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9" table:default-cell-style-name="Default"/>
        <table:table-row table:style-name="ro1">
          <table:table-cell table:number-columns-repeated="3"/>
          <table:table-cell table:style-name="ce3" office:value-type="string" calcext:value-type="string">
            <text:p>speed</text:p>
          </table:table-cell>
          <table:table-cell table:style-name="ce5" table:number-columns-repeated="2"/>
          <table:table-cell table:style-name="ce7"/>
          <table:table-cell table:number-columns-repeated="2"/>
          <table:table-cell table:style-name="ce9"/>
          <table:table-cell table:style-name="ce11" table:number-columns-repeated="2"/>
          <table:table-cell table:style-name="ce13" office:value-type="string" calcext:value-type="string">
            <text:p>handling</text:p>
          </table:table-cell>
          <table:table-cell table:number-columns-repeated="3"/>
          <table:table-cell table:style-name="ce15" table:number-columns-repeated="3"/>
          <table:table-cell table:style-name="ce16"/>
          <table:table-cell table:style-name="ce18" table:number-columns-repeated="2"/>
          <table:table-cell table:style-name="ce20"/>
          <table:table-cell table:style-name="ce15" table:number-columns-repeated="2"/>
          <table:table-cell table:style-name="ce16"/>
          <table:table-cell table:style-name="ce18" table:number-columns-repeated="2"/>
          <table:table-cell table:style-name="ce20"/>
          <table:table-cell table:style-name="ce15" table:number-columns-repeated="2"/>
          <table:table-cell table:style-name="ce2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ze</text:p>
          </table:table-cell>
          <table:table-cell table:style-name="ce4" office:value-type="string" calcext:value-type="string">
            <text:p>ground</text:p>
          </table:table-cell>
          <table:table-cell table:style-name="ce6" office:value-type="string" calcext:value-type="string">
            <text:p>water</text:p>
          </table:table-cell>
          <table:table-cell table:style-name="ce6" office:value-type="string" calcext:value-type="string">
            <text:p>air</text:p>
          </table:table-cell>
          <table:table-cell table:style-name="ce8" office:value-type="string" calcext:value-type="string">
            <text:p>antiGravity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weight</text:p>
          </table:table-cell>
          <table:table-cell table:style-name="ce10" office:value-type="string" calcext:value-type="string">
            <text:p>ground</text:p>
          </table:table-cell>
          <table:table-cell table:style-name="ce12" office:value-type="string" calcext:value-type="string">
            <text:p>water</text:p>
          </table:table-cell>
          <table:table-cell table:style-name="ce12" office:value-type="string" calcext:value-type="string">
            <text:p>air</text:p>
          </table:table-cell>
          <table:table-cell table:style-name="ce14" office:value-type="string" calcext:value-type="string">
            <text:p>antiGravity</text:p>
          </table:table-cell>
          <table:table-cell table:style-name="ce1" office:value-type="string" calcext:value-type="string">
            <text:p>grid</text:p>
          </table:table-cell>
          <table:table-cell table:style-name="ce1" office:value-type="string" calcext:value-type="string">
            <text:p>miniTurbo</text:p>
          </table:table-cell>
          <table:table-cell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size</text:p>
          </table:table-cell>
          <table:table-cell table:style-name="ce17" office:value-type="string" calcext:value-type="string">
            <text:p>ground</text:p>
          </table:table-cell>
          <table:table-cell table:style-name="ce19" office:value-type="string" calcext:value-type="string">
            <text:p>water</text:p>
          </table:table-cell>
          <table:table-cell table:style-name="ce19" office:value-type="string" calcext:value-type="string">
            <text:p>air</text:p>
          </table:table-cell>
          <table:table-cell table:style-name="ce21" office:value-type="string" calcext:value-type="string">
            <text:p>antiGravity</text:p>
          </table:table-cell>
          <table:table-cell table:style-name="ce15" office:value-type="string" calcext:value-type="string">
            <text:p>acceleration</text:p>
          </table:table-cell>
          <table:table-cell table:style-name="ce15" office:value-type="string" calcext:value-type="string">
            <text:p>weight</text:p>
          </table:table-cell>
          <table:table-cell table:style-name="ce17" office:value-type="string" calcext:value-type="string">
            <text:p>ground</text:p>
          </table:table-cell>
          <table:table-cell table:style-name="ce19" office:value-type="string" calcext:value-type="string">
            <text:p>water</text:p>
          </table:table-cell>
          <table:table-cell table:style-name="ce19" office:value-type="string" calcext:value-type="string">
            <text:p>air</text:p>
          </table:table-cell>
          <table:table-cell table:style-name="ce21" office:value-type="string" calcext:value-type="string">
            <text:p>antiGravity</text:p>
          </table:table-cell>
          <table:table-cell table:style-name="ce15" office:value-type="string" calcext:value-type="string">
            <text:p>grid</text:p>
          </table:table-cell>
          <table:table-cell table:style-name="ce15" office:value-type="string" calcext:value-type="string">
            <text:p>miniTurbo</text:p>
          </table:table-cell>
          <table:table-cell table:style-name="ce22" office:value-type="string" calcext:value-type="string">
            <text:p>JSON building</text:p>
          </table:table-cell>
        </table:table-row>
        <table:table-row table:style-name="ro1">
          <table:table-cell office:value-type="string" calcext:value-type="string">
            <text:p>Standard Kar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 CONCATENATE(&quot;&quot;&quot;&quot;; [.A$2]; &quot;&quot;&quot;&quot;; &quot;:&quot;; &quot;&quot;&quot;&quot;; [.A3]; &quot;&quot;&quot;&quot;; &quot;,&quot;)" office:value-type="string" office:string-value="&quot;name&quot;:&quot;Standard Kart&quot;," calcext:value-type="string">
            <text:p>"name":"Standard Kart",</text:p>
          </table:table-cell>
          <table:table-cell table:formula="of:= CONCATENATE(&quot;&quot;&quot;&quot;; [.B$2]; &quot;&quot;&quot;&quot;; &quot;:&quot;; &quot;&quot;&quot;&quot;; [.B3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3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3]; &quot;,&quot;)" office:value-type="string" office:string-value="&quot;ground&quot;:3," calcext:value-type="string">
            <text:p>"ground":3,</text:p>
          </table:table-cell>
          <table:table-cell table:formula="of:= CONCATENATE(&quot;&quot;&quot;&quot;; [.E$2]; &quot;&quot;&quot;&quot;; &quot;:&quot;; [.E3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3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3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3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3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3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3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3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3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3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3])" office:value-type="string" office:string-value="&quot;miniTurbo&quot;:4" calcext:value-type="string">
            <text:p>"miniTurbo":4</text:p>
          </table:table-cell>
          <table:table-cell table:formula="of:= CONCATENATE(&quot;{&quot;; [.Q3]; [.R3]; [.S3]; &quot;&quot;&quot;&quot;; &quot;speed&quot;; &quot;&quot;&quot;&quot;; &quot;:{&quot;; [.T3]; [.U3]; [.V3]; [.W3]; &quot;},&quot;; [.X3]; [.Y3]; &quot;&quot;&quot;&quot;; &quot;handling&quot;; &quot;&quot;&quot;&quot;; &quot;:{&quot;; [.Z3]; [.AA3]; [.AB3]; [.AC3]; &quot;},&quot;; [.AD3]; [.AE3]; &quot;}&quot;)" office:value-type="string" office:string-value="{&quot;name&quot;:&quot;Standard Kart&quot;,&quot;type&quot;:&quot;B&quot;,&quot;size&quot;:null,&quot;speed&quot;:{&quot;ground&quot;:3,&quot;water&quot;:3,&quot;air&quot;:3,&quot;antiGravity&quot;:3},&quot;acceleration&quot;:4,&quot;weight&quot;:2,&quot;handling&quot;:{&quot;ground&quot;:3,&quot;water&quot;:2,&quot;air&quot;:3,&quot;antiGravity&quot;:3},&quot;grid&quot;:3,&quot;miniTurbo&quot;:4}" calcext:value-type="string">
            <text:p>{"name":"Standard Kart","type":"B","size":null,"speed":{"ground":3,"water":3,"air":3,"antiGravity":3},"acceleration":4,"weight":2,"handling":{"ground":3,"water":2,"air":3,"antiGravity":3},"grid":3,"miniTurbo":4}</text:p>
          </table:table-cell>
        </table:table-row>
        <table:table-row table:style-name="ro1">
          <table:table-cell office:value-type="string" calcext:value-type="string">
            <text:p>The Duk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 CONCATENATE(&quot;&quot;&quot;&quot;; [.A$2]; &quot;&quot;&quot;&quot;; &quot;:&quot;; &quot;&quot;&quot;&quot;; [.A4]; &quot;&quot;&quot;&quot;; &quot;,&quot;)" office:value-type="string" office:string-value="&quot;name&quot;:&quot;The Duke&quot;," calcext:value-type="string">
            <text:p>"name":"The Duke",</text:p>
          </table:table-cell>
          <table:table-cell table:formula="of:= CONCATENATE(&quot;&quot;&quot;&quot;; [.B$2]; &quot;&quot;&quot;&quot;; &quot;:&quot;; &quot;&quot;&quot;&quot;; [.B4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4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4]; &quot;,&quot;)" office:value-type="string" office:string-value="&quot;ground&quot;:3," calcext:value-type="string">
            <text:p>"ground":3,</text:p>
          </table:table-cell>
          <table:table-cell table:formula="of:= CONCATENATE(&quot;&quot;&quot;&quot;; [.E$2]; &quot;&quot;&quot;&quot;; &quot;:&quot;; [.E4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4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4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4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4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4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4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4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4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4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4])" office:value-type="string" office:string-value="&quot;miniTurbo&quot;:4" calcext:value-type="string">
            <text:p>"miniTurbo":4</text:p>
          </table:table-cell>
          <table:table-cell table:formula="of:= CONCATENATE(&quot;{&quot;; [.Q4]; [.R4]; [.S4]; &quot;&quot;&quot;&quot;; &quot;speed&quot;; &quot;&quot;&quot;&quot;; &quot;:{&quot;; [.T4]; [.U4]; [.V4]; [.W4]; &quot;},&quot;; [.X4]; [.Y4]; &quot;&quot;&quot;&quot;; &quot;handling&quot;; &quot;&quot;&quot;&quot;; &quot;:{&quot;; [.Z4]; [.AA4]; [.AB4]; [.AC4]; &quot;},&quot;; [.AD4]; [.AE4]; &quot;}&quot;)" office:value-type="string" office:string-value="{&quot;name&quot;:&quot;The Duke&quot;,&quot;type&quot;:&quot;B&quot;,&quot;size&quot;:null,&quot;speed&quot;:{&quot;ground&quot;:3,&quot;water&quot;:3,&quot;air&quot;:3,&quot;antiGravity&quot;:3},&quot;acceleration&quot;:4,&quot;weight&quot;:2,&quot;handling&quot;:{&quot;ground&quot;:3,&quot;water&quot;:2,&quot;air&quot;:3,&quot;antiGravity&quot;:3},&quot;grid&quot;:3,&quot;miniTurbo&quot;:4}" calcext:value-type="string">
            <text:p>{"name":"The Duke","type":"B","size":null,"speed":{"ground":3,"water":3,"air":3,"antiGravity":3},"acceleration":4,"weight":2,"handling":{"ground":3,"water":2,"air":3,"antiGravity":3},"grid":3,"miniTurbo":4}</text:p>
          </table:table-cell>
        </table:table-row>
        <table:table-row table:style-name="ro1">
          <table:table-cell office:value-type="string" calcext:value-type="string">
            <text:p>300 SL Roadst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ull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 CONCATENATE(&quot;&quot;&quot;&quot;; [.A$2]; &quot;&quot;&quot;&quot;; &quot;:&quot;; &quot;&quot;&quot;&quot;; [.A5]; &quot;&quot;&quot;&quot;; &quot;,&quot;)" office:value-type="string" office:string-value="&quot;name&quot;:&quot;300 SL Roadster&quot;," calcext:value-type="string">
            <text:p>"name":"300 SL Roadster",</text:p>
          </table:table-cell>
          <table:table-cell table:formula="of:= CONCATENATE(&quot;&quot;&quot;&quot;; [.B$2]; &quot;&quot;&quot;&quot;; &quot;:&quot;; &quot;&quot;&quot;&quot;; [.B5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5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5]; &quot;,&quot;)" office:value-type="string" office:string-value="&quot;ground&quot;:3," calcext:value-type="string">
            <text:p>"ground":3,</text:p>
          </table:table-cell>
          <table:table-cell table:formula="of:= CONCATENATE(&quot;&quot;&quot;&quot;; [.E$2]; &quot;&quot;&quot;&quot;; &quot;:&quot;; [.E5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5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5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5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5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5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5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5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5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5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5])" office:value-type="string" office:string-value="&quot;miniTurbo&quot;:4" calcext:value-type="string">
            <text:p>"miniTurbo":4</text:p>
          </table:table-cell>
          <table:table-cell table:formula="of:= CONCATENATE(&quot;{&quot;; [.Q5]; [.R5]; [.S5]; &quot;&quot;&quot;&quot;; &quot;speed&quot;; &quot;&quot;&quot;&quot;; &quot;:{&quot;; [.T5]; [.U5]; [.V5]; [.W5]; &quot;},&quot;; [.X5]; [.Y5]; &quot;&quot;&quot;&quot;; &quot;handling&quot;; &quot;&quot;&quot;&quot;; &quot;:{&quot;; [.Z5]; [.AA5]; [.AB5]; [.AC5]; &quot;},&quot;; [.AD5]; [.AE5]; &quot;}&quot;)" office:value-type="string" office:string-value="{&quot;name&quot;:&quot;300 SL Roadster&quot;,&quot;type&quot;:&quot;B&quot;,&quot;size&quot;:null,&quot;speed&quot;:{&quot;ground&quot;:3,&quot;water&quot;:3,&quot;air&quot;:3,&quot;antiGravity&quot;:3},&quot;acceleration&quot;:4,&quot;weight&quot;:2,&quot;handling&quot;:{&quot;ground&quot;:3,&quot;water&quot;:2,&quot;air&quot;:3,&quot;antiGravity&quot;:3},&quot;grid&quot;:3,&quot;miniTurbo&quot;:4}" calcext:value-type="string">
            <text:p>{"name":"300 SL Roadster","type":"B","size":null,"speed":{"ground":3,"water":3,"air":3,"antiGravity":3},"acceleration":4,"weight":2,"handling":{"ground":3,"water":2,"air":3,"antiGravity":3},"grid":3,"miniTurbo":4}</text:p>
          </table:table-cell>
        </table:table-row>
        <table:table-row table:style-name="ro1">
          <table:table-cell table:style-name="ce2" office:value-type="string" calcext:value-type="string">
            <text:p>Pipe Fram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formula="of:= CONCATENATE(&quot;&quot;&quot;&quot;; [.A$2]; &quot;&quot;&quot;&quot;; &quot;:&quot;; &quot;&quot;&quot;&quot;; [.A6]; &quot;&quot;&quot;&quot;; &quot;,&quot;)" office:value-type="string" office:string-value="&quot;name&quot;:&quot;Pipe Frame&quot;," calcext:value-type="string">
            <text:p>"name":"Pipe Frame",</text:p>
          </table:table-cell>
          <table:table-cell table:formula="of:= CONCATENATE(&quot;&quot;&quot;&quot;; [.B$2]; &quot;&quot;&quot;&quot;; &quot;:&quot;; &quot;&quot;&quot;&quot;; [.B6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6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6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6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6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6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6]; &quot;,&quot;)" office:value-type="string" office:string-value="&quot;acceleration&quot;:6," calcext:value-type="string">
            <text:p>"acceleration":6,</text:p>
          </table:table-cell>
          <table:table-cell table:formula="of:= CONCATENATE(&quot;&quot;&quot;&quot;; [.I$2]; &quot;&quot;&quot;&quot;; &quot;:&quot;; [.I6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6]; &quot;,&quot;)" office:value-type="string" office:string-value="&quot;ground&quot;:5," calcext:value-type="string">
            <text:p>"ground":5,</text:p>
          </table:table-cell>
          <table:table-cell table:formula="of:= CONCATENATE(&quot;&quot;&quot;&quot;; [.K$2]; &quot;&quot;&quot;&quot;; &quot;:&quot;; [.K6]; &quot;,&quot;)" office:value-type="string" office:string-value="&quot;water&quot;:4," calcext:value-type="string">
            <text:p>"water":4,</text:p>
          </table:table-cell>
          <table:table-cell table:formula="of:= CONCATENATE(&quot;&quot;&quot;&quot;; [.L$2]; &quot;&quot;&quot;&quot;; &quot;:&quot;; [.L6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6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6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6])" office:value-type="string" office:string-value="&quot;miniTurbo&quot;:6" calcext:value-type="string">
            <text:p>"miniTurbo":6</text:p>
          </table:table-cell>
          <table:table-cell table:formula="of:= CONCATENATE(&quot;{&quot;; [.Q6]; [.R6]; [.S6]; &quot;&quot;&quot;&quot;; &quot;speed&quot;; &quot;&quot;&quot;&quot;; &quot;:{&quot;; [.T6]; [.U6]; [.V6]; [.W6]; &quot;},&quot;; [.X6]; [.Y6]; &quot;&quot;&quot;&quot;; &quot;handling&quot;; &quot;&quot;&quot;&quot;; &quot;:{&quot;; [.Z6]; [.AA6]; [.AB6]; [.AC6]; &quot;},&quot;; [.AD6]; [.AE6]; &quot;}&quot;)" office:value-type="string" office:string-value="{&quot;name&quot;:&quot;Pipe Frame&quot;,&quot;type&quot;:&quot;B&quot;,&quot;size&quot;:null,&quot;speed&quot;:{&quot;ground&quot;:1,&quot;water&quot;:3,&quot;air&quot;:1,&quot;antiGravity&quot;:1},&quot;acceleration&quot;:6,&quot;weight&quot;:1,&quot;handling&quot;:{&quot;ground&quot;:5,&quot;water&quot;:4,&quot;air&quot;:2,&quot;antiGravity&quot;:4},&quot;grid&quot;:4,&quot;miniTurbo&quot;:6}" calcext:value-type="string">
            <text:p>{"name":"Pipe Frame","type":"B","size":null,"speed":{"ground":1,"water":3,"air":1,"antiGravity":1},"acceleration":6,"weight":1,"handling":{"ground":5,"water":4,"air":2,"antiGravity":4},"grid":4,"miniTurbo":6}</text:p>
          </table:table-cell>
        </table:table-row>
        <table:table-row table:style-name="ro1">
          <table:table-cell table:style-name="ce2" office:value-type="string" calcext:value-type="string">
            <text:p>Varmint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formula="of:= CONCATENATE(&quot;&quot;&quot;&quot;; [.A$2]; &quot;&quot;&quot;&quot;; &quot;:&quot;; &quot;&quot;&quot;&quot;; [.A7]; &quot;&quot;&quot;&quot;; &quot;,&quot;)" office:value-type="string" office:string-value="&quot;name&quot;:&quot;Varmint&quot;," calcext:value-type="string">
            <text:p>"name":"Varmint",</text:p>
          </table:table-cell>
          <table:table-cell table:formula="of:= CONCATENATE(&quot;&quot;&quot;&quot;; [.B$2]; &quot;&quot;&quot;&quot;; &quot;:&quot;; &quot;&quot;&quot;&quot;; [.B7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7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7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7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7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7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7]; &quot;,&quot;)" office:value-type="string" office:string-value="&quot;acceleration&quot;:6," calcext:value-type="string">
            <text:p>"acceleration":6,</text:p>
          </table:table-cell>
          <table:table-cell table:formula="of:= CONCATENATE(&quot;&quot;&quot;&quot;; [.I$2]; &quot;&quot;&quot;&quot;; &quot;:&quot;; [.I7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7]; &quot;,&quot;)" office:value-type="string" office:string-value="&quot;ground&quot;:5," calcext:value-type="string">
            <text:p>"ground":5,</text:p>
          </table:table-cell>
          <table:table-cell table:formula="of:= CONCATENATE(&quot;&quot;&quot;&quot;; [.K$2]; &quot;&quot;&quot;&quot;; &quot;:&quot;; [.K7]; &quot;,&quot;)" office:value-type="string" office:string-value="&quot;water&quot;:4," calcext:value-type="string">
            <text:p>"water":4,</text:p>
          </table:table-cell>
          <table:table-cell table:formula="of:= CONCATENATE(&quot;&quot;&quot;&quot;; [.L$2]; &quot;&quot;&quot;&quot;; &quot;:&quot;; [.L7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7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7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7])" office:value-type="string" office:string-value="&quot;miniTurbo&quot;:6" calcext:value-type="string">
            <text:p>"miniTurbo":6</text:p>
          </table:table-cell>
          <table:table-cell table:formula="of:= CONCATENATE(&quot;{&quot;; [.Q7]; [.R7]; [.S7]; &quot;&quot;&quot;&quot;; &quot;speed&quot;; &quot;&quot;&quot;&quot;; &quot;:{&quot;; [.T7]; [.U7]; [.V7]; [.W7]; &quot;},&quot;; [.X7]; [.Y7]; &quot;&quot;&quot;&quot;; &quot;handling&quot;; &quot;&quot;&quot;&quot;; &quot;:{&quot;; [.Z7]; [.AA7]; [.AB7]; [.AC7]; &quot;},&quot;; [.AD7]; [.AE7]; &quot;}&quot;)" office:value-type="string" office:string-value="{&quot;name&quot;:&quot;Varmint&quot;,&quot;type&quot;:&quot;B&quot;,&quot;size&quot;:null,&quot;speed&quot;:{&quot;ground&quot;:1,&quot;water&quot;:3,&quot;air&quot;:1,&quot;antiGravity&quot;:1},&quot;acceleration&quot;:6,&quot;weight&quot;:1,&quot;handling&quot;:{&quot;ground&quot;:5,&quot;water&quot;:4,&quot;air&quot;:2,&quot;antiGravity&quot;:4},&quot;grid&quot;:4,&quot;miniTurbo&quot;:6}" calcext:value-type="string">
            <text:p>{"name":"Varmint","type":"B","size":null,"speed":{"ground":1,"water":3,"air":1,"antiGravity":1},"acceleration":6,"weight":1,"handling":{"ground":5,"water":4,"air":2,"antiGravity":4},"grid":4,"miniTurbo":6}</text:p>
          </table:table-cell>
        </table:table-row>
        <table:table-row table:style-name="ro1">
          <table:table-cell table:style-name="ce2" office:value-type="string" calcext:value-type="string">
            <text:p>City Tripper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formula="of:= CONCATENATE(&quot;&quot;&quot;&quot;; [.A$2]; &quot;&quot;&quot;&quot;; &quot;:&quot;; &quot;&quot;&quot;&quot;; [.A8]; &quot;&quot;&quot;&quot;; &quot;,&quot;)" office:value-type="string" office:string-value="&quot;name&quot;:&quot;City Tripper&quot;," calcext:value-type="string">
            <text:p>"name":"City Tripper",</text:p>
          </table:table-cell>
          <table:table-cell table:formula="of:= CONCATENATE(&quot;&quot;&quot;&quot;; [.B$2]; &quot;&quot;&quot;&quot;; &quot;:&quot;; &quot;&quot;&quot;&quot;; [.B8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8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8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8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8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8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8]; &quot;,&quot;)" office:value-type="string" office:string-value="&quot;acceleration&quot;:6," calcext:value-type="string">
            <text:p>"acceleration":6,</text:p>
          </table:table-cell>
          <table:table-cell table:formula="of:= CONCATENATE(&quot;&quot;&quot;&quot;; [.I$2]; &quot;&quot;&quot;&quot;; &quot;:&quot;; [.I8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8]; &quot;,&quot;)" office:value-type="string" office:string-value="&quot;ground&quot;:5," calcext:value-type="string">
            <text:p>"ground":5,</text:p>
          </table:table-cell>
          <table:table-cell table:formula="of:= CONCATENATE(&quot;&quot;&quot;&quot;; [.K$2]; &quot;&quot;&quot;&quot;; &quot;:&quot;; [.K8]; &quot;,&quot;)" office:value-type="string" office:string-value="&quot;water&quot;:4," calcext:value-type="string">
            <text:p>"water":4,</text:p>
          </table:table-cell>
          <table:table-cell table:formula="of:= CONCATENATE(&quot;&quot;&quot;&quot;; [.L$2]; &quot;&quot;&quot;&quot;; &quot;:&quot;; [.L8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8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8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8])" office:value-type="string" office:string-value="&quot;miniTurbo&quot;:6" calcext:value-type="string">
            <text:p>"miniTurbo":6</text:p>
          </table:table-cell>
          <table:table-cell table:formula="of:= CONCATENATE(&quot;{&quot;; [.Q8]; [.R8]; [.S8]; &quot;&quot;&quot;&quot;; &quot;speed&quot;; &quot;&quot;&quot;&quot;; &quot;:{&quot;; [.T8]; [.U8]; [.V8]; [.W8]; &quot;},&quot;; [.X8]; [.Y8]; &quot;&quot;&quot;&quot;; &quot;handling&quot;; &quot;&quot;&quot;&quot;; &quot;:{&quot;; [.Z8]; [.AA8]; [.AB8]; [.AC8]; &quot;},&quot;; [.AD8]; [.AE8]; &quot;}&quot;)" office:value-type="string" office:string-value="{&quot;name&quot;:&quot;City Tripper&quot;,&quot;type&quot;:&quot;B&quot;,&quot;size&quot;:null,&quot;speed&quot;:{&quot;ground&quot;:1,&quot;water&quot;:3,&quot;air&quot;:1,&quot;antiGravity&quot;:1},&quot;acceleration&quot;:6,&quot;weight&quot;:1,&quot;handling&quot;:{&quot;ground&quot;:5,&quot;water&quot;:4,&quot;air&quot;:2,&quot;antiGravity&quot;:4},&quot;grid&quot;:4,&quot;miniTurbo&quot;:6}" calcext:value-type="string">
            <text:p>{"name":"City Tripper","type":"B","size":null,"speed":{"ground":1,"water":3,"air":1,"antiGravity":1},"acceleration":6,"weight":1,"handling":{"ground":5,"water":4,"air":2,"antiGravity":4},"grid":4,"miniTurbo":6}</text:p>
          </table:table-cell>
        </table:table-row>
        <table:table-row table:style-name="ro1">
          <table:table-cell office:value-type="string" calcext:value-type="string">
            <text:p>Mach 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 CONCATENATE(&quot;&quot;&quot;&quot;; [.A$2]; &quot;&quot;&quot;&quot;; &quot;:&quot;; &quot;&quot;&quot;&quot;; [.A9]; &quot;&quot;&quot;&quot;; &quot;,&quot;)" office:value-type="string" office:string-value="&quot;name&quot;:&quot;Mach 8&quot;," calcext:value-type="string">
            <text:p>"name":"Mach 8",</text:p>
          </table:table-cell>
          <table:table-cell table:formula="of:= CONCATENATE(&quot;&quot;&quot;&quot;; [.B$2]; &quot;&quot;&quot;&quot;; &quot;:&quot;; &quot;&quot;&quot;&quot;; [.B9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9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9]; &quot;,&quot;)" office:value-type="string" office:string-value="&quot;ground&quot;:3," calcext:value-type="string">
            <text:p>"ground":3,</text:p>
          </table:table-cell>
          <table:table-cell table:formula="of:= CONCATENATE(&quot;&quot;&quot;&quot;; [.E$2]; &quot;&quot;&quot;&quot;; &quot;:&quot;; [.E9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9]; &quot;,&quot;)" office:value-type="string" office:string-value="&quot;air&quot;:4," calcext:value-type="string">
            <text:p>"air":4,</text:p>
          </table:table-cell>
          <table:table-cell table:formula="of:= CONCATENATE(&quot;&quot;&quot;&quot;; [.G$2]; &quot;&quot;&quot;&quot;; &quot;:&quot;; [.G9])" office:value-type="string" office:string-value="&quot;antiGravity&quot;:5" calcext:value-type="string">
            <text:p>"antiGravity":5</text:p>
          </table:table-cell>
          <table:table-cell table:formula="of:= CONCATENATE(&quot;&quot;&quot;&quot;; [.H$2]; &quot;&quot;&quot;&quot;; &quot;:&quot;; [.H9]; &quot;,&quot;)" office:value-type="string" office:string-value="&quot;acceleration&quot;:3," calcext:value-type="string">
            <text:p>"acceleration":3,</text:p>
          </table:table-cell>
          <table:table-cell table:formula="of:= CONCATENATE(&quot;&quot;&quot;&quot;; [.I$2]; &quot;&quot;&quot;&quot;; &quot;:&quot;; [.I9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9]; &quot;,&quot;)" office:value-type="string" office:string-value="&quot;ground&quot;:2," calcext:value-type="string">
            <text:p>"ground":2,</text:p>
          </table:table-cell>
          <table:table-cell table:formula="of:= CONCATENATE(&quot;&quot;&quot;&quot;; [.K$2]; &quot;&quot;&quot;&quot;; &quot;:&quot;; [.K9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9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9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9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9])" office:value-type="string" office:string-value="&quot;miniTurbo&quot;:4" calcext:value-type="string">
            <text:p>"miniTurbo":4</text:p>
          </table:table-cell>
          <table:table-cell table:formula="of:= CONCATENATE(&quot;{&quot;; [.Q9]; [.R9]; [.S9]; &quot;&quot;&quot;&quot;; &quot;speed&quot;; &quot;&quot;&quot;&quot;; &quot;:{&quot;; [.T9]; [.U9]; [.V9]; [.W9]; &quot;},&quot;; [.X9]; [.Y9]; &quot;&quot;&quot;&quot;; &quot;handling&quot;; &quot;&quot;&quot;&quot;; &quot;:{&quot;; [.Z9]; [.AA9]; [.AB9]; [.AC9]; &quot;},&quot;; [.AD9]; [.AE9]; &quot;}&quot;)" office:value-type="string" office:string-value="{&quot;name&quot;:&quot;Mach 8&quot;,&quot;type&quot;:&quot;B&quot;,&quot;size&quot;:null,&quot;speed&quot;:{&quot;ground&quot;:3,&quot;water&quot;:3,&quot;air&quot;:4,&quot;antiGravity&quot;:5},&quot;acceleration&quot;:3,&quot;weight&quot;:3,&quot;handling&quot;:{&quot;ground&quot;:2,&quot;water&quot;:2,&quot;air&quot;:2,&quot;antiGravity&quot;:4},&quot;grid&quot;:4,&quot;miniTurbo&quot;:4}" calcext:value-type="string">
            <text:p>{"name":"Mach 8","type":"B","size":null,"speed":{"ground":3,"water":3,"air":4,"antiGravity":5},"acceleration":3,"weight":3,"handling":{"ground":2,"water":2,"air":2,"antiGravity":4},"grid":4,"miniTurbo":4}</text:p>
          </table:table-cell>
        </table:table-row>
        <table:table-row table:style-name="ro1">
          <table:table-cell office:value-type="string" calcext:value-type="string">
            <text:p>Sports Coupe (Sports Coupé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 CONCATENATE(&quot;&quot;&quot;&quot;; [.A$2]; &quot;&quot;&quot;&quot;; &quot;:&quot;; &quot;&quot;&quot;&quot;; [.A10]; &quot;&quot;&quot;&quot;; &quot;,&quot;)" office:value-type="string" office:string-value="&quot;name&quot;:&quot;Sports Coupe (Sports Coupé)&quot;," calcext:value-type="string">
            <text:p>"name":"Sports Coupe (Sports Coupé)",</text:p>
          </table:table-cell>
          <table:table-cell table:formula="of:= CONCATENATE(&quot;&quot;&quot;&quot;; [.B$2]; &quot;&quot;&quot;&quot;; &quot;:&quot;; &quot;&quot;&quot;&quot;; [.B10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10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0]; &quot;,&quot;)" office:value-type="string" office:string-value="&quot;ground&quot;:3," calcext:value-type="string">
            <text:p>"ground":3,</text:p>
          </table:table-cell>
          <table:table-cell table:formula="of:= CONCATENATE(&quot;&quot;&quot;&quot;; [.E$2]; &quot;&quot;&quot;&quot;; &quot;:&quot;; [.E10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10]; &quot;,&quot;)" office:value-type="string" office:string-value="&quot;air&quot;:4," calcext:value-type="string">
            <text:p>"air":4,</text:p>
          </table:table-cell>
          <table:table-cell table:formula="of:= CONCATENATE(&quot;&quot;&quot;&quot;; [.G$2]; &quot;&quot;&quot;&quot;; &quot;:&quot;; [.G10])" office:value-type="string" office:string-value="&quot;antiGravity&quot;:5" calcext:value-type="string">
            <text:p>"antiGravity":5</text:p>
          </table:table-cell>
          <table:table-cell table:formula="of:= CONCATENATE(&quot;&quot;&quot;&quot;; [.H$2]; &quot;&quot;&quot;&quot;; &quot;:&quot;; [.H10]; &quot;,&quot;)" office:value-type="string" office:string-value="&quot;acceleration&quot;:3," calcext:value-type="string">
            <text:p>"acceleration":3,</text:p>
          </table:table-cell>
          <table:table-cell table:formula="of:= CONCATENATE(&quot;&quot;&quot;&quot;; [.I$2]; &quot;&quot;&quot;&quot;; &quot;:&quot;; [.I10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10]; &quot;,&quot;)" office:value-type="string" office:string-value="&quot;ground&quot;:2," calcext:value-type="string">
            <text:p>"ground":2,</text:p>
          </table:table-cell>
          <table:table-cell table:formula="of:= CONCATENATE(&quot;&quot;&quot;&quot;; [.K$2]; &quot;&quot;&quot;&quot;; &quot;:&quot;; [.K10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10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10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10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10])" office:value-type="string" office:string-value="&quot;miniTurbo&quot;:4" calcext:value-type="string">
            <text:p>"miniTurbo":4</text:p>
          </table:table-cell>
          <table:table-cell table:formula="of:= CONCATENATE(&quot;{&quot;; [.Q10]; [.R10]; [.S10]; &quot;&quot;&quot;&quot;; &quot;speed&quot;; &quot;&quot;&quot;&quot;; &quot;:{&quot;; [.T10]; [.U10]; [.V10]; [.W10]; &quot;},&quot;; [.X10]; [.Y10]; &quot;&quot;&quot;&quot;; &quot;handling&quot;; &quot;&quot;&quot;&quot;; &quot;:{&quot;; [.Z10]; [.AA10]; [.AB10]; [.AC10]; &quot;},&quot;; [.AD10]; [.AE10]; &quot;}&quot;)" office:value-type="string" office:string-value="{&quot;name&quot;:&quot;Sports Coupe (Sports Coupé)&quot;,&quot;type&quot;:&quot;B&quot;,&quot;size&quot;:null,&quot;speed&quot;:{&quot;ground&quot;:3,&quot;water&quot;:3,&quot;air&quot;:4,&quot;antiGravity&quot;:5},&quot;acceleration&quot;:3,&quot;weight&quot;:3,&quot;handling&quot;:{&quot;ground&quot;:2,&quot;water&quot;:2,&quot;air&quot;:2,&quot;antiGravity&quot;:4},&quot;grid&quot;:4,&quot;miniTurbo&quot;:4}" calcext:value-type="string">
            <text:p>{"name":"Sports Coupe (Sports Coupé)","type":"B","size":null,"speed":{"ground":3,"water":3,"air":4,"antiGravity":5},"acceleration":3,"weight":3,"handling":{"ground":2,"water":2,"air":2,"antiGravity":4},"grid":4,"miniTurbo":4}</text:p>
          </table:table-cell>
        </table:table-row>
        <table:table-row table:style-name="ro1">
          <table:table-cell office:value-type="string" calcext:value-type="string">
            <text:p>Inkstrik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 CONCATENATE(&quot;&quot;&quot;&quot;; [.A$2]; &quot;&quot;&quot;&quot;; &quot;:&quot;; &quot;&quot;&quot;&quot;; [.A11]; &quot;&quot;&quot;&quot;; &quot;,&quot;)" office:value-type="string" office:string-value="&quot;name&quot;:&quot;Inkstriker&quot;," calcext:value-type="string">
            <text:p>"name":"Inkstriker",</text:p>
          </table:table-cell>
          <table:table-cell table:formula="of:= CONCATENATE(&quot;&quot;&quot;&quot;; [.B$2]; &quot;&quot;&quot;&quot;; &quot;:&quot;; &quot;&quot;&quot;&quot;; [.B11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11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1]; &quot;,&quot;)" office:value-type="string" office:string-value="&quot;ground&quot;:3," calcext:value-type="string">
            <text:p>"ground":3,</text:p>
          </table:table-cell>
          <table:table-cell table:formula="of:= CONCATENATE(&quot;&quot;&quot;&quot;; [.E$2]; &quot;&quot;&quot;&quot;; &quot;:&quot;; [.E11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11]; &quot;,&quot;)" office:value-type="string" office:string-value="&quot;air&quot;:4," calcext:value-type="string">
            <text:p>"air":4,</text:p>
          </table:table-cell>
          <table:table-cell table:formula="of:= CONCATENATE(&quot;&quot;&quot;&quot;; [.G$2]; &quot;&quot;&quot;&quot;; &quot;:&quot;; [.G11])" office:value-type="string" office:string-value="&quot;antiGravity&quot;:5" calcext:value-type="string">
            <text:p>"antiGravity":5</text:p>
          </table:table-cell>
          <table:table-cell table:formula="of:= CONCATENATE(&quot;&quot;&quot;&quot;; [.H$2]; &quot;&quot;&quot;&quot;; &quot;:&quot;; [.H11]; &quot;,&quot;)" office:value-type="string" office:string-value="&quot;acceleration&quot;:3," calcext:value-type="string">
            <text:p>"acceleration":3,</text:p>
          </table:table-cell>
          <table:table-cell table:formula="of:= CONCATENATE(&quot;&quot;&quot;&quot;; [.I$2]; &quot;&quot;&quot;&quot;; &quot;:&quot;; [.I11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11]; &quot;,&quot;)" office:value-type="string" office:string-value="&quot;ground&quot;:2," calcext:value-type="string">
            <text:p>"ground":2,</text:p>
          </table:table-cell>
          <table:table-cell table:formula="of:= CONCATENATE(&quot;&quot;&quot;&quot;; [.K$2]; &quot;&quot;&quot;&quot;; &quot;:&quot;; [.K11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11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11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11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11])" office:value-type="string" office:string-value="&quot;miniTurbo&quot;:4" calcext:value-type="string">
            <text:p>"miniTurbo":4</text:p>
          </table:table-cell>
          <table:table-cell table:formula="of:= CONCATENATE(&quot;{&quot;; [.Q11]; [.R11]; [.S11]; &quot;&quot;&quot;&quot;; &quot;speed&quot;; &quot;&quot;&quot;&quot;; &quot;:{&quot;; [.T11]; [.U11]; [.V11]; [.W11]; &quot;},&quot;; [.X11]; [.Y11]; &quot;&quot;&quot;&quot;; &quot;handling&quot;; &quot;&quot;&quot;&quot;; &quot;:{&quot;; [.Z11]; [.AA11]; [.AB11]; [.AC11]; &quot;},&quot;; [.AD11]; [.AE11]; &quot;}&quot;)" office:value-type="string" office:string-value="{&quot;name&quot;:&quot;Inkstriker&quot;,&quot;type&quot;:&quot;B&quot;,&quot;size&quot;:null,&quot;speed&quot;:{&quot;ground&quot;:3,&quot;water&quot;:3,&quot;air&quot;:4,&quot;antiGravity&quot;:5},&quot;acceleration&quot;:3,&quot;weight&quot;:3,&quot;handling&quot;:{&quot;ground&quot;:2,&quot;water&quot;:2,&quot;air&quot;:2,&quot;antiGravity&quot;:4},&quot;grid&quot;:4,&quot;miniTurbo&quot;:4}" calcext:value-type="string">
            <text:p>{"name":"Inkstriker","type":"B","size":null,"speed":{"ground":3,"water":3,"air":4,"antiGravity":5},"acceleration":3,"weight":3,"handling":{"ground":2,"water":2,"air":2,"antiGravity":4},"grid":4,"miniTurbo":4}</text:p>
          </table:table-cell>
        </table:table-row>
        <table:table-row table:style-name="ro1">
          <table:table-cell table:style-name="ce2" office:value-type="string" calcext:value-type="string">
            <text:p>Steel Driver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formula="of:= CONCATENATE(&quot;&quot;&quot;&quot;; [.A$2]; &quot;&quot;&quot;&quot;; &quot;:&quot;; &quot;&quot;&quot;&quot;; [.A12]; &quot;&quot;&quot;&quot;; &quot;,&quot;)" office:value-type="string" office:string-value="&quot;name&quot;:&quot;Steel Driver&quot;," calcext:value-type="string">
            <text:p>"name":"Steel Driver",</text:p>
          </table:table-cell>
          <table:table-cell table:formula="of:= CONCATENATE(&quot;&quot;&quot;&quot;; [.B$2]; &quot;&quot;&quot;&quot;; &quot;:&quot;; &quot;&quot;&quot;&quot;; [.B12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12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2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12]; &quot;,&quot;)" office:value-type="string" office:string-value="&quot;water&quot;:5," calcext:value-type="string">
            <text:p>"water":5,</text:p>
          </table:table-cell>
          <table:table-cell table:formula="of:= CONCATENATE(&quot;&quot;&quot;&quot;; [.F$2]; &quot;&quot;&quot;&quot;; &quot;:&quot;; [.F12]; &quot;,&quot;)" office:value-type="string" office:string-value="&quot;air&quot;:0," calcext:value-type="string">
            <text:p>"air":0,</text:p>
          </table:table-cell>
          <table:table-cell table:formula="of:= CONCATENATE(&quot;&quot;&quot;&quot;; [.G$2]; &quot;&quot;&quot;&quot;; &quot;:&quot;; [.G12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12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12]; &quot;,&quot;)" office:value-type="string" office:string-value="&quot;weight&quot;:4," calcext:value-type="string">
            <text:p>"weight":4,</text:p>
          </table:table-cell>
          <table:table-cell table:formula="of:= CONCATENATE(&quot;&quot;&quot;&quot;; [.J$2]; &quot;&quot;&quot;&quot;; &quot;:&quot;; [.J12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12]; &quot;,&quot;)" office:value-type="string" office:string-value="&quot;water&quot;:5," calcext:value-type="string">
            <text:p>"water":5,</text:p>
          </table:table-cell>
          <table:table-cell table:formula="of:= CONCATENATE(&quot;&quot;&quot;&quot;; [.L$2]; &quot;&quot;&quot;&quot;; &quot;:&quot;; [.L12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M12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12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12])" office:value-type="string" office:string-value="&quot;miniTurbo&quot;:2" calcext:value-type="string">
            <text:p>"miniTurbo":2</text:p>
          </table:table-cell>
          <table:table-cell table:formula="of:= CONCATENATE(&quot;{&quot;; [.Q12]; [.R12]; [.S12]; &quot;&quot;&quot;&quot;; &quot;speed&quot;; &quot;&quot;&quot;&quot;; &quot;:{&quot;; [.T12]; [.U12]; [.V12]; [.W12]; &quot;},&quot;; [.X12]; [.Y12]; &quot;&quot;&quot;&quot;; &quot;handling&quot;; &quot;&quot;&quot;&quot;; &quot;:{&quot;; [.Z12]; [.AA12]; [.AB12]; [.AC12]; &quot;},&quot;; [.AD12]; [.AE12]; &quot;}&quot;)" office:value-type="string" office:string-value="{&quot;name&quot;:&quot;Steel Driver&quot;,&quot;type&quot;:&quot;B&quot;,&quot;size&quot;:null,&quot;speed&quot;:{&quot;ground&quot;:4,&quot;water&quot;:5,&quot;air&quot;:0,&quot;antiGravity&quot;:2},&quot;acceleration&quot;:1,&quot;weight&quot;:4,&quot;handling&quot;:{&quot;ground&quot;:1,&quot;water&quot;:5,&quot;air&quot;:1,&quot;antiGravity&quot;:1},&quot;grid&quot;:3,&quot;miniTurbo&quot;:2}" calcext:value-type="string">
            <text:p>{"name":"Steel Driver","type":"B","size":null,"speed":{"ground":4,"water":5,"air":0,"antiGravity":2},"acceleration":1,"weight":4,"handling":{"ground":1,"water":5,"air":1,"antiGravity":1},"grid":3,"miniTurbo":2}</text:p>
          </table:table-cell>
        </table:table-row>
        <table:table-row table:style-name="ro1">
          <table:table-cell table:style-name="ce2" office:value-type="string" calcext:value-type="string">
            <text:p>Tri-Speeder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formula="of:= CONCATENATE(&quot;&quot;&quot;&quot;; [.A$2]; &quot;&quot;&quot;&quot;; &quot;:&quot;; &quot;&quot;&quot;&quot;; [.A13]; &quot;&quot;&quot;&quot;; &quot;,&quot;)" office:value-type="string" office:string-value="&quot;name&quot;:&quot;Tri-Speeder&quot;," calcext:value-type="string">
            <text:p>"name":"Tri-Speeder",</text:p>
          </table:table-cell>
          <table:table-cell table:formula="of:= CONCATENATE(&quot;&quot;&quot;&quot;; [.B$2]; &quot;&quot;&quot;&quot;; &quot;:&quot;; &quot;&quot;&quot;&quot;; [.B13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13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3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13]; &quot;,&quot;)" office:value-type="string" office:string-value="&quot;water&quot;:5," calcext:value-type="string">
            <text:p>"water":5,</text:p>
          </table:table-cell>
          <table:table-cell table:formula="of:= CONCATENATE(&quot;&quot;&quot;&quot;; [.F$2]; &quot;&quot;&quot;&quot;; &quot;:&quot;; [.F13]; &quot;,&quot;)" office:value-type="string" office:string-value="&quot;air&quot;:0," calcext:value-type="string">
            <text:p>"air":0,</text:p>
          </table:table-cell>
          <table:table-cell table:formula="of:= CONCATENATE(&quot;&quot;&quot;&quot;; [.G$2]; &quot;&quot;&quot;&quot;; &quot;:&quot;; [.G13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13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13]; &quot;,&quot;)" office:value-type="string" office:string-value="&quot;weight&quot;:4," calcext:value-type="string">
            <text:p>"weight":4,</text:p>
          </table:table-cell>
          <table:table-cell table:formula="of:= CONCATENATE(&quot;&quot;&quot;&quot;; [.J$2]; &quot;&quot;&quot;&quot;; &quot;:&quot;; [.J13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13]; &quot;,&quot;)" office:value-type="string" office:string-value="&quot;water&quot;:5," calcext:value-type="string">
            <text:p>"water":5,</text:p>
          </table:table-cell>
          <table:table-cell table:formula="of:= CONCATENATE(&quot;&quot;&quot;&quot;; [.L$2]; &quot;&quot;&quot;&quot;; &quot;:&quot;; [.L13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M13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13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13])" office:value-type="string" office:string-value="&quot;miniTurbo&quot;:2" calcext:value-type="string">
            <text:p>"miniTurbo":2</text:p>
          </table:table-cell>
          <table:table-cell table:formula="of:= CONCATENATE(&quot;{&quot;; [.Q13]; [.R13]; [.S13]; &quot;&quot;&quot;&quot;; &quot;speed&quot;; &quot;&quot;&quot;&quot;; &quot;:{&quot;; [.T13]; [.U13]; [.V13]; [.W13]; &quot;},&quot;; [.X13]; [.Y13]; &quot;&quot;&quot;&quot;; &quot;handling&quot;; &quot;&quot;&quot;&quot;; &quot;:{&quot;; [.Z13]; [.AA13]; [.AB13]; [.AC13]; &quot;},&quot;; [.AD13]; [.AE13]; &quot;}&quot;)" office:value-type="string" office:string-value="{&quot;name&quot;:&quot;Tri-Speeder&quot;,&quot;type&quot;:&quot;B&quot;,&quot;size&quot;:null,&quot;speed&quot;:{&quot;ground&quot;:4,&quot;water&quot;:5,&quot;air&quot;:0,&quot;antiGravity&quot;:2},&quot;acceleration&quot;:1,&quot;weight&quot;:4,&quot;handling&quot;:{&quot;ground&quot;:1,&quot;water&quot;:5,&quot;air&quot;:1,&quot;antiGravity&quot;:1},&quot;grid&quot;:3,&quot;miniTurbo&quot;:2}" calcext:value-type="string">
            <text:p>{"name":"Tri-Speeder","type":"B","size":null,"speed":{"ground":4,"water":5,"air":0,"antiGravity":2},"acceleration":1,"weight":4,"handling":{"ground":1,"water":5,"air":1,"antiGravity":1},"grid":3,"miniTurbo":2}</text:p>
          </table:table-cell>
        </table:table-row>
        <table:table-row table:style-name="ro1">
          <table:table-cell table:style-name="ce2" office:value-type="string" calcext:value-type="string">
            <text:p>Bone Rattler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formula="of:= CONCATENATE(&quot;&quot;&quot;&quot;; [.A$2]; &quot;&quot;&quot;&quot;; &quot;:&quot;; &quot;&quot;&quot;&quot;; [.A14]; &quot;&quot;&quot;&quot;; &quot;,&quot;)" office:value-type="string" office:string-value="&quot;name&quot;:&quot;Bone Rattler&quot;," calcext:value-type="string">
            <text:p>"name":"Bone Rattler",</text:p>
          </table:table-cell>
          <table:table-cell table:formula="of:= CONCATENATE(&quot;&quot;&quot;&quot;; [.B$2]; &quot;&quot;&quot;&quot;; &quot;:&quot;; &quot;&quot;&quot;&quot;; [.B14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14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4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14]; &quot;,&quot;)" office:value-type="string" office:string-value="&quot;water&quot;:5," calcext:value-type="string">
            <text:p>"water":5,</text:p>
          </table:table-cell>
          <table:table-cell table:formula="of:= CONCATENATE(&quot;&quot;&quot;&quot;; [.F$2]; &quot;&quot;&quot;&quot;; &quot;:&quot;; [.F14]; &quot;,&quot;)" office:value-type="string" office:string-value="&quot;air&quot;:0," calcext:value-type="string">
            <text:p>"air":0,</text:p>
          </table:table-cell>
          <table:table-cell table:formula="of:= CONCATENATE(&quot;&quot;&quot;&quot;; [.G$2]; &quot;&quot;&quot;&quot;; &quot;:&quot;; [.G14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14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14]; &quot;,&quot;)" office:value-type="string" office:string-value="&quot;weight&quot;:4," calcext:value-type="string">
            <text:p>"weight":4,</text:p>
          </table:table-cell>
          <table:table-cell table:formula="of:= CONCATENATE(&quot;&quot;&quot;&quot;; [.J$2]; &quot;&quot;&quot;&quot;; &quot;:&quot;; [.J14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14]; &quot;,&quot;)" office:value-type="string" office:string-value="&quot;water&quot;:5," calcext:value-type="string">
            <text:p>"water":5,</text:p>
          </table:table-cell>
          <table:table-cell table:formula="of:= CONCATENATE(&quot;&quot;&quot;&quot;; [.L$2]; &quot;&quot;&quot;&quot;; &quot;:&quot;; [.L14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M14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14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14])" office:value-type="string" office:string-value="&quot;miniTurbo&quot;:2" calcext:value-type="string">
            <text:p>"miniTurbo":2</text:p>
          </table:table-cell>
          <table:table-cell table:formula="of:= CONCATENATE(&quot;{&quot;; [.Q14]; [.R14]; [.S14]; &quot;&quot;&quot;&quot;; &quot;speed&quot;; &quot;&quot;&quot;&quot;; &quot;:{&quot;; [.T14]; [.U14]; [.V14]; [.W14]; &quot;},&quot;; [.X14]; [.Y14]; &quot;&quot;&quot;&quot;; &quot;handling&quot;; &quot;&quot;&quot;&quot;; &quot;:{&quot;; [.Z14]; [.AA14]; [.AB14]; [.AC14]; &quot;},&quot;; [.AD14]; [.AE14]; &quot;}&quot;)" office:value-type="string" office:string-value="{&quot;name&quot;:&quot;Bone Rattler&quot;,&quot;type&quot;:&quot;B&quot;,&quot;size&quot;:null,&quot;speed&quot;:{&quot;ground&quot;:4,&quot;water&quot;:5,&quot;air&quot;:0,&quot;antiGravity&quot;:2},&quot;acceleration&quot;:1,&quot;weight&quot;:4,&quot;handling&quot;:{&quot;ground&quot;:1,&quot;water&quot;:5,&quot;air&quot;:1,&quot;antiGravity&quot;:1},&quot;grid&quot;:3,&quot;miniTurbo&quot;:2}" calcext:value-type="string">
            <text:p>{"name":"Bone Rattler","type":"B","size":null,"speed":{"ground":4,"water":5,"air":0,"antiGravity":2},"acceleration":1,"weight":4,"handling":{"ground":1,"water":5,"air":1,"antiGravity":1},"grid":3,"miniTurbo":2}</text:p>
          </table:table-cell>
        </table:table-row>
        <table:table-row table:style-name="ro1">
          <table:table-cell office:value-type="string" calcext:value-type="string">
            <text:p>Cat Cruis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 CONCATENATE(&quot;&quot;&quot;&quot;; [.A$2]; &quot;&quot;&quot;&quot;; &quot;:&quot;; &quot;&quot;&quot;&quot;; [.A15]; &quot;&quot;&quot;&quot;; &quot;,&quot;)" office:value-type="string" office:string-value="&quot;name&quot;:&quot;Cat Cruiser&quot;," calcext:value-type="string">
            <text:p>"name":"Cat Cruiser",</text:p>
          </table:table-cell>
          <table:table-cell table:formula="of:= CONCATENATE(&quot;&quot;&quot;&quot;; [.B$2]; &quot;&quot;&quot;&quot;; &quot;:&quot;; &quot;&quot;&quot;&quot;; [.B15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15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5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15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15]; &quot;,&quot;)" office:value-type="string" office:string-value="&quot;air&quot;:4," calcext:value-type="string">
            <text:p>"air":4,</text:p>
          </table:table-cell>
          <table:table-cell table:formula="of:= CONCATENATE(&quot;&quot;&quot;&quot;; [.G$2]; &quot;&quot;&quot;&quot;; &quot;:&quot;; [.G15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15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15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15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15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15]; &quot;,&quot;)" office:value-type="string" office:string-value="&quot;air&quot;:4," calcext:value-type="string">
            <text:p>"air":4,</text:p>
          </table:table-cell>
          <table:table-cell table:formula="of:= CONCATENATE(&quot;&quot;&quot;&quot;; [.M$2]; &quot;&quot;&quot;&quot;; &quot;:&quot;; [.M15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15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15])" office:value-type="string" office:string-value="&quot;miniTurbo&quot;:5" calcext:value-type="string">
            <text:p>"miniTurbo":5</text:p>
          </table:table-cell>
          <table:table-cell table:formula="of:= CONCATENATE(&quot;{&quot;; [.Q15]; [.R15]; [.S15]; &quot;&quot;&quot;&quot;; &quot;speed&quot;; &quot;&quot;&quot;&quot;; &quot;:{&quot;; [.T15]; [.U15]; [.V15]; [.W15]; &quot;},&quot;; [.X15]; [.Y15]; &quot;&quot;&quot;&quot;; &quot;handling&quot;; &quot;&quot;&quot;&quot;; &quot;:{&quot;; [.Z15]; [.AA15]; [.AB15]; [.AC15]; &quot;},&quot;; [.AD15]; [.AE15]; &quot;}&quot;)" office:value-type="string" office:string-value="{&quot;name&quot;:&quot;Cat Cruiser&quot;,&quot;type&quot;:&quot;B&quot;,&quot;size&quot;:null,&quot;speed&quot;:{&quot;ground&quot;:2,&quot;water&quot;:2,&quot;air&quot;:4,&quot;antiGravity&quot;:3},&quot;acceleration&quot;:5,&quot;weight&quot;:2,&quot;handling&quot;:{&quot;ground&quot;:4,&quot;water&quot;:2,&quot;air&quot;:4,&quot;antiGravity&quot;:3},&quot;grid&quot;:3,&quot;miniTurbo&quot;:5}" calcext:value-type="string">
            <text:p>{"name":"Cat Cruiser","type":"B","size":null,"speed":{"ground":2,"water":2,"air":4,"antiGravity":3},"acceleration":5,"weight":2,"handling":{"ground":4,"water":2,"air":4,"antiGravity":3},"grid":3,"miniTurbo":5}</text:p>
          </table:table-cell>
        </table:table-row>
        <table:table-row table:style-name="ro1">
          <table:table-cell office:value-type="string" calcext:value-type="string">
            <text:p>Come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 CONCATENATE(&quot;&quot;&quot;&quot;; [.A$2]; &quot;&quot;&quot;&quot;; &quot;:&quot;; &quot;&quot;&quot;&quot;; [.A16]; &quot;&quot;&quot;&quot;; &quot;,&quot;)" office:value-type="string" office:string-value="&quot;name&quot;:&quot;Comet&quot;," calcext:value-type="string">
            <text:p>"name":"Comet",</text:p>
          </table:table-cell>
          <table:table-cell table:formula="of:= CONCATENATE(&quot;&quot;&quot;&quot;; [.B$2]; &quot;&quot;&quot;&quot;; &quot;:&quot;; &quot;&quot;&quot;&quot;; [.B16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16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6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16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16]; &quot;,&quot;)" office:value-type="string" office:string-value="&quot;air&quot;:4," calcext:value-type="string">
            <text:p>"air":4,</text:p>
          </table:table-cell>
          <table:table-cell table:formula="of:= CONCATENATE(&quot;&quot;&quot;&quot;; [.G$2]; &quot;&quot;&quot;&quot;; &quot;:&quot;; [.G16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16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16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16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16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16]; &quot;,&quot;)" office:value-type="string" office:string-value="&quot;air&quot;:4," calcext:value-type="string">
            <text:p>"air":4,</text:p>
          </table:table-cell>
          <table:table-cell table:formula="of:= CONCATENATE(&quot;&quot;&quot;&quot;; [.M$2]; &quot;&quot;&quot;&quot;; &quot;:&quot;; [.M16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16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16])" office:value-type="string" office:string-value="&quot;miniTurbo&quot;:5" calcext:value-type="string">
            <text:p>"miniTurbo":5</text:p>
          </table:table-cell>
          <table:table-cell table:formula="of:= CONCATENATE(&quot;{&quot;; [.Q16]; [.R16]; [.S16]; &quot;&quot;&quot;&quot;; &quot;speed&quot;; &quot;&quot;&quot;&quot;; &quot;:{&quot;; [.T16]; [.U16]; [.V16]; [.W16]; &quot;},&quot;; [.X16]; [.Y16]; &quot;&quot;&quot;&quot;; &quot;handling&quot;; &quot;&quot;&quot;&quot;; &quot;:{&quot;; [.Z16]; [.AA16]; [.AB16]; [.AC16]; &quot;},&quot;; [.AD16]; [.AE16]; &quot;}&quot;)" office:value-type="string" office:string-value="{&quot;name&quot;:&quot;Comet&quot;,&quot;type&quot;:&quot;B&quot;,&quot;size&quot;:null,&quot;speed&quot;:{&quot;ground&quot;:2,&quot;water&quot;:2,&quot;air&quot;:4,&quot;antiGravity&quot;:3},&quot;acceleration&quot;:5,&quot;weight&quot;:2,&quot;handling&quot;:{&quot;ground&quot;:4,&quot;water&quot;:2,&quot;air&quot;:4,&quot;antiGravity&quot;:3},&quot;grid&quot;:3,&quot;miniTurbo&quot;:5}" calcext:value-type="string">
            <text:p>{"name":"Comet","type":"B","size":null,"speed":{"ground":2,"water":2,"air":4,"antiGravity":3},"acceleration":5,"weight":2,"handling":{"ground":4,"water":2,"air":4,"antiGravity":3},"grid":3,"miniTurbo":5}</text:p>
          </table:table-cell>
        </table:table-row>
        <table:table-row table:style-name="ro1">
          <table:table-cell office:value-type="string" calcext:value-type="string">
            <text:p>Yoshi Bik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 CONCATENATE(&quot;&quot;&quot;&quot;; [.A$2]; &quot;&quot;&quot;&quot;; &quot;:&quot;; &quot;&quot;&quot;&quot;; [.A17]; &quot;&quot;&quot;&quot;; &quot;,&quot;)" office:value-type="string" office:string-value="&quot;name&quot;:&quot;Yoshi Bike&quot;," calcext:value-type="string">
            <text:p>"name":"Yoshi Bike",</text:p>
          </table:table-cell>
          <table:table-cell table:formula="of:= CONCATENATE(&quot;&quot;&quot;&quot;; [.B$2]; &quot;&quot;&quot;&quot;; &quot;:&quot;; &quot;&quot;&quot;&quot;; [.B17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17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7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17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17]; &quot;,&quot;)" office:value-type="string" office:string-value="&quot;air&quot;:4," calcext:value-type="string">
            <text:p>"air":4,</text:p>
          </table:table-cell>
          <table:table-cell table:formula="of:= CONCATENATE(&quot;&quot;&quot;&quot;; [.G$2]; &quot;&quot;&quot;&quot;; &quot;:&quot;; [.G17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17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17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17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17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17]; &quot;,&quot;)" office:value-type="string" office:string-value="&quot;air&quot;:4," calcext:value-type="string">
            <text:p>"air":4,</text:p>
          </table:table-cell>
          <table:table-cell table:formula="of:= CONCATENATE(&quot;&quot;&quot;&quot;; [.M$2]; &quot;&quot;&quot;&quot;; &quot;:&quot;; [.M17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17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17])" office:value-type="string" office:string-value="&quot;miniTurbo&quot;:5" calcext:value-type="string">
            <text:p>"miniTurbo":5</text:p>
          </table:table-cell>
          <table:table-cell table:formula="of:= CONCATENATE(&quot;{&quot;; [.Q17]; [.R17]; [.S17]; &quot;&quot;&quot;&quot;; &quot;speed&quot;; &quot;&quot;&quot;&quot;; &quot;:{&quot;; [.T17]; [.U17]; [.V17]; [.W17]; &quot;},&quot;; [.X17]; [.Y17]; &quot;&quot;&quot;&quot;; &quot;handling&quot;; &quot;&quot;&quot;&quot;; &quot;:{&quot;; [.Z17]; [.AA17]; [.AB17]; [.AC17]; &quot;},&quot;; [.AD17]; [.AE17]; &quot;}&quot;)" office:value-type="string" office:string-value="{&quot;name&quot;:&quot;Yoshi Bike&quot;,&quot;type&quot;:&quot;B&quot;,&quot;size&quot;:null,&quot;speed&quot;:{&quot;ground&quot;:2,&quot;water&quot;:2,&quot;air&quot;:4,&quot;antiGravity&quot;:3},&quot;acceleration&quot;:5,&quot;weight&quot;:2,&quot;handling&quot;:{&quot;ground&quot;:4,&quot;water&quot;:2,&quot;air&quot;:4,&quot;antiGravity&quot;:3},&quot;grid&quot;:3,&quot;miniTurbo&quot;:5}" calcext:value-type="string">
            <text:p>{"name":"Yoshi Bike","type":"B","size":null,"speed":{"ground":2,"water":2,"air":4,"antiGravity":3},"acceleration":5,"weight":2,"handling":{"ground":4,"water":2,"air":4,"antiGravity":3},"grid":3,"miniTurbo":5}</text:p>
          </table:table-cell>
        </table:table-row>
        <table:table-row table:style-name="ro1">
          <table:table-cell office:value-type="string" calcext:value-type="string">
            <text:p>Teddy Bugg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 CONCATENATE(&quot;&quot;&quot;&quot;; [.A$2]; &quot;&quot;&quot;&quot;; &quot;:&quot;; &quot;&quot;&quot;&quot;; [.A18]; &quot;&quot;&quot;&quot;; &quot;,&quot;)" office:value-type="string" office:string-value="&quot;name&quot;:&quot;Teddy Buggy&quot;," calcext:value-type="string">
            <text:p>"name":"Teddy Buggy",</text:p>
          </table:table-cell>
          <table:table-cell table:formula="of:= CONCATENATE(&quot;&quot;&quot;&quot;; [.B$2]; &quot;&quot;&quot;&quot;; &quot;:&quot;; &quot;&quot;&quot;&quot;; [.B18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18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8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18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18]; &quot;,&quot;)" office:value-type="string" office:string-value="&quot;air&quot;:4," calcext:value-type="string">
            <text:p>"air":4,</text:p>
          </table:table-cell>
          <table:table-cell table:formula="of:= CONCATENATE(&quot;&quot;&quot;&quot;; [.G$2]; &quot;&quot;&quot;&quot;; &quot;:&quot;; [.G18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18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18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18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18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18]; &quot;,&quot;)" office:value-type="string" office:string-value="&quot;air&quot;:4," calcext:value-type="string">
            <text:p>"air":4,</text:p>
          </table:table-cell>
          <table:table-cell table:formula="of:= CONCATENATE(&quot;&quot;&quot;&quot;; [.M$2]; &quot;&quot;&quot;&quot;; &quot;:&quot;; [.M18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18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18])" office:value-type="string" office:string-value="&quot;miniTurbo&quot;:5" calcext:value-type="string">
            <text:p>"miniTurbo":5</text:p>
          </table:table-cell>
          <table:table-cell table:formula="of:= CONCATENATE(&quot;{&quot;; [.Q18]; [.R18]; [.S18]; &quot;&quot;&quot;&quot;; &quot;speed&quot;; &quot;&quot;&quot;&quot;; &quot;:{&quot;; [.T18]; [.U18]; [.V18]; [.W18]; &quot;},&quot;; [.X18]; [.Y18]; &quot;&quot;&quot;&quot;; &quot;handling&quot;; &quot;&quot;&quot;&quot;; &quot;:{&quot;; [.Z18]; [.AA18]; [.AB18]; [.AC18]; &quot;},&quot;; [.AD18]; [.AE18]; &quot;}&quot;)" office:value-type="string" office:string-value="{&quot;name&quot;:&quot;Teddy Buggy&quot;,&quot;type&quot;:&quot;B&quot;,&quot;size&quot;:null,&quot;speed&quot;:{&quot;ground&quot;:2,&quot;water&quot;:2,&quot;air&quot;:4,&quot;antiGravity&quot;:3},&quot;acceleration&quot;:5,&quot;weight&quot;:2,&quot;handling&quot;:{&quot;ground&quot;:4,&quot;water&quot;:2,&quot;air&quot;:4,&quot;antiGravity&quot;:3},&quot;grid&quot;:3,&quot;miniTurbo&quot;:5}" calcext:value-type="string">
            <text:p>{"name":"Teddy Buggy","type":"B","size":null,"speed":{"ground":2,"water":2,"air":4,"antiGravity":3},"acceleration":5,"weight":2,"handling":{"ground":4,"water":2,"air":4,"antiGravity":3},"grid":3,"miniTurbo":5}</text:p>
          </table:table-cell>
        </table:table-row>
        <table:table-row table:style-name="ro1">
          <table:table-cell table:style-name="ce2" office:value-type="string" calcext:value-type="string">
            <text:p>Circuit Special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formula="of:= CONCATENATE(&quot;&quot;&quot;&quot;; [.A$2]; &quot;&quot;&quot;&quot;; &quot;:&quot;; &quot;&quot;&quot;&quot;; [.A19]; &quot;&quot;&quot;&quot;; &quot;,&quot;)" office:value-type="string" office:string-value="&quot;name&quot;:&quot;Circuit Special&quot;," calcext:value-type="string">
            <text:p>"name":"Circuit Special",</text:p>
          </table:table-cell>
          <table:table-cell table:formula="of:= CONCATENATE(&quot;&quot;&quot;&quot;; [.B$2]; &quot;&quot;&quot;&quot;; &quot;:&quot;; &quot;&quot;&quot;&quot;; [.B19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19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9]; &quot;,&quot;)" office:value-type="string" office:string-value="&quot;ground&quot;:5," calcext:value-type="string">
            <text:p>"ground":5,</text:p>
          </table:table-cell>
          <table:table-cell table:formula="of:= CONCATENATE(&quot;&quot;&quot;&quot;; [.E$2]; &quot;&quot;&quot;&quot;; &quot;:&quot;; [.E19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19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9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19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19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19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19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19]; &quot;,&quot;)" office:value-type="string" office:string-value="&quot;air&quot;:0," calcext:value-type="string">
            <text:p>"air":0,</text:p>
          </table:table-cell>
          <table:table-cell table:formula="of:= CONCATENATE(&quot;&quot;&quot;&quot;; [.M$2]; &quot;&quot;&quot;&quot;; &quot;:&quot;; [.M19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19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19])" office:value-type="string" office:string-value="&quot;miniTurbo&quot;:1" calcext:value-type="string">
            <text:p>"miniTurbo":1</text:p>
          </table:table-cell>
          <table:table-cell table:formula="of:= CONCATENATE(&quot;{&quot;; [.Q19]; [.R19]; [.S19]; &quot;&quot;&quot;&quot;; &quot;speed&quot;; &quot;&quot;&quot;&quot;; &quot;:{&quot;; [.T19]; [.U19]; [.V19]; [.W19]; &quot;},&quot;; [.X19]; [.Y19]; &quot;&quot;&quot;&quot;; &quot;handling&quot;; &quot;&quot;&quot;&quot;; &quot;:{&quot;; [.Z19]; [.AA19]; [.AB19]; [.AC19]; &quot;},&quot;; [.AD19]; [.AE19]; &quot;}&quot;)" office:value-type="string" office:string-value="{&quot;name&quot;:&quot;Circuit Special&quot;,&quot;type&quot;:&quot;B&quot;,&quot;size&quot;:null,&quot;speed&quot;:{&quot;ground&quot;:5,&quot;water&quot;:1,&quot;air&quot;:2,&quot;antiGravity&quot;:4},&quot;acceleration&quot;:1,&quot;weight&quot;:3,&quot;handling&quot;:{&quot;ground&quot;:1,&quot;water&quot;:1,&quot;air&quot;:0,&quot;antiGravity&quot;:2},&quot;grid&quot;:1,&quot;miniTurbo&quot;:1}" calcext:value-type="string">
            <text:p>{"name":"Circuit Special","type":"B","size":null,"speed":{"ground":5,"water":1,"air":2,"antiGravity":4},"acceleration":1,"weight":3,"handling":{"ground":1,"water":1,"air":0,"antiGravity":2},"grid":1,"miniTurbo":1}</text:p>
          </table:table-cell>
        </table:table-row>
        <table:table-row table:style-name="ro1">
          <table:table-cell table:style-name="ce2" office:value-type="string" calcext:value-type="string">
            <text:p>B Dasher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formula="of:= CONCATENATE(&quot;&quot;&quot;&quot;; [.A$2]; &quot;&quot;&quot;&quot;; &quot;:&quot;; &quot;&quot;&quot;&quot;; [.A22]; &quot;&quot;&quot;&quot;; &quot;,&quot;)" office:value-type="string" office:string-value="&quot;name&quot;:&quot;Badwagon&quot;," calcext:value-type="string">
            <text:p>"name":"Badwagon",</text:p>
          </table:table-cell>
          <table:table-cell table:formula="of:= CONCATENATE(&quot;&quot;&quot;&quot;; [.B$2]; &quot;&quot;&quot;&quot;; &quot;:&quot;; &quot;&quot;&quot;&quot;; [.B20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20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20]; &quot;,&quot;)" office:value-type="string" office:string-value="&quot;ground&quot;:5," calcext:value-type="string">
            <text:p>"ground":5,</text:p>
          </table:table-cell>
          <table:table-cell table:formula="of:= CONCATENATE(&quot;&quot;&quot;&quot;; [.E$2]; &quot;&quot;&quot;&quot;; &quot;:&quot;; [.E20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20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20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20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20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20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20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20]; &quot;,&quot;)" office:value-type="string" office:string-value="&quot;air&quot;:0," calcext:value-type="string">
            <text:p>"air":0,</text:p>
          </table:table-cell>
          <table:table-cell table:formula="of:= CONCATENATE(&quot;&quot;&quot;&quot;; [.M$2]; &quot;&quot;&quot;&quot;; &quot;:&quot;; [.M20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20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20])" office:value-type="string" office:string-value="&quot;miniTurbo&quot;:1" calcext:value-type="string">
            <text:p>"miniTurbo":1</text:p>
          </table:table-cell>
          <table:table-cell table:formula="of:= CONCATENATE(&quot;{&quot;; [.Q20]; [.R20]; [.S20]; &quot;&quot;&quot;&quot;; &quot;speed&quot;; &quot;&quot;&quot;&quot;; &quot;:{&quot;; [.T20]; [.U20]; [.V20]; [.W20]; &quot;},&quot;; [.X20]; [.Y20]; &quot;&quot;&quot;&quot;; &quot;handling&quot;; &quot;&quot;&quot;&quot;; &quot;:{&quot;; [.Z20]; [.AA20]; [.AB20]; [.AC20]; &quot;},&quot;; [.AD20]; [.AE20]; &quot;}&quot;)" office:value-type="string" office:string-value="{&quot;name&quot;:&quot;Badwagon&quot;,&quot;type&quot;:&quot;B&quot;,&quot;size&quot;:null,&quot;speed&quot;:{&quot;ground&quot;:5,&quot;water&quot;:1,&quot;air&quot;:2,&quot;antiGravity&quot;:4},&quot;acceleration&quot;:1,&quot;weight&quot;:3,&quot;handling&quot;:{&quot;ground&quot;:1,&quot;water&quot;:1,&quot;air&quot;:0,&quot;antiGravity&quot;:2},&quot;grid&quot;:1,&quot;miniTurbo&quot;:1}" calcext:value-type="string">
            <text:p>{"name":"Badwagon","type":"B","size":null,"speed":{"ground":5,"water":1,"air":2,"antiGravity":4},"acceleration":1,"weight":3,"handling":{"ground":1,"water":1,"air":0,"antiGravity":2},"grid":1,"miniTurbo":1}</text:p>
          </table:table-cell>
        </table:table-row>
        <table:table-row table:style-name="ro1">
          <table:table-cell table:style-name="ce2" office:value-type="string" calcext:value-type="string">
            <text:p>P-Wing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formula="of:= CONCATENATE(&quot;&quot;&quot;&quot;; [.A$2]; &quot;&quot;&quot;&quot;; &quot;:&quot;; &quot;&quot;&quot;&quot;; [.A25]; &quot;&quot;&quot;&quot;; &quot;,&quot;)" office:value-type="string" office:string-value="&quot;name&quot;:&quot;Prancer&quot;," calcext:value-type="string">
            <text:p>"name":"Prancer",</text:p>
          </table:table-cell>
          <table:table-cell table:formula="of:= CONCATENATE(&quot;&quot;&quot;&quot;; [.B$2]; &quot;&quot;&quot;&quot;; &quot;:&quot;; &quot;&quot;&quot;&quot;; [.B21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21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21]; &quot;,&quot;)" office:value-type="string" office:string-value="&quot;ground&quot;:5," calcext:value-type="string">
            <text:p>"ground":5,</text:p>
          </table:table-cell>
          <table:table-cell table:formula="of:= CONCATENATE(&quot;&quot;&quot;&quot;; [.E$2]; &quot;&quot;&quot;&quot;; &quot;:&quot;; [.E21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21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21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21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21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21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21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21]; &quot;,&quot;)" office:value-type="string" office:string-value="&quot;air&quot;:0," calcext:value-type="string">
            <text:p>"air":0,</text:p>
          </table:table-cell>
          <table:table-cell table:formula="of:= CONCATENATE(&quot;&quot;&quot;&quot;; [.M$2]; &quot;&quot;&quot;&quot;; &quot;:&quot;; [.M21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21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21])" office:value-type="string" office:string-value="&quot;miniTurbo&quot;:1" calcext:value-type="string">
            <text:p>"miniTurbo":1</text:p>
          </table:table-cell>
          <table:table-cell table:formula="of:= CONCATENATE(&quot;{&quot;; [.Q21]; [.R21]; [.S21]; &quot;&quot;&quot;&quot;; &quot;speed&quot;; &quot;&quot;&quot;&quot;; &quot;:{&quot;; [.T21]; [.U21]; [.V21]; [.W21]; &quot;},&quot;; [.X21]; [.Y21]; &quot;&quot;&quot;&quot;; &quot;handling&quot;; &quot;&quot;&quot;&quot;; &quot;:{&quot;; [.Z21]; [.AA21]; [.AB21]; [.AC21]; &quot;},&quot;; [.AD21]; [.AE21]; &quot;}&quot;)" office:value-type="string" office:string-value="{&quot;name&quot;:&quot;Prancer&quot;,&quot;type&quot;:&quot;B&quot;,&quot;size&quot;:null,&quot;speed&quot;:{&quot;ground&quot;:5,&quot;water&quot;:1,&quot;air&quot;:2,&quot;antiGravity&quot;:4},&quot;acceleration&quot;:1,&quot;weight&quot;:3,&quot;handling&quot;:{&quot;ground&quot;:1,&quot;water&quot;:1,&quot;air&quot;:0,&quot;antiGravity&quot;:2},&quot;grid&quot;:1,&quot;miniTurbo&quot;:1}" calcext:value-type="string">
            <text:p>{"name":"Prancer","type":"B","size":null,"speed":{"ground":5,"water":1,"air":2,"antiGravity":4},"acceleration":1,"weight":3,"handling":{"ground":1,"water":1,"air":0,"antiGravity":2},"grid":1,"miniTurbo":1}</text:p>
          </table:table-cell>
        </table:table-row>
        <table:table-row table:style-name="ro1">
          <table:table-cell office:value-type="string" calcext:value-type="string">
            <text:p>Badwago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 CONCATENATE(&quot;&quot;&quot;&quot;; [.A$2]; &quot;&quot;&quot;&quot;; &quot;:&quot;; &quot;&quot;&quot;&quot;; [.A22]; &quot;&quot;&quot;&quot;; &quot;,&quot;)" office:value-type="string" office:string-value="&quot;name&quot;:&quot;Badwagon&quot;," calcext:value-type="string">
            <text:p>"name":"Badwagon",</text:p>
          </table:table-cell>
          <table:table-cell table:formula="of:= CONCATENATE(&quot;&quot;&quot;&quot;; [.B$2]; &quot;&quot;&quot;&quot;; &quot;:&quot;; &quot;&quot;&quot;&quot;; [.B22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22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22]; &quot;,&quot;)" office:value-type="string" office:string-value="&quot;ground&quot;:5," calcext:value-type="string">
            <text:p>"ground":5,</text:p>
          </table:table-cell>
          <table:table-cell table:formula="of:= CONCATENATE(&quot;&quot;&quot;&quot;; [.E$2]; &quot;&quot;&quot;&quot;; &quot;:&quot;; [.E22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22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22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22]; &quot;,&quot;)" office:value-type="string" office:string-value="&quot;acceleration&quot;:0," calcext:value-type="string">
            <text:p>"acceleration":0,</text:p>
          </table:table-cell>
          <table:table-cell table:formula="of:= CONCATENATE(&quot;&quot;&quot;&quot;; [.I$2]; &quot;&quot;&quot;&quot;; &quot;:&quot;; [.I22]; &quot;,&quot;)" office:value-type="string" office:string-value="&quot;weight&quot;:4," calcext:value-type="string">
            <text:p>"weight":4,</text:p>
          </table:table-cell>
          <table:table-cell table:formula="of:= CONCATENATE(&quot;&quot;&quot;&quot;; [.J$2]; &quot;&quot;&quot;&quot;; &quot;:&quot;; [.J22]; &quot;,&quot;)" office:value-type="string" office:string-value="&quot;ground&quot;:0," calcext:value-type="string">
            <text:p>"ground":0,</text:p>
          </table:table-cell>
          <table:table-cell table:formula="of:= CONCATENATE(&quot;&quot;&quot;&quot;; [.K$2]; &quot;&quot;&quot;&quot;; &quot;:&quot;; [.K22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22]; &quot;,&quot;)" office:value-type="string" office:string-value="&quot;air&quot;:0," calcext:value-type="string">
            <text:p>"air":0,</text:p>
          </table:table-cell>
          <table:table-cell table:formula="of:= CONCATENATE(&quot;&quot;&quot;&quot;; [.M$2]; &quot;&quot;&quot;&quot;; &quot;:&quot;; [.M22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22]; &quot;,&quot;)" office:value-type="string" office:string-value="&quot;grid&quot;:5," calcext:value-type="string">
            <text:p>"grid":5,</text:p>
          </table:table-cell>
          <table:table-cell table:formula="of:= CONCATENATE(&quot;&quot;&quot;&quot;; [.O$2]; &quot;&quot;&quot;&quot;; &quot;:&quot;; [.O22])" office:value-type="string" office:string-value="&quot;miniTurbo&quot;:0" calcext:value-type="string">
            <text:p>"miniTurbo":0</text:p>
          </table:table-cell>
          <table:table-cell table:formula="of:= CONCATENATE(&quot;{&quot;; [.Q22]; [.R22]; [.S22]; &quot;&quot;&quot;&quot;; &quot;speed&quot;; &quot;&quot;&quot;&quot;; &quot;:{&quot;; [.T22]; [.U22]; [.V22]; [.W22]; &quot;},&quot;; [.X22]; [.Y22]; &quot;&quot;&quot;&quot;; &quot;handling&quot;; &quot;&quot;&quot;&quot;; &quot;:{&quot;; [.Z22]; [.AA22]; [.AB22]; [.AC22]; &quot;},&quot;; [.AD22]; [.AE22]; &quot;}&quot;)" office:value-type="string" office:string-value="{&quot;name&quot;:&quot;Badwagon&quot;,&quot;type&quot;:&quot;B&quot;,&quot;size&quot;:null,&quot;speed&quot;:{&quot;ground&quot;:5,&quot;water&quot;:2,&quot;air&quot;:1,&quot;antiGravity&quot;:3},&quot;acceleration&quot;:0,&quot;weight&quot;:4,&quot;handling&quot;:{&quot;ground&quot;:0,&quot;water&quot;:1,&quot;air&quot;:0,&quot;antiGravity&quot;:1},&quot;grid&quot;:5,&quot;miniTurbo&quot;:0}" calcext:value-type="string">
            <text:p>{"name":"Badwagon","type":"B","size":null,"speed":{"ground":5,"water":2,"air":1,"antiGravity":3},"acceleration":0,"weight":4,"handling":{"ground":0,"water":1,"air":0,"antiGravity":1},"grid":5,"miniTurbo":0}</text:p>
          </table:table-cell>
        </table:table-row>
        <table:table-row table:style-name="ro1">
          <table:table-cell office:value-type="string" calcext:value-type="string">
            <text:p>Standard ATV (Standard Quad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 CONCATENATE(&quot;&quot;&quot;&quot;; [.A$2]; &quot;&quot;&quot;&quot;; &quot;:&quot;; &quot;&quot;&quot;&quot;; [.A25]; &quot;&quot;&quot;&quot;; &quot;,&quot;)" office:value-type="string" office:string-value="&quot;name&quot;:&quot;Prancer&quot;," calcext:value-type="string">
            <text:p>"name":"Prancer",</text:p>
          </table:table-cell>
          <table:table-cell table:formula="of:= CONCATENATE(&quot;&quot;&quot;&quot;; [.B$2]; &quot;&quot;&quot;&quot;; &quot;:&quot;; &quot;&quot;&quot;&quot;; [.B23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23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23]; &quot;,&quot;)" office:value-type="string" office:string-value="&quot;ground&quot;:5," calcext:value-type="string">
            <text:p>"ground":5,</text:p>
          </table:table-cell>
          <table:table-cell table:formula="of:= CONCATENATE(&quot;&quot;&quot;&quot;; [.E$2]; &quot;&quot;&quot;&quot;; &quot;:&quot;; [.E23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23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23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23]; &quot;,&quot;)" office:value-type="string" office:string-value="&quot;acceleration&quot;:0," calcext:value-type="string">
            <text:p>"acceleration":0,</text:p>
          </table:table-cell>
          <table:table-cell table:formula="of:= CONCATENATE(&quot;&quot;&quot;&quot;; [.I$2]; &quot;&quot;&quot;&quot;; &quot;:&quot;; [.I23]; &quot;,&quot;)" office:value-type="string" office:string-value="&quot;weight&quot;:4," calcext:value-type="string">
            <text:p>"weight":4,</text:p>
          </table:table-cell>
          <table:table-cell table:formula="of:= CONCATENATE(&quot;&quot;&quot;&quot;; [.J$2]; &quot;&quot;&quot;&quot;; &quot;:&quot;; [.J23]; &quot;,&quot;)" office:value-type="string" office:string-value="&quot;ground&quot;:0," calcext:value-type="string">
            <text:p>"ground":0,</text:p>
          </table:table-cell>
          <table:table-cell table:formula="of:= CONCATENATE(&quot;&quot;&quot;&quot;; [.K$2]; &quot;&quot;&quot;&quot;; &quot;:&quot;; [.K23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23]; &quot;,&quot;)" office:value-type="string" office:string-value="&quot;air&quot;:0," calcext:value-type="string">
            <text:p>"air":0,</text:p>
          </table:table-cell>
          <table:table-cell table:formula="of:= CONCATENATE(&quot;&quot;&quot;&quot;; [.M$2]; &quot;&quot;&quot;&quot;; &quot;:&quot;; [.M23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23]; &quot;,&quot;)" office:value-type="string" office:string-value="&quot;grid&quot;:5," calcext:value-type="string">
            <text:p>"grid":5,</text:p>
          </table:table-cell>
          <table:table-cell table:formula="of:= CONCATENATE(&quot;&quot;&quot;&quot;; [.O$2]; &quot;&quot;&quot;&quot;; &quot;:&quot;; [.O23])" office:value-type="string" office:string-value="&quot;miniTurbo&quot;:0" calcext:value-type="string">
            <text:p>"miniTurbo":0</text:p>
          </table:table-cell>
          <table:table-cell table:formula="of:= CONCATENATE(&quot;{&quot;; [.Q23]; [.R23]; [.S23]; &quot;&quot;&quot;&quot;; &quot;speed&quot;; &quot;&quot;&quot;&quot;; &quot;:{&quot;; [.T23]; [.U23]; [.V23]; [.W23]; &quot;},&quot;; [.X23]; [.Y23]; &quot;&quot;&quot;&quot;; &quot;handling&quot;; &quot;&quot;&quot;&quot;; &quot;:{&quot;; [.Z23]; [.AA23]; [.AB23]; [.AC23]; &quot;},&quot;; [.AD23]; [.AE23]; &quot;}&quot;)" office:value-type="string" office:string-value="{&quot;name&quot;:&quot;Prancer&quot;,&quot;type&quot;:&quot;B&quot;,&quot;size&quot;:null,&quot;speed&quot;:{&quot;ground&quot;:5,&quot;water&quot;:2,&quot;air&quot;:1,&quot;antiGravity&quot;:3},&quot;acceleration&quot;:0,&quot;weight&quot;:4,&quot;handling&quot;:{&quot;ground&quot;:0,&quot;water&quot;:1,&quot;air&quot;:0,&quot;antiGravity&quot;:1},&quot;grid&quot;:5,&quot;miniTurbo&quot;:0}" calcext:value-type="string">
            <text:p>{"name":"Prancer","type":"B","size":null,"speed":{"ground":5,"water":2,"air":1,"antiGravity":3},"acceleration":0,"weight":4,"handling":{"ground":0,"water":1,"air":0,"antiGravity":1},"grid":5,"miniTurbo":0}</text:p>
          </table:table-cell>
        </table:table-row>
        <table:table-row table:style-name="ro1">
          <table:table-cell office:value-type="string" calcext:value-type="string">
            <text:p>GL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 CONCATENATE(&quot;&quot;&quot;&quot;; [.A$2]; &quot;&quot;&quot;&quot;; &quot;:&quot;; &quot;&quot;&quot;&quot;; [.A24]; &quot;&quot;&quot;&quot;; &quot;,&quot;)" office:value-type="string" office:string-value="&quot;name&quot;:&quot;GLA&quot;," calcext:value-type="string">
            <text:p>"name":"GLA",</text:p>
          </table:table-cell>
          <table:table-cell table:formula="of:= CONCATENATE(&quot;&quot;&quot;&quot;; [.B$2]; &quot;&quot;&quot;&quot;; &quot;:&quot;; &quot;&quot;&quot;&quot;; [.B24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24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24]; &quot;,&quot;)" office:value-type="string" office:string-value="&quot;ground&quot;:5," calcext:value-type="string">
            <text:p>"ground":5,</text:p>
          </table:table-cell>
          <table:table-cell table:formula="of:= CONCATENATE(&quot;&quot;&quot;&quot;; [.E$2]; &quot;&quot;&quot;&quot;; &quot;:&quot;; [.E24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24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24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24]; &quot;,&quot;)" office:value-type="string" office:string-value="&quot;acceleration&quot;:0," calcext:value-type="string">
            <text:p>"acceleration":0,</text:p>
          </table:table-cell>
          <table:table-cell table:formula="of:= CONCATENATE(&quot;&quot;&quot;&quot;; [.I$2]; &quot;&quot;&quot;&quot;; &quot;:&quot;; [.I24]; &quot;,&quot;)" office:value-type="string" office:string-value="&quot;weight&quot;:4," calcext:value-type="string">
            <text:p>"weight":4,</text:p>
          </table:table-cell>
          <table:table-cell table:formula="of:= CONCATENATE(&quot;&quot;&quot;&quot;; [.J$2]; &quot;&quot;&quot;&quot;; &quot;:&quot;; [.J24]; &quot;,&quot;)" office:value-type="string" office:string-value="&quot;ground&quot;:0," calcext:value-type="string">
            <text:p>"ground":0,</text:p>
          </table:table-cell>
          <table:table-cell table:formula="of:= CONCATENATE(&quot;&quot;&quot;&quot;; [.K$2]; &quot;&quot;&quot;&quot;; &quot;:&quot;; [.K24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24]; &quot;,&quot;)" office:value-type="string" office:string-value="&quot;air&quot;:0," calcext:value-type="string">
            <text:p>"air":0,</text:p>
          </table:table-cell>
          <table:table-cell table:formula="of:= CONCATENATE(&quot;&quot;&quot;&quot;; [.M$2]; &quot;&quot;&quot;&quot;; &quot;:&quot;; [.M24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24]; &quot;,&quot;)" office:value-type="string" office:string-value="&quot;grid&quot;:5," calcext:value-type="string">
            <text:p>"grid":5,</text:p>
          </table:table-cell>
          <table:table-cell table:formula="of:= CONCATENATE(&quot;&quot;&quot;&quot;; [.O$2]; &quot;&quot;&quot;&quot;; &quot;:&quot;; [.O24])" office:value-type="string" office:string-value="&quot;miniTurbo&quot;:0" calcext:value-type="string">
            <text:p>"miniTurbo":0</text:p>
          </table:table-cell>
          <table:table-cell table:formula="of:= CONCATENATE(&quot;{&quot;; [.Q24]; [.R24]; [.S24]; &quot;&quot;&quot;&quot;; &quot;speed&quot;; &quot;&quot;&quot;&quot;; &quot;:{&quot;; [.T24]; [.U24]; [.V24]; [.W24]; &quot;},&quot;; [.X24]; [.Y24]; &quot;&quot;&quot;&quot;; &quot;handling&quot;; &quot;&quot;&quot;&quot;; &quot;:{&quot;; [.Z24]; [.AA24]; [.AB24]; [.AC24]; &quot;},&quot;; [.AD24]; [.AE24]; &quot;}&quot;)" office:value-type="string" office:string-value="{&quot;name&quot;:&quot;GLA&quot;,&quot;type&quot;:&quot;B&quot;,&quot;size&quot;:null,&quot;speed&quot;:{&quot;ground&quot;:5,&quot;water&quot;:2,&quot;air&quot;:1,&quot;antiGravity&quot;:3},&quot;acceleration&quot;:0,&quot;weight&quot;:4,&quot;handling&quot;:{&quot;ground&quot;:0,&quot;water&quot;:1,&quot;air&quot;:0,&quot;antiGravity&quot;:1},&quot;grid&quot;:5,&quot;miniTurbo&quot;:0}" calcext:value-type="string">
            <text:p>{"name":"GLA","type":"B","size":null,"speed":{"ground":5,"water":2,"air":1,"antiGravity":3},"acceleration":0,"weight":4,"handling":{"ground":0,"water":1,"air":0,"antiGravity":1},"grid":5,"miniTurbo":0}</text:p>
          </table:table-cell>
        </table:table-row>
        <table:table-row table:style-name="ro1">
          <table:table-cell table:style-name="ce2" office:value-type="string" calcext:value-type="string">
            <text:p>Prancer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formula="of:= CONCATENATE(&quot;&quot;&quot;&quot;; [.A$2]; &quot;&quot;&quot;&quot;; &quot;:&quot;; &quot;&quot;&quot;&quot;; [.A25]; &quot;&quot;&quot;&quot;; &quot;,&quot;)" office:value-type="string" office:string-value="&quot;name&quot;:&quot;Prancer&quot;," calcext:value-type="string">
            <text:p>"name":"Prancer",</text:p>
          </table:table-cell>
          <table:table-cell table:formula="of:= CONCATENATE(&quot;&quot;&quot;&quot;; [.B$2]; &quot;&quot;&quot;&quot;; &quot;:&quot;; &quot;&quot;&quot;&quot;; [.B25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25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25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25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25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25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25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25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25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25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25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25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25]; &quot;,&quot;)" office:value-type="string" office:string-value="&quot;grid&quot;:2," calcext:value-type="string">
            <text:p>"grid":2,</text:p>
          </table:table-cell>
          <table:table-cell table:formula="of:= CONCATENATE(&quot;&quot;&quot;&quot;; [.O$2]; &quot;&quot;&quot;&quot;; &quot;:&quot;; [.O25])" office:value-type="string" office:string-value="&quot;miniTurbo&quot;:3" calcext:value-type="string">
            <text:p>"miniTurbo":3</text:p>
          </table:table-cell>
          <table:table-cell table:formula="of:= CONCATENATE(&quot;{&quot;; [.Q25]; [.R25]; [.S25]; &quot;&quot;&quot;&quot;; &quot;speed&quot;; &quot;&quot;&quot;&quot;; &quot;:{&quot;; [.T25]; [.U25]; [.V25]; [.W25]; &quot;},&quot;; [.X25]; [.Y25]; &quot;&quot;&quot;&quot;; &quot;handling&quot;; &quot;&quot;&quot;&quot;; &quot;:{&quot;; [.Z25]; [.AA25]; [.AB25]; [.AC25]; &quot;},&quot;; [.AD25]; [.AE25]; &quot;}&quot;)" office:value-type="string" office:string-value="{&quot;name&quot;:&quot;Prancer&quot;,&quot;type&quot;:&quot;B&quot;,&quot;size&quot;:null,&quot;speed&quot;:{&quot;ground&quot;:4,&quot;water&quot;:3,&quot;air&quot;:3,&quot;antiGravity&quot;:3},&quot;acceleration&quot;:2,&quot;weight&quot;:1,&quot;handling&quot;:{&quot;ground&quot;:3,&quot;water&quot;:3,&quot;air&quot;:3,&quot;antiGravity&quot;:2},&quot;grid&quot;:2,&quot;miniTurbo&quot;:3}" calcext:value-type="string">
            <text:p>{"name":"Prancer","type":"B","size":null,"speed":{"ground":4,"water":3,"air":3,"antiGravity":3},"acceleration":2,"weight":1,"handling":{"ground":3,"water":3,"air":3,"antiGravity":2},"grid":2,"miniTurbo":3}</text:p>
          </table:table-cell>
        </table:table-row>
        <table:table-row table:style-name="ro1">
          <table:table-cell table:style-name="ce2" office:value-type="string" calcext:value-type="string">
            <text:p>Sport Bik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formula="of:= CONCATENATE(&quot;&quot;&quot;&quot;; [.A$2]; &quot;&quot;&quot;&quot;; &quot;:&quot;; &quot;&quot;&quot;&quot;; [.A26]; &quot;&quot;&quot;&quot;; &quot;,&quot;)" office:value-type="string" office:string-value="&quot;name&quot;:&quot;Sport Bike&quot;," calcext:value-type="string">
            <text:p>"name":"Sport Bike",</text:p>
          </table:table-cell>
          <table:table-cell table:formula="of:= CONCATENATE(&quot;&quot;&quot;&quot;; [.B$2]; &quot;&quot;&quot;&quot;; &quot;:&quot;; &quot;&quot;&quot;&quot;; [.B26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26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26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26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26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26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26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26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26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26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26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26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26]; &quot;,&quot;)" office:value-type="string" office:string-value="&quot;grid&quot;:2," calcext:value-type="string">
            <text:p>"grid":2,</text:p>
          </table:table-cell>
          <table:table-cell table:formula="of:= CONCATENATE(&quot;&quot;&quot;&quot;; [.O$2]; &quot;&quot;&quot;&quot;; &quot;:&quot;; [.O26])" office:value-type="string" office:string-value="&quot;miniTurbo&quot;:3" calcext:value-type="string">
            <text:p>"miniTurbo":3</text:p>
          </table:table-cell>
          <table:table-cell table:formula="of:= CONCATENATE(&quot;{&quot;; [.Q26]; [.R26]; [.S26]; &quot;&quot;&quot;&quot;; &quot;speed&quot;; &quot;&quot;&quot;&quot;; &quot;:{&quot;; [.T26]; [.U26]; [.V26]; [.W26]; &quot;},&quot;; [.X26]; [.Y26]; &quot;&quot;&quot;&quot;; &quot;handling&quot;; &quot;&quot;&quot;&quot;; &quot;:{&quot;; [.Z26]; [.AA26]; [.AB26]; [.AC26]; &quot;},&quot;; [.AD26]; [.AE26]; &quot;}&quot;)" office:value-type="string" office:string-value="{&quot;name&quot;:&quot;Sport Bike&quot;,&quot;type&quot;:&quot;B&quot;,&quot;size&quot;:null,&quot;speed&quot;:{&quot;ground&quot;:4,&quot;water&quot;:3,&quot;air&quot;:3,&quot;antiGravity&quot;:3},&quot;acceleration&quot;:2,&quot;weight&quot;:1,&quot;handling&quot;:{&quot;ground&quot;:3,&quot;water&quot;:3,&quot;air&quot;:3,&quot;antiGravity&quot;:2},&quot;grid&quot;:2,&quot;miniTurbo&quot;:3}" calcext:value-type="string">
            <text:p>{"name":"Sport Bike","type":"B","size":null,"speed":{"ground":4,"water":3,"air":3,"antiGravity":3},"acceleration":2,"weight":1,"handling":{"ground":3,"water":3,"air":3,"antiGravity":2},"grid":2,"miniTurbo":3}</text:p>
          </table:table-cell>
        </table:table-row>
        <table:table-row table:style-name="ro1">
          <table:table-cell table:style-name="ce2" office:value-type="string" calcext:value-type="string">
            <text:p>Jet Bik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formula="of:= CONCATENATE(&quot;&quot;&quot;&quot;; [.A$2]; &quot;&quot;&quot;&quot;; &quot;:&quot;; &quot;&quot;&quot;&quot;; [.A27]; &quot;&quot;&quot;&quot;; &quot;,&quot;)" office:value-type="string" office:string-value="&quot;name&quot;:&quot;Jet Bike&quot;," calcext:value-type="string">
            <text:p>"name":"Jet Bike",</text:p>
          </table:table-cell>
          <table:table-cell table:formula="of:= CONCATENATE(&quot;&quot;&quot;&quot;; [.B$2]; &quot;&quot;&quot;&quot;; &quot;:&quot;; &quot;&quot;&quot;&quot;; [.B27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27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27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27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27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27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27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27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27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27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27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27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27]; &quot;,&quot;)" office:value-type="string" office:string-value="&quot;grid&quot;:2," calcext:value-type="string">
            <text:p>"grid":2,</text:p>
          </table:table-cell>
          <table:table-cell table:formula="of:= CONCATENATE(&quot;&quot;&quot;&quot;; [.O$2]; &quot;&quot;&quot;&quot;; &quot;:&quot;; [.O27])" office:value-type="string" office:string-value="&quot;miniTurbo&quot;:3" calcext:value-type="string">
            <text:p>"miniTurbo":3</text:p>
          </table:table-cell>
          <table:table-cell table:formula="of:= CONCATENATE(&quot;{&quot;; [.Q27]; [.R27]; [.S27]; &quot;&quot;&quot;&quot;; &quot;speed&quot;; &quot;&quot;&quot;&quot;; &quot;:{&quot;; [.T27]; [.U27]; [.V27]; [.W27]; &quot;},&quot;; [.X27]; [.Y27]; &quot;&quot;&quot;&quot;; &quot;handling&quot;; &quot;&quot;&quot;&quot;; &quot;:{&quot;; [.Z27]; [.AA27]; [.AB27]; [.AC27]; &quot;},&quot;; [.AD27]; [.AE27]; &quot;}&quot;)" office:value-type="string" office:string-value="{&quot;name&quot;:&quot;Jet Bike&quot;,&quot;type&quot;:&quot;B&quot;,&quot;size&quot;:null,&quot;speed&quot;:{&quot;ground&quot;:4,&quot;water&quot;:3,&quot;air&quot;:3,&quot;antiGravity&quot;:3},&quot;acceleration&quot;:2,&quot;weight&quot;:1,&quot;handling&quot;:{&quot;ground&quot;:3,&quot;water&quot;:3,&quot;air&quot;:3,&quot;antiGravity&quot;:2},&quot;grid&quot;:2,&quot;miniTurbo&quot;:3}" calcext:value-type="string">
            <text:p>{"name":"Jet Bike","type":"B","size":null,"speed":{"ground":4,"water":3,"air":3,"antiGravity":3},"acceleration":2,"weight":1,"handling":{"ground":3,"water":3,"air":3,"antiGravity":2},"grid":2,"miniTurbo":3}</text:p>
          </table:table-cell>
        </table:table-row>
        <table:table-row table:style-name="ro1">
          <table:table-cell office:value-type="string" calcext:value-type="string">
            <text:p>Biddybuggy (Buggybud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 CONCATENATE(&quot;&quot;&quot;&quot;; [.A$2]; &quot;&quot;&quot;&quot;; &quot;:&quot;; &quot;&quot;&quot;&quot;; [.A28]; &quot;&quot;&quot;&quot;; &quot;,&quot;)" office:value-type="string" office:string-value="&quot;name&quot;:&quot;Biddybuggy (Buggybud)&quot;," calcext:value-type="string">
            <text:p>"name":"Biddybuggy (Buggybud)",</text:p>
          </table:table-cell>
          <table:table-cell table:formula="of:= CONCATENATE(&quot;&quot;&quot;&quot;; [.B$2]; &quot;&quot;&quot;&quot;; &quot;:&quot;; &quot;&quot;&quot;&quot;; [.B28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28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28]; &quot;,&quot;)" office:value-type="string" office:string-value="&quot;ground&quot;:0," calcext:value-type="string">
            <text:p>"ground":0,</text:p>
          </table:table-cell>
          <table:table-cell table:formula="of:= CONCATENATE(&quot;&quot;&quot;&quot;; [.E$2]; &quot;&quot;&quot;&quot;; &quot;:&quot;; [.E28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28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28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28]; &quot;,&quot;)" office:value-type="string" office:string-value="&quot;acceleration&quot;:7," calcext:value-type="string">
            <text:p>"acceleration":7,</text:p>
          </table:table-cell>
          <table:table-cell table:formula="of:= CONCATENATE(&quot;&quot;&quot;&quot;; [.I$2]; &quot;&quot;&quot;&quot;; &quot;:&quot;; [.I28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28]; &quot;,&quot;)" office:value-type="string" office:string-value="&quot;ground&quot;:5," calcext:value-type="string">
            <text:p>"ground":5,</text:p>
          </table:table-cell>
          <table:table-cell table:formula="of:= CONCATENATE(&quot;&quot;&quot;&quot;; [.K$2]; &quot;&quot;&quot;&quot;; &quot;:&quot;; [.K28]; &quot;,&quot;)" office:value-type="string" office:string-value="&quot;water&quot;:4," calcext:value-type="string">
            <text:p>"water":4,</text:p>
          </table:table-cell>
          <table:table-cell table:formula="of:= CONCATENATE(&quot;&quot;&quot;&quot;; [.L$2]; &quot;&quot;&quot;&quot;; &quot;:&quot;; [.L28]; &quot;,&quot;)" office:value-type="string" office:string-value="&quot;air&quot;:4," calcext:value-type="string">
            <text:p>"air":4,</text:p>
          </table:table-cell>
          <table:table-cell table:formula="of:= CONCATENATE(&quot;&quot;&quot;&quot;; [.M$2]; &quot;&quot;&quot;&quot;; &quot;:&quot;; [.M28])" office:value-type="string" office:string-value="&quot;antiGravity&quot;:5" calcext:value-type="string">
            <text:p>"antiGravity":5</text:p>
          </table:table-cell>
          <table:table-cell table:formula="of:= CONCATENATE(&quot;&quot;&quot;&quot;; [.N$2]; &quot;&quot;&quot;&quot;; &quot;:&quot;; [.N28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28])" office:value-type="string" office:string-value="&quot;miniTurbo&quot;:7" calcext:value-type="string">
            <text:p>"miniTurbo":7</text:p>
          </table:table-cell>
          <table:table-cell table:formula="of:= CONCATENATE(&quot;{&quot;; [.Q28]; [.R28]; [.S28]; &quot;&quot;&quot;&quot;; &quot;speed&quot;; &quot;&quot;&quot;&quot;; &quot;:{&quot;; [.T28]; [.U28]; [.V28]; [.W28]; &quot;},&quot;; [.X28]; [.Y28]; &quot;&quot;&quot;&quot;; &quot;handling&quot;; &quot;&quot;&quot;&quot;; &quot;:{&quot;; [.Z28]; [.AA28]; [.AB28]; [.AC28]; &quot;},&quot;; [.AD28]; [.AE28]; &quot;}&quot;)" office:value-type="string" office:string-value="{&quot;name&quot;:&quot;Biddybuggy (Buggybud)&quot;,&quot;type&quot;:&quot;B&quot;,&quot;size&quot;:null,&quot;speed&quot;:{&quot;ground&quot;:0,&quot;water&quot;:1,&quot;air&quot;:1,&quot;antiGravity&quot;:2},&quot;acceleration&quot;:7,&quot;weight&quot;:0,&quot;handling&quot;:{&quot;ground&quot;:5,&quot;water&quot;:4,&quot;air&quot;:4,&quot;antiGravity&quot;:5},&quot;grid&quot;:4,&quot;miniTurbo&quot;:7}" calcext:value-type="string">
            <text:p>{"name":"Biddybuggy (Buggybud)","type":"B","size":null,"speed":{"ground":0,"water":1,"air":1,"antiGravity":2},"acceleration":7,"weight":0,"handling":{"ground":5,"water":4,"air":4,"antiGravity":5},"grid":4,"miniTurbo":7}</text:p>
          </table:table-cell>
        </table:table-row>
        <table:table-row table:style-name="ro1">
          <table:table-cell office:value-type="string" calcext:value-type="string">
            <text:p>Mr. Scooty (Mr Scooty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 CONCATENATE(&quot;&quot;&quot;&quot;; [.A$2]; &quot;&quot;&quot;&quot;; &quot;:&quot;; &quot;&quot;&quot;&quot;; [.A29]; &quot;&quot;&quot;&quot;; &quot;,&quot;)" office:value-type="string" office:string-value="&quot;name&quot;:&quot;Mr. Scooty (Mr Scooty)&quot;," calcext:value-type="string">
            <text:p>"name":"Mr. Scooty (Mr Scooty)",</text:p>
          </table:table-cell>
          <table:table-cell table:formula="of:= CONCATENATE(&quot;&quot;&quot;&quot;; [.B$2]; &quot;&quot;&quot;&quot;; &quot;:&quot;; &quot;&quot;&quot;&quot;; [.B29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29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29]; &quot;,&quot;)" office:value-type="string" office:string-value="&quot;ground&quot;:0," calcext:value-type="string">
            <text:p>"ground":0,</text:p>
          </table:table-cell>
          <table:table-cell table:formula="of:= CONCATENATE(&quot;&quot;&quot;&quot;; [.E$2]; &quot;&quot;&quot;&quot;; &quot;:&quot;; [.E29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29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29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29]; &quot;,&quot;)" office:value-type="string" office:string-value="&quot;acceleration&quot;:7," calcext:value-type="string">
            <text:p>"acceleration":7,</text:p>
          </table:table-cell>
          <table:table-cell table:formula="of:= CONCATENATE(&quot;&quot;&quot;&quot;; [.I$2]; &quot;&quot;&quot;&quot;; &quot;:&quot;; [.I29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29]; &quot;,&quot;)" office:value-type="string" office:string-value="&quot;ground&quot;:5," calcext:value-type="string">
            <text:p>"ground":5,</text:p>
          </table:table-cell>
          <table:table-cell table:formula="of:= CONCATENATE(&quot;&quot;&quot;&quot;; [.K$2]; &quot;&quot;&quot;&quot;; &quot;:&quot;; [.K29]; &quot;,&quot;)" office:value-type="string" office:string-value="&quot;water&quot;:4," calcext:value-type="string">
            <text:p>"water":4,</text:p>
          </table:table-cell>
          <table:table-cell table:formula="of:= CONCATENATE(&quot;&quot;&quot;&quot;; [.L$2]; &quot;&quot;&quot;&quot;; &quot;:&quot;; [.L29]; &quot;,&quot;)" office:value-type="string" office:string-value="&quot;air&quot;:4," calcext:value-type="string">
            <text:p>"air":4,</text:p>
          </table:table-cell>
          <table:table-cell table:formula="of:= CONCATENATE(&quot;&quot;&quot;&quot;; [.M$2]; &quot;&quot;&quot;&quot;; &quot;:&quot;; [.M29])" office:value-type="string" office:string-value="&quot;antiGravity&quot;:5" calcext:value-type="string">
            <text:p>"antiGravity":5</text:p>
          </table:table-cell>
          <table:table-cell table:formula="of:= CONCATENATE(&quot;&quot;&quot;&quot;; [.N$2]; &quot;&quot;&quot;&quot;; &quot;:&quot;; [.N29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29])" office:value-type="string" office:string-value="&quot;miniTurbo&quot;:7" calcext:value-type="string">
            <text:p>"miniTurbo":7</text:p>
          </table:table-cell>
          <table:table-cell table:formula="of:= CONCATENATE(&quot;{&quot;; [.Q29]; [.R29]; [.S29]; &quot;&quot;&quot;&quot;; &quot;speed&quot;; &quot;&quot;&quot;&quot;; &quot;:{&quot;; [.T29]; [.U29]; [.V29]; [.W29]; &quot;},&quot;; [.X29]; [.Y29]; &quot;&quot;&quot;&quot;; &quot;handling&quot;; &quot;&quot;&quot;&quot;; &quot;:{&quot;; [.Z29]; [.AA29]; [.AB29]; [.AC29]; &quot;},&quot;; [.AD29]; [.AE29]; &quot;}&quot;)" office:value-type="string" office:string-value="{&quot;name&quot;:&quot;Mr. Scooty (Mr Scooty)&quot;,&quot;type&quot;:&quot;B&quot;,&quot;size&quot;:null,&quot;speed&quot;:{&quot;ground&quot;:0,&quot;water&quot;:1,&quot;air&quot;:1,&quot;antiGravity&quot;:2},&quot;acceleration&quot;:7,&quot;weight&quot;:0,&quot;handling&quot;:{&quot;ground&quot;:5,&quot;water&quot;:4,&quot;air&quot;:4,&quot;antiGravity&quot;:5},&quot;grid&quot;:4,&quot;miniTurbo&quot;:7}" calcext:value-type="string">
            <text:p>{"name":"Mr. Scooty (Mr Scooty)","type":"B","size":null,"speed":{"ground":0,"water":1,"air":1,"antiGravity":2},"acceleration":7,"weight":0,"handling":{"ground":5,"water":4,"air":4,"antiGravity":5},"grid":4,"miniTurbo":7}</text:p>
          </table:table-cell>
        </table:table-row>
        <table:table-row table:style-name="ro1">
          <table:table-cell table:style-name="ce2" office:value-type="string" calcext:value-type="string">
            <text:p>Landship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/>
          <table:table-cell table:formula="of:= CONCATENATE(&quot;&quot;&quot;&quot;; [.A$2]; &quot;&quot;&quot;&quot;; &quot;:&quot;; &quot;&quot;&quot;&quot;; [.A30]; &quot;&quot;&quot;&quot;; &quot;,&quot;)" office:value-type="string" office:string-value="&quot;name&quot;:&quot;Landship&quot;," calcext:value-type="string">
            <text:p>"name":"Landship",</text:p>
          </table:table-cell>
          <table:table-cell table:formula="of:= CONCATENATE(&quot;&quot;&quot;&quot;; [.B$2]; &quot;&quot;&quot;&quot;; &quot;:&quot;; &quot;&quot;&quot;&quot;; [.B30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30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30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30]; &quot;,&quot;)" office:value-type="string" office:string-value="&quot;water&quot;:5," calcext:value-type="string">
            <text:p>"water":5,</text:p>
          </table:table-cell>
          <table:table-cell table:formula="of:= CONCATENATE(&quot;&quot;&quot;&quot;; [.F$2]; &quot;&quot;&quot;&quot;; &quot;:&quot;; [.F30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30])" office:value-type="string" office:string-value="&quot;antiGravity&quot;:0" calcext:value-type="string">
            <text:p>"antiGravity":0</text:p>
          </table:table-cell>
          <table:table-cell table:formula="of:= CONCATENATE(&quot;&quot;&quot;&quot;; [.H$2]; &quot;&quot;&quot;&quot;; &quot;:&quot;; [.H30]; &quot;,&quot;)" office:value-type="string" office:string-value="&quot;acceleration&quot;:6," calcext:value-type="string">
            <text:p>"acceleration":6,</text:p>
          </table:table-cell>
          <table:table-cell table:formula="of:= CONCATENATE(&quot;&quot;&quot;&quot;; [.I$2]; &quot;&quot;&quot;&quot;; &quot;:&quot;; [.I30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30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30]; &quot;,&quot;)" office:value-type="string" office:string-value="&quot;water&quot;:5," calcext:value-type="string">
            <text:p>"water":5,</text:p>
          </table:table-cell>
          <table:table-cell table:formula="of:= CONCATENATE(&quot;&quot;&quot;&quot;; [.L$2]; &quot;&quot;&quot;&quot;; &quot;:&quot;; [.L30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30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30]; &quot;,&quot;)" office:value-type="string" office:string-value="&quot;grid&quot;:6," calcext:value-type="string">
            <text:p>"grid":6,</text:p>
          </table:table-cell>
          <table:table-cell table:formula="of:= CONCATENATE(&quot;&quot;&quot;&quot;; [.O$2]; &quot;&quot;&quot;&quot;; &quot;:&quot;; [.O30])" office:value-type="string" office:string-value="&quot;miniTurbo&quot;:6" calcext:value-type="string">
            <text:p>"miniTurbo":6</text:p>
          </table:table-cell>
          <table:table-cell table:formula="of:= CONCATENATE(&quot;{&quot;; [.Q30]; [.R30]; [.S30]; &quot;&quot;&quot;&quot;; &quot;speed&quot;; &quot;&quot;&quot;&quot;; &quot;:{&quot;; [.T30]; [.U30]; [.V30]; [.W30]; &quot;},&quot;; [.X30]; [.Y30]; &quot;&quot;&quot;&quot;; &quot;handling&quot;; &quot;&quot;&quot;&quot;; &quot;:{&quot;; [.Z30]; [.AA30]; [.AB30]; [.AC30]; &quot;},&quot;; [.AD30]; [.AE30]; &quot;}&quot;)" office:value-type="string" office:string-value="{&quot;name&quot;:&quot;Landship&quot;,&quot;type&quot;:&quot;B&quot;,&quot;size&quot;:null,&quot;speed&quot;:{&quot;ground&quot;:1,&quot;water&quot;:5,&quot;air&quot;:2,&quot;antiGravity&quot;:0},&quot;acceleration&quot;:6,&quot;weight&quot;:0,&quot;handling&quot;:{&quot;ground&quot;:4,&quot;water&quot;:5,&quot;air&quot;:3,&quot;antiGravity&quot;:2},&quot;grid&quot;:6,&quot;miniTurbo&quot;:6}" calcext:value-type="string">
            <text:p>{"name":"Landship","type":"B","size":null,"speed":{"ground":1,"water":5,"air":2,"antiGravity":0},"acceleration":6,"weight":0,"handling":{"ground":4,"water":5,"air":3,"antiGravity":2},"grid":6,"miniTurbo":6}</text:p>
          </table:table-cell>
        </table:table-row>
        <table:table-row table:style-name="ro1">
          <table:table-cell table:style-name="ce2" office:value-type="string" calcext:value-type="string">
            <text:p>Streetl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/>
          <table:table-cell table:formula="of:= CONCATENATE(&quot;&quot;&quot;&quot;; [.A$2]; &quot;&quot;&quot;&quot;; &quot;:&quot;; &quot;&quot;&quot;&quot;; [.A31]; &quot;&quot;&quot;&quot;; &quot;,&quot;)" office:value-type="string" office:string-value="&quot;name&quot;:&quot;Streetle&quot;," calcext:value-type="string">
            <text:p>"name":"Streetle",</text:p>
          </table:table-cell>
          <table:table-cell table:formula="of:= CONCATENATE(&quot;&quot;&quot;&quot;; [.B$2]; &quot;&quot;&quot;&quot;; &quot;:&quot;; &quot;&quot;&quot;&quot;; [.B31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31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31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31]; &quot;,&quot;)" office:value-type="string" office:string-value="&quot;water&quot;:5," calcext:value-type="string">
            <text:p>"water":5,</text:p>
          </table:table-cell>
          <table:table-cell table:formula="of:= CONCATENATE(&quot;&quot;&quot;&quot;; [.F$2]; &quot;&quot;&quot;&quot;; &quot;:&quot;; [.F31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31])" office:value-type="string" office:string-value="&quot;antiGravity&quot;:0" calcext:value-type="string">
            <text:p>"antiGravity":0</text:p>
          </table:table-cell>
          <table:table-cell table:formula="of:= CONCATENATE(&quot;&quot;&quot;&quot;; [.H$2]; &quot;&quot;&quot;&quot;; &quot;:&quot;; [.H31]; &quot;,&quot;)" office:value-type="string" office:string-value="&quot;acceleration&quot;:6," calcext:value-type="string">
            <text:p>"acceleration":6,</text:p>
          </table:table-cell>
          <table:table-cell table:formula="of:= CONCATENATE(&quot;&quot;&quot;&quot;; [.I$2]; &quot;&quot;&quot;&quot;; &quot;:&quot;; [.I31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31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31]; &quot;,&quot;)" office:value-type="string" office:string-value="&quot;water&quot;:5," calcext:value-type="string">
            <text:p>"water":5,</text:p>
          </table:table-cell>
          <table:table-cell table:formula="of:= CONCATENATE(&quot;&quot;&quot;&quot;; [.L$2]; &quot;&quot;&quot;&quot;; &quot;:&quot;; [.L31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31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31]; &quot;,&quot;)" office:value-type="string" office:string-value="&quot;grid&quot;:6," calcext:value-type="string">
            <text:p>"grid":6,</text:p>
          </table:table-cell>
          <table:table-cell table:formula="of:= CONCATENATE(&quot;&quot;&quot;&quot;; [.O$2]; &quot;&quot;&quot;&quot;; &quot;:&quot;; [.O31])" office:value-type="string" office:string-value="&quot;miniTurbo&quot;:6" calcext:value-type="string">
            <text:p>"miniTurbo":6</text:p>
          </table:table-cell>
          <table:table-cell table:formula="of:= CONCATENATE(&quot;{&quot;; [.Q31]; [.R31]; [.S31]; &quot;&quot;&quot;&quot;; &quot;speed&quot;; &quot;&quot;&quot;&quot;; &quot;:{&quot;; [.T31]; [.U31]; [.V31]; [.W31]; &quot;},&quot;; [.X31]; [.Y31]; &quot;&quot;&quot;&quot;; &quot;handling&quot;; &quot;&quot;&quot;&quot;; &quot;:{&quot;; [.Z31]; [.AA31]; [.AB31]; [.AC31]; &quot;},&quot;; [.AD31]; [.AE31]; &quot;}&quot;)" office:value-type="string" office:string-value="{&quot;name&quot;:&quot;Streetle&quot;,&quot;type&quot;:&quot;B&quot;,&quot;size&quot;:null,&quot;speed&quot;:{&quot;ground&quot;:1,&quot;water&quot;:5,&quot;air&quot;:2,&quot;antiGravity&quot;:0},&quot;acceleration&quot;:6,&quot;weight&quot;:0,&quot;handling&quot;:{&quot;ground&quot;:4,&quot;water&quot;:5,&quot;air&quot;:3,&quot;antiGravity&quot;:2},&quot;grid&quot;:6,&quot;miniTurbo&quot;:6}" calcext:value-type="string">
            <text:p>{"name":"Streetle","type":"B","size":null,"speed":{"ground":1,"water":5,"air":2,"antiGravity":0},"acceleration":6,"weight":0,"handling":{"ground":4,"water":5,"air":3,"antiGravity":2},"grid":6,"miniTurbo":6}</text:p>
          </table:table-cell>
        </table:table-row>
        <table:table-row table:style-name="ro1">
          <table:table-cell office:value-type="string" calcext:value-type="string">
            <text:p>Sneeker (Bounder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 CONCATENATE(&quot;&quot;&quot;&quot;; [.A$2]; &quot;&quot;&quot;&quot;; &quot;:&quot;; &quot;&quot;&quot;&quot;; [.A32]; &quot;&quot;&quot;&quot;; &quot;,&quot;)" office:value-type="string" office:string-value="&quot;name&quot;:&quot;Sneeker (Bounder)&quot;," calcext:value-type="string">
            <text:p>"name":"Sneeker (Bounder)",</text:p>
          </table:table-cell>
          <table:table-cell table:formula="of:= CONCATENATE(&quot;&quot;&quot;&quot;; [.B$2]; &quot;&quot;&quot;&quot;; &quot;:&quot;; &quot;&quot;&quot;&quot;; [.B32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32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32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32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32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32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32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32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32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32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32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32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32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32])" office:value-type="string" office:string-value="&quot;miniTurbo&quot;:3" calcext:value-type="string">
            <text:p>"miniTurbo":3</text:p>
          </table:table-cell>
          <table:table-cell table:formula="of:= CONCATENATE(&quot;{&quot;; [.Q32]; [.R32]; [.S32]; &quot;&quot;&quot;&quot;; &quot;speed&quot;; &quot;&quot;&quot;&quot;; &quot;:{&quot;; [.T32]; [.U32]; [.V32]; [.W32]; &quot;},&quot;; [.X32]; [.Y32]; &quot;&quot;&quot;&quot;; &quot;handling&quot;; &quot;&quot;&quot;&quot;; &quot;:{&quot;; [.Z32]; [.AA32]; [.AB32]; [.AC32]; &quot;},&quot;; [.AD32]; [.AE32]; &quot;}&quot;)" office:value-type="string" office:string-value="{&quot;name&quot;:&quot;Sneeker (Bounder)&quot;,&quot;type&quot;:&quot;B&quot;,&quot;size&quot;:null,&quot;speed&quot;:{&quot;ground&quot;:4,&quot;water&quot;:2,&quot;air&quot;:3,&quot;antiGravity&quot;:3},&quot;acceleration&quot;:2,&quot;weight&quot;:2,&quot;handling&quot;:{&quot;ground&quot;:3,&quot;water&quot;:2,&quot;air&quot;:2,&quot;antiGravity&quot;:3},&quot;grid&quot;:0,&quot;miniTurbo&quot;:3}" calcext:value-type="string">
            <text:p>{"name":"Sneeker (Bounder)","type":"B","size":null,"speed":{"ground":4,"water":2,"air":3,"antiGravity":3},"acceleration":2,"weight":2,"handling":{"ground":3,"water":2,"air":2,"antiGravity":3},"grid":0,"miniTurbo":3}</text:p>
          </table:table-cell>
        </table:table-row>
        <table:table-row table:style-name="ro1">
          <table:table-cell office:value-type="string" calcext:value-type="string">
            <text:p>Gold Standard (Gold Kart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 CONCATENATE(&quot;&quot;&quot;&quot;; [.A$2]; &quot;&quot;&quot;&quot;; &quot;:&quot;; &quot;&quot;&quot;&quot;; [.A35]; &quot;&quot;&quot;&quot;; &quot;,&quot;)" office:value-type="string" office:string-value="&quot;name&quot;:&quot;Standard Bike&quot;," calcext:value-type="string">
            <text:p>"name":"Standard Bike",</text:p>
          </table:table-cell>
          <table:table-cell table:formula="of:= CONCATENATE(&quot;&quot;&quot;&quot;; [.B$2]; &quot;&quot;&quot;&quot;; &quot;:&quot;; &quot;&quot;&quot;&quot;; [.B33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33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33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33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33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33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33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33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33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33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33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33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33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33])" office:value-type="string" office:string-value="&quot;miniTurbo&quot;:3" calcext:value-type="string">
            <text:p>"miniTurbo":3</text:p>
          </table:table-cell>
          <table:table-cell table:formula="of:= CONCATENATE(&quot;{&quot;; [.Q33]; [.R33]; [.S33]; &quot;&quot;&quot;&quot;; &quot;speed&quot;; &quot;&quot;&quot;&quot;; &quot;:{&quot;; [.T33]; [.U33]; [.V33]; [.W33]; &quot;},&quot;; [.X33]; [.Y33]; &quot;&quot;&quot;&quot;; &quot;handling&quot;; &quot;&quot;&quot;&quot;; &quot;:{&quot;; [.Z33]; [.AA33]; [.AB33]; [.AC33]; &quot;},&quot;; [.AD33]; [.AE33]; &quot;}&quot;)" office:value-type="string" office:string-value="{&quot;name&quot;:&quot;Standard Bike&quot;,&quot;type&quot;:&quot;B&quot;,&quot;size&quot;:null,&quot;speed&quot;:{&quot;ground&quot;:4,&quot;water&quot;:2,&quot;air&quot;:3,&quot;antiGravity&quot;:3},&quot;acceleration&quot;:2,&quot;weight&quot;:2,&quot;handling&quot;:{&quot;ground&quot;:3,&quot;water&quot;:2,&quot;air&quot;:2,&quot;antiGravity&quot;:3},&quot;grid&quot;:0,&quot;miniTurbo&quot;:3}" calcext:value-type="string">
            <text:p>{"name":"Standard Bike","type":"B","size":null,"speed":{"ground":4,"water":2,"air":3,"antiGravity":3},"acceleration":2,"weight":2,"handling":{"ground":3,"water":2,"air":2,"antiGravity":3},"grid":0,"miniTurbo":3}</text:p>
          </table:table-cell>
        </table:table-row>
        <table:table-row table:style-name="ro1">
          <table:table-cell office:value-type="string" calcext:value-type="string">
            <text:p>Master Cyc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 CONCATENATE(&quot;&quot;&quot;&quot;; [.A$2]; &quot;&quot;&quot;&quot;; &quot;:&quot;; &quot;&quot;&quot;&quot;; [.A39]; &quot;&quot;&quot;&quot;; &quot;,&quot;)" office:value-type="string" office:string-value="&quot;name&quot;:&quot;Blue Falcon&quot;," calcext:value-type="string">
            <text:p>"name":"Blue Falcon",</text:p>
          </table:table-cell>
          <table:table-cell table:formula="of:= CONCATENATE(&quot;&quot;&quot;&quot;; [.B$2]; &quot;&quot;&quot;&quot;; &quot;:&quot;; &quot;&quot;&quot;&quot;; [.B34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34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34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34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34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34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34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34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34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34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34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34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34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34])" office:value-type="string" office:string-value="&quot;miniTurbo&quot;:3" calcext:value-type="string">
            <text:p>"miniTurbo":3</text:p>
          </table:table-cell>
          <table:table-cell table:formula="of:= CONCATENATE(&quot;{&quot;; [.Q34]; [.R34]; [.S34]; &quot;&quot;&quot;&quot;; &quot;speed&quot;; &quot;&quot;&quot;&quot;; &quot;:{&quot;; [.T34]; [.U34]; [.V34]; [.W34]; &quot;},&quot;; [.X34]; [.Y34]; &quot;&quot;&quot;&quot;; &quot;handling&quot;; &quot;&quot;&quot;&quot;; &quot;:{&quot;; [.Z34]; [.AA34]; [.AB34]; [.AC34]; &quot;},&quot;; [.AD34]; [.AE34]; &quot;}&quot;)" office:value-type="string" office:string-value="{&quot;name&quot;:&quot;Blue Falcon&quot;,&quot;type&quot;:&quot;B&quot;,&quot;size&quot;:null,&quot;speed&quot;:{&quot;ground&quot;:4,&quot;water&quot;:2,&quot;air&quot;:3,&quot;antiGravity&quot;:3},&quot;acceleration&quot;:2,&quot;weight&quot;:2,&quot;handling&quot;:{&quot;ground&quot;:3,&quot;water&quot;:2,&quot;air&quot;:2,&quot;antiGravity&quot;:3},&quot;grid&quot;:0,&quot;miniTurbo&quot;:3}" calcext:value-type="string">
            <text:p>{"name":"Blue Falcon","type":"B","size":null,"speed":{"ground":4,"water":2,"air":3,"antiGravity":3},"acceleration":2,"weight":2,"handling":{"ground":3,"water":2,"air":2,"antiGravity":3},"grid":0,"miniTurbo":3}</text:p>
          </table:table-cell>
        </table:table-row>
        <table:table-row table:style-name="ro1">
          <table:table-cell table:style-name="ce2" office:value-type="string" calcext:value-type="string">
            <text:p>Standard Bik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/>
          <table:table-cell table:formula="of:= CONCATENATE(&quot;&quot;&quot;&quot;; [.A$2]; &quot;&quot;&quot;&quot;; &quot;:&quot;; &quot;&quot;&quot;&quot;; [.A41]; &quot;&quot;&quot;&quot;; &quot;,&quot;)" office:value-type="string" office:string-value="&quot;name&quot;:&quot;Tanooki Kart&quot;," calcext:value-type="string">
            <text:p>"name":"Tanooki Kart",</text:p>
          </table:table-cell>
          <table:table-cell table:formula="of:= CONCATENATE(&quot;&quot;&quot;&quot;; [.B$2]; &quot;&quot;&quot;&quot;; &quot;:&quot;; &quot;&quot;&quot;&quot;; [.B35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35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35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35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35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35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35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35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35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35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35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35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35]; &quot;,&quot;)" office:value-type="string" office:string-value="&quot;grid&quot;:5," calcext:value-type="string">
            <text:p>"grid":5,</text:p>
          </table:table-cell>
          <table:table-cell table:formula="of:= CONCATENATE(&quot;&quot;&quot;&quot;; [.O$2]; &quot;&quot;&quot;&quot;; &quot;:&quot;; [.O35])" office:value-type="string" office:string-value="&quot;miniTurbo&quot;:5" calcext:value-type="string">
            <text:p>"miniTurbo":5</text:p>
          </table:table-cell>
          <table:table-cell table:formula="of:= CONCATENATE(&quot;{&quot;; [.Q35]; [.R35]; [.S35]; &quot;&quot;&quot;&quot;; &quot;speed&quot;; &quot;&quot;&quot;&quot;; &quot;:{&quot;; [.T35]; [.U35]; [.V35]; [.W35]; &quot;},&quot;; [.X35]; [.Y35]; &quot;&quot;&quot;&quot;; &quot;handling&quot;; &quot;&quot;&quot;&quot;; &quot;:{&quot;; [.Z35]; [.AA35]; [.AB35]; [.AC35]; &quot;},&quot;; [.AD35]; [.AE35]; &quot;}&quot;)" office:value-type="string" office:string-value="{&quot;name&quot;:&quot;Tanooki Kart&quot;,&quot;type&quot;:&quot;B&quot;,&quot;size&quot;:null,&quot;speed&quot;:{&quot;ground&quot;:2,&quot;water&quot;:2,&quot;air&quot;:3,&quot;antiGravity&quot;:4},&quot;acceleration&quot;:5,&quot;weight&quot;:1,&quot;handling&quot;:{&quot;ground&quot;:4,&quot;water&quot;:3,&quot;air&quot;:3,&quot;antiGravity&quot;:4},&quot;grid&quot;:5,&quot;miniTurbo&quot;:5}" calcext:value-type="string">
            <text:p>{"name":"Tanooki Kart","type":"B","size":null,"speed":{"ground":2,"water":2,"air":3,"antiGravity":4},"acceleration":5,"weight":1,"handling":{"ground":4,"water":3,"air":3,"antiGravity":4},"grid":5,"miniTurbo":5}</text:p>
          </table:table-cell>
        </table:table-row>
        <table:table-row table:style-name="ro1">
          <table:table-cell table:style-name="ce2" office:value-type="string" calcext:value-type="string">
            <text:p>Flame Rider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/>
          <table:table-cell table:formula="of:= CONCATENATE(&quot;&quot;&quot;&quot;; [.A$2]; &quot;&quot;&quot;&quot;; &quot;:&quot;; &quot;&quot;&quot;&quot;; [.A39]; &quot;&quot;&quot;&quot;; &quot;,&quot;)" office:value-type="string" office:string-value="&quot;name&quot;:&quot;Blue Falcon&quot;," calcext:value-type="string">
            <text:p>"name":"Blue Falcon",</text:p>
          </table:table-cell>
          <table:table-cell table:formula="of:= CONCATENATE(&quot;&quot;&quot;&quot;; [.B$2]; &quot;&quot;&quot;&quot;; &quot;:&quot;; &quot;&quot;&quot;&quot;; [.B36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36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36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36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36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36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36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36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36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36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36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36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36]; &quot;,&quot;)" office:value-type="string" office:string-value="&quot;grid&quot;:5," calcext:value-type="string">
            <text:p>"grid":5,</text:p>
          </table:table-cell>
          <table:table-cell table:formula="of:= CONCATENATE(&quot;&quot;&quot;&quot;; [.O$2]; &quot;&quot;&quot;&quot;; &quot;:&quot;; [.O36])" office:value-type="string" office:string-value="&quot;miniTurbo&quot;:5" calcext:value-type="string">
            <text:p>"miniTurbo":5</text:p>
          </table:table-cell>
          <table:table-cell table:formula="of:= CONCATENATE(&quot;{&quot;; [.Q36]; [.R36]; [.S36]; &quot;&quot;&quot;&quot;; &quot;speed&quot;; &quot;&quot;&quot;&quot;; &quot;:{&quot;; [.T36]; [.U36]; [.V36]; [.W36]; &quot;},&quot;; [.X36]; [.Y36]; &quot;&quot;&quot;&quot;; &quot;handling&quot;; &quot;&quot;&quot;&quot;; &quot;:{&quot;; [.Z36]; [.AA36]; [.AB36]; [.AC36]; &quot;},&quot;; [.AD36]; [.AE36]; &quot;}&quot;)" office:value-type="string" office:string-value="{&quot;name&quot;:&quot;Blue Falcon&quot;,&quot;type&quot;:&quot;B&quot;,&quot;size&quot;:null,&quot;speed&quot;:{&quot;ground&quot;:2,&quot;water&quot;:2,&quot;air&quot;:3,&quot;antiGravity&quot;:4},&quot;acceleration&quot;:5,&quot;weight&quot;:1,&quot;handling&quot;:{&quot;ground&quot;:4,&quot;water&quot;:3,&quot;air&quot;:3,&quot;antiGravity&quot;:4},&quot;grid&quot;:5,&quot;miniTurbo&quot;:5}" calcext:value-type="string">
            <text:p>{"name":"Blue Falcon","type":"B","size":null,"speed":{"ground":2,"water":2,"air":3,"antiGravity":4},"acceleration":5,"weight":1,"handling":{"ground":4,"water":3,"air":3,"antiGravity":4},"grid":5,"miniTurbo":5}</text:p>
          </table:table-cell>
        </table:table-row>
        <table:table-row table:style-name="ro1">
          <table:table-cell table:style-name="ce2" office:value-type="string" calcext:value-type="string">
            <text:p>Wild Wiggler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/>
          <table:table-cell table:formula="of:= CONCATENATE(&quot;&quot;&quot;&quot;; [.A$2]; &quot;&quot;&quot;&quot;; &quot;:&quot;; &quot;&quot;&quot;&quot;; [.A41]; &quot;&quot;&quot;&quot;; &quot;,&quot;)" office:value-type="string" office:string-value="&quot;name&quot;:&quot;Tanooki Kart&quot;," calcext:value-type="string">
            <text:p>"name":"Tanooki Kart",</text:p>
          </table:table-cell>
          <table:table-cell table:formula="of:= CONCATENATE(&quot;&quot;&quot;&quot;; [.B$2]; &quot;&quot;&quot;&quot;; &quot;:&quot;; &quot;&quot;&quot;&quot;; [.B37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37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37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37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37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37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37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37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37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37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37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37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37]; &quot;,&quot;)" office:value-type="string" office:string-value="&quot;grid&quot;:5," calcext:value-type="string">
            <text:p>"grid":5,</text:p>
          </table:table-cell>
          <table:table-cell table:formula="of:= CONCATENATE(&quot;&quot;&quot;&quot;; [.O$2]; &quot;&quot;&quot;&quot;; &quot;:&quot;; [.O37])" office:value-type="string" office:string-value="&quot;miniTurbo&quot;:5" calcext:value-type="string">
            <text:p>"miniTurbo":5</text:p>
          </table:table-cell>
          <table:table-cell table:formula="of:= CONCATENATE(&quot;{&quot;; [.Q37]; [.R37]; [.S37]; &quot;&quot;&quot;&quot;; &quot;speed&quot;; &quot;&quot;&quot;&quot;; &quot;:{&quot;; [.T37]; [.U37]; [.V37]; [.W37]; &quot;},&quot;; [.X37]; [.Y37]; &quot;&quot;&quot;&quot;; &quot;handling&quot;; &quot;&quot;&quot;&quot;; &quot;:{&quot;; [.Z37]; [.AA37]; [.AB37]; [.AC37]; &quot;},&quot;; [.AD37]; [.AE37]; &quot;}&quot;)" office:value-type="string" office:string-value="{&quot;name&quot;:&quot;Tanooki Kart&quot;,&quot;type&quot;:&quot;B&quot;,&quot;size&quot;:null,&quot;speed&quot;:{&quot;ground&quot;:2,&quot;water&quot;:2,&quot;air&quot;:3,&quot;antiGravity&quot;:4},&quot;acceleration&quot;:5,&quot;weight&quot;:1,&quot;handling&quot;:{&quot;ground&quot;:4,&quot;water&quot;:3,&quot;air&quot;:3,&quot;antiGravity&quot;:4},&quot;grid&quot;:5,&quot;miniTurbo&quot;:5}" calcext:value-type="string">
            <text:p>{"name":"Tanooki Kart","type":"B","size":null,"speed":{"ground":2,"water":2,"air":3,"antiGravity":4},"acceleration":5,"weight":1,"handling":{"ground":4,"water":3,"air":3,"antiGravity":4},"grid":5,"miniTurbo":5}</text:p>
          </table:table-cell>
        </table:table-row>
        <table:table-row table:style-name="ro1">
          <table:table-cell table:style-name="ce2" office:value-type="string" calcext:value-type="string">
            <text:p>W 25 Silver Arrow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/>
          <table:table-cell table:formula="of:= CONCATENATE(&quot;&quot;&quot;&quot;; [.A$2]; &quot;&quot;&quot;&quot;; &quot;:&quot;; &quot;&quot;&quot;&quot;; [.A38]; &quot;&quot;&quot;&quot;; &quot;,&quot;)" office:value-type="string" office:string-value="&quot;name&quot;:&quot;W 25 Silver Arrow&quot;," calcext:value-type="string">
            <text:p>"name":"W 25 Silver Arrow",</text:p>
          </table:table-cell>
          <table:table-cell table:formula="of:= CONCATENATE(&quot;&quot;&quot;&quot;; [.B$2]; &quot;&quot;&quot;&quot;; &quot;:&quot;; &quot;&quot;&quot;&quot;; [.B38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38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38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38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38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38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38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38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38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38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38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38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38]; &quot;,&quot;)" office:value-type="string" office:string-value="&quot;grid&quot;:5," calcext:value-type="string">
            <text:p>"grid":5,</text:p>
          </table:table-cell>
          <table:table-cell table:formula="of:= CONCATENATE(&quot;&quot;&quot;&quot;; [.O$2]; &quot;&quot;&quot;&quot;; &quot;:&quot;; [.O38])" office:value-type="string" office:string-value="&quot;miniTurbo&quot;:5" calcext:value-type="string">
            <text:p>"miniTurbo":5</text:p>
          </table:table-cell>
          <table:table-cell table:formula="of:= CONCATENATE(&quot;{&quot;; [.Q38]; [.R38]; [.S38]; &quot;&quot;&quot;&quot;; &quot;speed&quot;; &quot;&quot;&quot;&quot;; &quot;:{&quot;; [.T38]; [.U38]; [.V38]; [.W38]; &quot;},&quot;; [.X38]; [.Y38]; &quot;&quot;&quot;&quot;; &quot;handling&quot;; &quot;&quot;&quot;&quot;; &quot;:{&quot;; [.Z38]; [.AA38]; [.AB38]; [.AC38]; &quot;},&quot;; [.AD38]; [.AE38]; &quot;}&quot;)" office:value-type="string" office:string-value="{&quot;name&quot;:&quot;W 25 Silver Arrow&quot;,&quot;type&quot;:&quot;B&quot;,&quot;size&quot;:null,&quot;speed&quot;:{&quot;ground&quot;:2,&quot;water&quot;:2,&quot;air&quot;:3,&quot;antiGravity&quot;:4},&quot;acceleration&quot;:5,&quot;weight&quot;:1,&quot;handling&quot;:{&quot;ground&quot;:4,&quot;water&quot;:3,&quot;air&quot;:3,&quot;antiGravity&quot;:4},&quot;grid&quot;:5,&quot;miniTurbo&quot;:5}" calcext:value-type="string">
            <text:p>{"name":"W 25 Silver Arrow","type":"B","size":null,"speed":{"ground":2,"water":2,"air":3,"antiGravity":4},"acceleration":5,"weight":1,"handling":{"ground":4,"water":3,"air":3,"antiGravity":4},"grid":5,"miniTurbo":5}</text:p>
          </table:table-cell>
        </table:table-row>
        <table:table-row table:style-name="ro1">
          <table:table-cell office:value-type="string" calcext:value-type="string">
            <text:p>Blue Falco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CONCATENATE(&quot;&quot;&quot;&quot;; [.A$2]; &quot;&quot;&quot;&quot;; &quot;:&quot;; &quot;&quot;&quot;&quot;; [.A39]; &quot;&quot;&quot;&quot;; &quot;,&quot;)" office:value-type="string" office:string-value="&quot;name&quot;:&quot;Blue Falcon&quot;," calcext:value-type="string">
            <text:p>"name":"Blue Falcon",</text:p>
          </table:table-cell>
          <table:table-cell table:formula="of:= CONCATENATE(&quot;&quot;&quot;&quot;; [.B$2]; &quot;&quot;&quot;&quot;; &quot;:&quot;; &quot;&quot;&quot;&quot;; [.B39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39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39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39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39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39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39]; &quot;,&quot;)" office:value-type="string" office:string-value="&quot;acceleration&quot;:3," calcext:value-type="string">
            <text:p>"acceleration":3,</text:p>
          </table:table-cell>
          <table:table-cell table:formula="of:= CONCATENATE(&quot;&quot;&quot;&quot;; [.I$2]; &quot;&quot;&quot;&quot;; &quot;:&quot;; [.I39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39]; &quot;,&quot;)" office:value-type="string" office:string-value="&quot;ground&quot;:2," calcext:value-type="string">
            <text:p>"ground":2,</text:p>
          </table:table-cell>
          <table:table-cell table:formula="of:= CONCATENATE(&quot;&quot;&quot;&quot;; [.K$2]; &quot;&quot;&quot;&quot;; &quot;:&quot;; [.K39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39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M39])" office:value-type="string" office:string-value="&quot;antiGravity&quot;:5" calcext:value-type="string">
            <text:p>"antiGravity":5</text:p>
          </table:table-cell>
          <table:table-cell table:formula="of:= CONCATENATE(&quot;&quot;&quot;&quot;; [.N$2]; &quot;&quot;&quot;&quot;; &quot;:&quot;; [.N39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39])" office:value-type="string" office:string-value="&quot;miniTurbo&quot;:3" calcext:value-type="string">
            <text:p>"miniTurbo":3</text:p>
          </table:table-cell>
          <table:table-cell table:formula="of:= CONCATENATE(&quot;{&quot;; [.Q39]; [.R39]; [.S39]; &quot;&quot;&quot;&quot;; &quot;speed&quot;; &quot;&quot;&quot;&quot;; &quot;:{&quot;; [.T39]; [.U39]; [.V39]; [.W39]; &quot;},&quot;; [.X39]; [.Y39]; &quot;&quot;&quot;&quot;; &quot;handling&quot;; &quot;&quot;&quot;&quot;; &quot;:{&quot;; [.Z39]; [.AA39]; [.AB39]; [.AC39]; &quot;},&quot;; [.AD39]; [.AE39]; &quot;}&quot;)" office:value-type="string" office:string-value="{&quot;name&quot;:&quot;Blue Falcon&quot;,&quot;type&quot;:&quot;B&quot;,&quot;size&quot;:null,&quot;speed&quot;:{&quot;ground&quot;:4,&quot;water&quot;:2,&quot;air&quot;:3,&quot;antiGravity&quot;:4},&quot;acceleration&quot;:3,&quot;weight&quot;:0,&quot;handling&quot;:{&quot;ground&quot;:2,&quot;water&quot;:3,&quot;air&quot;:1,&quot;antiGravity&quot;:5},&quot;grid&quot;:3,&quot;miniTurbo&quot;:3}" calcext:value-type="string">
            <text:p>{"name":"Blue Falcon","type":"B","size":null,"speed":{"ground":4,"water":2,"air":3,"antiGravity":4},"acceleration":3,"weight":0,"handling":{"ground":2,"water":3,"air":1,"antiGravity":5},"grid":3,"miniTurbo":3}</text:p>
          </table:table-cell>
        </table:table-row>
        <table:table-row table:style-name="ro1">
          <table:table-cell office:value-type="string" calcext:value-type="string">
            <text:p>Splat Bugg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CONCATENATE(&quot;&quot;&quot;&quot;; [.A$2]; &quot;&quot;&quot;&quot;; &quot;:&quot;; &quot;&quot;&quot;&quot;; [.A41]; &quot;&quot;&quot;&quot;; &quot;,&quot;)" office:value-type="string" office:string-value="&quot;name&quot;:&quot;Tanooki Kart&quot;," calcext:value-type="string">
            <text:p>"name":"Tanooki Kart",</text:p>
          </table:table-cell>
          <table:table-cell table:formula="of:= CONCATENATE(&quot;&quot;&quot;&quot;; [.B$2]; &quot;&quot;&quot;&quot;; &quot;:&quot;; &quot;&quot;&quot;&quot;; [.B40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40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40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40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40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40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40]; &quot;,&quot;)" office:value-type="string" office:string-value="&quot;acceleration&quot;:3," calcext:value-type="string">
            <text:p>"acceleration":3,</text:p>
          </table:table-cell>
          <table:table-cell table:formula="of:= CONCATENATE(&quot;&quot;&quot;&quot;; [.I$2]; &quot;&quot;&quot;&quot;; &quot;:&quot;; [.I40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40]; &quot;,&quot;)" office:value-type="string" office:string-value="&quot;ground&quot;:2," calcext:value-type="string">
            <text:p>"ground":2,</text:p>
          </table:table-cell>
          <table:table-cell table:formula="of:= CONCATENATE(&quot;&quot;&quot;&quot;; [.K$2]; &quot;&quot;&quot;&quot;; &quot;:&quot;; [.K40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40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M40])" office:value-type="string" office:string-value="&quot;antiGravity&quot;:5" calcext:value-type="string">
            <text:p>"antiGravity":5</text:p>
          </table:table-cell>
          <table:table-cell table:formula="of:= CONCATENATE(&quot;&quot;&quot;&quot;; [.N$2]; &quot;&quot;&quot;&quot;; &quot;:&quot;; [.N40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40])" office:value-type="string" office:string-value="&quot;miniTurbo&quot;:3" calcext:value-type="string">
            <text:p>"miniTurbo":3</text:p>
          </table:table-cell>
          <table:table-cell table:formula="of:= CONCATENATE(&quot;{&quot;; [.Q40]; [.R40]; [.S40]; &quot;&quot;&quot;&quot;; &quot;speed&quot;; &quot;&quot;&quot;&quot;; &quot;:{&quot;; [.T40]; [.U40]; [.V40]; [.W40]; &quot;},&quot;; [.X40]; [.Y40]; &quot;&quot;&quot;&quot;; &quot;handling&quot;; &quot;&quot;&quot;&quot;; &quot;:{&quot;; [.Z40]; [.AA40]; [.AB40]; [.AC40]; &quot;},&quot;; [.AD40]; [.AE40]; &quot;}&quot;)" office:value-type="string" office:string-value="{&quot;name&quot;:&quot;Tanooki Kart&quot;,&quot;type&quot;:&quot;B&quot;,&quot;size&quot;:null,&quot;speed&quot;:{&quot;ground&quot;:4,&quot;water&quot;:2,&quot;air&quot;:3,&quot;antiGravity&quot;:4},&quot;acceleration&quot;:3,&quot;weight&quot;:0,&quot;handling&quot;:{&quot;ground&quot;:2,&quot;water&quot;:3,&quot;air&quot;:1,&quot;antiGravity&quot;:5},&quot;grid&quot;:3,&quot;miniTurbo&quot;:3}" calcext:value-type="string">
            <text:p>{"name":"Tanooki Kart","type":"B","size":null,"speed":{"ground":4,"water":2,"air":3,"antiGravity":4},"acceleration":3,"weight":0,"handling":{"ground":2,"water":3,"air":1,"antiGravity":5},"grid":3,"miniTurbo":3}</text:p>
          </table:table-cell>
        </table:table-row>
        <table:table-row table:style-name="ro1">
          <table:table-cell table:style-name="ce2" office:value-type="string" calcext:value-type="string">
            <text:p>Tanooki Kart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formula="of:= CONCATENATE(&quot;&quot;&quot;&quot;; [.A$2]; &quot;&quot;&quot;&quot;; &quot;:&quot;; &quot;&quot;&quot;&quot;; [.A41]; &quot;&quot;&quot;&quot;; &quot;,&quot;)" office:value-type="string" office:string-value="&quot;name&quot;:&quot;Tanooki Kart&quot;," calcext:value-type="string">
            <text:p>"name":"Tanooki Kart",</text:p>
          </table:table-cell>
          <table:table-cell table:formula="of:= CONCATENATE(&quot;&quot;&quot;&quot;; [.B$2]; &quot;&quot;&quot;&quot;; &quot;:&quot;; &quot;&quot;&quot;&quot;; [.B41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41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41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41]; &quot;,&quot;)" office:value-type="string" office:string-value="&quot;water&quot;:4," calcext:value-type="string">
            <text:p>"water":4,</text:p>
          </table:table-cell>
          <table:table-cell table:formula="of:= CONCATENATE(&quot;&quot;&quot;&quot;; [.F$2]; &quot;&quot;&quot;&quot;; &quot;:&quot;; [.F41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41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41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41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41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41]; &quot;,&quot;)" office:value-type="string" office:string-value="&quot;water&quot;:4," calcext:value-type="string">
            <text:p>"water":4,</text:p>
          </table:table-cell>
          <table:table-cell table:formula="of:= CONCATENATE(&quot;&quot;&quot;&quot;; [.L$2]; &quot;&quot;&quot;&quot;; &quot;:&quot;; [.L41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41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41]; &quot;,&quot;)" office:value-type="string" office:string-value="&quot;grid&quot;:7," calcext:value-type="string">
            <text:p>"grid":7,</text:p>
          </table:table-cell>
          <table:table-cell table:formula="of:= CONCATENATE(&quot;&quot;&quot;&quot;; [.O$2]; &quot;&quot;&quot;&quot;; &quot;:&quot;; [.O41])" office:value-type="string" office:string-value="&quot;miniTurbo&quot;:3" calcext:value-type="string">
            <text:p>"miniTurbo":3</text:p>
          </table:table-cell>
          <table:table-cell table:formula="of:= CONCATENATE(&quot;{&quot;; [.Q41]; [.R41]; [.S41]; &quot;&quot;&quot;&quot;; &quot;speed&quot;; &quot;&quot;&quot;&quot;; &quot;:{&quot;; [.T41]; [.U41]; [.V41]; [.W41]; &quot;},&quot;; [.X41]; [.Y41]; &quot;&quot;&quot;&quot;; &quot;handling&quot;; &quot;&quot;&quot;&quot;; &quot;:{&quot;; [.Z41]; [.AA41]; [.AB41]; [.AC41]; &quot;},&quot;; [.AD41]; [.AE41]; &quot;}&quot;)" office:value-type="string" office:string-value="{&quot;name&quot;:&quot;Tanooki Kart&quot;,&quot;type&quot;:&quot;B&quot;,&quot;size&quot;:null,&quot;speed&quot;:{&quot;ground&quot;:2,&quot;water&quot;:4,&quot;air&quot;:3,&quot;antiGravity&quot;:3},&quot;acceleration&quot;:2,&quot;weight&quot;:3,&quot;handling&quot;:{&quot;ground&quot;:4,&quot;water&quot;:4,&quot;air&quot;:3,&quot;antiGravity&quot;:3},&quot;grid&quot;:7,&quot;miniTurbo&quot;:3}" calcext:value-type="string">
            <text:p>{"name":"Tanooki Kart","type":"B","size":null,"speed":{"ground":2,"water":4,"air":3,"antiGravity":3},"acceleration":2,"weight":3,"handling":{"ground":4,"water":4,"air":3,"antiGravity":3},"grid":7,"miniTurbo":3}</text:p>
          </table:table-cell>
        </table:table-row>
        <table:table-row table:style-name="ro1">
          <table:table-cell table:style-name="ce2" office:value-type="string" calcext:value-type="string">
            <text:p>Koopa Clown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formula="of:= CONCATENATE(&quot;&quot;&quot;&quot;; [.A$2]; &quot;&quot;&quot;&quot;; &quot;:&quot;; &quot;&quot;&quot;&quot;; [.A42]; &quot;&quot;&quot;&quot;; &quot;,&quot;)" office:value-type="string" office:string-value="&quot;name&quot;:&quot;Koopa Clown&quot;," calcext:value-type="string">
            <text:p>"name":"Koopa Clown",</text:p>
          </table:table-cell>
          <table:table-cell table:formula="of:= CONCATENATE(&quot;&quot;&quot;&quot;; [.B$2]; &quot;&quot;&quot;&quot;; &quot;:&quot;; &quot;&quot;&quot;&quot;; [.B42]; &quot;&quot;&quot;&quot;; &quot;,&quot;)" office:value-type="string" office:string-value="&quot;type&quot;:&quot;B&quot;," calcext:value-type="string">
            <text:p>"type":"B",</text:p>
          </table:table-cell>
          <table:table-cell table:formula="of:= CONCATENATE(&quot;&quot;&quot;&quot;; [.C$2]; &quot;&quot;&quot;&quot;; &quot;:&quot;; [.C42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42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42]; &quot;,&quot;)" office:value-type="string" office:string-value="&quot;water&quot;:4," calcext:value-type="string">
            <text:p>"water":4,</text:p>
          </table:table-cell>
          <table:table-cell table:formula="of:= CONCATENATE(&quot;&quot;&quot;&quot;; [.F$2]; &quot;&quot;&quot;&quot;; &quot;:&quot;; [.F42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42])" office:value-type="string" office:string-value="&quot;antiGravity&quot;:3" calcext:value-type="string">
            <text:p>"antiGravity":3</text:p>
          </table:table-cell>
          <table:table-cell table:formula="of:= CONCATENATE(&quot;&quot;&quot;&quot;; [.H$2]; &quot;&quot;&quot;&quot;; &quot;:&quot;; [.H42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42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42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42]; &quot;,&quot;)" office:value-type="string" office:string-value="&quot;water&quot;:4," calcext:value-type="string">
            <text:p>"water":4,</text:p>
          </table:table-cell>
          <table:table-cell table:formula="of:= CONCATENATE(&quot;&quot;&quot;&quot;; [.L$2]; &quot;&quot;&quot;&quot;; &quot;:&quot;; [.L42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42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42]; &quot;,&quot;)" office:value-type="string" office:string-value="&quot;grid&quot;:7," calcext:value-type="string">
            <text:p>"grid":7,</text:p>
          </table:table-cell>
          <table:table-cell table:formula="of:= CONCATENATE(&quot;&quot;&quot;&quot;; [.O$2]; &quot;&quot;&quot;&quot;; &quot;:&quot;; [.O42])" office:value-type="string" office:string-value="&quot;miniTurbo&quot;:3" calcext:value-type="string">
            <text:p>"miniTurbo":3</text:p>
          </table:table-cell>
          <table:table-cell table:formula="of:= CONCATENATE(&quot;{&quot;; [.Q42]; [.R42]; [.S42]; &quot;&quot;&quot;&quot;; &quot;speed&quot;; &quot;&quot;&quot;&quot;; &quot;:{&quot;; [.T42]; [.U42]; [.V42]; [.W42]; &quot;},&quot;; [.X42]; [.Y42]; &quot;&quot;&quot;&quot;; &quot;handling&quot;; &quot;&quot;&quot;&quot;; &quot;:{&quot;; [.Z42]; [.AA42]; [.AB42]; [.AC42]; &quot;},&quot;; [.AD42]; [.AE42]; &quot;}&quot;)" office:value-type="string" office:string-value="{&quot;name&quot;:&quot;Koopa Clown&quot;,&quot;type&quot;:&quot;B&quot;,&quot;size&quot;:null,&quot;speed&quot;:{&quot;ground&quot;:2,&quot;water&quot;:4,&quot;air&quot;:3,&quot;antiGravity&quot;:3},&quot;acceleration&quot;:2,&quot;weight&quot;:3,&quot;handling&quot;:{&quot;ground&quot;:4,&quot;water&quot;:4,&quot;air&quot;:3,&quot;antiGravity&quot;:3},&quot;grid&quot;:7,&quot;miniTurbo&quot;:3}" calcext:value-type="string">
            <text:p>{"name":"Koopa Clown","type":"B","size":null,"speed":{"ground":2,"water":4,"air":3,"antiGravity":3},"acceleration":2,"weight":3,"handling":{"ground":4,"water":4,"air":3,"antiGravity":3},"grid":7,"miniTurbo":3}</text:p>
          </table:table-cell>
        </table:table-row>
      </table:table>
      <table:table table:name="Tires" table:style-name="ta1">
        <table:table-column table:style-name="co3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4" table:number-columns-repeated="16" table:default-cell-style-name="Default"/>
        <table:table-column table:style-name="co27" table:default-cell-style-name="Default"/>
        <table:table-row table:style-name="ro1">
          <table:table-cell table:number-columns-repeated="3"/>
          <table:table-cell table:style-name="ce3" office:value-type="string" calcext:value-type="string">
            <text:p>speed</text:p>
          </table:table-cell>
          <table:table-cell table:style-name="ce5" table:number-columns-repeated="2"/>
          <table:table-cell table:style-name="ce7"/>
          <table:table-cell table:number-columns-repeated="2"/>
          <table:table-cell table:style-name="ce9"/>
          <table:table-cell table:style-name="ce11" table:number-columns-repeated="2"/>
          <table:table-cell table:style-name="ce13" office:value-type="string" calcext:value-type="string">
            <text:p>handling</text:p>
          </table:table-cell>
          <table:table-cell table:number-columns-repeated="3"/>
          <table:table-cell table:style-name="ce15" table:number-columns-repeated="3"/>
          <table:table-cell table:style-name="ce16"/>
          <table:table-cell table:style-name="ce18" table:number-columns-repeated="2"/>
          <table:table-cell table:style-name="ce20"/>
          <table:table-cell table:style-name="ce15" table:number-columns-repeated="2"/>
          <table:table-cell table:style-name="ce16"/>
          <table:table-cell table:style-name="ce18" table:number-columns-repeated="2"/>
          <table:table-cell table:style-name="ce20"/>
          <table:table-cell table:style-name="ce15" table:number-columns-repeated="2"/>
          <table:table-cell table:style-name="ce2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ze</text:p>
          </table:table-cell>
          <table:table-cell table:style-name="ce4" office:value-type="string" calcext:value-type="string">
            <text:p>ground</text:p>
          </table:table-cell>
          <table:table-cell table:style-name="ce6" office:value-type="string" calcext:value-type="string">
            <text:p>water</text:p>
          </table:table-cell>
          <table:table-cell table:style-name="ce6" office:value-type="string" calcext:value-type="string">
            <text:p>air</text:p>
          </table:table-cell>
          <table:table-cell table:style-name="ce8" office:value-type="string" calcext:value-type="string">
            <text:p>antiGravity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weight</text:p>
          </table:table-cell>
          <table:table-cell table:style-name="ce10" office:value-type="string" calcext:value-type="string">
            <text:p>ground</text:p>
          </table:table-cell>
          <table:table-cell table:style-name="ce12" office:value-type="string" calcext:value-type="string">
            <text:p>water</text:p>
          </table:table-cell>
          <table:table-cell table:style-name="ce12" office:value-type="string" calcext:value-type="string">
            <text:p>air</text:p>
          </table:table-cell>
          <table:table-cell table:style-name="ce14" office:value-type="string" calcext:value-type="string">
            <text:p>antiGravity</text:p>
          </table:table-cell>
          <table:table-cell table:style-name="ce1" office:value-type="string" calcext:value-type="string">
            <text:p>grid</text:p>
          </table:table-cell>
          <table:table-cell table:style-name="ce1" office:value-type="string" calcext:value-type="string">
            <text:p>miniTurbo</text:p>
          </table:table-cell>
          <table:table-cell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size</text:p>
          </table:table-cell>
          <table:table-cell table:style-name="ce17" office:value-type="string" calcext:value-type="string">
            <text:p>ground</text:p>
          </table:table-cell>
          <table:table-cell table:style-name="ce19" office:value-type="string" calcext:value-type="string">
            <text:p>water</text:p>
          </table:table-cell>
          <table:table-cell table:style-name="ce19" office:value-type="string" calcext:value-type="string">
            <text:p>air</text:p>
          </table:table-cell>
          <table:table-cell table:style-name="ce21" office:value-type="string" calcext:value-type="string">
            <text:p>antiGravity</text:p>
          </table:table-cell>
          <table:table-cell table:style-name="ce15" office:value-type="string" calcext:value-type="string">
            <text:p>acceleration</text:p>
          </table:table-cell>
          <table:table-cell table:style-name="ce15" office:value-type="string" calcext:value-type="string">
            <text:p>weight</text:p>
          </table:table-cell>
          <table:table-cell table:style-name="ce17" office:value-type="string" calcext:value-type="string">
            <text:p>ground</text:p>
          </table:table-cell>
          <table:table-cell table:style-name="ce19" office:value-type="string" calcext:value-type="string">
            <text:p>water</text:p>
          </table:table-cell>
          <table:table-cell table:style-name="ce19" office:value-type="string" calcext:value-type="string">
            <text:p>air</text:p>
          </table:table-cell>
          <table:table-cell table:style-name="ce21" office:value-type="string" calcext:value-type="string">
            <text:p>antiGravity</text:p>
          </table:table-cell>
          <table:table-cell table:style-name="ce15" office:value-type="string" calcext:value-type="string">
            <text:p>grid</text:p>
          </table:table-cell>
          <table:table-cell table:style-name="ce15" office:value-type="string" calcext:value-type="string">
            <text:p>miniTurbo</text:p>
          </table:table-cell>
          <table:table-cell table:style-name="ce22" office:value-type="string" calcext:value-type="string">
            <text:p>JSON building</text:p>
          </table:table-cell>
        </table:table-row>
        <table:table-row table:style-name="ro1">
          <table:table-cell office:value-type="string" calcext:value-type="string">
            <text:p>Standard (Normal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 CONCATENATE(&quot;&quot;&quot;&quot;; [.A$2]; &quot;&quot;&quot;&quot;; &quot;:&quot;; &quot;&quot;&quot;&quot;; [.A3]; &quot;&quot;&quot;&quot;; &quot;,&quot;)" office:value-type="string" office:string-value="&quot;name&quot;:&quot;Standard (Normal)&quot;," calcext:value-type="string">
            <text:p>"name":"Standard (Normal)",</text:p>
          </table:table-cell>
          <table:table-cell table:formula="of:= CONCATENATE(&quot;&quot;&quot;&quot;; [.B$2]; &quot;&quot;&quot;&quot;; &quot;:&quot;; &quot;&quot;&quot;&quot;; [.B3]; &quot;&quot;&quot;&quot;; &quot;,&quot;)" office:value-type="string" office:string-value="&quot;type&quot;:&quot;T&quot;," calcext:value-type="string">
            <text:p>"type":"T",</text:p>
          </table:table-cell>
          <table:table-cell table:formula="of:= CONCATENATE(&quot;&quot;&quot;&quot;; [.C$2]; &quot;&quot;&quot;&quot;; &quot;:&quot;; [.C3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3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3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3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3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3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3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3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3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3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3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3]; &quot;,&quot;)" office:value-type="string" office:string-value="&quot;grid&quot;:5," calcext:value-type="string">
            <text:p>"grid":5,</text:p>
          </table:table-cell>
          <table:table-cell table:formula="of:= CONCATENATE(&quot;&quot;&quot;&quot;; [.O$2]; &quot;&quot;&quot;&quot;; &quot;:&quot;; [.O3])" office:value-type="string" office:string-value="&quot;miniTurbo&quot;:3" calcext:value-type="string">
            <text:p>"miniTurbo":3</text:p>
          </table:table-cell>
          <table:table-cell table:formula="of:= CONCATENATE(&quot;{&quot;; [.Q3]; [.R3]; [.S3]; &quot;&quot;&quot;&quot;; &quot;speed&quot;; &quot;&quot;&quot;&quot;; &quot;:{&quot;; [.T3]; [.U3]; [.V3]; [.W3]; &quot;},&quot;; [.X3]; [.Y3]; &quot;&quot;&quot;&quot;; &quot;handling&quot;; &quot;&quot;&quot;&quot;; &quot;:{&quot;; [.Z3]; [.AA3]; [.AB3]; [.AC3]; &quot;},&quot;; [.AD3]; [.AE3]; &quot;}&quot;)" office:value-type="string" office:string-value="{&quot;name&quot;:&quot;Standard (Normal)&quot;,&quot;type&quot;:&quot;T&quot;,&quot;size&quot;:null,&quot;speed&quot;:{&quot;ground&quot;:2,&quot;water&quot;:3,&quot;air&quot;:3,&quot;antiGravity&quot;:2},&quot;acceleration&quot;:4,&quot;weight&quot;:2,&quot;handling&quot;:{&quot;ground&quot;:3,&quot;water&quot;:3,&quot;air&quot;:3,&quot;antiGravity&quot;:3},&quot;grid&quot;:5,&quot;miniTurbo&quot;:3}" calcext:value-type="string">
            <text:p>{"name":"Standard (Normal)","type":"T","size":null,"speed":{"ground":2,"water":3,"air":3,"antiGravity":2},"acceleration":4,"weight":2,"handling":{"ground":3,"water":3,"air":3,"antiGravity":3},"grid":5,"miniTurbo":3}</text:p>
          </table:table-cell>
        </table:table-row>
        <table:table-row table:style-name="ro1">
          <table:table-cell office:value-type="string" calcext:value-type="string">
            <text:p>Blue Standard (Normal Blue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 CONCATENATE(&quot;&quot;&quot;&quot;; [.A$2]; &quot;&quot;&quot;&quot;; &quot;:&quot;; &quot;&quot;&quot;&quot;; [.A4]; &quot;&quot;&quot;&quot;; &quot;,&quot;)" office:value-type="string" office:string-value="&quot;name&quot;:&quot;Blue Standard (Normal Blue)&quot;," calcext:value-type="string">
            <text:p>"name":"Blue Standard (Normal Blue)",</text:p>
          </table:table-cell>
          <table:table-cell table:formula="of:= CONCATENATE(&quot;&quot;&quot;&quot;; [.B$2]; &quot;&quot;&quot;&quot;; &quot;:&quot;; &quot;&quot;&quot;&quot;; [.B4]; &quot;&quot;&quot;&quot;; &quot;,&quot;)" office:value-type="string" office:string-value="&quot;type&quot;:&quot;T&quot;," calcext:value-type="string">
            <text:p>"type":"T",</text:p>
          </table:table-cell>
          <table:table-cell table:formula="of:= CONCATENATE(&quot;&quot;&quot;&quot;; [.C$2]; &quot;&quot;&quot;&quot;; &quot;:&quot;; [.C4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4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4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4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4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4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4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4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4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4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4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4]; &quot;,&quot;)" office:value-type="string" office:string-value="&quot;grid&quot;:5," calcext:value-type="string">
            <text:p>"grid":5,</text:p>
          </table:table-cell>
          <table:table-cell table:formula="of:= CONCATENATE(&quot;&quot;&quot;&quot;; [.O$2]; &quot;&quot;&quot;&quot;; &quot;:&quot;; [.O4])" office:value-type="string" office:string-value="&quot;miniTurbo&quot;:3" calcext:value-type="string">
            <text:p>"miniTurbo":3</text:p>
          </table:table-cell>
          <table:table-cell table:formula="of:= CONCATENATE(&quot;{&quot;; [.Q4]; [.R4]; [.S4]; &quot;&quot;&quot;&quot;; &quot;speed&quot;; &quot;&quot;&quot;&quot;; &quot;:{&quot;; [.T4]; [.U4]; [.V4]; [.W4]; &quot;},&quot;; [.X4]; [.Y4]; &quot;&quot;&quot;&quot;; &quot;handling&quot;; &quot;&quot;&quot;&quot;; &quot;:{&quot;; [.Z4]; [.AA4]; [.AB4]; [.AC4]; &quot;},&quot;; [.AD4]; [.AE4]; &quot;}&quot;)" office:value-type="string" office:string-value="{&quot;name&quot;:&quot;Blue Standard (Normal Blue)&quot;,&quot;type&quot;:&quot;T&quot;,&quot;size&quot;:null,&quot;speed&quot;:{&quot;ground&quot;:2,&quot;water&quot;:3,&quot;air&quot;:3,&quot;antiGravity&quot;:2},&quot;acceleration&quot;:4,&quot;weight&quot;:2,&quot;handling&quot;:{&quot;ground&quot;:3,&quot;water&quot;:3,&quot;air&quot;:3,&quot;antiGravity&quot;:3},&quot;grid&quot;:5,&quot;miniTurbo&quot;:3}" calcext:value-type="string">
            <text:p>{"name":"Blue Standard (Normal Blue)","type":"T","size":null,"speed":{"ground":2,"water":3,"air":3,"antiGravity":2},"acceleration":4,"weight":2,"handling":{"ground":3,"water":3,"air":3,"antiGravity":3},"grid":5,"miniTurbo":3}</text:p>
          </table:table-cell>
        </table:table-row>
        <table:table-row table:style-name="ro1">
          <table:table-cell office:value-type="string" calcext:value-type="string">
            <text:p>GLA Tires (GLA Wheels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 CONCATENATE(&quot;&quot;&quot;&quot;; [.A$2]; &quot;&quot;&quot;&quot;; &quot;:&quot;; &quot;&quot;&quot;&quot;; [.A5]; &quot;&quot;&quot;&quot;; &quot;,&quot;)" office:value-type="string" office:string-value="&quot;name&quot;:&quot;GLA Tires (GLA Wheels)&quot;," calcext:value-type="string">
            <text:p>"name":"GLA Tires (GLA Wheels)",</text:p>
          </table:table-cell>
          <table:table-cell table:formula="of:= CONCATENATE(&quot;&quot;&quot;&quot;; [.B$2]; &quot;&quot;&quot;&quot;; &quot;:&quot;; &quot;&quot;&quot;&quot;; [.B5]; &quot;&quot;&quot;&quot;; &quot;,&quot;)" office:value-type="string" office:string-value="&quot;type&quot;:&quot;T&quot;," calcext:value-type="string">
            <text:p>"type":"T",</text:p>
          </table:table-cell>
          <table:table-cell table:formula="of:= CONCATENATE(&quot;&quot;&quot;&quot;; [.C$2]; &quot;&quot;&quot;&quot;; &quot;:&quot;; [.C5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5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5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5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5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5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5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5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5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5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5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5]; &quot;,&quot;)" office:value-type="string" office:string-value="&quot;grid&quot;:5," calcext:value-type="string">
            <text:p>"grid":5,</text:p>
          </table:table-cell>
          <table:table-cell table:formula="of:= CONCATENATE(&quot;&quot;&quot;&quot;; [.O$2]; &quot;&quot;&quot;&quot;; &quot;:&quot;; [.O5])" office:value-type="string" office:string-value="&quot;miniTurbo&quot;:3" calcext:value-type="string">
            <text:p>"miniTurbo":3</text:p>
          </table:table-cell>
          <table:table-cell table:formula="of:= CONCATENATE(&quot;{&quot;; [.Q5]; [.R5]; [.S5]; &quot;&quot;&quot;&quot;; &quot;speed&quot;; &quot;&quot;&quot;&quot;; &quot;:{&quot;; [.T5]; [.U5]; [.V5]; [.W5]; &quot;},&quot;; [.X5]; [.Y5]; &quot;&quot;&quot;&quot;; &quot;handling&quot;; &quot;&quot;&quot;&quot;; &quot;:{&quot;; [.Z5]; [.AA5]; [.AB5]; [.AC5]; &quot;},&quot;; [.AD5]; [.AE5]; &quot;}&quot;)" office:value-type="string" office:string-value="{&quot;name&quot;:&quot;GLA Tires (GLA Wheels)&quot;,&quot;type&quot;:&quot;T&quot;,&quot;size&quot;:null,&quot;speed&quot;:{&quot;ground&quot;:2,&quot;water&quot;:3,&quot;air&quot;:3,&quot;antiGravity&quot;:2},&quot;acceleration&quot;:4,&quot;weight&quot;:2,&quot;handling&quot;:{&quot;ground&quot;:3,&quot;water&quot;:3,&quot;air&quot;:3,&quot;antiGravity&quot;:3},&quot;grid&quot;:5,&quot;miniTurbo&quot;:3}" calcext:value-type="string">
            <text:p>{"name":"GLA Tires (GLA Wheels)","type":"T","size":null,"speed":{"ground":2,"water":3,"air":3,"antiGravity":2},"acceleration":4,"weight":2,"handling":{"ground":3,"water":3,"air":3,"antiGravity":3},"grid":5,"miniTurbo":3}</text:p>
          </table:table-cell>
        </table:table-row>
        <table:table-row table:style-name="ro1">
          <table:table-cell table:style-name="ce2" office:value-type="string" calcext:value-type="string">
            <text:p>Monster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formula="of:= CONCATENATE(&quot;&quot;&quot;&quot;; [.A$2]; &quot;&quot;&quot;&quot;; &quot;:&quot;; &quot;&quot;&quot;&quot;; [.A6]; &quot;&quot;&quot;&quot;; &quot;,&quot;)" office:value-type="string" office:string-value="&quot;name&quot;:&quot;Monster&quot;," calcext:value-type="string">
            <text:p>"name":"Monster",</text:p>
          </table:table-cell>
          <table:table-cell table:formula="of:= CONCATENATE(&quot;&quot;&quot;&quot;; [.B$2]; &quot;&quot;&quot;&quot;; &quot;:&quot;; &quot;&quot;&quot;&quot;; [.B6]; &quot;&quot;&quot;&quot;; &quot;,&quot;)" office:value-type="string" office:string-value="&quot;type&quot;:&quot;T&quot;," calcext:value-type="string">
            <text:p>"type":"T",</text:p>
          </table:table-cell>
          <table:table-cell table:formula="of:= CONCATENATE(&quot;&quot;&quot;&quot;; [.C$2]; &quot;&quot;&quot;&quot;; &quot;:&quot;; [.C6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6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D6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E6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F6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G6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H6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I6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J6]; &quot;,&quot;)" office:value-type="string" office:string-value="&quot;water&quot;:0," calcext:value-type="string">
            <text:p>"water":0,</text:p>
          </table:table-cell>
          <table:table-cell table:formula="of:= CONCATENATE(&quot;&quot;&quot;&quot;; [.L$2]; &quot;&quot;&quot;&quot;; &quot;:&quot;; [.K6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L6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M6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N6])" office:value-type="string" office:string-value="&quot;miniTurbo&quot;:7" calcext:value-type="string">
            <text:p>"miniTurbo":7</text:p>
          </table:table-cell>
          <table:table-cell table:formula="of:= CONCATENATE(&quot;{&quot;; [.Q6]; [.R6]; [.S6]; &quot;&quot;&quot;&quot;; &quot;speed&quot;; &quot;&quot;&quot;&quot;; &quot;:{&quot;; [.T6]; [.U6]; [.V6]; [.W6]; &quot;},&quot;; [.X6]; [.Y6]; &quot;&quot;&quot;&quot;; &quot;handling&quot;; &quot;&quot;&quot;&quot;; &quot;:{&quot;; [.Z6]; [.AA6]; [.AB6]; [.AC6]; &quot;},&quot;; [.AD6]; [.AE6]; &quot;}&quot;)" office:value-type="string" office:string-value="{&quot;name&quot;:&quot;Monster&quot;,&quot;type&quot;:&quot;T&quot;,&quot;size&quot;:null,&quot;speed&quot;:{&quot;ground&quot;:2,&quot;water&quot;:2,&quot;air&quot;:2,&quot;antiGravity&quot;:1},&quot;acceleration&quot;:2,&quot;weight&quot;:2,&quot;handling&quot;:{&quot;ground&quot;:4,&quot;water&quot;:0,&quot;air&quot;:1,&quot;antiGravity&quot;:1},&quot;grid&quot;:0,&quot;miniTurbo&quot;:7}" calcext:value-type="string">
            <text:p>{"name":"Monster","type":"T","size":null,"speed":{"ground":2,"water":2,"air":2,"antiGravity":1},"acceleration":2,"weight":2,"handling":{"ground":4,"water":0,"air":1,"antiGravity":1},"grid":0,"miniTurbo":7}</text:p>
          </table:table-cell>
        </table:table-row>
        <table:table-row table:style-name="ro1">
          <table:table-cell table:style-name="ce2" office:value-type="string" calcext:value-type="string">
            <text:p>Hot Monster (Funky Monster)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formula="of:= CONCATENATE(&quot;&quot;&quot;&quot;; [.A$2]; &quot;&quot;&quot;&quot;; &quot;:&quot;; &quot;&quot;&quot;&quot;; [.A7]; &quot;&quot;&quot;&quot;; &quot;,&quot;)" office:value-type="string" office:string-value="&quot;name&quot;:&quot;Hot Monster (Funky Monster)&quot;," calcext:value-type="string">
            <text:p>"name":"Hot Monster (Funky Monster)",</text:p>
          </table:table-cell>
          <table:table-cell table:formula="of:= CONCATENATE(&quot;&quot;&quot;&quot;; [.B$2]; &quot;&quot;&quot;&quot;; &quot;:&quot;; &quot;&quot;&quot;&quot;; [.B7]; &quot;&quot;&quot;&quot;; &quot;,&quot;)" office:value-type="string" office:string-value="&quot;type&quot;:&quot;T&quot;," calcext:value-type="string">
            <text:p>"type":"T",</text:p>
          </table:table-cell>
          <table:table-cell table:formula="of:= CONCATENATE(&quot;&quot;&quot;&quot;; [.C$2]; &quot;&quot;&quot;&quot;; &quot;:&quot;; [.C7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7]; &quot;,&quot;)" office:value-type="string" office:string-value="&quot;ground&quot;:2," calcext:value-type="string">
            <text:p>"ground":2,</text:p>
          </table:table-cell>
          <table:table-cell table:formula="of:= CONCATENATE(&quot;&quot;&quot;&quot;; [.E$2]; &quot;&quot;&quot;&quot;; &quot;:&quot;; [.E7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7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7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7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7]; &quot;,&quot;)" office:value-type="string" office:string-value="&quot;weight&quot;:4," calcext:value-type="string">
            <text:p>"weight":4,</text:p>
          </table:table-cell>
          <table:table-cell table:formula="of:= CONCATENATE(&quot;&quot;&quot;&quot;; [.J$2]; &quot;&quot;&quot;&quot;; &quot;:&quot;; [.J7]; &quot;,&quot;)" office:value-type="string" office:string-value="&quot;ground&quot;:0," calcext:value-type="string">
            <text:p>"ground":0,</text:p>
          </table:table-cell>
          <table:table-cell table:formula="of:= CONCATENATE(&quot;&quot;&quot;&quot;; [.K$2]; &quot;&quot;&quot;&quot;; &quot;:&quot;; [.K7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7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M7])" office:value-type="string" office:string-value="&quot;antiGravity&quot;:0" calcext:value-type="string">
            <text:p>"antiGravity":0</text:p>
          </table:table-cell>
          <table:table-cell table:formula="of:= CONCATENATE(&quot;&quot;&quot;&quot;; [.N$2]; &quot;&quot;&quot;&quot;; &quot;:&quot;; [.N7]; &quot;,&quot;)" office:value-type="string" office:string-value="&quot;grid&quot;:7," calcext:value-type="string">
            <text:p>"grid":7,</text:p>
          </table:table-cell>
          <table:table-cell table:formula="of:= CONCATENATE(&quot;&quot;&quot;&quot;; [.O$2]; &quot;&quot;&quot;&quot;; &quot;:&quot;; [.O7])" office:value-type="string" office:string-value="&quot;miniTurbo&quot;:2" calcext:value-type="string">
            <text:p>"miniTurbo":2</text:p>
          </table:table-cell>
          <table:table-cell table:formula="of:= CONCATENATE(&quot;{&quot;; [.Q7]; [.R7]; [.S7]; &quot;&quot;&quot;&quot;; &quot;speed&quot;; &quot;&quot;&quot;&quot;; &quot;:{&quot;; [.T7]; [.U7]; [.V7]; [.W7]; &quot;},&quot;; [.X7]; [.Y7]; &quot;&quot;&quot;&quot;; &quot;handling&quot;; &quot;&quot;&quot;&quot;; &quot;:{&quot;; [.Z7]; [.AA7]; [.AB7]; [.AC7]; &quot;},&quot;; [.AD7]; [.AE7]; &quot;}&quot;)" office:value-type="string" office:string-value="{&quot;name&quot;:&quot;Hot Monster (Funky Monster)&quot;,&quot;type&quot;:&quot;T&quot;,&quot;size&quot;:null,&quot;speed&quot;:{&quot;ground&quot;:2,&quot;water&quot;:2,&quot;air&quot;:1,&quot;antiGravity&quot;:2},&quot;acceleration&quot;:2,&quot;weight&quot;:4,&quot;handling&quot;:{&quot;ground&quot;:0,&quot;water&quot;:1,&quot;air&quot;:1,&quot;antiGravity&quot;:0},&quot;grid&quot;:7,&quot;miniTurbo&quot;:2}" calcext:value-type="string">
            <text:p>{"name":"Hot Monster (Funky Monster)","type":"T","size":null,"speed":{"ground":2,"water":2,"air":1,"antiGravity":2},"acceleration":2,"weight":4,"handling":{"ground":0,"water":1,"air":1,"antiGravity":0},"grid":7,"miniTurbo":2}</text:p>
          </table:table-cell>
        </table:table-row>
        <table:table-row table:style-name="ro1">
          <table:table-cell office:value-type="string" calcext:value-type="string">
            <text:p>Rolle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 CONCATENATE(&quot;&quot;&quot;&quot;; [.A$2]; &quot;&quot;&quot;&quot;; &quot;:&quot;; &quot;&quot;&quot;&quot;; [.A8]; &quot;&quot;&quot;&quot;; &quot;,&quot;)" office:value-type="string" office:string-value="&quot;name&quot;:&quot;Roller&quot;," calcext:value-type="string">
            <text:p>"name":"Roller",</text:p>
          </table:table-cell>
          <table:table-cell table:formula="of:= CONCATENATE(&quot;&quot;&quot;&quot;; [.B$2]; &quot;&quot;&quot;&quot;; &quot;:&quot;; &quot;&quot;&quot;&quot;; [.B8]; &quot;&quot;&quot;&quot;; &quot;,&quot;)" office:value-type="string" office:string-value="&quot;type&quot;:&quot;T&quot;," calcext:value-type="string">
            <text:p>"type":"T",</text:p>
          </table:table-cell>
          <table:table-cell table:formula="of:= CONCATENATE(&quot;&quot;&quot;&quot;; [.C$2]; &quot;&quot;&quot;&quot;; &quot;:&quot;; [.C8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8]; &quot;,&quot;)" office:value-type="string" office:string-value="&quot;ground&quot;:0," calcext:value-type="string">
            <text:p>"ground":0,</text:p>
          </table:table-cell>
          <table:table-cell table:formula="of:= CONCATENATE(&quot;&quot;&quot;&quot;; [.E$2]; &quot;&quot;&quot;&quot;; &quot;:&quot;; [.E8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8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8])" office:value-type="string" office:string-value="&quot;antiGravity&quot;:0" calcext:value-type="string">
            <text:p>"antiGravity":0</text:p>
          </table:table-cell>
          <table:table-cell table:formula="of:= CONCATENATE(&quot;&quot;&quot;&quot;; [.H$2]; &quot;&quot;&quot;&quot;; &quot;:&quot;; [.H8]; &quot;,&quot;)" office:value-type="string" office:string-value="&quot;acceleration&quot;:6," calcext:value-type="string">
            <text:p>"acceleration":6,</text:p>
          </table:table-cell>
          <table:table-cell table:formula="of:= CONCATENATE(&quot;&quot;&quot;&quot;; [.I$2]; &quot;&quot;&quot;&quot;; &quot;:&quot;; [.I8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8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8]; &quot;,&quot;)" office:value-type="string" office:string-value="&quot;water&quot;:4," calcext:value-type="string">
            <text:p>"water":4,</text:p>
          </table:table-cell>
          <table:table-cell table:formula="of:= CONCATENATE(&quot;&quot;&quot;&quot;; [.L$2]; &quot;&quot;&quot;&quot;; &quot;:&quot;; [.L8]; &quot;,&quot;)" office:value-type="string" office:string-value="&quot;air&quot;:4," calcext:value-type="string">
            <text:p>"air":4,</text:p>
          </table:table-cell>
          <table:table-cell table:formula="of:= CONCATENATE(&quot;&quot;&quot;&quot;; [.M$2]; &quot;&quot;&quot;&quot;; &quot;:&quot;; [.M8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8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8])" office:value-type="string" office:string-value="&quot;miniTurbo&quot;:6" calcext:value-type="string">
            <text:p>"miniTurbo":6</text:p>
          </table:table-cell>
          <table:table-cell table:formula="of:= CONCATENATE(&quot;{&quot;; [.Q8]; [.R8]; [.S8]; &quot;&quot;&quot;&quot;; &quot;speed&quot;; &quot;&quot;&quot;&quot;; &quot;:{&quot;; [.T8]; [.U8]; [.V8]; [.W8]; &quot;},&quot;; [.X8]; [.Y8]; &quot;&quot;&quot;&quot;; &quot;handling&quot;; &quot;&quot;&quot;&quot;; &quot;:{&quot;; [.Z8]; [.AA8]; [.AB8]; [.AC8]; &quot;},&quot;; [.AD8]; [.AE8]; &quot;}&quot;)" office:value-type="string" office:string-value="{&quot;name&quot;:&quot;Roller&quot;,&quot;type&quot;:&quot;T&quot;,&quot;size&quot;:null,&quot;speed&quot;:{&quot;ground&quot;:0,&quot;water&quot;:3,&quot;air&quot;:3,&quot;antiGravity&quot;:0},&quot;acceleration&quot;:6,&quot;weight&quot;:0,&quot;handling&quot;:{&quot;ground&quot;:4,&quot;water&quot;:4,&quot;air&quot;:4,&quot;antiGravity&quot;:4},&quot;grid&quot;:4,&quot;miniTurbo&quot;:6}" calcext:value-type="string">
            <text:p>{"name":"Roller","type":"T","size":null,"speed":{"ground":0,"water":3,"air":3,"antiGravity":0},"acceleration":6,"weight":0,"handling":{"ground":4,"water":4,"air":4,"antiGravity":4},"grid":4,"miniTurbo":6}</text:p>
          </table:table-cell>
        </table:table-row>
        <table:table-row table:style-name="ro1">
          <table:table-cell office:value-type="string" calcext:value-type="string">
            <text:p>Azure Rolle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 CONCATENATE(&quot;&quot;&quot;&quot;; [.A$2]; &quot;&quot;&quot;&quot;; &quot;:&quot;; &quot;&quot;&quot;&quot;; [.A9]; &quot;&quot;&quot;&quot;; &quot;,&quot;)" office:value-type="string" office:string-value="&quot;name&quot;:&quot;Azure Roller&quot;," calcext:value-type="string">
            <text:p>"name":"Azure Roller",</text:p>
          </table:table-cell>
          <table:table-cell table:formula="of:= CONCATENATE(&quot;&quot;&quot;&quot;; [.B$2]; &quot;&quot;&quot;&quot;; &quot;:&quot;; &quot;&quot;&quot;&quot;; [.B9]; &quot;&quot;&quot;&quot;; &quot;,&quot;)" office:value-type="string" office:string-value="&quot;type&quot;:&quot;T&quot;," calcext:value-type="string">
            <text:p>"type":"T",</text:p>
          </table:table-cell>
          <table:table-cell table:formula="of:= CONCATENATE(&quot;&quot;&quot;&quot;; [.C$2]; &quot;&quot;&quot;&quot;; &quot;:&quot;; [.C9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9]; &quot;,&quot;)" office:value-type="string" office:string-value="&quot;ground&quot;:0," calcext:value-type="string">
            <text:p>"ground":0,</text:p>
          </table:table-cell>
          <table:table-cell table:formula="of:= CONCATENATE(&quot;&quot;&quot;&quot;; [.E$2]; &quot;&quot;&quot;&quot;; &quot;:&quot;; [.E9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9]; &quot;,&quot;)" office:value-type="string" office:string-value="&quot;air&quot;:3," calcext:value-type="string">
            <text:p>"air":3,</text:p>
          </table:table-cell>
          <table:table-cell table:formula="of:= CONCATENATE(&quot;&quot;&quot;&quot;; [.G$2]; &quot;&quot;&quot;&quot;; &quot;:&quot;; [.G9])" office:value-type="string" office:string-value="&quot;antiGravity&quot;:0" calcext:value-type="string">
            <text:p>"antiGravity":0</text:p>
          </table:table-cell>
          <table:table-cell table:formula="of:= CONCATENATE(&quot;&quot;&quot;&quot;; [.H$2]; &quot;&quot;&quot;&quot;; &quot;:&quot;; [.H9]; &quot;,&quot;)" office:value-type="string" office:string-value="&quot;acceleration&quot;:6," calcext:value-type="string">
            <text:p>"acceleration":6,</text:p>
          </table:table-cell>
          <table:table-cell table:formula="of:= CONCATENATE(&quot;&quot;&quot;&quot;; [.I$2]; &quot;&quot;&quot;&quot;; &quot;:&quot;; [.I9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9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9]; &quot;,&quot;)" office:value-type="string" office:string-value="&quot;water&quot;:4," calcext:value-type="string">
            <text:p>"water":4,</text:p>
          </table:table-cell>
          <table:table-cell table:formula="of:= CONCATENATE(&quot;&quot;&quot;&quot;; [.L$2]; &quot;&quot;&quot;&quot;; &quot;:&quot;; [.L9]; &quot;,&quot;)" office:value-type="string" office:string-value="&quot;air&quot;:4," calcext:value-type="string">
            <text:p>"air":4,</text:p>
          </table:table-cell>
          <table:table-cell table:formula="of:= CONCATENATE(&quot;&quot;&quot;&quot;; [.M$2]; &quot;&quot;&quot;&quot;; &quot;:&quot;; [.M9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9]; &quot;,&quot;)" office:value-type="string" office:string-value="&quot;grid&quot;:4," calcext:value-type="string">
            <text:p>"grid":4,</text:p>
          </table:table-cell>
          <table:table-cell table:formula="of:= CONCATENATE(&quot;&quot;&quot;&quot;; [.O$2]; &quot;&quot;&quot;&quot;; &quot;:&quot;; [.O9])" office:value-type="string" office:string-value="&quot;miniTurbo&quot;:6" calcext:value-type="string">
            <text:p>"miniTurbo":6</text:p>
          </table:table-cell>
          <table:table-cell table:formula="of:= CONCATENATE(&quot;{&quot;; [.Q9]; [.R9]; [.S9]; &quot;&quot;&quot;&quot;; &quot;speed&quot;; &quot;&quot;&quot;&quot;; &quot;:{&quot;; [.T9]; [.U9]; [.V9]; [.W9]; &quot;},&quot;; [.X9]; [.Y9]; &quot;&quot;&quot;&quot;; &quot;handling&quot;; &quot;&quot;&quot;&quot;; &quot;:{&quot;; [.Z9]; [.AA9]; [.AB9]; [.AC9]; &quot;},&quot;; [.AD9]; [.AE9]; &quot;}&quot;)" office:value-type="string" office:string-value="{&quot;name&quot;:&quot;Azure Roller&quot;,&quot;type&quot;:&quot;T&quot;,&quot;size&quot;:null,&quot;speed&quot;:{&quot;ground&quot;:0,&quot;water&quot;:3,&quot;air&quot;:3,&quot;antiGravity&quot;:0},&quot;acceleration&quot;:6,&quot;weight&quot;:0,&quot;handling&quot;:{&quot;ground&quot;:4,&quot;water&quot;:4,&quot;air&quot;:4,&quot;antiGravity&quot;:4},&quot;grid&quot;:4,&quot;miniTurbo&quot;:6}" calcext:value-type="string">
            <text:p>{"name":"Azure Roller","type":"T","size":null,"speed":{"ground":0,"water":3,"air":3,"antiGravity":0},"acceleration":6,"weight":0,"handling":{"ground":4,"water":4,"air":4,"antiGravity":4},"grid":4,"miniTurbo":6}</text:p>
          </table:table-cell>
        </table:table-row>
        <table:table-row table:style-name="ro1">
          <table:table-cell table:style-name="ce2" office:value-type="string" calcext:value-type="string">
            <text:p>Slim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formula="of:= CONCATENATE(&quot;&quot;&quot;&quot;; [.A$2]; &quot;&quot;&quot;&quot;; &quot;:&quot;; &quot;&quot;&quot;&quot;; [.A10]; &quot;&quot;&quot;&quot;; &quot;,&quot;)" office:value-type="string" office:string-value="&quot;name&quot;:&quot;Slim&quot;," calcext:value-type="string">
            <text:p>"name":"Slim",</text:p>
          </table:table-cell>
          <table:table-cell table:formula="of:= CONCATENATE(&quot;&quot;&quot;&quot;; [.B$2]; &quot;&quot;&quot;&quot;; &quot;:&quot;; &quot;&quot;&quot;&quot;; [.B10]; &quot;&quot;&quot;&quot;; &quot;,&quot;)" office:value-type="string" office:string-value="&quot;type&quot;:&quot;T&quot;," calcext:value-type="string">
            <text:p>"type":"T",</text:p>
          </table:table-cell>
          <table:table-cell table:formula="of:= CONCATENATE(&quot;&quot;&quot;&quot;; [.C$2]; &quot;&quot;&quot;&quot;; &quot;:&quot;; [.C10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0]; &quot;,&quot;)" office:value-type="string" office:string-value="&quot;ground&quot;:3," calcext:value-type="string">
            <text:p>"ground":3,</text:p>
          </table:table-cell>
          <table:table-cell table:formula="of:= CONCATENATE(&quot;&quot;&quot;&quot;; [.E$2]; &quot;&quot;&quot;&quot;; &quot;:&quot;; [.E10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10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0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10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10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10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10]; &quot;,&quot;)" office:value-type="string" office:string-value="&quot;water&quot;:4," calcext:value-type="string">
            <text:p>"water":4,</text:p>
          </table:table-cell>
          <table:table-cell table:formula="of:= CONCATENATE(&quot;&quot;&quot;&quot;; [.L$2]; &quot;&quot;&quot;&quot;; &quot;:&quot;; [.L10]; &quot;,&quot;)" office:value-type="string" office:string-value="&quot;air&quot;:4," calcext:value-type="string">
            <text:p>"air":4,</text:p>
          </table:table-cell>
          <table:table-cell table:formula="of:= CONCATENATE(&quot;&quot;&quot;&quot;; [.M$2]; &quot;&quot;&quot;&quot;; &quot;:&quot;; [.M10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10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10])" office:value-type="string" office:string-value="&quot;miniTurbo&quot;:2" calcext:value-type="string">
            <text:p>"miniTurbo":2</text:p>
          </table:table-cell>
          <table:table-cell table:formula="of:= CONCATENATE(&quot;{&quot;; [.Q10]; [.R10]; [.S10]; &quot;&quot;&quot;&quot;; &quot;speed&quot;; &quot;&quot;&quot;&quot;; &quot;:{&quot;; [.T10]; [.U10]; [.V10]; [.W10]; &quot;},&quot;; [.X10]; [.Y10]; &quot;&quot;&quot;&quot;; &quot;handling&quot;; &quot;&quot;&quot;&quot;; &quot;:{&quot;; [.Z10]; [.AA10]; [.AB10]; [.AC10]; &quot;},&quot;; [.AD10]; [.AE10]; &quot;}&quot;)" office:value-type="string" office:string-value="{&quot;name&quot;:&quot;Slim&quot;,&quot;type&quot;:&quot;T&quot;,&quot;size&quot;:null,&quot;speed&quot;:{&quot;ground&quot;:3,&quot;water&quot;:2,&quot;air&quot;:2,&quot;antiGravity&quot;:4},&quot;acceleration&quot;:2,&quot;weight&quot;:2,&quot;handling&quot;:{&quot;ground&quot;:4,&quot;water&quot;:4,&quot;air&quot;:4,&quot;antiGravity&quot;:3},&quot;grid&quot;:1,&quot;miniTurbo&quot;:2}" calcext:value-type="string">
            <text:p>{"name":"Slim","type":"T","size":null,"speed":{"ground":3,"water":2,"air":2,"antiGravity":4},"acceleration":2,"weight":2,"handling":{"ground":4,"water":4,"air":4,"antiGravity":3},"grid":1,"miniTurbo":2}</text:p>
          </table:table-cell>
        </table:table-row>
        <table:table-row table:style-name="ro1">
          <table:table-cell table:style-name="ce2" office:value-type="string" calcext:value-type="string">
            <text:p>Wood (Wooden)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formula="of:= CONCATENATE(&quot;&quot;&quot;&quot;; [.A$2]; &quot;&quot;&quot;&quot;; &quot;:&quot;; &quot;&quot;&quot;&quot;; [.A11]; &quot;&quot;&quot;&quot;; &quot;,&quot;)" office:value-type="string" office:string-value="&quot;name&quot;:&quot;Wood (Wooden)&quot;," calcext:value-type="string">
            <text:p>"name":"Wood (Wooden)",</text:p>
          </table:table-cell>
          <table:table-cell table:formula="of:= CONCATENATE(&quot;&quot;&quot;&quot;; [.B$2]; &quot;&quot;&quot;&quot;; &quot;:&quot;; &quot;&quot;&quot;&quot;; [.B11]; &quot;&quot;&quot;&quot;; &quot;,&quot;)" office:value-type="string" office:string-value="&quot;type&quot;:&quot;T&quot;," calcext:value-type="string">
            <text:p>"type":"T",</text:p>
          </table:table-cell>
          <table:table-cell table:formula="of:= CONCATENATE(&quot;&quot;&quot;&quot;; [.C$2]; &quot;&quot;&quot;&quot;; &quot;:&quot;; [.C11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1]; &quot;,&quot;)" office:value-type="string" office:string-value="&quot;ground&quot;:3," calcext:value-type="string">
            <text:p>"ground":3,</text:p>
          </table:table-cell>
          <table:table-cell table:formula="of:= CONCATENATE(&quot;&quot;&quot;&quot;; [.E$2]; &quot;&quot;&quot;&quot;; &quot;:&quot;; [.E11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11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1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11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11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11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11]; &quot;,&quot;)" office:value-type="string" office:string-value="&quot;water&quot;:4," calcext:value-type="string">
            <text:p>"water":4,</text:p>
          </table:table-cell>
          <table:table-cell table:formula="of:= CONCATENATE(&quot;&quot;&quot;&quot;; [.L$2]; &quot;&quot;&quot;&quot;; &quot;:&quot;; [.L11]; &quot;,&quot;)" office:value-type="string" office:string-value="&quot;air&quot;:4," calcext:value-type="string">
            <text:p>"air":4,</text:p>
          </table:table-cell>
          <table:table-cell table:formula="of:= CONCATENATE(&quot;&quot;&quot;&quot;; [.M$2]; &quot;&quot;&quot;&quot;; &quot;:&quot;; [.M11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11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11])" office:value-type="string" office:string-value="&quot;miniTurbo&quot;:2" calcext:value-type="string">
            <text:p>"miniTurbo":2</text:p>
          </table:table-cell>
          <table:table-cell table:formula="of:= CONCATENATE(&quot;{&quot;; [.Q11]; [.R11]; [.S11]; &quot;&quot;&quot;&quot;; &quot;speed&quot;; &quot;&quot;&quot;&quot;; &quot;:{&quot;; [.T11]; [.U11]; [.V11]; [.W11]; &quot;},&quot;; [.X11]; [.Y11]; &quot;&quot;&quot;&quot;; &quot;handling&quot;; &quot;&quot;&quot;&quot;; &quot;:{&quot;; [.Z11]; [.AA11]; [.AB11]; [.AC11]; &quot;},&quot;; [.AD11]; [.AE11]; &quot;}&quot;)" office:value-type="string" office:string-value="{&quot;name&quot;:&quot;Wood (Wooden)&quot;,&quot;type&quot;:&quot;T&quot;,&quot;size&quot;:null,&quot;speed&quot;:{&quot;ground&quot;:3,&quot;water&quot;:2,&quot;air&quot;:2,&quot;antiGravity&quot;:4},&quot;acceleration&quot;:2,&quot;weight&quot;:2,&quot;handling&quot;:{&quot;ground&quot;:4,&quot;water&quot;:4,&quot;air&quot;:4,&quot;antiGravity&quot;:3},&quot;grid&quot;:1,&quot;miniTurbo&quot;:2}" calcext:value-type="string">
            <text:p>{"name":"Wood (Wooden)","type":"T","size":null,"speed":{"ground":3,"water":2,"air":2,"antiGravity":4},"acceleration":2,"weight":2,"handling":{"ground":4,"water":4,"air":4,"antiGravity":3},"grid":1,"miniTurbo":2}</text:p>
          </table:table-cell>
        </table:table-row>
        <table:table-row table:style-name="ro1">
          <table:table-cell table:style-name="ce2" office:value-type="string" calcext:value-type="string">
            <text:p>Crimson Slim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formula="of:= CONCATENATE(&quot;&quot;&quot;&quot;; [.A$2]; &quot;&quot;&quot;&quot;; &quot;:&quot;; &quot;&quot;&quot;&quot;; [.A12]; &quot;&quot;&quot;&quot;; &quot;,&quot;)" office:value-type="string" office:string-value="&quot;name&quot;:&quot;Crimson Slim&quot;," calcext:value-type="string">
            <text:p>"name":"Crimson Slim",</text:p>
          </table:table-cell>
          <table:table-cell table:formula="of:= CONCATENATE(&quot;&quot;&quot;&quot;; [.B$2]; &quot;&quot;&quot;&quot;; &quot;:&quot;; &quot;&quot;&quot;&quot;; [.B12]; &quot;&quot;&quot;&quot;; &quot;,&quot;)" office:value-type="string" office:string-value="&quot;type&quot;:&quot;T&quot;," calcext:value-type="string">
            <text:p>"type":"T",</text:p>
          </table:table-cell>
          <table:table-cell table:formula="of:= CONCATENATE(&quot;&quot;&quot;&quot;; [.C$2]; &quot;&quot;&quot;&quot;; &quot;:&quot;; [.C12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2]; &quot;,&quot;)" office:value-type="string" office:string-value="&quot;ground&quot;:3," calcext:value-type="string">
            <text:p>"ground":3,</text:p>
          </table:table-cell>
          <table:table-cell table:formula="of:= CONCATENATE(&quot;&quot;&quot;&quot;; [.E$2]; &quot;&quot;&quot;&quot;; &quot;:&quot;; [.E12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12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2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12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12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12]; &quot;,&quot;)" office:value-type="string" office:string-value="&quot;ground&quot;:4," calcext:value-type="string">
            <text:p>"ground":4,</text:p>
          </table:table-cell>
          <table:table-cell table:formula="of:= CONCATENATE(&quot;&quot;&quot;&quot;; [.K$2]; &quot;&quot;&quot;&quot;; &quot;:&quot;; [.K12]; &quot;,&quot;)" office:value-type="string" office:string-value="&quot;water&quot;:4," calcext:value-type="string">
            <text:p>"water":4,</text:p>
          </table:table-cell>
          <table:table-cell table:formula="of:= CONCATENATE(&quot;&quot;&quot;&quot;; [.L$2]; &quot;&quot;&quot;&quot;; &quot;:&quot;; [.L12]; &quot;,&quot;)" office:value-type="string" office:string-value="&quot;air&quot;:4," calcext:value-type="string">
            <text:p>"air":4,</text:p>
          </table:table-cell>
          <table:table-cell table:formula="of:= CONCATENATE(&quot;&quot;&quot;&quot;; [.M$2]; &quot;&quot;&quot;&quot;; &quot;:&quot;; [.M12])" office:value-type="string" office:string-value="&quot;antiGravity&quot;:3" calcext:value-type="string">
            <text:p>"antiGravity":3</text:p>
          </table:table-cell>
          <table:table-cell table:formula="of:= CONCATENATE(&quot;&quot;&quot;&quot;; [.N$2]; &quot;&quot;&quot;&quot;; &quot;:&quot;; [.N12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12])" office:value-type="string" office:string-value="&quot;miniTurbo&quot;:2" calcext:value-type="string">
            <text:p>"miniTurbo":2</text:p>
          </table:table-cell>
          <table:table-cell table:formula="of:= CONCATENATE(&quot;{&quot;; [.Q12]; [.R12]; [.S12]; &quot;&quot;&quot;&quot;; &quot;speed&quot;; &quot;&quot;&quot;&quot;; &quot;:{&quot;; [.T12]; [.U12]; [.V12]; [.W12]; &quot;},&quot;; [.X12]; [.Y12]; &quot;&quot;&quot;&quot;; &quot;handling&quot;; &quot;&quot;&quot;&quot;; &quot;:{&quot;; [.Z12]; [.AA12]; [.AB12]; [.AC12]; &quot;},&quot;; [.AD12]; [.AE12]; &quot;}&quot;)" office:value-type="string" office:string-value="{&quot;name&quot;:&quot;Crimson Slim&quot;,&quot;type&quot;:&quot;T&quot;,&quot;size&quot;:null,&quot;speed&quot;:{&quot;ground&quot;:3,&quot;water&quot;:2,&quot;air&quot;:2,&quot;antiGravity&quot;:4},&quot;acceleration&quot;:2,&quot;weight&quot;:2,&quot;handling&quot;:{&quot;ground&quot;:4,&quot;water&quot;:4,&quot;air&quot;:4,&quot;antiGravity&quot;:3},&quot;grid&quot;:1,&quot;miniTurbo&quot;:2}" calcext:value-type="string">
            <text:p>{"name":"Crimson Slim","type":"T","size":null,"speed":{"ground":3,"water":2,"air":2,"antiGravity":4},"acceleration":2,"weight":2,"handling":{"ground":4,"water":4,"air":4,"antiGravity":3},"grid":1,"miniTurbo":2}</text:p>
          </table:table-cell>
        </table:table-row>
        <table:table-row table:style-name="ro1">
          <table:table-cell office:value-type="string" calcext:value-type="string">
            <text:p>Slic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 CONCATENATE(&quot;&quot;&quot;&quot;; [.A$2]; &quot;&quot;&quot;&quot;; &quot;:&quot;; &quot;&quot;&quot;&quot;; [.A13]; &quot;&quot;&quot;&quot;; &quot;,&quot;)" office:value-type="string" office:string-value="&quot;name&quot;:&quot;Slick&quot;," calcext:value-type="string">
            <text:p>"name":"Slick",</text:p>
          </table:table-cell>
          <table:table-cell table:formula="of:= CONCATENATE(&quot;&quot;&quot;&quot;; [.B$2]; &quot;&quot;&quot;&quot;; &quot;:&quot;; &quot;&quot;&quot;&quot;; [.B13]; &quot;&quot;&quot;&quot;; &quot;,&quot;)" office:value-type="string" office:string-value="&quot;type&quot;:&quot;T&quot;," calcext:value-type="string">
            <text:p>"type":"T",</text:p>
          </table:table-cell>
          <table:table-cell table:formula="of:= CONCATENATE(&quot;&quot;&quot;&quot;; [.C$2]; &quot;&quot;&quot;&quot;; &quot;:&quot;; [.C13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3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13]; &quot;,&quot;)" office:value-type="string" office:string-value="&quot;water&quot;:0," calcext:value-type="string">
            <text:p>"water":0,</text:p>
          </table:table-cell>
          <table:table-cell table:formula="of:= CONCATENATE(&quot;&quot;&quot;&quot;; [.F$2]; &quot;&quot;&quot;&quot;; &quot;:&quot;; [.F13]; &quot;,&quot;)" office:value-type="string" office:string-value="&quot;air&quot;:0," calcext:value-type="string">
            <text:p>"air":0,</text:p>
          </table:table-cell>
          <table:table-cell table:formula="of:= CONCATENATE(&quot;&quot;&quot;&quot;; [.G$2]; &quot;&quot;&quot;&quot;; &quot;:&quot;; [.G13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13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13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13]; &quot;,&quot;)" office:value-type="string" office:string-value="&quot;ground&quot;:2," calcext:value-type="string">
            <text:p>"ground":2,</text:p>
          </table:table-cell>
          <table:table-cell table:formula="of:= CONCATENATE(&quot;&quot;&quot;&quot;; [.K$2]; &quot;&quot;&quot;&quot;; &quot;:&quot;; [.K13]; &quot;,&quot;)" office:value-type="string" office:string-value="&quot;water&quot;:0," calcext:value-type="string">
            <text:p>"water":0,</text:p>
          </table:table-cell>
          <table:table-cell table:formula="of:= CONCATENATE(&quot;&quot;&quot;&quot;; [.L$2]; &quot;&quot;&quot;&quot;; &quot;:&quot;; [.L13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M13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13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13])" office:value-type="string" office:string-value="&quot;miniTurbo&quot;:0" calcext:value-type="string">
            <text:p>"miniTurbo":0</text:p>
          </table:table-cell>
          <table:table-cell table:formula="of:= CONCATENATE(&quot;{&quot;; [.Q13]; [.R13]; [.S13]; &quot;&quot;&quot;&quot;; &quot;speed&quot;; &quot;&quot;&quot;&quot;; &quot;:{&quot;; [.T13]; [.U13]; [.V13]; [.W13]; &quot;},&quot;; [.X13]; [.Y13]; &quot;&quot;&quot;&quot;; &quot;handling&quot;; &quot;&quot;&quot;&quot;; &quot;:{&quot;; [.Z13]; [.AA13]; [.AB13]; [.AC13]; &quot;},&quot;; [.AD13]; [.AE13]; &quot;}&quot;)" office:value-type="string" office:string-value="{&quot;name&quot;:&quot;Slick&quot;,&quot;type&quot;:&quot;T&quot;,&quot;size&quot;:null,&quot;speed&quot;:{&quot;ground&quot;:4,&quot;water&quot;:0,&quot;air&quot;:0,&quot;antiGravity&quot;:4},&quot;acceleration&quot;:1,&quot;weight&quot;:3,&quot;handling&quot;:{&quot;ground&quot;:2,&quot;water&quot;:0,&quot;air&quot;:1,&quot;antiGravity&quot;:2},&quot;grid&quot;:0,&quot;miniTurbo&quot;:0}" calcext:value-type="string">
            <text:p>{"name":"Slick","type":"T","size":null,"speed":{"ground":4,"water":0,"air":0,"antiGravity":4},"acceleration":1,"weight":3,"handling":{"ground":2,"water":0,"air":1,"antiGravity":2},"grid":0,"miniTurbo":0}</text:p>
          </table:table-cell>
        </table:table-row>
        <table:table-row table:style-name="ro1">
          <table:table-cell office:value-type="string" calcext:value-type="string">
            <text:p>Cyber Slic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 CONCATENATE(&quot;&quot;&quot;&quot;; [.A$2]; &quot;&quot;&quot;&quot;; &quot;:&quot;; &quot;&quot;&quot;&quot;; [.A14]; &quot;&quot;&quot;&quot;; &quot;,&quot;)" office:value-type="string" office:string-value="&quot;name&quot;:&quot;Cyber Slick&quot;," calcext:value-type="string">
            <text:p>"name":"Cyber Slick",</text:p>
          </table:table-cell>
          <table:table-cell table:formula="of:= CONCATENATE(&quot;&quot;&quot;&quot;; [.B$2]; &quot;&quot;&quot;&quot;; &quot;:&quot;; &quot;&quot;&quot;&quot;; [.B14]; &quot;&quot;&quot;&quot;; &quot;,&quot;)" office:value-type="string" office:string-value="&quot;type&quot;:&quot;T&quot;," calcext:value-type="string">
            <text:p>"type":"T",</text:p>
          </table:table-cell>
          <table:table-cell table:formula="of:= CONCATENATE(&quot;&quot;&quot;&quot;; [.C$2]; &quot;&quot;&quot;&quot;; &quot;:&quot;; [.C14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4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14]; &quot;,&quot;)" office:value-type="string" office:string-value="&quot;water&quot;:0," calcext:value-type="string">
            <text:p>"water":0,</text:p>
          </table:table-cell>
          <table:table-cell table:formula="of:= CONCATENATE(&quot;&quot;&quot;&quot;; [.F$2]; &quot;&quot;&quot;&quot;; &quot;:&quot;; [.F14]; &quot;,&quot;)" office:value-type="string" office:string-value="&quot;air&quot;:0," calcext:value-type="string">
            <text:p>"air":0,</text:p>
          </table:table-cell>
          <table:table-cell table:formula="of:= CONCATENATE(&quot;&quot;&quot;&quot;; [.G$2]; &quot;&quot;&quot;&quot;; &quot;:&quot;; [.G14])" office:value-type="string" office:string-value="&quot;antiGravity&quot;:4" calcext:value-type="string">
            <text:p>"antiGravity":4</text:p>
          </table:table-cell>
          <table:table-cell table:formula="of:= CONCATENATE(&quot;&quot;&quot;&quot;; [.H$2]; &quot;&quot;&quot;&quot;; &quot;:&quot;; [.H14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14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14]; &quot;,&quot;)" office:value-type="string" office:string-value="&quot;ground&quot;:2," calcext:value-type="string">
            <text:p>"ground":2,</text:p>
          </table:table-cell>
          <table:table-cell table:formula="of:= CONCATENATE(&quot;&quot;&quot;&quot;; [.K$2]; &quot;&quot;&quot;&quot;; &quot;:&quot;; [.K14]; &quot;,&quot;)" office:value-type="string" office:string-value="&quot;water&quot;:0," calcext:value-type="string">
            <text:p>"water":0,</text:p>
          </table:table-cell>
          <table:table-cell table:formula="of:= CONCATENATE(&quot;&quot;&quot;&quot;; [.L$2]; &quot;&quot;&quot;&quot;; &quot;:&quot;; [.L14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M14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14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14])" office:value-type="string" office:string-value="&quot;miniTurbo&quot;:0" calcext:value-type="string">
            <text:p>"miniTurbo":0</text:p>
          </table:table-cell>
          <table:table-cell table:formula="of:= CONCATENATE(&quot;{&quot;; [.Q14]; [.R14]; [.S14]; &quot;&quot;&quot;&quot;; &quot;speed&quot;; &quot;&quot;&quot;&quot;; &quot;:{&quot;; [.T14]; [.U14]; [.V14]; [.W14]; &quot;},&quot;; [.X14]; [.Y14]; &quot;&quot;&quot;&quot;; &quot;handling&quot;; &quot;&quot;&quot;&quot;; &quot;:{&quot;; [.Z14]; [.AA14]; [.AB14]; [.AC14]; &quot;},&quot;; [.AD14]; [.AE14]; &quot;}&quot;)" office:value-type="string" office:string-value="{&quot;name&quot;:&quot;Cyber Slick&quot;,&quot;type&quot;:&quot;T&quot;,&quot;size&quot;:null,&quot;speed&quot;:{&quot;ground&quot;:4,&quot;water&quot;:0,&quot;air&quot;:0,&quot;antiGravity&quot;:4},&quot;acceleration&quot;:1,&quot;weight&quot;:3,&quot;handling&quot;:{&quot;ground&quot;:2,&quot;water&quot;:0,&quot;air&quot;:1,&quot;antiGravity&quot;:2},&quot;grid&quot;:0,&quot;miniTurbo&quot;:0}" calcext:value-type="string">
            <text:p>{"name":"Cyber Slick","type":"T","size":null,"speed":{"ground":4,"water":0,"air":0,"antiGravity":4},"acceleration":1,"weight":3,"handling":{"ground":2,"water":0,"air":1,"antiGravity":2},"grid":0,"miniTurbo":0}</text:p>
          </table:table-cell>
        </table:table-row>
        <table:table-row table:style-name="ro1">
          <table:table-cell table:style-name="ce2" office:value-type="string" calcext:value-type="string">
            <text:p>Meta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formula="of:= CONCATENATE(&quot;&quot;&quot;&quot;; [.A$2]; &quot;&quot;&quot;&quot;; &quot;:&quot;; &quot;&quot;&quot;&quot;; [.A15]; &quot;&quot;&quot;&quot;; &quot;,&quot;)" office:value-type="string" office:string-value="&quot;name&quot;:&quot;Metal&quot;," calcext:value-type="string">
            <text:p>"name":"Metal",</text:p>
          </table:table-cell>
          <table:table-cell table:formula="of:= CONCATENATE(&quot;&quot;&quot;&quot;; [.B$2]; &quot;&quot;&quot;&quot;; &quot;:&quot;; &quot;&quot;&quot;&quot;; [.B15]; &quot;&quot;&quot;&quot;; &quot;,&quot;)" office:value-type="string" office:string-value="&quot;type&quot;:&quot;T&quot;," calcext:value-type="string">
            <text:p>"type":"T",</text:p>
          </table:table-cell>
          <table:table-cell table:formula="of:= CONCATENATE(&quot;&quot;&quot;&quot;; [.C$2]; &quot;&quot;&quot;&quot;; &quot;:&quot;; [.C15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5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15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15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5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15]; &quot;,&quot;)" office:value-type="string" office:string-value="&quot;acceleration&quot;:0," calcext:value-type="string">
            <text:p>"acceleration":0,</text:p>
          </table:table-cell>
          <table:table-cell table:formula="of:= CONCATENATE(&quot;&quot;&quot;&quot;; [.I$2]; &quot;&quot;&quot;&quot;; &quot;:&quot;; [.I15]; &quot;,&quot;)" office:value-type="string" office:string-value="&quot;weight&quot;:4," calcext:value-type="string">
            <text:p>"weight":4,</text:p>
          </table:table-cell>
          <table:table-cell table:formula="of:= CONCATENATE(&quot;&quot;&quot;&quot;; [.J$2]; &quot;&quot;&quot;&quot;; &quot;:&quot;; [.J15]; &quot;,&quot;)" office:value-type="string" office:string-value="&quot;ground&quot;:2," calcext:value-type="string">
            <text:p>"ground":2,</text:p>
          </table:table-cell>
          <table:table-cell table:formula="of:= CONCATENATE(&quot;&quot;&quot;&quot;; [.K$2]; &quot;&quot;&quot;&quot;; &quot;:&quot;; [.K15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15]; &quot;,&quot;)" office:value-type="string" office:string-value="&quot;air&quot;:0," calcext:value-type="string">
            <text:p>"air":0,</text:p>
          </table:table-cell>
          <table:table-cell table:formula="of:= CONCATENATE(&quot;&quot;&quot;&quot;; [.M$2]; &quot;&quot;&quot;&quot;; &quot;:&quot;; [.M15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15]; &quot;,&quot;)" office:value-type="string" office:string-value="&quot;grid&quot;:2," calcext:value-type="string">
            <text:p>"grid":2,</text:p>
          </table:table-cell>
          <table:table-cell table:formula="of:= CONCATENATE(&quot;&quot;&quot;&quot;; [.O$2]; &quot;&quot;&quot;&quot;; &quot;:&quot;; [.O15])" office:value-type="string" office:string-value="&quot;miniTurbo&quot;:0" calcext:value-type="string">
            <text:p>"miniTurbo":0</text:p>
          </table:table-cell>
          <table:table-cell table:formula="of:= CONCATENATE(&quot;{&quot;; [.Q15]; [.R15]; [.S15]; &quot;&quot;&quot;&quot;; &quot;speed&quot;; &quot;&quot;&quot;&quot;; &quot;:{&quot;; [.T15]; [.U15]; [.V15]; [.W15]; &quot;},&quot;; [.X15]; [.Y15]; &quot;&quot;&quot;&quot;; &quot;handling&quot;; &quot;&quot;&quot;&quot;; &quot;:{&quot;; [.Z15]; [.AA15]; [.AB15]; [.AC15]; &quot;},&quot;; [.AD15]; [.AE15]; &quot;}&quot;)" office:value-type="string" office:string-value="{&quot;name&quot;:&quot;Metal&quot;,&quot;type&quot;:&quot;T&quot;,&quot;size&quot;:null,&quot;speed&quot;:{&quot;ground&quot;:4,&quot;water&quot;:3,&quot;air&quot;:2,&quot;antiGravity&quot;:1},&quot;acceleration&quot;:0,&quot;weight&quot;:4,&quot;handling&quot;:{&quot;ground&quot;:2,&quot;water&quot;:2,&quot;air&quot;:0,&quot;antiGravity&quot;:1},&quot;grid&quot;:2,&quot;miniTurbo&quot;:0}" calcext:value-type="string">
            <text:p>{"name":"Metal","type":"T","size":null,"speed":{"ground":4,"water":3,"air":2,"antiGravity":1},"acceleration":0,"weight":4,"handling":{"ground":2,"water":2,"air":0,"antiGravity":1},"grid":2,"miniTurbo":0}</text:p>
          </table:table-cell>
        </table:table-row>
        <table:table-row table:style-name="ro1">
          <table:table-cell table:style-name="ce2" office:value-type="string" calcext:value-type="string">
            <text:p>Gold Tires (Gold Wheels)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formula="of:= CONCATENATE(&quot;&quot;&quot;&quot;; [.A$2]; &quot;&quot;&quot;&quot;; &quot;:&quot;; &quot;&quot;&quot;&quot;; [.A16]; &quot;&quot;&quot;&quot;; &quot;,&quot;)" office:value-type="string" office:string-value="&quot;name&quot;:&quot;Gold Tires (Gold Wheels)&quot;," calcext:value-type="string">
            <text:p>"name":"Gold Tires (Gold Wheels)",</text:p>
          </table:table-cell>
          <table:table-cell table:formula="of:= CONCATENATE(&quot;&quot;&quot;&quot;; [.B$2]; &quot;&quot;&quot;&quot;; &quot;:&quot;; &quot;&quot;&quot;&quot;; [.B16]; &quot;&quot;&quot;&quot;; &quot;,&quot;)" office:value-type="string" office:string-value="&quot;type&quot;:&quot;T&quot;," calcext:value-type="string">
            <text:p>"type":"T",</text:p>
          </table:table-cell>
          <table:table-cell table:formula="of:= CONCATENATE(&quot;&quot;&quot;&quot;; [.C$2]; &quot;&quot;&quot;&quot;; &quot;:&quot;; [.C16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6]; &quot;,&quot;)" office:value-type="string" office:string-value="&quot;ground&quot;:4," calcext:value-type="string">
            <text:p>"ground":4,</text:p>
          </table:table-cell>
          <table:table-cell table:formula="of:= CONCATENATE(&quot;&quot;&quot;&quot;; [.E$2]; &quot;&quot;&quot;&quot;; &quot;:&quot;; [.E16]; &quot;,&quot;)" office:value-type="string" office:string-value="&quot;water&quot;:3," calcext:value-type="string">
            <text:p>"water":3,</text:p>
          </table:table-cell>
          <table:table-cell table:formula="of:= CONCATENATE(&quot;&quot;&quot;&quot;; [.F$2]; &quot;&quot;&quot;&quot;; &quot;:&quot;; [.F16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6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16]; &quot;,&quot;)" office:value-type="string" office:string-value="&quot;acceleration&quot;:0," calcext:value-type="string">
            <text:p>"acceleration":0,</text:p>
          </table:table-cell>
          <table:table-cell table:formula="of:= CONCATENATE(&quot;&quot;&quot;&quot;; [.I$2]; &quot;&quot;&quot;&quot;; &quot;:&quot;; [.I16]; &quot;,&quot;)" office:value-type="string" office:string-value="&quot;weight&quot;:4," calcext:value-type="string">
            <text:p>"weight":4,</text:p>
          </table:table-cell>
          <table:table-cell table:formula="of:= CONCATENATE(&quot;&quot;&quot;&quot;; [.J$2]; &quot;&quot;&quot;&quot;; &quot;:&quot;; [.J16]; &quot;,&quot;)" office:value-type="string" office:string-value="&quot;ground&quot;:2," calcext:value-type="string">
            <text:p>"ground":2,</text:p>
          </table:table-cell>
          <table:table-cell table:formula="of:= CONCATENATE(&quot;&quot;&quot;&quot;; [.K$2]; &quot;&quot;&quot;&quot;; &quot;:&quot;; [.K16]; &quot;,&quot;)" office:value-type="string" office:string-value="&quot;water&quot;:2," calcext:value-type="string">
            <text:p>"water":2,</text:p>
          </table:table-cell>
          <table:table-cell table:formula="of:= CONCATENATE(&quot;&quot;&quot;&quot;; [.L$2]; &quot;&quot;&quot;&quot;; &quot;:&quot;; [.L16]; &quot;,&quot;)" office:value-type="string" office:string-value="&quot;air&quot;:0," calcext:value-type="string">
            <text:p>"air":0,</text:p>
          </table:table-cell>
          <table:table-cell table:formula="of:= CONCATENATE(&quot;&quot;&quot;&quot;; [.M$2]; &quot;&quot;&quot;&quot;; &quot;:&quot;; [.M16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16]; &quot;,&quot;)" office:value-type="string" office:string-value="&quot;grid&quot;:2," calcext:value-type="string">
            <text:p>"grid":2,</text:p>
          </table:table-cell>
          <table:table-cell table:formula="of:= CONCATENATE(&quot;&quot;&quot;&quot;; [.O$2]; &quot;&quot;&quot;&quot;; &quot;:&quot;; [.O16])" office:value-type="string" office:string-value="&quot;miniTurbo&quot;:0" calcext:value-type="string">
            <text:p>"miniTurbo":0</text:p>
          </table:table-cell>
          <table:table-cell table:formula="of:= CONCATENATE(&quot;{&quot;; [.Q16]; [.R16]; [.S16]; &quot;&quot;&quot;&quot;; &quot;speed&quot;; &quot;&quot;&quot;&quot;; &quot;:{&quot;; [.T16]; [.U16]; [.V16]; [.W16]; &quot;},&quot;; [.X16]; [.Y16]; &quot;&quot;&quot;&quot;; &quot;handling&quot;; &quot;&quot;&quot;&quot;; &quot;:{&quot;; [.Z16]; [.AA16]; [.AB16]; [.AC16]; &quot;},&quot;; [.AD16]; [.AE16]; &quot;}&quot;)" office:value-type="string" office:string-value="{&quot;name&quot;:&quot;Gold Tires (Gold Wheels)&quot;,&quot;type&quot;:&quot;T&quot;,&quot;size&quot;:null,&quot;speed&quot;:{&quot;ground&quot;:4,&quot;water&quot;:3,&quot;air&quot;:2,&quot;antiGravity&quot;:1},&quot;acceleration&quot;:0,&quot;weight&quot;:4,&quot;handling&quot;:{&quot;ground&quot;:2,&quot;water&quot;:2,&quot;air&quot;:0,&quot;antiGravity&quot;:1},&quot;grid&quot;:2,&quot;miniTurbo&quot;:0}" calcext:value-type="string">
            <text:p>{"name":"Gold Tires (Gold Wheels)","type":"T","size":null,"speed":{"ground":4,"water":3,"air":2,"antiGravity":1},"acceleration":0,"weight":4,"handling":{"ground":2,"water":2,"air":0,"antiGravity":1},"grid":2,"miniTurbo":0}</text:p>
          </table:table-cell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 CONCATENATE(&quot;&quot;&quot;&quot;; [.A$2]; &quot;&quot;&quot;&quot;; &quot;:&quot;; &quot;&quot;&quot;&quot;; [.A17]; &quot;&quot;&quot;&quot;; &quot;,&quot;)" office:value-type="string" office:string-value="&quot;name&quot;:&quot;Button&quot;," calcext:value-type="string">
            <text:p>"name":"Button",</text:p>
          </table:table-cell>
          <table:table-cell table:formula="of:= CONCATENATE(&quot;&quot;&quot;&quot;; [.B$2]; &quot;&quot;&quot;&quot;; &quot;:&quot;; &quot;&quot;&quot;&quot;; [.B17]; &quot;&quot;&quot;&quot;; &quot;,&quot;)" office:value-type="string" office:string-value="&quot;type&quot;:&quot;T&quot;," calcext:value-type="string">
            <text:p>"type":"T",</text:p>
          </table:table-cell>
          <table:table-cell table:formula="of:= CONCATENATE(&quot;&quot;&quot;&quot;; [.C$2]; &quot;&quot;&quot;&quot;; &quot;:&quot;; [.C17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7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17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17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7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17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17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17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17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17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17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17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17])" office:value-type="string" office:string-value="&quot;miniTurbo&quot;:5" calcext:value-type="string">
            <text:p>"miniTurbo":5</text:p>
          </table:table-cell>
          <table:table-cell table:formula="of:= CONCATENATE(&quot;{&quot;; [.Q17]; [.R17]; [.S17]; &quot;&quot;&quot;&quot;; &quot;speed&quot;; &quot;&quot;&quot;&quot;; &quot;:{&quot;; [.T17]; [.U17]; [.V17]; [.W17]; &quot;},&quot;; [.X17]; [.Y17]; &quot;&quot;&quot;&quot;; &quot;handling&quot;; &quot;&quot;&quot;&quot;; &quot;:{&quot;; [.Z17]; [.AA17]; [.AB17]; [.AC17]; &quot;},&quot;; [.AD17]; [.AE17]; &quot;}&quot;)" office:value-type="string" office:string-value="{&quot;name&quot;:&quot;Button&quot;,&quot;type&quot;:&quot;T&quot;,&quot;size&quot;:null,&quot;speed&quot;:{&quot;ground&quot;:1,&quot;water&quot;:2,&quot;air&quot;:2,&quot;antiGravity&quot;:2},&quot;acceleration&quot;:5,&quot;weight&quot;:0,&quot;handling&quot;:{&quot;ground&quot;:3,&quot;water&quot;:3,&quot;air&quot;:2,&quot;antiGravity&quot;:4},&quot;grid&quot;:3,&quot;miniTurbo&quot;:5}" calcext:value-type="string">
            <text:p>{"name":"Button","type":"T","size":null,"speed":{"ground":1,"water":2,"air":2,"antiGravity":2},"acceleration":5,"weight":0,"handling":{"ground":3,"water":3,"air":2,"antiGravity":4},"grid":3,"miniTurbo":5}</text:p>
          </table:table-cell>
        </table:table-row>
        <table:table-row table:style-name="ro1">
          <table:table-cell office:value-type="string" calcext:value-type="string">
            <text:p>Leaf Tires (Leaf Tyres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 CONCATENATE(&quot;&quot;&quot;&quot;; [.A$2]; &quot;&quot;&quot;&quot;; &quot;:&quot;; &quot;&quot;&quot;&quot;; [.A18]; &quot;&quot;&quot;&quot;; &quot;,&quot;)" office:value-type="string" office:string-value="&quot;name&quot;:&quot;Leaf Tires (Leaf Tyres)&quot;," calcext:value-type="string">
            <text:p>"name":"Leaf Tires (Leaf Tyres)",</text:p>
          </table:table-cell>
          <table:table-cell table:formula="of:= CONCATENATE(&quot;&quot;&quot;&quot;; [.B$2]; &quot;&quot;&quot;&quot;; &quot;:&quot;; &quot;&quot;&quot;&quot;; [.B18]; &quot;&quot;&quot;&quot;; &quot;,&quot;)" office:value-type="string" office:string-value="&quot;type&quot;:&quot;T&quot;," calcext:value-type="string">
            <text:p>"type":"T",</text:p>
          </table:table-cell>
          <table:table-cell table:formula="of:= CONCATENATE(&quot;&quot;&quot;&quot;; [.C$2]; &quot;&quot;&quot;&quot;; &quot;:&quot;; [.C18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8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18]; &quot;,&quot;)" office:value-type="string" office:string-value="&quot;water&quot;:2," calcext:value-type="string">
            <text:p>"water":2,</text:p>
          </table:table-cell>
          <table:table-cell table:formula="of:= CONCATENATE(&quot;&quot;&quot;&quot;; [.F$2]; &quot;&quot;&quot;&quot;; &quot;:&quot;; [.F18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8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18]; &quot;,&quot;)" office:value-type="string" office:string-value="&quot;acceleration&quot;:5," calcext:value-type="string">
            <text:p>"acceleration":5,</text:p>
          </table:table-cell>
          <table:table-cell table:formula="of:= CONCATENATE(&quot;&quot;&quot;&quot;; [.I$2]; &quot;&quot;&quot;&quot;; &quot;:&quot;; [.I18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18]; &quot;,&quot;)" office:value-type="string" office:string-value="&quot;ground&quot;:3," calcext:value-type="string">
            <text:p>"ground":3,</text:p>
          </table:table-cell>
          <table:table-cell table:formula="of:= CONCATENATE(&quot;&quot;&quot;&quot;; [.K$2]; &quot;&quot;&quot;&quot;; &quot;:&quot;; [.K18]; &quot;,&quot;)" office:value-type="string" office:string-value="&quot;water&quot;:3," calcext:value-type="string">
            <text:p>"water":3,</text:p>
          </table:table-cell>
          <table:table-cell table:formula="of:= CONCATENATE(&quot;&quot;&quot;&quot;; [.L$2]; &quot;&quot;&quot;&quot;; &quot;:&quot;; [.L18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18])" office:value-type="string" office:string-value="&quot;antiGravity&quot;:4" calcext:value-type="string">
            <text:p>"antiGravity":4</text:p>
          </table:table-cell>
          <table:table-cell table:formula="of:= CONCATENATE(&quot;&quot;&quot;&quot;; [.N$2]; &quot;&quot;&quot;&quot;; &quot;:&quot;; [.N18]; &quot;,&quot;)" office:value-type="string" office:string-value="&quot;grid&quot;:3," calcext:value-type="string">
            <text:p>"grid":3,</text:p>
          </table:table-cell>
          <table:table-cell table:formula="of:= CONCATENATE(&quot;&quot;&quot;&quot;; [.O$2]; &quot;&quot;&quot;&quot;; &quot;:&quot;; [.O18])" office:value-type="string" office:string-value="&quot;miniTurbo&quot;:5" calcext:value-type="string">
            <text:p>"miniTurbo":5</text:p>
          </table:table-cell>
          <table:table-cell table:formula="of:= CONCATENATE(&quot;{&quot;; [.Q18]; [.R18]; [.S18]; &quot;&quot;&quot;&quot;; &quot;speed&quot;; &quot;&quot;&quot;&quot;; &quot;:{&quot;; [.T18]; [.U18]; [.V18]; [.W18]; &quot;},&quot;; [.X18]; [.Y18]; &quot;&quot;&quot;&quot;; &quot;handling&quot;; &quot;&quot;&quot;&quot;; &quot;:{&quot;; [.Z18]; [.AA18]; [.AB18]; [.AC18]; &quot;},&quot;; [.AD18]; [.AE18]; &quot;}&quot;)" office:value-type="string" office:string-value="{&quot;name&quot;:&quot;Leaf Tires (Leaf Tyres)&quot;,&quot;type&quot;:&quot;T&quot;,&quot;size&quot;:null,&quot;speed&quot;:{&quot;ground&quot;:1,&quot;water&quot;:2,&quot;air&quot;:2,&quot;antiGravity&quot;:2},&quot;acceleration&quot;:5,&quot;weight&quot;:0,&quot;handling&quot;:{&quot;ground&quot;:3,&quot;water&quot;:3,&quot;air&quot;:2,&quot;antiGravity&quot;:4},&quot;grid&quot;:3,&quot;miniTurbo&quot;:5}" calcext:value-type="string">
            <text:p>{"name":"Leaf Tires (Leaf Tyres)","type":"T","size":null,"speed":{"ground":1,"water":2,"air":2,"antiGravity":2},"acceleration":5,"weight":0,"handling":{"ground":3,"water":3,"air":2,"antiGravity":4},"grid":3,"miniTurbo":5}</text:p>
          </table:table-cell>
        </table:table-row>
        <table:table-row table:style-name="ro1">
          <table:table-cell table:style-name="ce2" office:value-type="string" calcext:value-type="string">
            <text:p>Off-Road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 CONCATENATE(&quot;&quot;&quot;&quot;; [.A$2]; &quot;&quot;&quot;&quot;; &quot;:&quot;; &quot;&quot;&quot;&quot;; [.A19]; &quot;&quot;&quot;&quot;; &quot;,&quot;)" office:value-type="string" office:string-value="&quot;name&quot;:&quot;Off-Road&quot;," calcext:value-type="string">
            <text:p>"name":"Off-Road",</text:p>
          </table:table-cell>
          <table:table-cell table:formula="of:= CONCATENATE(&quot;&quot;&quot;&quot;; [.B$2]; &quot;&quot;&quot;&quot;; &quot;:&quot;; &quot;&quot;&quot;&quot;; [.B19]; &quot;&quot;&quot;&quot;; &quot;,&quot;)" office:value-type="string" office:string-value="&quot;type&quot;:&quot;T&quot;," calcext:value-type="string">
            <text:p>"type":"T",</text:p>
          </table:table-cell>
          <table:table-cell table:formula="of:= CONCATENATE(&quot;&quot;&quot;&quot;; [.C$2]; &quot;&quot;&quot;&quot;; &quot;:&quot;; [.C19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9]; &quot;,&quot;)" office:value-type="string" office:string-value="&quot;ground&quot;:3," calcext:value-type="string">
            <text:p>"ground":3,</text:p>
          </table:table-cell>
          <table:table-cell table:formula="of:= CONCATENATE(&quot;&quot;&quot;&quot;; [.E$2]; &quot;&quot;&quot;&quot;; &quot;:&quot;; [.E19]; &quot;,&quot;)" office:value-type="string" office:string-value="&quot;water&quot;:4," calcext:value-type="string">
            <text:p>"water":4,</text:p>
          </table:table-cell>
          <table:table-cell table:formula="of:= CONCATENATE(&quot;&quot;&quot;&quot;; [.F$2]; &quot;&quot;&quot;&quot;; &quot;:&quot;; [.F19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19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19]; &quot;,&quot;)" office:value-type="string" office:string-value="&quot;acceleration&quot;:3," calcext:value-type="string">
            <text:p>"acceleration":3,</text:p>
          </table:table-cell>
          <table:table-cell table:formula="of:= CONCATENATE(&quot;&quot;&quot;&quot;; [.I$2]; &quot;&quot;&quot;&quot;; &quot;:&quot;; [.I19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19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19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19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19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19]; &quot;,&quot;)" office:value-type="string" office:string-value="&quot;grid&quot;:6," calcext:value-type="string">
            <text:p>"grid":6,</text:p>
          </table:table-cell>
          <table:table-cell table:formula="of:= CONCATENATE(&quot;&quot;&quot;&quot;; [.O$2]; &quot;&quot;&quot;&quot;; &quot;:&quot;; [.O19])" office:value-type="string" office:string-value="&quot;miniTurbo&quot;:1" calcext:value-type="string">
            <text:p>"miniTurbo":1</text:p>
          </table:table-cell>
          <table:table-cell table:formula="of:= CONCATENATE(&quot;{&quot;; [.Q19]; [.R19]; [.S19]; &quot;&quot;&quot;&quot;; &quot;speed&quot;; &quot;&quot;&quot;&quot;; &quot;:{&quot;; [.T19]; [.U19]; [.V19]; [.W19]; &quot;},&quot;; [.X19]; [.Y19]; &quot;&quot;&quot;&quot;; &quot;handling&quot;; &quot;&quot;&quot;&quot;; &quot;:{&quot;; [.Z19]; [.AA19]; [.AB19]; [.AC19]; &quot;},&quot;; [.AD19]; [.AE19]; &quot;}&quot;)" office:value-type="string" office:string-value="{&quot;name&quot;:&quot;Off-Road&quot;,&quot;type&quot;:&quot;T&quot;,&quot;size&quot;:null,&quot;speed&quot;:{&quot;ground&quot;:3,&quot;water&quot;:4,&quot;air&quot;:1,&quot;antiGravity&quot;:2},&quot;acceleration&quot;:3,&quot;weight&quot;:3,&quot;handling&quot;:{&quot;ground&quot;:1,&quot;water&quot;:1,&quot;air&quot;:2,&quot;antiGravity&quot;:2},&quot;grid&quot;:6,&quot;miniTurbo&quot;:1}" calcext:value-type="string">
            <text:p>{"name":"Off-Road","type":"T","size":null,"speed":{"ground":3,"water":4,"air":1,"antiGravity":2},"acceleration":3,"weight":3,"handling":{"ground":1,"water":1,"air":2,"antiGravity":2},"grid":6,"miniTurbo":1}</text:p>
          </table:table-cell>
        </table:table-row>
        <table:table-row table:style-name="ro1">
          <table:table-cell table:style-name="ce2" office:value-type="string" calcext:value-type="string">
            <text:p>Retro Off-Road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 CONCATENATE(&quot;&quot;&quot;&quot;; [.A$2]; &quot;&quot;&quot;&quot;; &quot;:&quot;; &quot;&quot;&quot;&quot;; [.A20]; &quot;&quot;&quot;&quot;; &quot;,&quot;)" office:value-type="string" office:string-value="&quot;name&quot;:&quot;Retro Off-Road&quot;," calcext:value-type="string">
            <text:p>"name":"Retro Off-Road",</text:p>
          </table:table-cell>
          <table:table-cell table:formula="of:= CONCATENATE(&quot;&quot;&quot;&quot;; [.B$2]; &quot;&quot;&quot;&quot;; &quot;:&quot;; &quot;&quot;&quot;&quot;; [.B20]; &quot;&quot;&quot;&quot;; &quot;,&quot;)" office:value-type="string" office:string-value="&quot;type&quot;:&quot;T&quot;," calcext:value-type="string">
            <text:p>"type":"T",</text:p>
          </table:table-cell>
          <table:table-cell table:formula="of:= CONCATENATE(&quot;&quot;&quot;&quot;; [.C$2]; &quot;&quot;&quot;&quot;; &quot;:&quot;; [.C20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20]; &quot;,&quot;)" office:value-type="string" office:string-value="&quot;ground&quot;:3," calcext:value-type="string">
            <text:p>"ground":3,</text:p>
          </table:table-cell>
          <table:table-cell table:formula="of:= CONCATENATE(&quot;&quot;&quot;&quot;; [.E$2]; &quot;&quot;&quot;&quot;; &quot;:&quot;; [.E20]; &quot;,&quot;)" office:value-type="string" office:string-value="&quot;water&quot;:4," calcext:value-type="string">
            <text:p>"water":4,</text:p>
          </table:table-cell>
          <table:table-cell table:formula="of:= CONCATENATE(&quot;&quot;&quot;&quot;; [.F$2]; &quot;&quot;&quot;&quot;; &quot;:&quot;; [.F20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20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20]; &quot;,&quot;)" office:value-type="string" office:string-value="&quot;acceleration&quot;:3," calcext:value-type="string">
            <text:p>"acceleration":3,</text:p>
          </table:table-cell>
          <table:table-cell table:formula="of:= CONCATENATE(&quot;&quot;&quot;&quot;; [.I$2]; &quot;&quot;&quot;&quot;; &quot;:&quot;; [.I20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20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20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20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20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20]; &quot;,&quot;)" office:value-type="string" office:string-value="&quot;grid&quot;:6," calcext:value-type="string">
            <text:p>"grid":6,</text:p>
          </table:table-cell>
          <table:table-cell table:formula="of:= CONCATENATE(&quot;&quot;&quot;&quot;; [.O$2]; &quot;&quot;&quot;&quot;; &quot;:&quot;; [.O20])" office:value-type="string" office:string-value="&quot;miniTurbo&quot;:1" calcext:value-type="string">
            <text:p>"miniTurbo":1</text:p>
          </table:table-cell>
          <table:table-cell table:formula="of:= CONCATENATE(&quot;{&quot;; [.Q20]; [.R20]; [.S20]; &quot;&quot;&quot;&quot;; &quot;speed&quot;; &quot;&quot;&quot;&quot;; &quot;:{&quot;; [.T20]; [.U20]; [.V20]; [.W20]; &quot;},&quot;; [.X20]; [.Y20]; &quot;&quot;&quot;&quot;; &quot;handling&quot;; &quot;&quot;&quot;&quot;; &quot;:{&quot;; [.Z20]; [.AA20]; [.AB20]; [.AC20]; &quot;},&quot;; [.AD20]; [.AE20]; &quot;}&quot;)" office:value-type="string" office:string-value="{&quot;name&quot;:&quot;Retro Off-Road&quot;,&quot;type&quot;:&quot;T&quot;,&quot;size&quot;:null,&quot;speed&quot;:{&quot;ground&quot;:3,&quot;water&quot;:4,&quot;air&quot;:1,&quot;antiGravity&quot;:2},&quot;acceleration&quot;:3,&quot;weight&quot;:3,&quot;handling&quot;:{&quot;ground&quot;:1,&quot;water&quot;:1,&quot;air&quot;:2,&quot;antiGravity&quot;:2},&quot;grid&quot;:6,&quot;miniTurbo&quot;:1}" calcext:value-type="string">
            <text:p>{"name":"Retro Off-Road","type":"T","size":null,"speed":{"ground":3,"water":4,"air":1,"antiGravity":2},"acceleration":3,"weight":3,"handling":{"ground":1,"water":1,"air":2,"antiGravity":2},"grid":6,"miniTurbo":1}</text:p>
          </table:table-cell>
        </table:table-row>
        <table:table-row table:style-name="ro1">
          <table:table-cell table:style-name="ce2" office:value-type="string" calcext:value-type="string">
            <text:p>Triforce Tires (Triforce Tyres)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 CONCATENATE(&quot;&quot;&quot;&quot;; [.A$2]; &quot;&quot;&quot;&quot;; &quot;:&quot;; &quot;&quot;&quot;&quot;; [.A21]; &quot;&quot;&quot;&quot;; &quot;,&quot;)" office:value-type="string" office:string-value="&quot;name&quot;:&quot;Triforce Tires (Triforce Tyres)&quot;," calcext:value-type="string">
            <text:p>"name":"Triforce Tires (Triforce Tyres)",</text:p>
          </table:table-cell>
          <table:table-cell table:formula="of:= CONCATENATE(&quot;&quot;&quot;&quot;; [.B$2]; &quot;&quot;&quot;&quot;; &quot;:&quot;; &quot;&quot;&quot;&quot;; [.B21]; &quot;&quot;&quot;&quot;; &quot;,&quot;)" office:value-type="string" office:string-value="&quot;type&quot;:&quot;T&quot;," calcext:value-type="string">
            <text:p>"type":"T",</text:p>
          </table:table-cell>
          <table:table-cell table:formula="of:= CONCATENATE(&quot;&quot;&quot;&quot;; [.C$2]; &quot;&quot;&quot;&quot;; &quot;:&quot;; [.C21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21]; &quot;,&quot;)" office:value-type="string" office:string-value="&quot;ground&quot;:3," calcext:value-type="string">
            <text:p>"ground":3,</text:p>
          </table:table-cell>
          <table:table-cell table:formula="of:= CONCATENATE(&quot;&quot;&quot;&quot;; [.E$2]; &quot;&quot;&quot;&quot;; &quot;:&quot;; [.E21]; &quot;,&quot;)" office:value-type="string" office:string-value="&quot;water&quot;:4," calcext:value-type="string">
            <text:p>"water":4,</text:p>
          </table:table-cell>
          <table:table-cell table:formula="of:= CONCATENATE(&quot;&quot;&quot;&quot;; [.F$2]; &quot;&quot;&quot;&quot;; &quot;:&quot;; [.F21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21])" office:value-type="string" office:string-value="&quot;antiGravity&quot;:2" calcext:value-type="string">
            <text:p>"antiGravity":2</text:p>
          </table:table-cell>
          <table:table-cell table:formula="of:= CONCATENATE(&quot;&quot;&quot;&quot;; [.H$2]; &quot;&quot;&quot;&quot;; &quot;:&quot;; [.H21]; &quot;,&quot;)" office:value-type="string" office:string-value="&quot;acceleration&quot;:3," calcext:value-type="string">
            <text:p>"acceleration":3,</text:p>
          </table:table-cell>
          <table:table-cell table:formula="of:= CONCATENATE(&quot;&quot;&quot;&quot;; [.I$2]; &quot;&quot;&quot;&quot;; &quot;:&quot;; [.I21]; &quot;,&quot;)" office:value-type="string" office:string-value="&quot;weight&quot;:3," calcext:value-type="string">
            <text:p>"weight":3,</text:p>
          </table:table-cell>
          <table:table-cell table:formula="of:= CONCATENATE(&quot;&quot;&quot;&quot;; [.J$2]; &quot;&quot;&quot;&quot;; &quot;:&quot;; [.J21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21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21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21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21]; &quot;,&quot;)" office:value-type="string" office:string-value="&quot;grid&quot;:6," calcext:value-type="string">
            <text:p>"grid":6,</text:p>
          </table:table-cell>
          <table:table-cell table:formula="of:= CONCATENATE(&quot;&quot;&quot;&quot;; [.O$2]; &quot;&quot;&quot;&quot;; &quot;:&quot;; [.O21])" office:value-type="string" office:string-value="&quot;miniTurbo&quot;:1" calcext:value-type="string">
            <text:p>"miniTurbo":1</text:p>
          </table:table-cell>
          <table:table-cell table:formula="of:= CONCATENATE(&quot;{&quot;; [.Q21]; [.R21]; [.S21]; &quot;&quot;&quot;&quot;; &quot;speed&quot;; &quot;&quot;&quot;&quot;; &quot;:{&quot;; [.T21]; [.U21]; [.V21]; [.W21]; &quot;},&quot;; [.X21]; [.Y21]; &quot;&quot;&quot;&quot;; &quot;handling&quot;; &quot;&quot;&quot;&quot;; &quot;:{&quot;; [.Z21]; [.AA21]; [.AB21]; [.AC21]; &quot;},&quot;; [.AD21]; [.AE21]; &quot;}&quot;)" office:value-type="string" office:string-value="{&quot;name&quot;:&quot;Triforce Tires (Triforce Tyres)&quot;,&quot;type&quot;:&quot;T&quot;,&quot;size&quot;:null,&quot;speed&quot;:{&quot;ground&quot;:3,&quot;water&quot;:4,&quot;air&quot;:1,&quot;antiGravity&quot;:2},&quot;acceleration&quot;:3,&quot;weight&quot;:3,&quot;handling&quot;:{&quot;ground&quot;:1,&quot;water&quot;:1,&quot;air&quot;:2,&quot;antiGravity&quot;:2},&quot;grid&quot;:6,&quot;miniTurbo&quot;:1}" calcext:value-type="string">
            <text:p>{"name":"Triforce Tires (Triforce Tyres)","type":"T","size":null,"speed":{"ground":3,"water":4,"air":1,"antiGravity":2},"acceleration":3,"weight":3,"handling":{"ground":1,"water":1,"air":2,"antiGravity":2},"grid":6,"miniTurbo":1}</text:p>
          </table:table-cell>
        </table:table-row>
        <table:table-row table:style-name="ro1">
          <table:table-cell office:value-type="string" calcext:value-type="string">
            <text:p>Spong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 CONCATENATE(&quot;&quot;&quot;&quot;; [.A$2]; &quot;&quot;&quot;&quot;; &quot;:&quot;; &quot;&quot;&quot;&quot;; [.A22]; &quot;&quot;&quot;&quot;; &quot;,&quot;)" office:value-type="string" office:string-value="&quot;name&quot;:&quot;Sponge&quot;," calcext:value-type="string">
            <text:p>"name":"Sponge",</text:p>
          </table:table-cell>
          <table:table-cell table:formula="of:= CONCATENATE(&quot;&quot;&quot;&quot;; [.B$2]; &quot;&quot;&quot;&quot;; &quot;:&quot;; &quot;&quot;&quot;&quot;; [.B22]; &quot;&quot;&quot;&quot;; &quot;,&quot;)" office:value-type="string" office:string-value="&quot;type&quot;:&quot;T&quot;," calcext:value-type="string">
            <text:p>"type":"T",</text:p>
          </table:table-cell>
          <table:table-cell table:formula="of:= CONCATENATE(&quot;&quot;&quot;&quot;; [.C$2]; &quot;&quot;&quot;&quot;; &quot;:&quot;; [.C22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22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22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22]; &quot;,&quot;)" office:value-type="string" office:string-value="&quot;air&quot;:4," calcext:value-type="string">
            <text:p>"air":4,</text:p>
          </table:table-cell>
          <table:table-cell table:formula="of:= CONCATENATE(&quot;&quot;&quot;&quot;; [.G$2]; &quot;&quot;&quot;&quot;; &quot;:&quot;; [.G22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22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22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22]; &quot;,&quot;)" office:value-type="string" office:string-value="&quot;ground&quot;:2," calcext:value-type="string">
            <text:p>"ground":2,</text:p>
          </table:table-cell>
          <table:table-cell table:formula="of:= CONCATENATE(&quot;&quot;&quot;&quot;; [.K$2]; &quot;&quot;&quot;&quot;; &quot;:&quot;; [.K22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22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22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22]; &quot;,&quot;)" office:value-type="string" office:string-value="&quot;grid&quot;:6," calcext:value-type="string">
            <text:p>"grid":6,</text:p>
          </table:table-cell>
          <table:table-cell table:formula="of:= CONCATENATE(&quot;&quot;&quot;&quot;; [.O$2]; &quot;&quot;&quot;&quot;; &quot;:&quot;; [.O22])" office:value-type="string" office:string-value="&quot;miniTurbo&quot;:4" calcext:value-type="string">
            <text:p>"miniTurbo":4</text:p>
          </table:table-cell>
          <table:table-cell table:formula="of:= CONCATENATE(&quot;{&quot;; [.Q22]; [.R22]; [.S22]; &quot;&quot;&quot;&quot;; &quot;speed&quot;; &quot;&quot;&quot;&quot;; &quot;:{&quot;; [.T22]; [.U22]; [.V22]; [.W22]; &quot;},&quot;; [.X22]; [.Y22]; &quot;&quot;&quot;&quot;; &quot;handling&quot;; &quot;&quot;&quot;&quot;; &quot;:{&quot;; [.Z22]; [.AA22]; [.AB22]; [.AC22]; &quot;},&quot;; [.AD22]; [.AE22]; &quot;}&quot;)" office:value-type="string" office:string-value="{&quot;name&quot;:&quot;Sponge&quot;,&quot;type&quot;:&quot;T&quot;,&quot;size&quot;:null,&quot;speed&quot;:{&quot;ground&quot;:1,&quot;water&quot;:1,&quot;air&quot;:4,&quot;antiGravity&quot;:1},&quot;acceleration&quot;:4,&quot;weight&quot;:1,&quot;handling&quot;:{&quot;ground&quot;:2,&quot;water&quot;:1,&quot;air&quot;:3,&quot;antiGravity&quot;:2},&quot;grid&quot;:6,&quot;miniTurbo&quot;:4}" calcext:value-type="string">
            <text:p>{"name":"Sponge","type":"T","size":null,"speed":{"ground":1,"water":1,"air":4,"antiGravity":1},"acceleration":4,"weight":1,"handling":{"ground":2,"water":1,"air":3,"antiGravity":2},"grid":6,"miniTurbo":4}</text:p>
          </table:table-cell>
        </table:table-row>
        <table:table-row table:style-name="ro1">
          <table:table-cell office:value-type="string" calcext:value-type="string">
            <text:p>Cushio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 CONCATENATE(&quot;&quot;&quot;&quot;; [.A$2]; &quot;&quot;&quot;&quot;; &quot;:&quot;; &quot;&quot;&quot;&quot;; [.A23]; &quot;&quot;&quot;&quot;; &quot;,&quot;)" office:value-type="string" office:string-value="&quot;name&quot;:&quot;Cushion&quot;," calcext:value-type="string">
            <text:p>"name":"Cushion",</text:p>
          </table:table-cell>
          <table:table-cell table:formula="of:= CONCATENATE(&quot;&quot;&quot;&quot;; [.B$2]; &quot;&quot;&quot;&quot;; &quot;:&quot;; &quot;&quot;&quot;&quot;; [.B23]; &quot;&quot;&quot;&quot;; &quot;,&quot;)" office:value-type="string" office:string-value="&quot;type&quot;:&quot;T&quot;," calcext:value-type="string">
            <text:p>"type":"T",</text:p>
          </table:table-cell>
          <table:table-cell table:formula="of:= CONCATENATE(&quot;&quot;&quot;&quot;; [.C$2]; &quot;&quot;&quot;&quot;; &quot;:&quot;; [.C23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23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23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23]; &quot;,&quot;)" office:value-type="string" office:string-value="&quot;air&quot;:4," calcext:value-type="string">
            <text:p>"air":4,</text:p>
          </table:table-cell>
          <table:table-cell table:formula="of:= CONCATENATE(&quot;&quot;&quot;&quot;; [.G$2]; &quot;&quot;&quot;&quot;; &quot;:&quot;; [.G23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23]; &quot;,&quot;)" office:value-type="string" office:string-value="&quot;acceleration&quot;:4," calcext:value-type="string">
            <text:p>"acceleration":4,</text:p>
          </table:table-cell>
          <table:table-cell table:formula="of:= CONCATENATE(&quot;&quot;&quot;&quot;; [.I$2]; &quot;&quot;&quot;&quot;; &quot;:&quot;; [.I23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23]; &quot;,&quot;)" office:value-type="string" office:string-value="&quot;ground&quot;:2," calcext:value-type="string">
            <text:p>"ground":2,</text:p>
          </table:table-cell>
          <table:table-cell table:formula="of:= CONCATENATE(&quot;&quot;&quot;&quot;; [.K$2]; &quot;&quot;&quot;&quot;; &quot;:&quot;; [.K23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23]; &quot;,&quot;)" office:value-type="string" office:string-value="&quot;air&quot;:3," calcext:value-type="string">
            <text:p>"air":3,</text:p>
          </table:table-cell>
          <table:table-cell table:formula="of:= CONCATENATE(&quot;&quot;&quot;&quot;; [.M$2]; &quot;&quot;&quot;&quot;; &quot;:&quot;; [.M23])" office:value-type="string" office:string-value="&quot;antiGravity&quot;:2" calcext:value-type="string">
            <text:p>"antiGravity":2</text:p>
          </table:table-cell>
          <table:table-cell table:formula="of:= CONCATENATE(&quot;&quot;&quot;&quot;; [.N$2]; &quot;&quot;&quot;&quot;; &quot;:&quot;; [.N23]; &quot;,&quot;)" office:value-type="string" office:string-value="&quot;grid&quot;:6," calcext:value-type="string">
            <text:p>"grid":6,</text:p>
          </table:table-cell>
          <table:table-cell table:formula="of:= CONCATENATE(&quot;&quot;&quot;&quot;; [.O$2]; &quot;&quot;&quot;&quot;; &quot;:&quot;; [.O23])" office:value-type="string" office:string-value="&quot;miniTurbo&quot;:4" calcext:value-type="string">
            <text:p>"miniTurbo":4</text:p>
          </table:table-cell>
          <table:table-cell table:formula="of:= CONCATENATE(&quot;{&quot;; [.Q23]; [.R23]; [.S23]; &quot;&quot;&quot;&quot;; &quot;speed&quot;; &quot;&quot;&quot;&quot;; &quot;:{&quot;; [.T23]; [.U23]; [.V23]; [.W23]; &quot;},&quot;; [.X23]; [.Y23]; &quot;&quot;&quot;&quot;; &quot;handling&quot;; &quot;&quot;&quot;&quot;; &quot;:{&quot;; [.Z23]; [.AA23]; [.AB23]; [.AC23]; &quot;},&quot;; [.AD23]; [.AE23]; &quot;}&quot;)" office:value-type="string" office:string-value="{&quot;name&quot;:&quot;Cushion&quot;,&quot;type&quot;:&quot;T&quot;,&quot;size&quot;:null,&quot;speed&quot;:{&quot;ground&quot;:1,&quot;water&quot;:1,&quot;air&quot;:4,&quot;antiGravity&quot;:1},&quot;acceleration&quot;:4,&quot;weight&quot;:1,&quot;handling&quot;:{&quot;ground&quot;:2,&quot;water&quot;:1,&quot;air&quot;:3,&quot;antiGravity&quot;:2},&quot;grid&quot;:6,&quot;miniTurbo&quot;:4}" calcext:value-type="string">
            <text:p>{"name":"Cushion","type":"T","size":null,"speed":{"ground":1,"water":1,"air":4,"antiGravity":1},"acceleration":4,"weight":1,"handling":{"ground":2,"water":1,"air":3,"antiGravity":2},"grid":6,"miniTurbo":4}</text:p>
          </table:table-cell>
        </table:table-row>
      </table:table>
      <table:table table:name="Gliders" table:style-name="ta1">
        <table:table-column table:style-name="co3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10" table:default-cell-style-name="ce2"/>
        <table:table-column table:style-name="co24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4" table:default-cell-style-name="Default"/>
        <table:table-row table:style-name="ro1">
          <table:table-cell table:style-name="Default" table:number-columns-repeated="3"/>
          <table:table-cell table:style-name="ce3" office:value-type="string" calcext:value-type="string">
            <text:p>speed</text:p>
          </table:table-cell>
          <table:table-cell table:style-name="ce5" table:number-columns-repeated="2"/>
          <table:table-cell table:style-name="ce7"/>
          <table:table-cell table:style-name="Default" table:number-columns-repeated="2"/>
          <table:table-cell table:style-name="ce9"/>
          <table:table-cell table:style-name="ce11" table:number-columns-repeated="2"/>
          <table:table-cell table:style-name="ce13" office:value-type="string" calcext:value-type="string">
            <text:p>handling</text:p>
          </table:table-cell>
          <table:table-cell table:style-name="Default" table:number-columns-repeated="2"/>
          <table:table-cell/>
          <table:table-cell table:style-name="ce15" table:number-columns-repeated="3"/>
          <table:table-cell table:style-name="ce16"/>
          <table:table-cell table:style-name="ce18" table:number-columns-repeated="2"/>
          <table:table-cell table:style-name="ce20"/>
          <table:table-cell table:style-name="ce15" table:number-columns-repeated="2"/>
          <table:table-cell table:style-name="ce16"/>
          <table:table-cell table:style-name="ce18" table:number-columns-repeated="2"/>
          <table:table-cell table:style-name="ce20"/>
          <table:table-cell table:style-name="ce15" table:number-columns-repeated="2"/>
          <table:table-cell table:style-name="ce2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ze</text:p>
          </table:table-cell>
          <table:table-cell table:style-name="ce4" office:value-type="string" calcext:value-type="string">
            <text:p>ground</text:p>
          </table:table-cell>
          <table:table-cell table:style-name="ce6" office:value-type="string" calcext:value-type="string">
            <text:p>water</text:p>
          </table:table-cell>
          <table:table-cell table:style-name="ce6" office:value-type="string" calcext:value-type="string">
            <text:p>air</text:p>
          </table:table-cell>
          <table:table-cell table:style-name="ce8" office:value-type="string" calcext:value-type="string">
            <text:p>antiGravity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weight</text:p>
          </table:table-cell>
          <table:table-cell table:style-name="ce10" office:value-type="string" calcext:value-type="string">
            <text:p>ground</text:p>
          </table:table-cell>
          <table:table-cell table:style-name="ce12" office:value-type="string" calcext:value-type="string">
            <text:p>water</text:p>
          </table:table-cell>
          <table:table-cell table:style-name="ce12" office:value-type="string" calcext:value-type="string">
            <text:p>air</text:p>
          </table:table-cell>
          <table:table-cell table:style-name="ce14" office:value-type="string" calcext:value-type="string">
            <text:p>antiGravity</text:p>
          </table:table-cell>
          <table:table-cell table:style-name="ce1" office:value-type="string" calcext:value-type="string">
            <text:p>grid</text:p>
          </table:table-cell>
          <table:table-cell table:style-name="ce1" office:value-type="string" calcext:value-type="string">
            <text:p>miniTurbo</text:p>
          </table:table-cell>
          <table:table-cell/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size</text:p>
          </table:table-cell>
          <table:table-cell table:style-name="ce17" office:value-type="string" calcext:value-type="string">
            <text:p>ground</text:p>
          </table:table-cell>
          <table:table-cell table:style-name="ce19" office:value-type="string" calcext:value-type="string">
            <text:p>water</text:p>
          </table:table-cell>
          <table:table-cell table:style-name="ce19" office:value-type="string" calcext:value-type="string">
            <text:p>air</text:p>
          </table:table-cell>
          <table:table-cell table:style-name="ce21" office:value-type="string" calcext:value-type="string">
            <text:p>antiGravity</text:p>
          </table:table-cell>
          <table:table-cell table:style-name="ce15" office:value-type="string" calcext:value-type="string">
            <text:p>acceleration</text:p>
          </table:table-cell>
          <table:table-cell table:style-name="ce15" office:value-type="string" calcext:value-type="string">
            <text:p>weight</text:p>
          </table:table-cell>
          <table:table-cell table:style-name="ce17" office:value-type="string" calcext:value-type="string">
            <text:p>ground</text:p>
          </table:table-cell>
          <table:table-cell table:style-name="ce19" office:value-type="string" calcext:value-type="string">
            <text:p>water</text:p>
          </table:table-cell>
          <table:table-cell table:style-name="ce19" office:value-type="string" calcext:value-type="string">
            <text:p>air</text:p>
          </table:table-cell>
          <table:table-cell table:style-name="ce21" office:value-type="string" calcext:value-type="string">
            <text:p>antiGravity</text:p>
          </table:table-cell>
          <table:table-cell table:style-name="ce15" office:value-type="string" calcext:value-type="string">
            <text:p>grid</text:p>
          </table:table-cell>
          <table:table-cell table:style-name="ce15" office:value-type="string" calcext:value-type="string">
            <text:p>miniTurbo</text:p>
          </table:table-cell>
          <table:table-cell table:style-name="ce22" office:value-type="string" calcext:value-type="string">
            <text:p>JSON building</text:p>
          </table:table-cell>
        </table:table-row>
        <table:table-row table:style-name="ro1">
          <table:table-cell table:style-name="Default" office:value-type="string" calcext:value-type="string">
            <text:p>Super Glider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null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/>
          <table:table-cell table:formula="of:= CONCATENATE(&quot;&quot;&quot;&quot;; [.A$2]; &quot;&quot;&quot;&quot;; &quot;:&quot;; &quot;&quot;&quot;&quot;; [.A3]; &quot;&quot;&quot;&quot;; &quot;,&quot;)" office:value-type="string" office:string-value="&quot;name&quot;:&quot;Super Glider&quot;," calcext:value-type="string">
            <text:p>"name":"Super Glider",</text:p>
          </table:table-cell>
          <table:table-cell table:formula="of:= CONCATENATE(&quot;&quot;&quot;&quot;; [.B$2]; &quot;&quot;&quot;&quot;; &quot;:&quot;; &quot;&quot;&quot;&quot;; [.B3]; &quot;&quot;&quot;&quot;; &quot;,&quot;)" office:value-type="string" office:string-value="&quot;type&quot;:&quot;G&quot;," calcext:value-type="string">
            <text:p>"type":"G",</text:p>
          </table:table-cell>
          <table:table-cell table:formula="of:= CONCATENATE(&quot;&quot;&quot;&quot;; [.C$2]; &quot;&quot;&quot;&quot;; &quot;:&quot;; [.C3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3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3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3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3])" office:value-type="string" office:string-value="&quot;antiGravity&quot;:0" calcext:value-type="string">
            <text:p>"antiGravity":0</text:p>
          </table:table-cell>
          <table:table-cell table:formula="of:= CONCATENATE(&quot;&quot;&quot;&quot;; [.H$2]; &quot;&quot;&quot;&quot;; &quot;:&quot;; [.H3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3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3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3]; &quot;,&quot;)" office:value-type="string" office:string-value="&quot;water&quot;:0," calcext:value-type="string">
            <text:p>"water":0,</text:p>
          </table:table-cell>
          <table:table-cell table:formula="of:= CONCATENATE(&quot;&quot;&quot;&quot;; [.L$2]; &quot;&quot;&quot;&quot;; &quot;:&quot;; [.L3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M3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3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3])" office:value-type="string" office:string-value="&quot;miniTurbo&quot;:1" calcext:value-type="string">
            <text:p>"miniTurbo":1</text:p>
          </table:table-cell>
          <table:table-cell table:formula="of:= CONCATENATE(&quot;{&quot;; [.Q3]; [.R3]; [.S3]; &quot;&quot;&quot;&quot;; &quot;speed&quot;; &quot;&quot;&quot;&quot;; &quot;:{&quot;; [.T3]; [.U3]; [.V3]; [.W3]; &quot;},&quot;; [.X3]; [.Y3]; &quot;&quot;&quot;&quot;; &quot;handling&quot;; &quot;&quot;&quot;&quot;; &quot;:{&quot;; [.Z3]; [.AA3]; [.AB3]; [.AC3]; &quot;},&quot;; [.AD3]; [.AE3]; &quot;}&quot;)" office:value-type="string" office:string-value="{&quot;name&quot;:&quot;Super Glider&quot;,&quot;type&quot;:&quot;G&quot;,&quot;size&quot;:null,&quot;speed&quot;:{&quot;ground&quot;:1,&quot;water&quot;:1,&quot;air&quot;:2,&quot;antiGravity&quot;:0},&quot;acceleration&quot;:1,&quot;weight&quot;:1,&quot;handling&quot;:{&quot;ground&quot;:1,&quot;water&quot;:0,&quot;air&quot;:1,&quot;antiGravity&quot;:1},&quot;grid&quot;:1,&quot;miniTurbo&quot;:1}" calcext:value-type="string">
            <text:p>{"name":"Super Glider","type":"G","size":null,"speed":{"ground":1,"water":1,"air":2,"antiGravity":0},"acceleration":1,"weight":1,"handling":{"ground":1,"water":0,"air":1,"antiGravity":1},"grid":1,"miniTurbo":1}</text:p>
          </table:table-cell>
        </table:table-row>
        <table:table-row table:style-name="ro1">
          <table:table-cell table:style-name="Default" office:value-type="string" calcext:value-type="string">
            <text:p>Waddle Wing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null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/>
          <table:table-cell table:formula="of:= CONCATENATE(&quot;&quot;&quot;&quot;; [.A$2]; &quot;&quot;&quot;&quot;; &quot;:&quot;; &quot;&quot;&quot;&quot;; [.A4]; &quot;&quot;&quot;&quot;; &quot;,&quot;)" office:value-type="string" office:string-value="&quot;name&quot;:&quot;Waddle Wing&quot;," calcext:value-type="string">
            <text:p>"name":"Waddle Wing",</text:p>
          </table:table-cell>
          <table:table-cell table:formula="of:= CONCATENATE(&quot;&quot;&quot;&quot;; [.B$2]; &quot;&quot;&quot;&quot;; &quot;:&quot;; &quot;&quot;&quot;&quot;; [.B4]; &quot;&quot;&quot;&quot;; &quot;,&quot;)" office:value-type="string" office:string-value="&quot;type&quot;:&quot;G&quot;," calcext:value-type="string">
            <text:p>"type":"G",</text:p>
          </table:table-cell>
          <table:table-cell table:formula="of:= CONCATENATE(&quot;&quot;&quot;&quot;; [.C$2]; &quot;&quot;&quot;&quot;; &quot;:&quot;; [.C4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4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4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4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4])" office:value-type="string" office:string-value="&quot;antiGravity&quot;:0" calcext:value-type="string">
            <text:p>"antiGravity":0</text:p>
          </table:table-cell>
          <table:table-cell table:formula="of:= CONCATENATE(&quot;&quot;&quot;&quot;; [.H$2]; &quot;&quot;&quot;&quot;; &quot;:&quot;; [.H4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4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4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4]; &quot;,&quot;)" office:value-type="string" office:string-value="&quot;water&quot;:0," calcext:value-type="string">
            <text:p>"water":0,</text:p>
          </table:table-cell>
          <table:table-cell table:formula="of:= CONCATENATE(&quot;&quot;&quot;&quot;; [.L$2]; &quot;&quot;&quot;&quot;; &quot;:&quot;; [.L4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M4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4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4])" office:value-type="string" office:string-value="&quot;miniTurbo&quot;:1" calcext:value-type="string">
            <text:p>"miniTurbo":1</text:p>
          </table:table-cell>
          <table:table-cell table:formula="of:= CONCATENATE(&quot;{&quot;; [.Q4]; [.R4]; [.S4]; &quot;&quot;&quot;&quot;; &quot;speed&quot;; &quot;&quot;&quot;&quot;; &quot;:{&quot;; [.T4]; [.U4]; [.V4]; [.W4]; &quot;},&quot;; [.X4]; [.Y4]; &quot;&quot;&quot;&quot;; &quot;handling&quot;; &quot;&quot;&quot;&quot;; &quot;:{&quot;; [.Z4]; [.AA4]; [.AB4]; [.AC4]; &quot;},&quot;; [.AD4]; [.AE4]; &quot;}&quot;)" office:value-type="string" office:string-value="{&quot;name&quot;:&quot;Waddle Wing&quot;,&quot;type&quot;:&quot;G&quot;,&quot;size&quot;:null,&quot;speed&quot;:{&quot;ground&quot;:1,&quot;water&quot;:1,&quot;air&quot;:2,&quot;antiGravity&quot;:0},&quot;acceleration&quot;:1,&quot;weight&quot;:1,&quot;handling&quot;:{&quot;ground&quot;:1,&quot;water&quot;:0,&quot;air&quot;:1,&quot;antiGravity&quot;:1},&quot;grid&quot;:1,&quot;miniTurbo&quot;:1}" calcext:value-type="string">
            <text:p>{"name":"Waddle Wing","type":"G","size":null,"speed":{"ground":1,"water":1,"air":2,"antiGravity":0},"acceleration":1,"weight":1,"handling":{"ground":1,"water":0,"air":1,"antiGravity":1},"grid":1,"miniTurbo":1}</text:p>
          </table:table-cell>
        </table:table-row>
        <table:table-row table:style-name="ro1">
          <table:table-cell table:style-name="Default" office:value-type="string" calcext:value-type="string">
            <text:p>Hylian Kite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null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/>
          <table:table-cell table:formula="of:= CONCATENATE(&quot;&quot;&quot;&quot;; [.A$2]; &quot;&quot;&quot;&quot;; &quot;:&quot;; &quot;&quot;&quot;&quot;; [.A5]; &quot;&quot;&quot;&quot;; &quot;,&quot;)" office:value-type="string" office:string-value="&quot;name&quot;:&quot;Hylian Kite&quot;," calcext:value-type="string">
            <text:p>"name":"Hylian Kite",</text:p>
          </table:table-cell>
          <table:table-cell table:formula="of:= CONCATENATE(&quot;&quot;&quot;&quot;; [.B$2]; &quot;&quot;&quot;&quot;; &quot;:&quot;; &quot;&quot;&quot;&quot;; [.B5]; &quot;&quot;&quot;&quot;; &quot;,&quot;)" office:value-type="string" office:string-value="&quot;type&quot;:&quot;G&quot;," calcext:value-type="string">
            <text:p>"type":"G",</text:p>
          </table:table-cell>
          <table:table-cell table:formula="of:= CONCATENATE(&quot;&quot;&quot;&quot;; [.C$2]; &quot;&quot;&quot;&quot;; &quot;:&quot;; [.C5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5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5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5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5])" office:value-type="string" office:string-value="&quot;antiGravity&quot;:0" calcext:value-type="string">
            <text:p>"antiGravity":0</text:p>
          </table:table-cell>
          <table:table-cell table:formula="of:= CONCATENATE(&quot;&quot;&quot;&quot;; [.H$2]; &quot;&quot;&quot;&quot;; &quot;:&quot;; [.H5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5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5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5]; &quot;,&quot;)" office:value-type="string" office:string-value="&quot;water&quot;:0," calcext:value-type="string">
            <text:p>"water":0,</text:p>
          </table:table-cell>
          <table:table-cell table:formula="of:= CONCATENATE(&quot;&quot;&quot;&quot;; [.L$2]; &quot;&quot;&quot;&quot;; &quot;:&quot;; [.L5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M5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5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5])" office:value-type="string" office:string-value="&quot;miniTurbo&quot;:1" calcext:value-type="string">
            <text:p>"miniTurbo":1</text:p>
          </table:table-cell>
          <table:table-cell table:formula="of:= CONCATENATE(&quot;{&quot;; [.Q5]; [.R5]; [.S5]; &quot;&quot;&quot;&quot;; &quot;speed&quot;; &quot;&quot;&quot;&quot;; &quot;:{&quot;; [.T5]; [.U5]; [.V5]; [.W5]; &quot;},&quot;; [.X5]; [.Y5]; &quot;&quot;&quot;&quot;; &quot;handling&quot;; &quot;&quot;&quot;&quot;; &quot;:{&quot;; [.Z5]; [.AA5]; [.AB5]; [.AC5]; &quot;},&quot;; [.AD5]; [.AE5]; &quot;}&quot;)" office:value-type="string" office:string-value="{&quot;name&quot;:&quot;Hylian Kite&quot;,&quot;type&quot;:&quot;G&quot;,&quot;size&quot;:null,&quot;speed&quot;:{&quot;ground&quot;:1,&quot;water&quot;:1,&quot;air&quot;:2,&quot;antiGravity&quot;:0},&quot;acceleration&quot;:1,&quot;weight&quot;:1,&quot;handling&quot;:{&quot;ground&quot;:1,&quot;water&quot;:0,&quot;air&quot;:1,&quot;antiGravity&quot;:1},&quot;grid&quot;:1,&quot;miniTurbo&quot;:1}" calcext:value-type="string">
            <text:p>{"name":"Hylian Kite","type":"G","size":null,"speed":{"ground":1,"water":1,"air":2,"antiGravity":0},"acceleration":1,"weight":1,"handling":{"ground":1,"water":0,"air":1,"antiGravity":1},"grid":1,"miniTurbo":1}</text:p>
          </table:table-cell>
        </table:table-row>
        <table:table-row table:style-name="ro1">
          <table:table-cell office:value-type="string" calcext:value-type="string">
            <text:p>Cloud Glid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 CONCATENATE(&quot;&quot;&quot;&quot;; [.A$2]; &quot;&quot;&quot;&quot;; &quot;:&quot;; &quot;&quot;&quot;&quot;; [.A6]; &quot;&quot;&quot;&quot;; &quot;,&quot;)" office:value-type="string" office:string-value="&quot;name&quot;:&quot;Cloud Glider&quot;," calcext:value-type="string">
            <text:p>"name":"Cloud Glider",</text:p>
          </table:table-cell>
          <table:table-cell table:formula="of:= CONCATENATE(&quot;&quot;&quot;&quot;; [.B$2]; &quot;&quot;&quot;&quot;; &quot;:&quot;; &quot;&quot;&quot;&quot;; [.B6]; &quot;&quot;&quot;&quot;; &quot;,&quot;)" office:value-type="string" office:string-value="&quot;type&quot;:&quot;G&quot;," calcext:value-type="string">
            <text:p>"type":"G",</text:p>
          </table:table-cell>
          <table:table-cell table:formula="of:= CONCATENATE(&quot;&quot;&quot;&quot;; [.C$2]; &quot;&quot;&quot;&quot;; &quot;:&quot;; [.C6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6]; &quot;,&quot;)" office:value-type="string" office:string-value="&quot;ground&quot;:0," calcext:value-type="string">
            <text:p>"ground":0,</text:p>
          </table:table-cell>
          <table:table-cell table:formula="of:= CONCATENATE(&quot;&quot;&quot;&quot;; [.E$2]; &quot;&quot;&quot;&quot;; &quot;:&quot;; [.E6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6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6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6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6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6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6]; &quot;,&quot;)" office:value-type="string" office:string-value="&quot;water&quot;:0," calcext:value-type="string">
            <text:p>"water":0,</text:p>
          </table:table-cell>
          <table:table-cell table:formula="of:= CONCATENATE(&quot;&quot;&quot;&quot;; [.L$2]; &quot;&quot;&quot;&quot;; &quot;:&quot;; [.L6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6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6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6])" office:value-type="string" office:string-value="&quot;miniTurbo&quot;:2" calcext:value-type="string">
            <text:p>"miniTurbo":2</text:p>
          </table:table-cell>
          <table:table-cell table:formula="of:= CONCATENATE(&quot;{&quot;; [.Q6]; [.R6]; [.S6]; &quot;&quot;&quot;&quot;; &quot;speed&quot;; &quot;&quot;&quot;&quot;; &quot;:{&quot;; [.T6]; [.U6]; [.V6]; [.W6]; &quot;},&quot;; [.X6]; [.Y6]; &quot;&quot;&quot;&quot;; &quot;handling&quot;; &quot;&quot;&quot;&quot;; &quot;:{&quot;; [.Z6]; [.AA6]; [.AB6]; [.AC6]; &quot;},&quot;; [.AD6]; [.AE6]; &quot;}&quot;)" office:value-type="string" office:string-value="{&quot;name&quot;:&quot;Cloud Glider&quot;,&quot;type&quot;:&quot;G&quot;,&quot;size&quot;:null,&quot;speed&quot;:{&quot;ground&quot;:0,&quot;water&quot;:1,&quot;air&quot;:1,&quot;antiGravity&quot;:1},&quot;acceleration&quot;:2,&quot;weight&quot;:0,&quot;handling&quot;:{&quot;ground&quot;:1,&quot;water&quot;:0,&quot;air&quot;:2,&quot;antiGravity&quot;:1},&quot;grid&quot;:1,&quot;miniTurbo&quot;:2}" calcext:value-type="string">
            <text:p>{"name":"Cloud Glider","type":"G","size":null,"speed":{"ground":0,"water":1,"air":1,"antiGravity":1},"acceleration":2,"weight":0,"handling":{"ground":1,"water":0,"air":2,"antiGravity":1},"grid":1,"miniTurbo":2}</text:p>
          </table:table-cell>
        </table:table-row>
        <table:table-row table:style-name="ro1">
          <table:table-cell office:value-type="string" calcext:value-type="string">
            <text:p>Parachut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 CONCATENATE(&quot;&quot;&quot;&quot;; [.A$2]; &quot;&quot;&quot;&quot;; &quot;:&quot;; &quot;&quot;&quot;&quot;; [.A7]; &quot;&quot;&quot;&quot;; &quot;,&quot;)" office:value-type="string" office:string-value="&quot;name&quot;:&quot;Parachute&quot;," calcext:value-type="string">
            <text:p>"name":"Parachute",</text:p>
          </table:table-cell>
          <table:table-cell table:formula="of:= CONCATENATE(&quot;&quot;&quot;&quot;; [.B$2]; &quot;&quot;&quot;&quot;; &quot;:&quot;; &quot;&quot;&quot;&quot;; [.B7]; &quot;&quot;&quot;&quot;; &quot;,&quot;)" office:value-type="string" office:string-value="&quot;type&quot;:&quot;G&quot;," calcext:value-type="string">
            <text:p>"type":"G",</text:p>
          </table:table-cell>
          <table:table-cell table:formula="of:= CONCATENATE(&quot;&quot;&quot;&quot;; [.C$2]; &quot;&quot;&quot;&quot;; &quot;:&quot;; [.C7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7]; &quot;,&quot;)" office:value-type="string" office:string-value="&quot;ground&quot;:0," calcext:value-type="string">
            <text:p>"ground":0,</text:p>
          </table:table-cell>
          <table:table-cell table:formula="of:= CONCATENATE(&quot;&quot;&quot;&quot;; [.E$2]; &quot;&quot;&quot;&quot;; &quot;:&quot;; [.E7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7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7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7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7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7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7]; &quot;,&quot;)" office:value-type="string" office:string-value="&quot;water&quot;:0," calcext:value-type="string">
            <text:p>"water":0,</text:p>
          </table:table-cell>
          <table:table-cell table:formula="of:= CONCATENATE(&quot;&quot;&quot;&quot;; [.L$2]; &quot;&quot;&quot;&quot;; &quot;:&quot;; [.L7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7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7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7])" office:value-type="string" office:string-value="&quot;miniTurbo&quot;:2" calcext:value-type="string">
            <text:p>"miniTurbo":2</text:p>
          </table:table-cell>
          <table:table-cell table:formula="of:= CONCATENATE(&quot;{&quot;; [.Q7]; [.R7]; [.S7]; &quot;&quot;&quot;&quot;; &quot;speed&quot;; &quot;&quot;&quot;&quot;; &quot;:{&quot;; [.T7]; [.U7]; [.V7]; [.W7]; &quot;},&quot;; [.X7]; [.Y7]; &quot;&quot;&quot;&quot;; &quot;handling&quot;; &quot;&quot;&quot;&quot;; &quot;:{&quot;; [.Z7]; [.AA7]; [.AB7]; [.AC7]; &quot;},&quot;; [.AD7]; [.AE7]; &quot;}&quot;)" office:value-type="string" office:string-value="{&quot;name&quot;:&quot;Parachute&quot;,&quot;type&quot;:&quot;G&quot;,&quot;size&quot;:null,&quot;speed&quot;:{&quot;ground&quot;:0,&quot;water&quot;:1,&quot;air&quot;:1,&quot;antiGravity&quot;:1},&quot;acceleration&quot;:2,&quot;weight&quot;:0,&quot;handling&quot;:{&quot;ground&quot;:1,&quot;water&quot;:0,&quot;air&quot;:2,&quot;antiGravity&quot;:1},&quot;grid&quot;:1,&quot;miniTurbo&quot;:2}" calcext:value-type="string">
            <text:p>{"name":"Parachute","type":"G","size":null,"speed":{"ground":0,"water":1,"air":1,"antiGravity":1},"acceleration":2,"weight":0,"handling":{"ground":1,"water":0,"air":2,"antiGravity":1},"grid":1,"miniTurbo":2}</text:p>
          </table:table-cell>
        </table:table-row>
        <table:table-row table:style-name="ro1">
          <table:table-cell office:value-type="string" calcext:value-type="string">
            <text:p>Flower Glid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 CONCATENATE(&quot;&quot;&quot;&quot;; [.A$2]; &quot;&quot;&quot;&quot;; &quot;:&quot;; &quot;&quot;&quot;&quot;; [.A8]; &quot;&quot;&quot;&quot;; &quot;,&quot;)" office:value-type="string" office:string-value="&quot;name&quot;:&quot;Flower Glider&quot;," calcext:value-type="string">
            <text:p>"name":"Flower Glider",</text:p>
          </table:table-cell>
          <table:table-cell table:formula="of:= CONCATENATE(&quot;&quot;&quot;&quot;; [.B$2]; &quot;&quot;&quot;&quot;; &quot;:&quot;; &quot;&quot;&quot;&quot;; [.B8]; &quot;&quot;&quot;&quot;; &quot;,&quot;)" office:value-type="string" office:string-value="&quot;type&quot;:&quot;G&quot;," calcext:value-type="string">
            <text:p>"type":"G",</text:p>
          </table:table-cell>
          <table:table-cell table:formula="of:= CONCATENATE(&quot;&quot;&quot;&quot;; [.C$2]; &quot;&quot;&quot;&quot;; &quot;:&quot;; [.C8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8]; &quot;,&quot;)" office:value-type="string" office:string-value="&quot;ground&quot;:0," calcext:value-type="string">
            <text:p>"ground":0,</text:p>
          </table:table-cell>
          <table:table-cell table:formula="of:= CONCATENATE(&quot;&quot;&quot;&quot;; [.E$2]; &quot;&quot;&quot;&quot;; &quot;:&quot;; [.E8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8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8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8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8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8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8]; &quot;,&quot;)" office:value-type="string" office:string-value="&quot;water&quot;:0," calcext:value-type="string">
            <text:p>"water":0,</text:p>
          </table:table-cell>
          <table:table-cell table:formula="of:= CONCATENATE(&quot;&quot;&quot;&quot;; [.L$2]; &quot;&quot;&quot;&quot;; &quot;:&quot;; [.L8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8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8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8])" office:value-type="string" office:string-value="&quot;miniTurbo&quot;:2" calcext:value-type="string">
            <text:p>"miniTurbo":2</text:p>
          </table:table-cell>
          <table:table-cell table:formula="of:= CONCATENATE(&quot;{&quot;; [.Q8]; [.R8]; [.S8]; &quot;&quot;&quot;&quot;; &quot;speed&quot;; &quot;&quot;&quot;&quot;; &quot;:{&quot;; [.T8]; [.U8]; [.V8]; [.W8]; &quot;},&quot;; [.X8]; [.Y8]; &quot;&quot;&quot;&quot;; &quot;handling&quot;; &quot;&quot;&quot;&quot;; &quot;:{&quot;; [.Z8]; [.AA8]; [.AB8]; [.AC8]; &quot;},&quot;; [.AD8]; [.AE8]; &quot;}&quot;)" office:value-type="string" office:string-value="{&quot;name&quot;:&quot;Flower Glider&quot;,&quot;type&quot;:&quot;G&quot;,&quot;size&quot;:null,&quot;speed&quot;:{&quot;ground&quot;:0,&quot;water&quot;:1,&quot;air&quot;:1,&quot;antiGravity&quot;:1},&quot;acceleration&quot;:2,&quot;weight&quot;:0,&quot;handling&quot;:{&quot;ground&quot;:1,&quot;water&quot;:0,&quot;air&quot;:2,&quot;antiGravity&quot;:1},&quot;grid&quot;:1,&quot;miniTurbo&quot;:2}" calcext:value-type="string">
            <text:p>{"name":"Flower Glider","type":"G","size":null,"speed":{"ground":0,"water":1,"air":1,"antiGravity":1},"acceleration":2,"weight":0,"handling":{"ground":1,"water":0,"air":2,"antiGravity":1},"grid":1,"miniTurbo":2}</text:p>
          </table:table-cell>
        </table:table-row>
        <table:table-row table:style-name="ro1">
          <table:table-cell office:value-type="string" calcext:value-type="string">
            <text:p>Paper Glid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 CONCATENATE(&quot;&quot;&quot;&quot;; [.A$2]; &quot;&quot;&quot;&quot;; &quot;:&quot;; &quot;&quot;&quot;&quot;; [.A9]; &quot;&quot;&quot;&quot;; &quot;,&quot;)" office:value-type="string" office:string-value="&quot;name&quot;:&quot;Paper Glider&quot;," calcext:value-type="string">
            <text:p>"name":"Paper Glider",</text:p>
          </table:table-cell>
          <table:table-cell table:formula="of:= CONCATENATE(&quot;&quot;&quot;&quot;; [.B$2]; &quot;&quot;&quot;&quot;; &quot;:&quot;; &quot;&quot;&quot;&quot;; [.B9]; &quot;&quot;&quot;&quot;; &quot;,&quot;)" office:value-type="string" office:string-value="&quot;type&quot;:&quot;G&quot;," calcext:value-type="string">
            <text:p>"type":"G",</text:p>
          </table:table-cell>
          <table:table-cell table:formula="of:= CONCATENATE(&quot;&quot;&quot;&quot;; [.C$2]; &quot;&quot;&quot;&quot;; &quot;:&quot;; [.C9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9]; &quot;,&quot;)" office:value-type="string" office:string-value="&quot;ground&quot;:0," calcext:value-type="string">
            <text:p>"ground":0,</text:p>
          </table:table-cell>
          <table:table-cell table:formula="of:= CONCATENATE(&quot;&quot;&quot;&quot;; [.E$2]; &quot;&quot;&quot;&quot;; &quot;:&quot;; [.E9]; &quot;,&quot;)" office:value-type="string" office:string-value="&quot;water&quot;:1," calcext:value-type="string">
            <text:p>"water":1,</text:p>
          </table:table-cell>
          <table:table-cell table:formula="of:= CONCATENATE(&quot;&quot;&quot;&quot;; [.F$2]; &quot;&quot;&quot;&quot;; &quot;:&quot;; [.F9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9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9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9]; &quot;,&quot;)" office:value-type="string" office:string-value="&quot;weight&quot;:0," calcext:value-type="string">
            <text:p>"weight":0,</text:p>
          </table:table-cell>
          <table:table-cell table:formula="of:= CONCATENATE(&quot;&quot;&quot;&quot;; [.J$2]; &quot;&quot;&quot;&quot;; &quot;:&quot;; [.J9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9]; &quot;,&quot;)" office:value-type="string" office:string-value="&quot;water&quot;:0," calcext:value-type="string">
            <text:p>"water":0,</text:p>
          </table:table-cell>
          <table:table-cell table:formula="of:= CONCATENATE(&quot;&quot;&quot;&quot;; [.L$2]; &quot;&quot;&quot;&quot;; &quot;:&quot;; [.L9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9])" office:value-type="string" office:string-value="&quot;antiGravity&quot;:1" calcext:value-type="string">
            <text:p>"antiGravity":1</text:p>
          </table:table-cell>
          <table:table-cell table:formula="of:= CONCATENATE(&quot;&quot;&quot;&quot;; [.N$2]; &quot;&quot;&quot;&quot;; &quot;:&quot;; [.N9]; &quot;,&quot;)" office:value-type="string" office:string-value="&quot;grid&quot;:1," calcext:value-type="string">
            <text:p>"grid":1,</text:p>
          </table:table-cell>
          <table:table-cell table:formula="of:= CONCATENATE(&quot;&quot;&quot;&quot;; [.O$2]; &quot;&quot;&quot;&quot;; &quot;:&quot;; [.O9])" office:value-type="string" office:string-value="&quot;miniTurbo&quot;:2" calcext:value-type="string">
            <text:p>"miniTurbo":2</text:p>
          </table:table-cell>
          <table:table-cell table:formula="of:= CONCATENATE(&quot;{&quot;; [.Q9]; [.R9]; [.S9]; &quot;&quot;&quot;&quot;; &quot;speed&quot;; &quot;&quot;&quot;&quot;; &quot;:{&quot;; [.T9]; [.U9]; [.V9]; [.W9]; &quot;},&quot;; [.X9]; [.Y9]; &quot;&quot;&quot;&quot;; &quot;handling&quot;; &quot;&quot;&quot;&quot;; &quot;:{&quot;; [.Z9]; [.AA9]; [.AB9]; [.AC9]; &quot;},&quot;; [.AD9]; [.AE9]; &quot;}&quot;)" office:value-type="string" office:string-value="{&quot;name&quot;:&quot;Paper Glider&quot;,&quot;type&quot;:&quot;G&quot;,&quot;size&quot;:null,&quot;speed&quot;:{&quot;ground&quot;:0,&quot;water&quot;:1,&quot;air&quot;:1,&quot;antiGravity&quot;:1},&quot;acceleration&quot;:2,&quot;weight&quot;:0,&quot;handling&quot;:{&quot;ground&quot;:1,&quot;water&quot;:0,&quot;air&quot;:2,&quot;antiGravity&quot;:1},&quot;grid&quot;:1,&quot;miniTurbo&quot;:2}" calcext:value-type="string">
            <text:p>{"name":"Paper Glider","type":"G","size":null,"speed":{"ground":0,"water":1,"air":1,"antiGravity":1},"acceleration":2,"weight":0,"handling":{"ground":1,"water":0,"air":2,"antiGravity":1},"grid":1,"miniTurbo":2}</text:p>
          </table:table-cell>
        </table:table-row>
        <table:table-row table:style-name="ro1">
          <table:table-cell table:style-name="Default" office:value-type="string" calcext:value-type="string">
            <text:p>Wario Wing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formula="of:= CONCATENATE(&quot;&quot;&quot;&quot;; [.A$2]; &quot;&quot;&quot;&quot;; &quot;:&quot;; &quot;&quot;&quot;&quot;; [.A10]; &quot;&quot;&quot;&quot;; &quot;,&quot;)" office:value-type="string" office:string-value="&quot;name&quot;:&quot;Wario Wing&quot;," calcext:value-type="string">
            <text:p>"name":"Wario Wing",</text:p>
          </table:table-cell>
          <table:table-cell table:formula="of:= CONCATENATE(&quot;&quot;&quot;&quot;; [.B$2]; &quot;&quot;&quot;&quot;; &quot;:&quot;; &quot;&quot;&quot;&quot;; [.B10]; &quot;&quot;&quot;&quot;; &quot;,&quot;)" office:value-type="string" office:string-value="&quot;type&quot;:&quot;G&quot;," calcext:value-type="string">
            <text:p>"type":"G",</text:p>
          </table:table-cell>
          <table:table-cell table:formula="of:= CONCATENATE(&quot;&quot;&quot;&quot;; [.C$2]; &quot;&quot;&quot;&quot;; &quot;:&quot;; [.C10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0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10]; &quot;,&quot;)" office:value-type="string" office:string-value="&quot;water&quot;:0," calcext:value-type="string">
            <text:p>"water":0,</text:p>
          </table:table-cell>
          <table:table-cell table:formula="of:= CONCATENATE(&quot;&quot;&quot;&quot;; [.F$2]; &quot;&quot;&quot;&quot;; &quot;:&quot;; [.F10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0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10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10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10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10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10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M10])" office:value-type="string" office:string-value="&quot;antiGravity&quot;:0" calcext:value-type="string">
            <text:p>"antiGravity":0</text:p>
          </table:table-cell>
          <table:table-cell table:formula="of:= CONCATENATE(&quot;&quot;&quot;&quot;; [.N$2]; &quot;&quot;&quot;&quot;; &quot;:&quot;; [.N10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10])" office:value-type="string" office:string-value="&quot;miniTurbo&quot;:1" calcext:value-type="string">
            <text:p>"miniTurbo":1</text:p>
          </table:table-cell>
          <table:table-cell table:formula="of:= CONCATENATE(&quot;{&quot;; [.Q10]; [.R10]; [.S10]; &quot;&quot;&quot;&quot;; &quot;speed&quot;; &quot;&quot;&quot;&quot;; &quot;:{&quot;; [.T10]; [.U10]; [.V10]; [.W10]; &quot;},&quot;; [.X10]; [.Y10]; &quot;&quot;&quot;&quot;; &quot;handling&quot;; &quot;&quot;&quot;&quot;; &quot;:{&quot;; [.Z10]; [.AA10]; [.AB10]; [.AC10]; &quot;},&quot;; [.AD10]; [.AE10]; &quot;}&quot;)" office:value-type="string" office:string-value="{&quot;name&quot;:&quot;Wario Wing&quot;,&quot;type&quot;:&quot;G&quot;,&quot;size&quot;:null,&quot;speed&quot;:{&quot;ground&quot;:1,&quot;water&quot;:0,&quot;air&quot;:2,&quot;antiGravity&quot;:1},&quot;acceleration&quot;:1,&quot;weight&quot;:2,&quot;handling&quot;:{&quot;ground&quot;:1,&quot;water&quot;:1,&quot;air&quot;:1,&quot;antiGravity&quot;:0},&quot;grid&quot;:0,&quot;miniTurbo&quot;:1}" calcext:value-type="string">
            <text:p>{"name":"Wario Wing","type":"G","size":null,"speed":{"ground":1,"water":0,"air":2,"antiGravity":1},"acceleration":1,"weight":2,"handling":{"ground":1,"water":1,"air":1,"antiGravity":0},"grid":0,"miniTurbo":1}</text:p>
          </table:table-cell>
        </table:table-row>
        <table:table-row table:style-name="ro1">
          <table:table-cell table:style-name="Default" office:value-type="string" calcext:value-type="string">
            <text:p>Plane Glider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formula="of:= CONCATENATE(&quot;&quot;&quot;&quot;; [.A$2]; &quot;&quot;&quot;&quot;; &quot;:&quot;; &quot;&quot;&quot;&quot;; [.A11]; &quot;&quot;&quot;&quot;; &quot;,&quot;)" office:value-type="string" office:string-value="&quot;name&quot;:&quot;Plane Glider&quot;," calcext:value-type="string">
            <text:p>"name":"Plane Glider",</text:p>
          </table:table-cell>
          <table:table-cell table:formula="of:= CONCATENATE(&quot;&quot;&quot;&quot;; [.B$2]; &quot;&quot;&quot;&quot;; &quot;:&quot;; &quot;&quot;&quot;&quot;; [.B11]; &quot;&quot;&quot;&quot;; &quot;,&quot;)" office:value-type="string" office:string-value="&quot;type&quot;:&quot;G&quot;," calcext:value-type="string">
            <text:p>"type":"G",</text:p>
          </table:table-cell>
          <table:table-cell table:formula="of:= CONCATENATE(&quot;&quot;&quot;&quot;; [.C$2]; &quot;&quot;&quot;&quot;; &quot;:&quot;; [.C11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1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11]; &quot;,&quot;)" office:value-type="string" office:string-value="&quot;water&quot;:0," calcext:value-type="string">
            <text:p>"water":0,</text:p>
          </table:table-cell>
          <table:table-cell table:formula="of:= CONCATENATE(&quot;&quot;&quot;&quot;; [.F$2]; &quot;&quot;&quot;&quot;; &quot;:&quot;; [.F11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1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11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11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11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11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11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M11])" office:value-type="string" office:string-value="&quot;antiGravity&quot;:0" calcext:value-type="string">
            <text:p>"antiGravity":0</text:p>
          </table:table-cell>
          <table:table-cell table:formula="of:= CONCATENATE(&quot;&quot;&quot;&quot;; [.N$2]; &quot;&quot;&quot;&quot;; &quot;:&quot;; [.N11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11])" office:value-type="string" office:string-value="&quot;miniTurbo&quot;:1" calcext:value-type="string">
            <text:p>"miniTurbo":1</text:p>
          </table:table-cell>
          <table:table-cell table:formula="of:= CONCATENATE(&quot;{&quot;; [.Q11]; [.R11]; [.S11]; &quot;&quot;&quot;&quot;; &quot;speed&quot;; &quot;&quot;&quot;&quot;; &quot;:{&quot;; [.T11]; [.U11]; [.V11]; [.W11]; &quot;},&quot;; [.X11]; [.Y11]; &quot;&quot;&quot;&quot;; &quot;handling&quot;; &quot;&quot;&quot;&quot;; &quot;:{&quot;; [.Z11]; [.AA11]; [.AB11]; [.AC11]; &quot;},&quot;; [.AD11]; [.AE11]; &quot;}&quot;)" office:value-type="string" office:string-value="{&quot;name&quot;:&quot;Plane Glider&quot;,&quot;type&quot;:&quot;G&quot;,&quot;size&quot;:null,&quot;speed&quot;:{&quot;ground&quot;:1,&quot;water&quot;:0,&quot;air&quot;:2,&quot;antiGravity&quot;:1},&quot;acceleration&quot;:1,&quot;weight&quot;:2,&quot;handling&quot;:{&quot;ground&quot;:1,&quot;water&quot;:1,&quot;air&quot;:1,&quot;antiGravity&quot;:0},&quot;grid&quot;:0,&quot;miniTurbo&quot;:1}" calcext:value-type="string">
            <text:p>{"name":"Plane Glider","type":"G","size":null,"speed":{"ground":1,"water":0,"air":2,"antiGravity":1},"acceleration":1,"weight":2,"handling":{"ground":1,"water":1,"air":1,"antiGravity":0},"grid":0,"miniTurbo":1}</text:p>
          </table:table-cell>
        </table:table-row>
        <table:table-row table:style-name="ro1">
          <table:table-cell table:style-name="Default" office:value-type="string" calcext:value-type="string">
            <text:p>Gold Glider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formula="of:= CONCATENATE(&quot;&quot;&quot;&quot;; [.A$2]; &quot;&quot;&quot;&quot;; &quot;:&quot;; &quot;&quot;&quot;&quot;; [.A12]; &quot;&quot;&quot;&quot;; &quot;,&quot;)" office:value-type="string" office:string-value="&quot;name&quot;:&quot;Gold Glider&quot;," calcext:value-type="string">
            <text:p>"name":"Gold Glider",</text:p>
          </table:table-cell>
          <table:table-cell table:formula="of:= CONCATENATE(&quot;&quot;&quot;&quot;; [.B$2]; &quot;&quot;&quot;&quot;; &quot;:&quot;; &quot;&quot;&quot;&quot;; [.B12]; &quot;&quot;&quot;&quot;; &quot;,&quot;)" office:value-type="string" office:string-value="&quot;type&quot;:&quot;G&quot;," calcext:value-type="string">
            <text:p>"type":"G",</text:p>
          </table:table-cell>
          <table:table-cell table:formula="of:= CONCATENATE(&quot;&quot;&quot;&quot;; [.C$2]; &quot;&quot;&quot;&quot;; &quot;:&quot;; [.C12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2]; &quot;,&quot;)" office:value-type="string" office:string-value="&quot;ground&quot;:1," calcext:value-type="string">
            <text:p>"ground":1,</text:p>
          </table:table-cell>
          <table:table-cell table:formula="of:= CONCATENATE(&quot;&quot;&quot;&quot;; [.E$2]; &quot;&quot;&quot;&quot;; &quot;:&quot;; [.E12]; &quot;,&quot;)" office:value-type="string" office:string-value="&quot;water&quot;:0," calcext:value-type="string">
            <text:p>"water":0,</text:p>
          </table:table-cell>
          <table:table-cell table:formula="of:= CONCATENATE(&quot;&quot;&quot;&quot;; [.F$2]; &quot;&quot;&quot;&quot;; &quot;:&quot;; [.F12]; &quot;,&quot;)" office:value-type="string" office:string-value="&quot;air&quot;:2," calcext:value-type="string">
            <text:p>"air":2,</text:p>
          </table:table-cell>
          <table:table-cell table:formula="of:= CONCATENATE(&quot;&quot;&quot;&quot;; [.G$2]; &quot;&quot;&quot;&quot;; &quot;:&quot;; [.G12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12]; &quot;,&quot;)" office:value-type="string" office:string-value="&quot;acceleration&quot;:1," calcext:value-type="string">
            <text:p>"acceleration":1,</text:p>
          </table:table-cell>
          <table:table-cell table:formula="of:= CONCATENATE(&quot;&quot;&quot;&quot;; [.I$2]; &quot;&quot;&quot;&quot;; &quot;:&quot;; [.I12]; &quot;,&quot;)" office:value-type="string" office:string-value="&quot;weight&quot;:2," calcext:value-type="string">
            <text:p>"weight":2,</text:p>
          </table:table-cell>
          <table:table-cell table:formula="of:= CONCATENATE(&quot;&quot;&quot;&quot;; [.J$2]; &quot;&quot;&quot;&quot;; &quot;:&quot;; [.J12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12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12]; &quot;,&quot;)" office:value-type="string" office:string-value="&quot;air&quot;:1," calcext:value-type="string">
            <text:p>"air":1,</text:p>
          </table:table-cell>
          <table:table-cell table:formula="of:= CONCATENATE(&quot;&quot;&quot;&quot;; [.M$2]; &quot;&quot;&quot;&quot;; &quot;:&quot;; [.M12])" office:value-type="string" office:string-value="&quot;antiGravity&quot;:0" calcext:value-type="string">
            <text:p>"antiGravity":0</text:p>
          </table:table-cell>
          <table:table-cell table:formula="of:= CONCATENATE(&quot;&quot;&quot;&quot;; [.N$2]; &quot;&quot;&quot;&quot;; &quot;:&quot;; [.N12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12])" office:value-type="string" office:string-value="&quot;miniTurbo&quot;:1" calcext:value-type="string">
            <text:p>"miniTurbo":1</text:p>
          </table:table-cell>
          <table:table-cell table:formula="of:= CONCATENATE(&quot;{&quot;; [.Q12]; [.R12]; [.S12]; &quot;&quot;&quot;&quot;; &quot;speed&quot;; &quot;&quot;&quot;&quot;; &quot;:{&quot;; [.T12]; [.U12]; [.V12]; [.W12]; &quot;},&quot;; [.X12]; [.Y12]; &quot;&quot;&quot;&quot;; &quot;handling&quot;; &quot;&quot;&quot;&quot;; &quot;:{&quot;; [.Z12]; [.AA12]; [.AB12]; [.AC12]; &quot;},&quot;; [.AD12]; [.AE12]; &quot;}&quot;)" office:value-type="string" office:string-value="{&quot;name&quot;:&quot;Gold Glider&quot;,&quot;type&quot;:&quot;G&quot;,&quot;size&quot;:null,&quot;speed&quot;:{&quot;ground&quot;:1,&quot;water&quot;:0,&quot;air&quot;:2,&quot;antiGravity&quot;:1},&quot;acceleration&quot;:1,&quot;weight&quot;:2,&quot;handling&quot;:{&quot;ground&quot;:1,&quot;water&quot;:1,&quot;air&quot;:1,&quot;antiGravity&quot;:0},&quot;grid&quot;:0,&quot;miniTurbo&quot;:1}" calcext:value-type="string">
            <text:p>{"name":"Gold Glider","type":"G","size":null,"speed":{"ground":1,"water":0,"air":2,"antiGravity":1},"acceleration":1,"weight":2,"handling":{"ground":1,"water":1,"air":1,"antiGravity":0},"grid":0,"miniTurbo":1}</text:p>
          </table:table-cell>
        </table:table-row>
        <table:table-row table:style-name="ro1">
          <table:table-cell office:value-type="string" calcext:value-type="string">
            <text:p>Peach Paraso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 CONCATENATE(&quot;&quot;&quot;&quot;; [.A$2]; &quot;&quot;&quot;&quot;; &quot;:&quot;; &quot;&quot;&quot;&quot;; [.A13]; &quot;&quot;&quot;&quot;; &quot;,&quot;)" office:value-type="string" office:string-value="&quot;name&quot;:&quot;Peach Parasol&quot;," calcext:value-type="string">
            <text:p>"name":"Peach Parasol",</text:p>
          </table:table-cell>
          <table:table-cell table:formula="of:= CONCATENATE(&quot;&quot;&quot;&quot;; [.B$2]; &quot;&quot;&quot;&quot;; &quot;:&quot;; &quot;&quot;&quot;&quot;; [.B13]; &quot;&quot;&quot;&quot;; &quot;,&quot;)" office:value-type="string" office:string-value="&quot;type&quot;:&quot;G&quot;," calcext:value-type="string">
            <text:p>"type":"G",</text:p>
          </table:table-cell>
          <table:table-cell table:formula="of:= CONCATENATE(&quot;&quot;&quot;&quot;; [.C$2]; &quot;&quot;&quot;&quot;; &quot;:&quot;; [.C13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3]; &quot;,&quot;)" office:value-type="string" office:string-value="&quot;ground&quot;:0," calcext:value-type="string">
            <text:p>"ground":0,</text:p>
          </table:table-cell>
          <table:table-cell table:formula="of:= CONCATENATE(&quot;&quot;&quot;&quot;; [.E$2]; &quot;&quot;&quot;&quot;; &quot;:&quot;; [.E13]; &quot;,&quot;)" office:value-type="string" office:string-value="&quot;water&quot;:0," calcext:value-type="string">
            <text:p>"water":0,</text:p>
          </table:table-cell>
          <table:table-cell table:formula="of:= CONCATENATE(&quot;&quot;&quot;&quot;; [.F$2]; &quot;&quot;&quot;&quot;; &quot;:&quot;; [.F13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13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13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13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13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13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13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13])" office:value-type="string" office:string-value="&quot;antiGravity&quot;:0" calcext:value-type="string">
            <text:p>"antiGravity":0</text:p>
          </table:table-cell>
          <table:table-cell table:formula="of:= CONCATENATE(&quot;&quot;&quot;&quot;; [.N$2]; &quot;&quot;&quot;&quot;; &quot;:&quot;; [.N13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13])" office:value-type="string" office:string-value="&quot;miniTurbo&quot;:2" calcext:value-type="string">
            <text:p>"miniTurbo":2</text:p>
          </table:table-cell>
          <table:table-cell table:formula="of:= CONCATENATE(&quot;{&quot;; [.Q13]; [.R13]; [.S13]; &quot;&quot;&quot;&quot;; &quot;speed&quot;; &quot;&quot;&quot;&quot;; &quot;:{&quot;; [.T13]; [.U13]; [.V13]; [.W13]; &quot;},&quot;; [.X13]; [.Y13]; &quot;&quot;&quot;&quot;; &quot;handling&quot;; &quot;&quot;&quot;&quot;; &quot;:{&quot;; [.Z13]; [.AA13]; [.AB13]; [.AC13]; &quot;},&quot;; [.AD13]; [.AE13]; &quot;}&quot;)" office:value-type="string" office:string-value="{&quot;name&quot;:&quot;Peach Parasol&quot;,&quot;type&quot;:&quot;G&quot;,&quot;size&quot;:null,&quot;speed&quot;:{&quot;ground&quot;:0,&quot;water&quot;:0,&quot;air&quot;:1,&quot;antiGravity&quot;:1},&quot;acceleration&quot;:2,&quot;weight&quot;:1,&quot;handling&quot;:{&quot;ground&quot;:1,&quot;water&quot;:1,&quot;air&quot;:2,&quot;antiGravity&quot;:0},&quot;grid&quot;:0,&quot;miniTurbo&quot;:2}" calcext:value-type="string">
            <text:p>{"name":"Peach Parasol","type":"G","size":null,"speed":{"ground":0,"water":0,"air":1,"antiGravity":1},"acceleration":2,"weight":1,"handling":{"ground":1,"water":1,"air":2,"antiGravity":0},"grid":0,"miniTurbo":2}</text:p>
          </table:table-cell>
        </table:table-row>
        <table:table-row table:style-name="ro1">
          <table:table-cell office:value-type="string" calcext:value-type="string">
            <text:p>Parafoi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 CONCATENATE(&quot;&quot;&quot;&quot;; [.A$2]; &quot;&quot;&quot;&quot;; &quot;:&quot;; &quot;&quot;&quot;&quot;; [.A14]; &quot;&quot;&quot;&quot;; &quot;,&quot;)" office:value-type="string" office:string-value="&quot;name&quot;:&quot;Parafoil&quot;," calcext:value-type="string">
            <text:p>"name":"Parafoil",</text:p>
          </table:table-cell>
          <table:table-cell table:formula="of:= CONCATENATE(&quot;&quot;&quot;&quot;; [.B$2]; &quot;&quot;&quot;&quot;; &quot;:&quot;; &quot;&quot;&quot;&quot;; [.B14]; &quot;&quot;&quot;&quot;; &quot;,&quot;)" office:value-type="string" office:string-value="&quot;type&quot;:&quot;G&quot;," calcext:value-type="string">
            <text:p>"type":"G",</text:p>
          </table:table-cell>
          <table:table-cell table:formula="of:= CONCATENATE(&quot;&quot;&quot;&quot;; [.C$2]; &quot;&quot;&quot;&quot;; &quot;:&quot;; [.C14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4]; &quot;,&quot;)" office:value-type="string" office:string-value="&quot;ground&quot;:0," calcext:value-type="string">
            <text:p>"ground":0,</text:p>
          </table:table-cell>
          <table:table-cell table:formula="of:= CONCATENATE(&quot;&quot;&quot;&quot;; [.E$2]; &quot;&quot;&quot;&quot;; &quot;:&quot;; [.E14]; &quot;,&quot;)" office:value-type="string" office:string-value="&quot;water&quot;:0," calcext:value-type="string">
            <text:p>"water":0,</text:p>
          </table:table-cell>
          <table:table-cell table:formula="of:= CONCATENATE(&quot;&quot;&quot;&quot;; [.F$2]; &quot;&quot;&quot;&quot;; &quot;:&quot;; [.F14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14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14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14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14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14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14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14])" office:value-type="string" office:string-value="&quot;antiGravity&quot;:0" calcext:value-type="string">
            <text:p>"antiGravity":0</text:p>
          </table:table-cell>
          <table:table-cell table:formula="of:= CONCATENATE(&quot;&quot;&quot;&quot;; [.N$2]; &quot;&quot;&quot;&quot;; &quot;:&quot;; [.N14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14])" office:value-type="string" office:string-value="&quot;miniTurbo&quot;:2" calcext:value-type="string">
            <text:p>"miniTurbo":2</text:p>
          </table:table-cell>
          <table:table-cell table:formula="of:= CONCATENATE(&quot;{&quot;; [.Q14]; [.R14]; [.S14]; &quot;&quot;&quot;&quot;; &quot;speed&quot;; &quot;&quot;&quot;&quot;; &quot;:{&quot;; [.T14]; [.U14]; [.V14]; [.W14]; &quot;},&quot;; [.X14]; [.Y14]; &quot;&quot;&quot;&quot;; &quot;handling&quot;; &quot;&quot;&quot;&quot;; &quot;:{&quot;; [.Z14]; [.AA14]; [.AB14]; [.AC14]; &quot;},&quot;; [.AD14]; [.AE14]; &quot;}&quot;)" office:value-type="string" office:string-value="{&quot;name&quot;:&quot;Parafoil&quot;,&quot;type&quot;:&quot;G&quot;,&quot;size&quot;:null,&quot;speed&quot;:{&quot;ground&quot;:0,&quot;water&quot;:0,&quot;air&quot;:1,&quot;antiGravity&quot;:1},&quot;acceleration&quot;:2,&quot;weight&quot;:1,&quot;handling&quot;:{&quot;ground&quot;:1,&quot;water&quot;:1,&quot;air&quot;:2,&quot;antiGravity&quot;:0},&quot;grid&quot;:0,&quot;miniTurbo&quot;:2}" calcext:value-type="string">
            <text:p>{"name":"Parafoil","type":"G","size":null,"speed":{"ground":0,"water":0,"air":1,"antiGravity":1},"acceleration":2,"weight":1,"handling":{"ground":1,"water":1,"air":2,"antiGravity":0},"grid":0,"miniTurbo":2}</text:p>
          </table:table-cell>
        </table:table-row>
        <table:table-row table:style-name="ro1">
          <table:table-cell office:value-type="string" calcext:value-type="string">
            <text:p>Bowser Kit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 CONCATENATE(&quot;&quot;&quot;&quot;; [.A$2]; &quot;&quot;&quot;&quot;; &quot;:&quot;; &quot;&quot;&quot;&quot;; [.A15]; &quot;&quot;&quot;&quot;; &quot;,&quot;)" office:value-type="string" office:string-value="&quot;name&quot;:&quot;Bowser Kite&quot;," calcext:value-type="string">
            <text:p>"name":"Bowser Kite",</text:p>
          </table:table-cell>
          <table:table-cell table:formula="of:= CONCATENATE(&quot;&quot;&quot;&quot;; [.B$2]; &quot;&quot;&quot;&quot;; &quot;:&quot;; &quot;&quot;&quot;&quot;; [.B15]; &quot;&quot;&quot;&quot;; &quot;,&quot;)" office:value-type="string" office:string-value="&quot;type&quot;:&quot;G&quot;," calcext:value-type="string">
            <text:p>"type":"G",</text:p>
          </table:table-cell>
          <table:table-cell table:formula="of:= CONCATENATE(&quot;&quot;&quot;&quot;; [.C$2]; &quot;&quot;&quot;&quot;; &quot;:&quot;; [.C15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5]; &quot;,&quot;)" office:value-type="string" office:string-value="&quot;ground&quot;:0," calcext:value-type="string">
            <text:p>"ground":0,</text:p>
          </table:table-cell>
          <table:table-cell table:formula="of:= CONCATENATE(&quot;&quot;&quot;&quot;; [.E$2]; &quot;&quot;&quot;&quot;; &quot;:&quot;; [.E15]; &quot;,&quot;)" office:value-type="string" office:string-value="&quot;water&quot;:0," calcext:value-type="string">
            <text:p>"water":0,</text:p>
          </table:table-cell>
          <table:table-cell table:formula="of:= CONCATENATE(&quot;&quot;&quot;&quot;; [.F$2]; &quot;&quot;&quot;&quot;; &quot;:&quot;; [.F15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15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15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15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15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15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15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15])" office:value-type="string" office:string-value="&quot;antiGravity&quot;:0" calcext:value-type="string">
            <text:p>"antiGravity":0</text:p>
          </table:table-cell>
          <table:table-cell table:formula="of:= CONCATENATE(&quot;&quot;&quot;&quot;; [.N$2]; &quot;&quot;&quot;&quot;; &quot;:&quot;; [.N15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15])" office:value-type="string" office:string-value="&quot;miniTurbo&quot;:2" calcext:value-type="string">
            <text:p>"miniTurbo":2</text:p>
          </table:table-cell>
          <table:table-cell table:formula="of:= CONCATENATE(&quot;{&quot;; [.Q15]; [.R15]; [.S15]; &quot;&quot;&quot;&quot;; &quot;speed&quot;; &quot;&quot;&quot;&quot;; &quot;:{&quot;; [.T15]; [.U15]; [.V15]; [.W15]; &quot;},&quot;; [.X15]; [.Y15]; &quot;&quot;&quot;&quot;; &quot;handling&quot;; &quot;&quot;&quot;&quot;; &quot;:{&quot;; [.Z15]; [.AA15]; [.AB15]; [.AC15]; &quot;},&quot;; [.AD15]; [.AE15]; &quot;}&quot;)" office:value-type="string" office:string-value="{&quot;name&quot;:&quot;Bowser Kite&quot;,&quot;type&quot;:&quot;G&quot;,&quot;size&quot;:null,&quot;speed&quot;:{&quot;ground&quot;:0,&quot;water&quot;:0,&quot;air&quot;:1,&quot;antiGravity&quot;:1},&quot;acceleration&quot;:2,&quot;weight&quot;:1,&quot;handling&quot;:{&quot;ground&quot;:1,&quot;water&quot;:1,&quot;air&quot;:2,&quot;antiGravity&quot;:0},&quot;grid&quot;:0,&quot;miniTurbo&quot;:2}" calcext:value-type="string">
            <text:p>{"name":"Bowser Kite","type":"G","size":null,"speed":{"ground":0,"water":0,"air":1,"antiGravity":1},"acceleration":2,"weight":1,"handling":{"ground":1,"water":1,"air":2,"antiGravity":0},"grid":0,"miniTurbo":2}</text:p>
          </table:table-cell>
        </table:table-row>
        <table:table-row table:style-name="ro1">
          <table:table-cell office:value-type="string" calcext:value-type="string">
            <text:p>MKTV Parafoi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 CONCATENATE(&quot;&quot;&quot;&quot;; [.A$2]; &quot;&quot;&quot;&quot;; &quot;:&quot;; &quot;&quot;&quot;&quot;; [.A16]; &quot;&quot;&quot;&quot;; &quot;,&quot;)" office:value-type="string" office:string-value="&quot;name&quot;:&quot;MKTV Parafoil&quot;," calcext:value-type="string">
            <text:p>"name":"MKTV Parafoil",</text:p>
          </table:table-cell>
          <table:table-cell table:formula="of:= CONCATENATE(&quot;&quot;&quot;&quot;; [.B$2]; &quot;&quot;&quot;&quot;; &quot;:&quot;; &quot;&quot;&quot;&quot;; [.B16]; &quot;&quot;&quot;&quot;; &quot;,&quot;)" office:value-type="string" office:string-value="&quot;type&quot;:&quot;G&quot;," calcext:value-type="string">
            <text:p>"type":"G",</text:p>
          </table:table-cell>
          <table:table-cell table:formula="of:= CONCATENATE(&quot;&quot;&quot;&quot;; [.C$2]; &quot;&quot;&quot;&quot;; &quot;:&quot;; [.C16]; &quot;,&quot;)" office:value-type="string" office:string-value="&quot;size&quot;:null," calcext:value-type="string">
            <text:p>"size":null,</text:p>
          </table:table-cell>
          <table:table-cell table:formula="of:= CONCATENATE(&quot;&quot;&quot;&quot;; [.D$2]; &quot;&quot;&quot;&quot;; &quot;:&quot;; [.D16]; &quot;,&quot;)" office:value-type="string" office:string-value="&quot;ground&quot;:0," calcext:value-type="string">
            <text:p>"ground":0,</text:p>
          </table:table-cell>
          <table:table-cell table:formula="of:= CONCATENATE(&quot;&quot;&quot;&quot;; [.E$2]; &quot;&quot;&quot;&quot;; &quot;:&quot;; [.E16]; &quot;,&quot;)" office:value-type="string" office:string-value="&quot;water&quot;:0," calcext:value-type="string">
            <text:p>"water":0,</text:p>
          </table:table-cell>
          <table:table-cell table:formula="of:= CONCATENATE(&quot;&quot;&quot;&quot;; [.F$2]; &quot;&quot;&quot;&quot;; &quot;:&quot;; [.F16]; &quot;,&quot;)" office:value-type="string" office:string-value="&quot;air&quot;:1," calcext:value-type="string">
            <text:p>"air":1,</text:p>
          </table:table-cell>
          <table:table-cell table:formula="of:= CONCATENATE(&quot;&quot;&quot;&quot;; [.G$2]; &quot;&quot;&quot;&quot;; &quot;:&quot;; [.G16])" office:value-type="string" office:string-value="&quot;antiGravity&quot;:1" calcext:value-type="string">
            <text:p>"antiGravity":1</text:p>
          </table:table-cell>
          <table:table-cell table:formula="of:= CONCATENATE(&quot;&quot;&quot;&quot;; [.H$2]; &quot;&quot;&quot;&quot;; &quot;:&quot;; [.H16]; &quot;,&quot;)" office:value-type="string" office:string-value="&quot;acceleration&quot;:2," calcext:value-type="string">
            <text:p>"acceleration":2,</text:p>
          </table:table-cell>
          <table:table-cell table:formula="of:= CONCATENATE(&quot;&quot;&quot;&quot;; [.I$2]; &quot;&quot;&quot;&quot;; &quot;:&quot;; [.I16]; &quot;,&quot;)" office:value-type="string" office:string-value="&quot;weight&quot;:1," calcext:value-type="string">
            <text:p>"weight":1,</text:p>
          </table:table-cell>
          <table:table-cell table:formula="of:= CONCATENATE(&quot;&quot;&quot;&quot;; [.J$2]; &quot;&quot;&quot;&quot;; &quot;:&quot;; [.J16]; &quot;,&quot;)" office:value-type="string" office:string-value="&quot;ground&quot;:1," calcext:value-type="string">
            <text:p>"ground":1,</text:p>
          </table:table-cell>
          <table:table-cell table:formula="of:= CONCATENATE(&quot;&quot;&quot;&quot;; [.K$2]; &quot;&quot;&quot;&quot;; &quot;:&quot;; [.K16]; &quot;,&quot;)" office:value-type="string" office:string-value="&quot;water&quot;:1," calcext:value-type="string">
            <text:p>"water":1,</text:p>
          </table:table-cell>
          <table:table-cell table:formula="of:= CONCATENATE(&quot;&quot;&quot;&quot;; [.L$2]; &quot;&quot;&quot;&quot;; &quot;:&quot;; [.L16]; &quot;,&quot;)" office:value-type="string" office:string-value="&quot;air&quot;:2," calcext:value-type="string">
            <text:p>"air":2,</text:p>
          </table:table-cell>
          <table:table-cell table:formula="of:= CONCATENATE(&quot;&quot;&quot;&quot;; [.M$2]; &quot;&quot;&quot;&quot;; &quot;:&quot;; [.M16])" office:value-type="string" office:string-value="&quot;antiGravity&quot;:0" calcext:value-type="string">
            <text:p>"antiGravity":0</text:p>
          </table:table-cell>
          <table:table-cell table:formula="of:= CONCATENATE(&quot;&quot;&quot;&quot;; [.N$2]; &quot;&quot;&quot;&quot;; &quot;:&quot;; [.N16]; &quot;,&quot;)" office:value-type="string" office:string-value="&quot;grid&quot;:0," calcext:value-type="string">
            <text:p>"grid":0,</text:p>
          </table:table-cell>
          <table:table-cell table:formula="of:= CONCATENATE(&quot;&quot;&quot;&quot;; [.O$2]; &quot;&quot;&quot;&quot;; &quot;:&quot;; [.O16])" office:value-type="string" office:string-value="&quot;miniTurbo&quot;:2" calcext:value-type="string">
            <text:p>"miniTurbo":2</text:p>
          </table:table-cell>
          <table:table-cell table:formula="of:= CONCATENATE(&quot;{&quot;; [.Q16]; [.R16]; [.S16]; &quot;&quot;&quot;&quot;; &quot;speed&quot;; &quot;&quot;&quot;&quot;; &quot;:{&quot;; [.T16]; [.U16]; [.V16]; [.W16]; &quot;},&quot;; [.X16]; [.Y16]; &quot;&quot;&quot;&quot;; &quot;handling&quot;; &quot;&quot;&quot;&quot;; &quot;:{&quot;; [.Z16]; [.AA16]; [.AB16]; [.AC16]; &quot;},&quot;; [.AD16]; [.AE16]; &quot;}&quot;)" office:value-type="string" office:string-value="{&quot;name&quot;:&quot;MKTV Parafoil&quot;,&quot;type&quot;:&quot;G&quot;,&quot;size&quot;:null,&quot;speed&quot;:{&quot;ground&quot;:0,&quot;water&quot;:0,&quot;air&quot;:1,&quot;antiGravity&quot;:1},&quot;acceleration&quot;:2,&quot;weight&quot;:1,&quot;handling&quot;:{&quot;ground&quot;:1,&quot;water&quot;:1,&quot;air&quot;:2,&quot;antiGravity&quot;:0},&quot;grid&quot;:0,&quot;miniTurbo&quot;:2}" calcext:value-type="string">
            <text:p>{"name":"MKTV Parafoil","type":"G","size":null,"speed":{"ground":0,"water":0,"air":1,"antiGravity":1},"acceleration":2,"weight":1,"handling":{"ground":1,"water":1,"air":2,"antiGravity":0},"grid":0,"miniTurbo":2}</text:p>
          </table:table-cell>
        </table:table-row>
      </table:table>
      <table:table table:name="JSON" table:style-name="ta1">
        <table:table-column table:style-name="co4" table:default-cell-style-name="ce24"/>
        <table:table-column table:style-name="co35" table:default-cell-style-name="Default"/>
        <table:table-row table:style-name="ro1">
          <table:table-cell table:style-name="Default"/>
          <table:table-cell table:style-name="ce24" office:value-type="string" calcext:value-type="string">
            <text:p>FINAL JSONs</text:p>
          </table:table-cell>
        </table:table-row>
        <table:table-row table:style-name="ro1">
          <table:table-cell office:value-type="string" calcext:value-type="string">
            <text:p>Drivers</text:p>
          </table:table-cell>
          <table:table-cell table:formula="of:= CONCATENATE(&quot;[&quot;; COM.MICROSOFT.TEXTJOIN(&quot;,&quot;; ;[$Drivers.AF3:$Drivers.AF47]); &quot;]&quot;)" office:value-type="string" office:string-value="[{&quot;name&quot;:&quot;Baby Peach&quot;,&quot;type&quot;:&quot;D&quot;,&quot;size&quot;:&quot;S&quot;,&quot;speed&quot;:{&quot;ground&quot;:0,&quot;water&quot;:0,&quot;air&quot;:0,&quot;antiGravity&quot;:0},&quot;acceleration&quot;:4,&quot;weight&quot;:0,&quot;handling&quot;:{&quot;ground&quot;:10,&quot;water&quot;:10,&quot;air&quot;:10,&quot;antiGravity&quot;:10},&quot;grid&quot;:5,&quot;miniTurbo&quot;:5},{&quot;name&quot;:&quot;Baby Daisy&quot;,&quot;type&quot;:&quot;D&quot;,&quot;size&quot;:&quot;S&quot;,&quot;speed&quot;:{&quot;ground&quot;:0,&quot;water&quot;:0,&quot;air&quot;:0,&quot;antiGravity&quot;:0},&quot;acceleration&quot;:4,&quot;weight&quot;:0,&quot;handling&quot;:{&quot;ground&quot;:10,&quot;water&quot;:10,&quot;air&quot;:10,&quot;antiGravity&quot;:10},&quot;grid&quot;:5,&quot;miniTurbo&quot;:5},{&quot;name&quot;:&quot;Baby Rosalina&quot;,&quot;type&quot;:&quot;D&quot;,&quot;size&quot;:&quot;S&quot;,&quot;speed&quot;:{&quot;ground&quot;:0,&quot;water&quot;:0,&quot;air&quot;:0,&quot;antiGravity&quot;:0},&quot;acceleration&quot;:5,&quot;weight&quot;:0,&quot;handling&quot;:{&quot;ground&quot;:9,&quot;water&quot;:9,&quot;air&quot;:9,&quot;antiGravity&quot;:9},&quot;grid&quot;:3,&quot;miniTurbo&quot;:5},{&quot;name&quot;:&quot;Lemmy&quot;,&quot;type&quot;:&quot;D&quot;,&quot;size&quot;:&quot;S&quot;,&quot;speed&quot;:{&quot;ground&quot;:0,&quot;water&quot;:0,&quot;air&quot;:0,&quot;antiGravity&quot;:0},&quot;acceleration&quot;:5,&quot;weight&quot;:0,&quot;handling&quot;:{&quot;ground&quot;:9,&quot;water&quot;:9,&quot;air&quot;:9,&quot;antiGravity&quot;:9},&quot;grid&quot;:3,&quot;miniTurbo&quot;:5},{&quot;name&quot;:&quot;Baby Mario&quot;,&quot;type&quot;:&quot;D&quot;,&quot;size&quot;:&quot;S&quot;,&quot;speed&quot;:{&quot;ground&quot;:1,&quot;water&quot;:1,&quot;air&quot;:1,&quot;antiGravity&quot;:1},&quot;acceleration&quot;:5,&quot;weight&quot;:1,&quot;handling&quot;:{&quot;ground&quot;:8,&quot;water&quot;:8,&quot;air&quot;:8,&quot;antiGravity&quot;:8},&quot;grid&quot;:4,&quot;miniTurbo&quot;:4},{&quot;name&quot;:&quot;Baby Luigi&quot;,&quot;type&quot;:&quot;D&quot;,&quot;size&quot;:&quot;S&quot;,&quot;speed&quot;:{&quot;ground&quot;:1,&quot;water&quot;:1,&quot;air&quot;:1,&quot;antiGravity&quot;:1},&quot;acceleration&quot;:5,&quot;weight&quot;:1,&quot;handling&quot;:{&quot;ground&quot;:8,&quot;water&quot;:8,&quot;air&quot;:8,&quot;antiGravity&quot;:8},&quot;grid&quot;:4,&quot;miniTurbo&quot;:4},{&quot;name&quot;:&quot;Dry Bones&quot;,&quot;type&quot;:&quot;D&quot;,&quot;size&quot;:&quot;S&quot;,&quot;speed&quot;:{&quot;ground&quot;:1,&quot;water&quot;:1,&quot;air&quot;:1,&quot;antiGravity&quot;:1},&quot;acceleration&quot;:5,&quot;weight&quot;:1,&quot;handling&quot;:{&quot;ground&quot;:8,&quot;water&quot;:8,&quot;air&quot;:8,&quot;antiGravity&quot;:8},&quot;grid&quot;:4,&quot;miniTurbo&quot;:4},{&quot;name&quot;:&quot;Mii (Light)&quot;,&quot;type&quot;:&quot;D&quot;,&quot;size&quot;:&quot;S&quot;,&quot;speed&quot;:{&quot;ground&quot;:1,&quot;water&quot;:1,&quot;air&quot;:1,&quot;antiGravity&quot;:1},&quot;acceleration&quot;:5,&quot;weight&quot;:1,&quot;handling&quot;:{&quot;ground&quot;:8,&quot;water&quot;:8,&quot;air&quot;:8,&quot;antiGravity&quot;:8},&quot;grid&quot;:4,&quot;miniTurbo&quot;:4},{&quot;name&quot;:&quot;Toadette&quot;,&quot;type&quot;:&quot;D&quot;,&quot;size&quot;:&quot;S&quot;,&quot;speed&quot;:{&quot;ground&quot;:2,&quot;water&quot;:2,&quot;air&quot;:2,&quot;antiGravity&quot;:2},&quot;acceleration&quot;:5,&quot;weight&quot;:2,&quot;handling&quot;:{&quot;ground&quot;:7,&quot;water&quot;:7,&quot;air&quot;:7,&quot;antiGravity&quot;:7},&quot;grid&quot;:2,&quot;miniTurbo&quot;:4},{&quot;name&quot;:&quot;Wendy&quot;,&quot;type&quot;:&quot;D&quot;,&quot;size&quot;:&quot;S&quot;,&quot;speed&quot;:{&quot;ground&quot;:2,&quot;water&quot;:2,&quot;air&quot;:2,&quot;antiGravity&quot;:2},&quot;acceleration&quot;:5,&quot;weight&quot;:2,&quot;handling&quot;:{&quot;ground&quot;:7,&quot;water&quot;:7,&quot;air&quot;:7,&quot;antiGravity&quot;:7},&quot;grid&quot;:2,&quot;miniTurbo&quot;:4},{&quot;name&quot;:&quot;Isabelle&quot;,&quot;type&quot;:&quot;D&quot;,&quot;size&quot;:&quot;S&quot;,&quot;speed&quot;:{&quot;ground&quot;:2,&quot;water&quot;:2,&quot;air&quot;:2,&quot;antiGravity&quot;:2},&quot;acceleration&quot;:5,&quot;weight&quot;:2,&quot;handling&quot;:{&quot;ground&quot;:7,&quot;water&quot;:7,&quot;air&quot;:7,&quot;antiGravity&quot;:7},&quot;grid&quot;:2,&quot;miniTurbo&quot;:4},{&quot;name&quot;:&quot;Koopa&quot;,&quot;type&quot;:&quot;D&quot;,&quot;size&quot;:&quot;S&quot;,&quot;speed&quot;:{&quot;ground&quot;:2,&quot;water&quot;:2,&quot;air&quot;:2,&quot;antiGravity&quot;:2},&quot;acceleration&quot;:4,&quot;weight&quot;:2,&quot;handling&quot;:{&quot;ground&quot;:8,&quot;water&quot;:8,&quot;air&quot;:8,&quot;antiGravity&quot;:8},&quot;grid&quot;:5,&quot;miniTurbo&quot;:4},{&quot;name&quot;:&quot;Lakitu&quot;,&quot;type&quot;:&quot;D&quot;,&quot;size&quot;:&quot;S&quot;,&quot;speed&quot;:{&quot;ground&quot;:2,&quot;water&quot;:2,&quot;air&quot;:2,&quot;antiGravity&quot;:2},&quot;acceleration&quot;:4,&quot;weight&quot;:2,&quot;handling&quot;:{&quot;ground&quot;:8,&quot;water&quot;:8,&quot;air&quot;:8,&quot;antiGravity&quot;:8},&quot;grid&quot;:5,&quot;miniTurbo&quot;:4},{&quot;name&quot;:&quot;Bowser Jr&quot;,&quot;type&quot;:&quot;D&quot;,&quot;size&quot;:&quot;S&quot;,&quot;speed&quot;:{&quot;ground&quot;:2,&quot;water&quot;:2,&quot;air&quot;:2,&quot;antiGravity&quot;:2},&quot;acceleration&quot;:4,&quot;weight&quot;:2,&quot;handling&quot;:{&quot;ground&quot;:8,&quot;water&quot;:8,&quot;air&quot;:8,&quot;antiGravity&quot;:8},&quot;grid&quot;:5,&quot;miniTurbo&quot;:4},{&quot;name&quot;:&quot;Toad&quot;,&quot;type&quot;:&quot;D&quot;,&quot;size&quot;:&quot;S&quot;,&quot;speed&quot;:{&quot;ground&quot;:3,&quot;water&quot;:3,&quot;air&quot;:3,&quot;antiGravity&quot;:3},&quot;acceleration&quot;:4,&quot;weight&quot;:3,&quot;handling&quot;:{&quot;ground&quot;:7,&quot;water&quot;:7,&quot;air&quot;:7,&quot;antiGravity&quot;:7},&quot;grid&quot;:4,&quot;miniTurbo&quot;:3},{&quot;name&quot;:&quot;ShyGuy&quot;,&quot;type&quot;:&quot;D&quot;,&quot;size&quot;:&quot;S&quot;,&quot;speed&quot;:{&quot;ground&quot;:3,&quot;water&quot;:3,&quot;air&quot;:3,&quot;antiGravity&quot;:3},&quot;acceleration&quot;:4,&quot;weight&quot;:3,&quot;handling&quot;:{&quot;ground&quot;:7,&quot;water&quot;:7,&quot;air&quot;:7,&quot;antiGravity&quot;:7},&quot;grid&quot;:4,&quot;miniTurbo&quot;:3},{&quot;name&quot;:&quot;Larry&quot;,&quot;type&quot;:&quot;D&quot;,&quot;size&quot;:&quot;S&quot;,&quot;speed&quot;:{&quot;ground&quot;:3,&quot;water&quot;:3,&quot;air&quot;:3,&quot;antiGravity&quot;:3},&quot;acceleration&quot;:4,&quot;weight&quot;:3,&quot;handling&quot;:{&quot;ground&quot;:7,&quot;water&quot;:7,&quot;air&quot;:7,&quot;antiGravity&quot;:7},&quot;grid&quot;:4,&quot;miniTurbo&quot;:3},{&quot;name&quot;:&quot;Cat Peach&quot;,&quot;type&quot;:&quot;D&quot;,&quot;size&quot;:&quot;M&quot;,&quot;speed&quot;:{&quot;ground&quot;:4,&quot;water&quot;:4,&quot;air&quot;:4,&quot;antiGravity&quot;:4},&quot;acceleration&quot;:4,&quot;weight&quot;:3,&quot;handling&quot;:{&quot;ground&quot;:6,&quot;water&quot;:6,&quot;air&quot;:6,&quot;antiGravity&quot;:6},&quot;grid&quot;:3,&quot;miniTurbo&quot;:3},{&quot;name&quot;:&quot;Villager Female&quot;,&quot;type&quot;:&quot;D&quot;,&quot;size&quot;:&quot;M&quot;,&quot;speed&quot;:{&quot;ground&quot;:4,&quot;water&quot;:4,&quot;air&quot;:4,&quot;antiGravity&quot;:4},&quot;acceleration&quot;:4,&quot;weight&quot;:3,&quot;handling&quot;:{&quot;ground&quot;:6,&quot;water&quot;:6,&quot;air&quot;:6,&quot;antiGravity&quot;:6},&quot;grid&quot;:3,&quot;miniTurbo&quot;:3},{&quot;name&quot;:&quot;Female Inkling&quot;,&quot;type&quot;:&quot;D&quot;,&quot;size&quot;:&quot;M&quot;,&quot;speed&quot;:{&quot;ground&quot;:4,&quot;water&quot;:4,&quot;air&quot;:4,&quot;antiGravity&quot;:4},&quot;acceleration&quot;:4,&quot;weight&quot;:3,&quot;handling&quot;:{&quot;ground&quot;:6,&quot;water&quot;:6,&quot;air&quot;:6,&quot;antiGravity&quot;:6},&quot;grid&quot;:3,&quot;miniTurbo&quot;:3},{&quot;name&quot;:&quot;Peach&quot;,&quot;type&quot;:&quot;D&quot;,&quot;size&quot;:&quot;M&quot;,&quot;speed&quot;:{&quot;ground&quot;:5,&quot;water&quot;:5,&quot;air&quot;:5,&quot;antiGravity&quot;:5},&quot;acceleration&quot;:3,&quot;weight&quot;:4,&quot;handling&quot;:{&quot;ground&quot;:5,&quot;water&quot;:5,&quot;air&quot;:5,&quot;antiGravity&quot;:5},&quot;grid&quot;:3,&quot;miniTurbo&quot;:3},{&quot;name&quot;:&quot;Daisy&quot;,&quot;type&quot;:&quot;D&quot;,&quot;size&quot;:&quot;M&quot;,&quot;speed&quot;:{&quot;ground&quot;:5,&quot;water&quot;:5,&quot;air&quot;:5,&quot;antiGravity&quot;:5},&quot;acceleration&quot;:3,&quot;weight&quot;:4,&quot;handling&quot;:{&quot;ground&quot;:5,&quot;water&quot;:5,&quot;air&quot;:5,&quot;antiGravity&quot;:5},&quot;grid&quot;:3,&quot;miniTurbo&quot;:3},{&quot;name&quot;:&quot;Yoshi&quot;,&quot;type&quot;:&quot;D&quot;,&quot;size&quot;:&quot;M&quot;,&quot;speed&quot;:{&quot;ground&quot;:5,&quot;water&quot;:5,&quot;air&quot;:5,&quot;antiGravity&quot;:5},&quot;acceleration&quot;:3,&quot;weight&quot;:4,&quot;handling&quot;:{&quot;ground&quot;:5,&quot;water&quot;:5,&quot;air&quot;:5,&quot;antiGravity&quot;:5},&quot;grid&quot;:3,&quot;miniTurbo&quot;:3},{&quot;name&quot;:&quot;Tanooki Mario&quot;,&quot;type&quot;:&quot;D&quot;,&quot;size&quot;:&quot;M&quot;,&quot;speed&quot;:{&quot;ground&quot;:5,&quot;water&quot;:5,&quot;air&quot;:5,&quot;antiGravity&quot;:5},&quot;acceleration&quot;:3,&quot;weight&quot;:5,&quot;handling&quot;:{&quot;ground&quot;:5,&quot;water&quot;:5,&quot;air&quot;:5,&quot;antiGravity&quot;:5},&quot;grid&quot;:1,&quot;miniTurbo&quot;:3},{&quot;name&quot;:&quot;VillagerMale&quot;,&quot;type&quot;:&quot;D&quot;,&quot;size&quot;:&quot;M&quot;,&quot;speed&quot;:{&quot;ground&quot;:5,&quot;water&quot;:5,&quot;air&quot;:5,&quot;antiGravity&quot;:5},&quot;acceleration&quot;:3,&quot;weight&quot;:5,&quot;handling&quot;:{&quot;ground&quot;:5,&quot;water&quot;:5,&quot;air&quot;:5,&quot;antiGravity&quot;:5},&quot;grid&quot;:1,&quot;miniTurbo&quot;:3},{&quot;name&quot;:&quot;Male Inkling&quot;,&quot;type&quot;:&quot;D&quot;,&quot;size&quot;:&quot;M&quot;,&quot;speed&quot;:{&quot;ground&quot;:5,&quot;water&quot;:5,&quot;air&quot;:5,&quot;antiGravity&quot;:5},&quot;acceleration&quot;:3,&quot;weight&quot;:5,&quot;handling&quot;:{&quot;ground&quot;:5,&quot;water&quot;:5,&quot;air&quot;:5,&quot;antiGravity&quot;:5},&quot;grid&quot;:1,&quot;miniTurbo&quot;:3},{&quot;name&quot;:&quot;Mario&quot;,&quot;type&quot;:&quot;D&quot;,&quot;size&quot;:&quot;M&quot;,&quot;speed&quot;:{&quot;ground&quot;:6,&quot;water&quot;:6,&quot;air&quot;:6,&quot;antiGravity&quot;:6},&quot;acceleration&quot;:2,&quot;weight&quot;:6,&quot;handling&quot;:{&quot;ground&quot;:4,&quot;water&quot;:4,&quot;air&quot;:4,&quot;antiGravity&quot;:4},&quot;grid&quot;:2,&quot;miniTurbo&quot;:2},{&quot;name&quot;:&quot;Ludwig&quot;,&quot;type&quot;:&quot;D&quot;,&quot;size&quot;:&quot;M&quot;,&quot;speed&quot;:{&quot;ground&quot;:6,&quot;water&quot;:6,&quot;air&quot;:6,&quot;antiGravity&quot;:6},&quot;acceleration&quot;:2,&quot;weight&quot;:6,&quot;handling&quot;:{&quot;ground&quot;:4,&quot;water&quot;:4,&quot;air&quot;:4,&quot;antiGravity&quot;:4},&quot;grid&quot;:2,&quot;miniTurbo&quot;:2},{&quot;name&quot;:&quot;Mii (Medium)&quot;,&quot;type&quot;:&quot;D&quot;,&quot;size&quot;:&quot;M&quot;,&quot;speed&quot;:{&quot;ground&quot;:6,&quot;water&quot;:6,&quot;air&quot;:6,&quot;antiGravity&quot;:6},&quot;acceleration&quot;:2,&quot;weight&quot;:6,&quot;handling&quot;:{&quot;ground&quot;:4,&quot;water&quot;:4,&quot;air&quot;:4,&quot;antiGravity&quot;:4},&quot;grid&quot;:2,&quot;miniTurbo&quot;:2},{&quot;name&quot;:&quot;Luigi&quot;,&quot;type&quot;:&quot;D&quot;,&quot;size&quot;:&quot;M&quot;,&quot;speed&quot;:{&quot;ground&quot;:6,&quot;water&quot;:6,&quot;air&quot;:6,&quot;antiGravity&quot;:6},&quot;acceleration&quot;:2,&quot;weight&quot;:6,&quot;handling&quot;:{&quot;ground&quot;:5,&quot;water&quot;:5,&quot;air&quot;:5,&quot;antiGravity&quot;:5},&quot;grid&quot;:1,&quot;miniTurbo&quot;:2},{&quot;name&quot;:&quot;Iggy&quot;,&quot;type&quot;:&quot;D&quot;,&quot;size&quot;:&quot;M&quot;,&quot;speed&quot;:{&quot;ground&quot;:6,&quot;water&quot;:6,&quot;air&quot;:6,&quot;antiGravity&quot;:6},&quot;acceleration&quot;:2,&quot;weight&quot;:6,&quot;handling&quot;:{&quot;ground&quot;:5,&quot;water&quot;:5,&quot;air&quot;:5,&quot;antiGravity&quot;:5},&quot;grid&quot;:1,&quot;miniTurbo&quot;:2},{&quot;name&quot;:&quot;Metal Mario&quot;,&quot;type&quot;:&quot;D&quot;,&quot;size&quot;:&quot;M&quot;,&quot;speed&quot;:{&quot;ground&quot;:8,&quot;water&quot;:8,&quot;air&quot;:8,&quot;antiGravity&quot;:8},&quot;acceleration&quot;:1,&quot;weight&quot;:10,&quot;handling&quot;:{&quot;ground&quot;:3,&quot;water&quot;:3,&quot;air&quot;:3,&quot;antiGravity&quot;:3},&quot;grid&quot;:1,&quot;miniTurbo&quot;:1},{&quot;name&quot;:&quot;PGPeach&quot;,&quot;type&quot;:&quot;D&quot;,&quot;size&quot;:&quot;M&quot;,&quot;speed&quot;:{&quot;ground&quot;:8,&quot;water&quot;:8,&quot;air&quot;:8,&quot;antiGravity&quot;:8},&quot;acceleration&quot;:1,&quot;weight&quot;:10,&quot;handling&quot;:{&quot;ground&quot;:3,&quot;water&quot;:3,&quot;air&quot;:3,&quot;antiGravity&quot;:3},&quot;grid&quot;:1,&quot;miniTurbo&quot;:1},{&quot;name&quot;:&quot;Gold Mario&quot;,&quot;type&quot;:&quot;D&quot;,&quot;size&quot;:&quot;M&quot;,&quot;speed&quot;:{&quot;ground&quot;:8,&quot;water&quot;:8,&quot;air&quot;:8,&quot;antiGravity&quot;:8},&quot;acceleration&quot;:1,&quot;weight&quot;:10,&quot;handling&quot;:{&quot;ground&quot;:3,&quot;water&quot;:3,&quot;air&quot;:3,&quot;antiGravity&quot;:3},&quot;grid&quot;:1,&quot;miniTurbo&quot;:1},{&quot;name&quot;:&quot;Rosalina&quot;,&quot;type&quot;:&quot;D&quot;,&quot;size&quot;:&quot;L&quot;,&quot;speed&quot;:{&quot;ground&quot;:7,&quot;water&quot;:7,&quot;air&quot;:7,&quot;antiGravity&quot;:7},&quot;acceleration&quot;:1,&quot;weight&quot;:7,&quot;handling&quot;:{&quot;ground&quot;:3,&quot;water&quot;:3,&quot;air&quot;:3,&quot;antiGravity&quot;:3},&quot;grid&quot;:3,&quot;miniTurbo&quot;:2},{&quot;name&quot;:&quot;Link&quot;,&quot;type&quot;:&quot;D&quot;,&quot;size&quot;:&quot;L&quot;,&quot;speed&quot;:{&quot;ground&quot;:7,&quot;water&quot;:7,&quot;air&quot;:7,&quot;antiGravity&quot;:7},&quot;acceleration&quot;:1,&quot;weight&quot;:7,&quot;handling&quot;:{&quot;ground&quot;:3,&quot;water&quot;:3,&quot;air&quot;:3,&quot;antiGravity&quot;:3},&quot;grid&quot;:3,&quot;miniTurbo&quot;:2},{&quot;name&quot;:&quot;King Boo&quot;,&quot;type&quot;:&quot;D&quot;,&quot;size&quot;:&quot;L&quot;,&quot;speed&quot;:{&quot;ground&quot;:7,&quot;water&quot;:7,&quot;air&quot;:7,&quot;antiGravity&quot;:7},&quot;acceleration&quot;:1,&quot;weight&quot;:7,&quot;handling&quot;:{&quot;ground&quot;:3,&quot;water&quot;:3,&quot;air&quot;:3,&quot;antiGravity&quot;:3},&quot;grid&quot;:3,&quot;miniTurbo&quot;:2},{&quot;name&quot;:&quot;Dkong&quot;,&quot;type&quot;:&quot;D&quot;,&quot;size&quot;:&quot;L&quot;,&quot;speed&quot;:{&quot;ground&quot;:9,&quot;water&quot;:9,&quot;air&quot;:9,&quot;antiGravity&quot;:9},&quot;acceleration&quot;:1,&quot;weight&quot;:8,&quot;handling&quot;:{&quot;ground&quot;:2,&quot;water&quot;:2,&quot;air&quot;:2,&quot;antiGravity&quot;:2},&quot;grid&quot;:0,&quot;miniTurbo&quot;:1},{&quot;name&quot;:&quot;Waluigi&quot;,&quot;type&quot;:&quot;D&quot;,&quot;size&quot;:&quot;L&quot;,&quot;speed&quot;:{&quot;ground&quot;:9,&quot;water&quot;:9,&quot;air&quot;:9,&quot;antiGravity&quot;:9},&quot;acceleration&quot;:1,&quot;weight&quot;:8,&quot;handling&quot;:{&quot;ground&quot;:2,&quot;water&quot;:2,&quot;air&quot;:2,&quot;antiGravity&quot;:2},&quot;grid&quot;:0,&quot;miniTurbo&quot;:1},{&quot;name&quot;:&quot;Roy&quot;,&quot;type&quot;:&quot;D&quot;,&quot;size&quot;:&quot;L&quot;,&quot;speed&quot;:{&quot;ground&quot;:9,&quot;water&quot;:9,&quot;air&quot;:9,&quot;antiGravity&quot;:9},&quot;acceleration&quot;:1,&quot;weight&quot;:8,&quot;handling&quot;:{&quot;ground&quot;:2,&quot;water&quot;:2,&quot;air&quot;:2,&quot;antiGravity&quot;:2},&quot;grid&quot;:0,&quot;miniTurbo&quot;:1},{&quot;name&quot;:&quot;Wario&quot;,&quot;type&quot;:&quot;D&quot;,&quot;size&quot;:&quot;L&quot;,&quot;speed&quot;:{&quot;ground&quot;:10,&quot;water&quot;:10,&quot;air&quot;:10,&quot;antiGravity&quot;:10},&quot;acceleration&quot;:0,&quot;weight&quot;:9,&quot;handling&quot;:{&quot;ground&quot;:1,&quot;water&quot;:1,&quot;air&quot;:1,&quot;antiGravity&quot;:1},&quot;grid&quot;:1,&quot;miniTurbo&quot;:0},{&quot;name&quot;:&quot;Dry Bowser&quot;,&quot;type&quot;:&quot;D&quot;,&quot;size&quot;:&quot;L&quot;,&quot;speed&quot;:{&quot;ground&quot;:10,&quot;water&quot;:10,&quot;air&quot;:10,&quot;antiGravity&quot;:10},&quot;acceleration&quot;:0,&quot;weight&quot;:9,&quot;handling&quot;:{&quot;ground&quot;:1,&quot;water&quot;:1,&quot;air&quot;:1,&quot;antiGravity&quot;:1},&quot;grid&quot;:1,&quot;miniTurbo&quot;:0},{&quot;name&quot;:&quot;Bowser&quot;,&quot;type&quot;:&quot;D&quot;,&quot;size&quot;:&quot;L&quot;,&quot;speed&quot;:{&quot;ground&quot;:10,&quot;water&quot;:10,&quot;air&quot;:10,&quot;antiGravity&quot;:10},&quot;acceleration&quot;:0,&quot;weight&quot;:10,&quot;handling&quot;:{&quot;ground&quot;:0,&quot;water&quot;:0,&quot;air&quot;:0,&quot;antiGravity&quot;:0},&quot;grid&quot;:0,&quot;miniTurbo&quot;:0},{&quot;name&quot;:&quot;Morton&quot;,&quot;type&quot;:&quot;D&quot;,&quot;size&quot;:&quot;L&quot;,&quot;speed&quot;:{&quot;ground&quot;:10,&quot;water&quot;:10,&quot;air&quot;:10,&quot;antiGravity&quot;:10},&quot;acceleration&quot;:0,&quot;weight&quot;:10,&quot;handling&quot;:{&quot;ground&quot;:0,&quot;water&quot;:0,&quot;air&quot;:0,&quot;antiGravity&quot;:0},&quot;grid&quot;:0,&quot;miniTurbo&quot;:0},{&quot;name&quot;:&quot;Mii (Heavy)&quot;,&quot;type&quot;:&quot;D&quot;,&quot;size&quot;:&quot;L&quot;,&quot;speed&quot;:{&quot;ground&quot;:10,&quot;water&quot;:10,&quot;air&quot;:10,&quot;antiGravity&quot;:10},&quot;acceleration&quot;:0,&quot;weight&quot;:10,&quot;handling&quot;:{&quot;ground&quot;:0,&quot;water&quot;:0,&quot;air&quot;:0,&quot;antiGravity&quot;:0},&quot;grid&quot;:0,&quot;miniTurbo&quot;:0}]" calcext:value-type="string">
            <text:p>[{"name":"Baby Peach","type":"D","size":"S","speed":{"ground":0,"water":0,"air":0,"antiGravity":0},"acceleration":4,"weight":0,"handling":{"ground":10,"water":10,"air":10,"antiGravity":10},"grid":5,"miniTurbo":5},{"name":"Baby Daisy","type":"D","size":"S","speed":{"ground":0,"water":0,"air":0,"antiGravity":0},"acceleration":4,"weight":0,"handling":{"ground":10,"water":10,"air":10,"antiGravity":10},"grid":5,"miniTurbo":5},{"name":"Baby Rosalina","type":"D","size":"S","speed":{"ground":0,"water":0,"air":0,"antiGravity":0},"acceleration":5,"weight":0,"handling":{"ground":9,"water":9,"air":9,"antiGravity":9},"grid":3,"miniTurbo":5},{"name":"Lemmy","type":"D","size":"S","speed":{"ground":0,"water":0,"air":0,"antiGravity":0},"acceleration":5,"weight":0,"handling":{"ground":9,"water":9,"air":9,"antiGravity":9},"grid":3,"miniTurbo":5},{"name":"Baby Mario","type":"D","size":"S","speed":{"ground":1,"water":1,"air":1,"antiGravity":1},"acceleration":5,"weight":1,"handling":{"ground":8,"water":8,"air":8,"antiGravity":8},"grid":4,"miniTurbo":4},{"name":"Baby Luigi","type":"D","size":"S","speed":{"ground":1,"water":1,"air":1,"antiGravity":1},"acceleration":5,"weight":1,"handling":{"ground":8,"water":8,"air":8,"antiGravity":8},"grid":4,"miniTurbo":4},{"name":"Dry Bones","type":"D","size":"S","speed":{"ground":1,"water":1,"air":1,"antiGravity":1},"acceleration":5,"weight":1,"handling":{"ground":8,"water":8,"air":8,"antiGravity":8},"grid":4,"miniTurbo":4},{"name":"Mii (Light)","type":"D","size":"S","speed":{"ground":1,"water":1,"air":1,"antiGravity":1},"acceleration":5,"weight":1,"handling":{"ground":8,"water":8,"air":8,"antiGravity":8},"grid":4,"miniTurbo":4},{"name":"Toadette","type":"D","size":"S","speed":{"ground":2,"water":2,"air":2,"antiGravity":2},"acceleration":5,"weight":2,"handling":{"ground":7,"water":7,"air":7,"antiGravity":7},"grid":2,"miniTurbo":4},{"name":"Wendy","type":"D","size":"S","speed":{"ground":2,"water":2,"air":2,"antiGravity":2},"acceleration":5,"weight":2,"handling":{"ground":7,"water":7,"air":7,"antiGravity":7},"grid":2,"miniTurbo":4},{"name":"Isabelle","type":"D","size":"S","speed":{"ground":2,"water":2,"air":2,"antiGravity":2},"acceleration":5,"weight":2,"handling":{"ground":7,"water":7,"air":7,"antiGravity":7},"grid":2,"miniTurbo":4},{"name":"Koopa","type":"D","size":"S","speed":{"ground":2,"water":2,"air":2,"antiGravity":2},"acceleration":4,"weight":2,"handling":{"ground":8,"water":8,"air":8,"antiGravity":8},"grid":5,"miniTurbo":4},{"name":"Lakitu","type":"D","size":"S","speed":{"ground":2,"water":2,"air":2,"antiGravity":2},"acceleration":4,"weight":2,"handling":{"ground":8,"water":8,"air":8,"antiGravity":8},"grid":5,"miniTurbo":4},{"name":"Bowser Jr","type":"D","size":"S","speed":{"ground":2,"water":2,"air":2,"antiGravity":2},"acceleration":4,"weight":2,"handling":{"ground":8,"water":8,"air":8,"antiGravity":8},"grid":5,"miniTurbo":4},{"name":"Toad","type":"D","size":"S","speed":{"ground":3,"water":3,"air":3,"antiGravity":3},"acceleration":4,"weight":3,"handling":{"ground":7,"water":7,"air":7,"antiGravity":7},"grid":4,"miniTurbo":3},{"name":"ShyGuy","type":"D","size":"S","speed":{"ground":3,"water":3,"air":3,"antiGravity":3},"acceleration":4,"weight":3,"handling":{"ground":7,"water":7,"air":7,"antiGravity":7},"grid":4,"miniTurbo":3},{"name":"Larry","type":"D","size":"S","speed":{"ground":3,"water":3,"air":3,"antiGravity":3},"acceleration":4,"weight":3,"handling":{"ground":7,"water":7,"air":7,"antiGravity":7},"grid":4,"miniTurbo":3},{"name":"Cat Peach","type":"D","size":"M","speed":{"ground":4,"water":4,"air":4,"antiGravity":4},"acceleration":4,"weight":3,"handling":{"ground":6,"water":6,"air":6,"antiGravity":6},"grid":3,"miniTurbo":3},{"name":"Villager Female","type":"D","size":"M","speed":{"ground":4,"water":4,"air":4,"antiGravity":4},"acceleration":4,"weight":3,"handling":{"ground":6,"water":6,"air":6,"antiGravity":6},"grid":3,"miniTurbo":3},{"name":"Female Inkling","type":"D","size":"M","speed":{"ground":4,"water":4,"air":4,"antiGravity":4},"acceleration":4,"weight":3,"handling":{"ground":6,"water":6,"air":6,"antiGravity":6},"grid":3,"miniTurbo":3},{"name":"Peach","type":"D","size":"M","speed":{"ground":5,"water":5,"air":5,"antiGravity":5},"acceleration":3,"weight":4,"handling":{"ground":5,"water":5,"air":5,"antiGravity":5},"grid":3,"miniTurbo":3},{"name":"Daisy","type":"D","size":"M","speed":{"ground":5,"water":5,"air":5,"antiGravity":5},"acceleration":3,"weight":4,"handling":{"ground":5,"water":5,"air":5,"antiGravity":5},"grid":3,"miniTurbo":3},{"name":"Yoshi","type":"D","size":"M","speed":{"ground":5,"water":5,"air":5,"antiGravity":5},"acceleration":3,"weight":4,"handling":{"ground":5,"water":5,"air":5,"antiGravity":5},"grid":3,"miniTurbo":3},{"name":"Tanooki Mario","type":"D","size":"M","speed":{"ground":5,"water":5,"air":5,"antiGravity":5},"acceleration":3,"weight":5,"handling":{"ground":5,"water":5,"air":5,"antiGravity":5},"grid":1,"miniTurbo":3},{"name":"VillagerMale","type":"D","size":"M","speed":{"ground":5,"water":5,"air":5,"antiGravity":5},"acceleration":3,"weight":5,"handling":{"ground":5,"water":5,"air":5,"antiGravity":5},"grid":1,"miniTurbo":3},{"name":"Male Inkling","type":"D","size":"M","speed":{"ground":5,"water":5,"air":5,"antiGravity":5},"acceleration":3,"weight":5,"handling":{"ground":5,"water":5,"air":5,"antiGravity":5},"grid":1,"miniTurbo":3},{"name":"Mario","type":"D","size":"M","speed":{"ground":6,"water":6,"air":6,"antiGravity":6},"acceleration":2,"weight":6,"handling":{"ground":4,"water":4,"air":4,"antiGravity":4},"grid":2,"miniTurbo":2},{"name":"Ludwig","type":"D","size":"M","speed":{"ground":6,"water":6,"air":6,"antiGravity":6},"acceleration":2,"weight":6,"handling":{"ground":4,"water":4,"air":4,"antiGravity":4},"grid":2,"miniTurbo":2},{"name":"Mii (Medium)","type":"D","size":"M","speed":{"ground":6,"water":6,"air":6,"antiGravity":6},"acceleration":2,"weight":6,"handling":{"ground":4,"water":4,"air":4,"antiGravity":4},"grid":2,"miniTurbo":2},{"name":"Luigi","type":"D","size":"M","speed":{"ground":6,"water":6,"air":6,"antiGravity":6},"acceleration":2,"weight":6,"handling":{"ground":5,"water":5,"air":5,"antiGravity":5},"grid":1,"miniTurbo":2},{"name":"Iggy","type":"D","size":"M","speed":{"ground":6,"water":6,"air":6,"antiGravity":6},"acceleration":2,"weight":6,"handling":{"ground":5,"water":5,"air":5,"antiGravity":5},"grid":1,"miniTurbo":2},{"name":"Metal Mario","type":"D","size":"M","speed":{"ground":8,"water":8,"air":8,"antiGravity":8},"acceleration":1,"weight":10,"handling":{"ground":3,"water":3,"air":3,"antiGravity":3},"grid":1,"miniTurbo":1},{"name":"PGPeach","type":"D","size":"M","speed":{"ground":8,"water":8,"air":8,"antiGravity":8},"acceleration":1,"weight":10,"handling":{"ground":3,"water":3,"air":3,"antiGravity":3},"grid":1,"miniTurbo":1},{"name":"Gold Mario","type":"D","size":"M","speed":{"ground":8,"water":8,"air":8,"antiGravity":8},"acceleration":1,"weight":10,"handling":{"ground":3,"water":3,"air":3,"antiGravity":3},"grid":1,"miniTurbo":1},{"name":"Rosalina","type":"D","size":"L","speed":{"ground":7,"water":7,"air":7,"antiGravity":7},"acceleration":1,"weight":7,"handling":{"ground":3,"water":3,"air":3,"antiGravity":3},"grid":3,"miniTurbo":2},{"name":"Link","type":"D","size":"L","speed":{"ground":7,"water":7,"air":7,"antiGravity":7},"acceleration":1,"weight":7,"handling":{"ground":3,"water":3,"air":3,"antiGravity":3},"grid":3,"miniTurbo":2},{"name":"King Boo","type":"D","size":"L","speed":{"ground":7,"water":7,"air":7,"antiGravity":7},"acceleration":1,"weight":7,"handling":{"ground":3,"water":3,"air":3,"antiGravity":3},"grid":3,"miniTurbo":2},{"name":"Dkong","type":"D","size":"L","speed":{"ground":9,"water":9,"air":9,"antiGravity":9},"acceleration":1,"weight":8,"handling":{"ground":2,"water":2,"air":2,"antiGravity":2},"grid":0,"miniTurbo":1},{"name":"Waluigi","type":"D","size":"L","speed":{"ground":9,"water":9,"air":9,"antiGravity":9},"acceleration":1,"weight":8,"handling":{"ground":2,"water":2,"air":2,"antiGravity":2},"grid":0,"miniTurbo":1},{"name":"Roy","type":"D","size":"L","speed":{"ground":9,"water":9,"air":9,"antiGravity":9},"acceleration":1,"weight":8,"handling":{"ground":2,"water":2,"air":2,"antiGravity":2},"grid":0,"miniTurbo":1},{"name":"Wario","type":"D","size":"L","speed":{"ground":10,"water":10,"air":10,"antiGravity":10},"acceleration":0,"weight":9,"handling":{"ground":1,"water":1,"air":1,"antiGravity":1},"grid":1,"miniTurbo":0},{"name":"Dry Bowser","type":"D","size":"L","speed":{"ground":10,"water":10,"air":10,"antiGravity":10},"acceleration":0,"weight":9,"handling":{"ground":1,"water":1,"air":1,"antiGravity":1},"grid":1,"miniTurbo":0},{"name":"Bowser","type":"D","size":"L","speed":{"ground":10,"water":10,"air":10,"antiGravity":10},"acceleration":0,"weight":10,"handling":{"ground":0,"water":0,"air":0,"antiGravity":0},"grid":0,"miniTurbo":0},{"name":"Morton","type":"D","size":"L","speed":{"ground":10,"water":10,"air":10,"antiGravity":10},"acceleration":0,"weight":10,"handling":{"ground":0,"water":0,"air":0,"antiGravity":0},"grid":0,"miniTurbo":0},{"name":"Mii (Heavy)","type":"D","size":"L","speed":{"ground":10,"water":10,"air":10,"antiGravity":10},"acceleration":0,"weight":10,"handling":{"ground":0,"water":0,"air":0,"antiGravity":0},"grid":0,"miniTurbo":0}]</text:p>
          </table:table-cell>
        </table:table-row>
        <table:table-row table:style-name="ro1">
          <table:table-cell office:value-type="string" calcext:value-type="string">
            <text:p>Bodies</text:p>
          </table:table-cell>
          <table:table-cell table:formula="of:= CONCATENATE(&quot;[&quot;; COM.MICROSOFT.TEXTJOIN(&quot;,&quot;; ;[$Bodies.AF3:$Bodies.AF42]); &quot;]&quot;)" office:value-type="string" office:string-value="[{&quot;name&quot;:&quot;Standard Kart&quot;,&quot;type&quot;:&quot;B&quot;,&quot;size&quot;:null,&quot;speed&quot;:{&quot;ground&quot;:3,&quot;water&quot;:3,&quot;air&quot;:3,&quot;antiGravity&quot;:3},&quot;acceleration&quot;:4,&quot;weight&quot;:2,&quot;handling&quot;:{&quot;ground&quot;:3,&quot;water&quot;:2,&quot;air&quot;:3,&quot;antiGravity&quot;:3},&quot;grid&quot;:3,&quot;miniTurbo&quot;:4},{&quot;name&quot;:&quot;The Duke&quot;,&quot;type&quot;:&quot;B&quot;,&quot;size&quot;:null,&quot;speed&quot;:{&quot;ground&quot;:3,&quot;water&quot;:3,&quot;air&quot;:3,&quot;antiGravity&quot;:3},&quot;acceleration&quot;:4,&quot;weight&quot;:2,&quot;handling&quot;:{&quot;ground&quot;:3,&quot;water&quot;:2,&quot;air&quot;:3,&quot;antiGravity&quot;:3},&quot;grid&quot;:3,&quot;miniTurbo&quot;:4},{&quot;name&quot;:&quot;300 SL Roadster&quot;,&quot;type&quot;:&quot;B&quot;,&quot;size&quot;:null,&quot;speed&quot;:{&quot;ground&quot;:3,&quot;water&quot;:3,&quot;air&quot;:3,&quot;antiGravity&quot;:3},&quot;acceleration&quot;:4,&quot;weight&quot;:2,&quot;handling&quot;:{&quot;ground&quot;:3,&quot;water&quot;:2,&quot;air&quot;:3,&quot;antiGravity&quot;:3},&quot;grid&quot;:3,&quot;miniTurbo&quot;:4},{&quot;name&quot;:&quot;Pipe Frame&quot;,&quot;type&quot;:&quot;B&quot;,&quot;size&quot;:null,&quot;speed&quot;:{&quot;ground&quot;:1,&quot;water&quot;:3,&quot;air&quot;:1,&quot;antiGravity&quot;:1},&quot;acceleration&quot;:6,&quot;weight&quot;:1,&quot;handling&quot;:{&quot;ground&quot;:5,&quot;water&quot;:4,&quot;air&quot;:2,&quot;antiGravity&quot;:4},&quot;grid&quot;:4,&quot;miniTurbo&quot;:6},{&quot;name&quot;:&quot;Varmint&quot;,&quot;type&quot;:&quot;B&quot;,&quot;size&quot;:null,&quot;speed&quot;:{&quot;ground&quot;:1,&quot;water&quot;:3,&quot;air&quot;:1,&quot;antiGravity&quot;:1},&quot;acceleration&quot;:6,&quot;weight&quot;:1,&quot;handling&quot;:{&quot;ground&quot;:5,&quot;water&quot;:4,&quot;air&quot;:2,&quot;antiGravity&quot;:4},&quot;grid&quot;:4,&quot;miniTurbo&quot;:6},{&quot;name&quot;:&quot;City Tripper&quot;,&quot;type&quot;:&quot;B&quot;,&quot;size&quot;:null,&quot;speed&quot;:{&quot;ground&quot;:1,&quot;water&quot;:3,&quot;air&quot;:1,&quot;antiGravity&quot;:1},&quot;acceleration&quot;:6,&quot;weight&quot;:1,&quot;handling&quot;:{&quot;ground&quot;:5,&quot;water&quot;:4,&quot;air&quot;:2,&quot;antiGravity&quot;:4},&quot;grid&quot;:4,&quot;miniTurbo&quot;:6},{&quot;name&quot;:&quot;Mach 8&quot;,&quot;type&quot;:&quot;B&quot;,&quot;size&quot;:null,&quot;speed&quot;:{&quot;ground&quot;:3,&quot;water&quot;:3,&quot;air&quot;:4,&quot;antiGravity&quot;:5},&quot;acceleration&quot;:3,&quot;weight&quot;:3,&quot;handling&quot;:{&quot;ground&quot;:2,&quot;water&quot;:2,&quot;air&quot;:2,&quot;antiGravity&quot;:4},&quot;grid&quot;:4,&quot;miniTurbo&quot;:4},{&quot;name&quot;:&quot;Sports Coupe (Sports Coupé)&quot;,&quot;type&quot;:&quot;B&quot;,&quot;size&quot;:null,&quot;speed&quot;:{&quot;ground&quot;:3,&quot;water&quot;:3,&quot;air&quot;:4,&quot;antiGravity&quot;:5},&quot;acceleration&quot;:3,&quot;weight&quot;:3,&quot;handling&quot;:{&quot;ground&quot;:2,&quot;water&quot;:2,&quot;air&quot;:2,&quot;antiGravity&quot;:4},&quot;grid&quot;:4,&quot;miniTurbo&quot;:4},{&quot;name&quot;:&quot;Inkstriker&quot;,&quot;type&quot;:&quot;B&quot;,&quot;size&quot;:null,&quot;speed&quot;:{&quot;ground&quot;:3,&quot;water&quot;:3,&quot;air&quot;:4,&quot;antiGravity&quot;:5},&quot;acceleration&quot;:3,&quot;weight&quot;:3,&quot;handling&quot;:{&quot;ground&quot;:2,&quot;water&quot;:2,&quot;air&quot;:2,&quot;antiGravity&quot;:4},&quot;grid&quot;:4,&quot;miniTurbo&quot;:4},{&quot;name&quot;:&quot;Steel Driver&quot;,&quot;type&quot;:&quot;B&quot;,&quot;size&quot;:null,&quot;speed&quot;:{&quot;ground&quot;:4,&quot;water&quot;:5,&quot;air&quot;:0,&quot;antiGravity&quot;:2},&quot;acceleration&quot;:1,&quot;weight&quot;:4,&quot;handling&quot;:{&quot;ground&quot;:1,&quot;water&quot;:5,&quot;air&quot;:1,&quot;antiGravity&quot;:1},&quot;grid&quot;:3,&quot;miniTurbo&quot;:2},{&quot;name&quot;:&quot;Tri-Speeder&quot;,&quot;type&quot;:&quot;B&quot;,&quot;size&quot;:null,&quot;speed&quot;:{&quot;ground&quot;:4,&quot;water&quot;:5,&quot;air&quot;:0,&quot;antiGravity&quot;:2},&quot;acceleration&quot;:1,&quot;weight&quot;:4,&quot;handling&quot;:{&quot;ground&quot;:1,&quot;water&quot;:5,&quot;air&quot;:1,&quot;antiGravity&quot;:1},&quot;grid&quot;:3,&quot;miniTurbo&quot;:2},{&quot;name&quot;:&quot;Bone Rattler&quot;,&quot;type&quot;:&quot;B&quot;,&quot;size&quot;:null,&quot;speed&quot;:{&quot;ground&quot;:4,&quot;water&quot;:5,&quot;air&quot;:0,&quot;antiGravity&quot;:2},&quot;acceleration&quot;:1,&quot;weight&quot;:4,&quot;handling&quot;:{&quot;ground&quot;:1,&quot;water&quot;:5,&quot;air&quot;:1,&quot;antiGravity&quot;:1},&quot;grid&quot;:3,&quot;miniTurbo&quot;:2},{&quot;name&quot;:&quot;Cat Cruiser&quot;,&quot;type&quot;:&quot;B&quot;,&quot;size&quot;:null,&quot;speed&quot;:{&quot;ground&quot;:2,&quot;water&quot;:2,&quot;air&quot;:4,&quot;antiGravity&quot;:3},&quot;acceleration&quot;:5,&quot;weight&quot;:2,&quot;handling&quot;:{&quot;ground&quot;:4,&quot;water&quot;:2,&quot;air&quot;:4,&quot;antiGravity&quot;:3},&quot;grid&quot;:3,&quot;miniTurbo&quot;:5},{&quot;name&quot;:&quot;Comet&quot;,&quot;type&quot;:&quot;B&quot;,&quot;size&quot;:null,&quot;speed&quot;:{&quot;ground&quot;:2,&quot;water&quot;:2,&quot;air&quot;:4,&quot;antiGravity&quot;:3},&quot;acceleration&quot;:5,&quot;weight&quot;:2,&quot;handling&quot;:{&quot;ground&quot;:4,&quot;water&quot;:2,&quot;air&quot;:4,&quot;antiGravity&quot;:3},&quot;grid&quot;:3,&quot;miniTurbo&quot;:5},{&quot;name&quot;:&quot;Yoshi Bike&quot;,&quot;type&quot;:&quot;B&quot;,&quot;size&quot;:null,&quot;speed&quot;:{&quot;ground&quot;:2,&quot;water&quot;:2,&quot;air&quot;:4,&quot;antiGravity&quot;:3},&quot;acceleration&quot;:5,&quot;weight&quot;:2,&quot;handling&quot;:{&quot;ground&quot;:4,&quot;water&quot;:2,&quot;air&quot;:4,&quot;antiGravity&quot;:3},&quot;grid&quot;:3,&quot;miniTurbo&quot;:5},{&quot;name&quot;:&quot;Teddy Buggy&quot;,&quot;type&quot;:&quot;B&quot;,&quot;size&quot;:null,&quot;speed&quot;:{&quot;ground&quot;:2,&quot;water&quot;:2,&quot;air&quot;:4,&quot;antiGravity&quot;:3},&quot;acceleration&quot;:5,&quot;weight&quot;:2,&quot;handling&quot;:{&quot;ground&quot;:4,&quot;water&quot;:2,&quot;air&quot;:4,&quot;antiGravity&quot;:3},&quot;grid&quot;:3,&quot;miniTurbo&quot;:5},{&quot;name&quot;:&quot;Circuit Special&quot;,&quot;type&quot;:&quot;B&quot;,&quot;size&quot;:null,&quot;speed&quot;:{&quot;ground&quot;:5,&quot;water&quot;:1,&quot;air&quot;:2,&quot;antiGravity&quot;:4},&quot;acceleration&quot;:1,&quot;weight&quot;:3,&quot;handling&quot;:{&quot;ground&quot;:1,&quot;water&quot;:1,&quot;air&quot;:0,&quot;antiGravity&quot;:2},&quot;grid&quot;:1,&quot;miniTurbo&quot;:1},{&quot;name&quot;:&quot;Badwagon&quot;,&quot;type&quot;:&quot;B&quot;,&quot;size&quot;:null,&quot;speed&quot;:{&quot;ground&quot;:5,&quot;water&quot;:1,&quot;air&quot;:2,&quot;antiGravity&quot;:4},&quot;acceleration&quot;:1,&quot;weight&quot;:3,&quot;handling&quot;:{&quot;ground&quot;:1,&quot;water&quot;:1,&quot;air&quot;:0,&quot;antiGravity&quot;:2},&quot;grid&quot;:1,&quot;miniTurbo&quot;:1},{&quot;name&quot;:&quot;Prancer&quot;,&quot;type&quot;:&quot;B&quot;,&quot;size&quot;:null,&quot;speed&quot;:{&quot;ground&quot;:5,&quot;water&quot;:1,&quot;air&quot;:2,&quot;antiGravity&quot;:4},&quot;acceleration&quot;:1,&quot;weight&quot;:3,&quot;handling&quot;:{&quot;ground&quot;:1,&quot;water&quot;:1,&quot;air&quot;:0,&quot;antiGravity&quot;:2},&quot;grid&quot;:1,&quot;miniTurbo&quot;:1},{&quot;name&quot;:&quot;Badwagon&quot;,&quot;type&quot;:&quot;B&quot;,&quot;size&quot;:null,&quot;speed&quot;:{&quot;ground&quot;:5,&quot;water&quot;:2,&quot;air&quot;:1,&quot;antiGravity&quot;:3},&quot;acceleration&quot;:0,&quot;weight&quot;:4,&quot;handling&quot;:{&quot;ground&quot;:0,&quot;water&quot;:1,&quot;air&quot;:0,&quot;antiGravity&quot;:1},&quot;grid&quot;:5,&quot;miniTurbo&quot;:0},{&quot;name&quot;:&quot;Prancer&quot;,&quot;type&quot;:&quot;B&quot;,&quot;size&quot;:null,&quot;speed&quot;:{&quot;ground&quot;:5,&quot;water&quot;:2,&quot;air&quot;:1,&quot;antiGravity&quot;:3},&quot;acceleration&quot;:0,&quot;weight&quot;:4,&quot;handling&quot;:{&quot;ground&quot;:0,&quot;water&quot;:1,&quot;air&quot;:0,&quot;antiGravity&quot;:1},&quot;grid&quot;:5,&quot;miniTurbo&quot;:0},{&quot;name&quot;:&quot;GLA&quot;,&quot;type&quot;:&quot;B&quot;,&quot;size&quot;:null,&quot;speed&quot;:{&quot;ground&quot;:5,&quot;water&quot;:2,&quot;air&quot;:1,&quot;antiGravity&quot;:3},&quot;acceleration&quot;:0,&quot;weight&quot;:4,&quot;handling&quot;:{&quot;ground&quot;:0,&quot;water&quot;:1,&quot;air&quot;:0,&quot;antiGravity&quot;:1},&quot;grid&quot;:5,&quot;miniTurbo&quot;:0},{&quot;name&quot;:&quot;Prancer&quot;,&quot;type&quot;:&quot;B&quot;,&quot;size&quot;:null,&quot;speed&quot;:{&quot;ground&quot;:4,&quot;water&quot;:3,&quot;air&quot;:3,&quot;antiGravity&quot;:3},&quot;acceleration&quot;:2,&quot;weight&quot;:1,&quot;handling&quot;:{&quot;ground&quot;:3,&quot;water&quot;:3,&quot;air&quot;:3,&quot;antiGravity&quot;:2},&quot;grid&quot;:2,&quot;miniTurbo&quot;:3},{&quot;name&quot;:&quot;Sport Bike&quot;,&quot;type&quot;:&quot;B&quot;,&quot;size&quot;:null,&quot;speed&quot;:{&quot;ground&quot;:4,&quot;water&quot;:3,&quot;air&quot;:3,&quot;antiGravity&quot;:3},&quot;acceleration&quot;:2,&quot;weight&quot;:1,&quot;handling&quot;:{&quot;ground&quot;:3,&quot;water&quot;:3,&quot;air&quot;:3,&quot;antiGravity&quot;:2},&quot;grid&quot;:2,&quot;miniTurbo&quot;:3},{&quot;name&quot;:&quot;Jet Bike&quot;,&quot;type&quot;:&quot;B&quot;,&quot;size&quot;:null,&quot;speed&quot;:{&quot;ground&quot;:4,&quot;water&quot;:3,&quot;air&quot;:3,&quot;antiGravity&quot;:3},&quot;acceleration&quot;:2,&quot;weight&quot;:1,&quot;handling&quot;:{&quot;ground&quot;:3,&quot;water&quot;:3,&quot;air&quot;:3,&quot;antiGravity&quot;:2},&quot;grid&quot;:2,&quot;miniTurbo&quot;:3},{&quot;name&quot;:&quot;Biddybuggy (Buggybud)&quot;,&quot;type&quot;:&quot;B&quot;,&quot;size&quot;:null,&quot;speed&quot;:{&quot;ground&quot;:0,&quot;water&quot;:1,&quot;air&quot;:1,&quot;antiGravity&quot;:2},&quot;acceleration&quot;:7,&quot;weight&quot;:0,&quot;handling&quot;:{&quot;ground&quot;:5,&quot;water&quot;:4,&quot;air&quot;:4,&quot;antiGravity&quot;:5},&quot;grid&quot;:4,&quot;miniTurbo&quot;:7},{&quot;name&quot;:&quot;Mr. Scooty (Mr Scooty)&quot;,&quot;type&quot;:&quot;B&quot;,&quot;size&quot;:null,&quot;speed&quot;:{&quot;ground&quot;:0,&quot;water&quot;:1,&quot;air&quot;:1,&quot;antiGravity&quot;:2},&quot;acceleration&quot;:7,&quot;weight&quot;:0,&quot;handling&quot;:{&quot;ground&quot;:5,&quot;water&quot;:4,&quot;air&quot;:4,&quot;antiGravity&quot;:5},&quot;grid&quot;:4,&quot;miniTurbo&quot;:7},{&quot;name&quot;:&quot;Landship&quot;,&quot;type&quot;:&quot;B&quot;,&quot;size&quot;:null,&quot;speed&quot;:{&quot;ground&quot;:1,&quot;water&quot;:5,&quot;air&quot;:2,&quot;antiGravity&quot;:0},&quot;acceleration&quot;:6,&quot;weight&quot;:0,&quot;handling&quot;:{&quot;ground&quot;:4,&quot;water&quot;:5,&quot;air&quot;:3,&quot;antiGravity&quot;:2},&quot;grid&quot;:6,&quot;miniTurbo&quot;:6},{&quot;name&quot;:&quot;Streetle&quot;,&quot;type&quot;:&quot;B&quot;,&quot;size&quot;:null,&quot;speed&quot;:{&quot;ground&quot;:1,&quot;water&quot;:5,&quot;air&quot;:2,&quot;antiGravity&quot;:0},&quot;acceleration&quot;:6,&quot;weight&quot;:0,&quot;handling&quot;:{&quot;ground&quot;:4,&quot;water&quot;:5,&quot;air&quot;:3,&quot;antiGravity&quot;:2},&quot;grid&quot;:6,&quot;miniTurbo&quot;:6},{&quot;name&quot;:&quot;Sneeker (Bounder)&quot;,&quot;type&quot;:&quot;B&quot;,&quot;size&quot;:null,&quot;speed&quot;:{&quot;ground&quot;:4,&quot;water&quot;:2,&quot;air&quot;:3,&quot;antiGravity&quot;:3},&quot;acceleration&quot;:2,&quot;weight&quot;:2,&quot;handling&quot;:{&quot;ground&quot;:3,&quot;water&quot;:2,&quot;air&quot;:2,&quot;antiGravity&quot;:3},&quot;grid&quot;:0,&quot;miniTurbo&quot;:3},{&quot;name&quot;:&quot;Standard Bike&quot;,&quot;type&quot;:&quot;B&quot;,&quot;size&quot;:null,&quot;speed&quot;:{&quot;ground&quot;:4,&quot;water&quot;:2,&quot;air&quot;:3,&quot;antiGravity&quot;:3},&quot;acceleration&quot;:2,&quot;weight&quot;:2,&quot;handling&quot;:{&quot;ground&quot;:3,&quot;water&quot;:2,&quot;air&quot;:2,&quot;antiGravity&quot;:3},&quot;grid&quot;:0,&quot;miniTurbo&quot;:3},{&quot;name&quot;:&quot;Blue Falcon&quot;,&quot;type&quot;:&quot;B&quot;,&quot;size&quot;:null,&quot;speed&quot;:{&quot;ground&quot;:4,&quot;water&quot;:2,&quot;air&quot;:3,&quot;antiGravity&quot;:3},&quot;acceleration&quot;:2,&quot;weight&quot;:2,&quot;handling&quot;:{&quot;ground&quot;:3,&quot;water&quot;:2,&quot;air&quot;:2,&quot;antiGravity&quot;:3},&quot;grid&quot;:0,&quot;miniTurbo&quot;:3},{&quot;name&quot;:&quot;Tanooki Kart&quot;,&quot;type&quot;:&quot;B&quot;,&quot;size&quot;:null,&quot;speed&quot;:{&quot;ground&quot;:2,&quot;water&quot;:2,&quot;air&quot;:3,&quot;antiGravity&quot;:4},&quot;acceleration&quot;:5,&quot;weight&quot;:1,&quot;handling&quot;:{&quot;ground&quot;:4,&quot;water&quot;:3,&quot;air&quot;:3,&quot;antiGravity&quot;:4},&quot;grid&quot;:5,&quot;miniTurbo&quot;:5},{&quot;name&quot;:&quot;Blue Falcon&quot;,&quot;type&quot;:&quot;B&quot;,&quot;size&quot;:null,&quot;speed&quot;:{&quot;ground&quot;:2,&quot;water&quot;:2,&quot;air&quot;:3,&quot;antiGravity&quot;:4},&quot;acceleration&quot;:5,&quot;weight&quot;:1,&quot;handling&quot;:{&quot;ground&quot;:4,&quot;water&quot;:3,&quot;air&quot;:3,&quot;antiGravity&quot;:4},&quot;grid&quot;:5,&quot;miniTurbo&quot;:5},{&quot;name&quot;:&quot;Tanooki Kart&quot;,&quot;type&quot;:&quot;B&quot;,&quot;size&quot;:null,&quot;speed&quot;:{&quot;ground&quot;:2,&quot;water&quot;:2,&quot;air&quot;:3,&quot;antiGravity&quot;:4},&quot;acceleration&quot;:5,&quot;weight&quot;:1,&quot;handling&quot;:{&quot;ground&quot;:4,&quot;water&quot;:3,&quot;air&quot;:3,&quot;antiGravity&quot;:4},&quot;grid&quot;:5,&quot;miniTurbo&quot;:5},{&quot;name&quot;:&quot;W 25 Silver Arrow&quot;,&quot;type&quot;:&quot;B&quot;,&quot;size&quot;:null,&quot;speed&quot;:{&quot;ground&quot;:2,&quot;water&quot;:2,&quot;air&quot;:3,&quot;antiGravity&quot;:4},&quot;acceleration&quot;:5,&quot;weight&quot;:1,&quot;handling&quot;:{&quot;ground&quot;:4,&quot;water&quot;:3,&quot;air&quot;:3,&quot;antiGravity&quot;:4},&quot;grid&quot;:5,&quot;miniTurbo&quot;:5},{&quot;name&quot;:&quot;Blue Falcon&quot;,&quot;type&quot;:&quot;B&quot;,&quot;size&quot;:null,&quot;speed&quot;:{&quot;ground&quot;:4,&quot;water&quot;:2,&quot;air&quot;:3,&quot;antiGravity&quot;:4},&quot;acceleration&quot;:3,&quot;weight&quot;:0,&quot;handling&quot;:{&quot;ground&quot;:2,&quot;water&quot;:3,&quot;air&quot;:1,&quot;antiGravity&quot;:5},&quot;grid&quot;:3,&quot;miniTurbo&quot;:3},{&quot;name&quot;:&quot;Tanooki Kart&quot;,&quot;type&quot;:&quot;B&quot;,&quot;size&quot;:null,&quot;speed&quot;:{&quot;ground&quot;:4,&quot;water&quot;:2,&quot;air&quot;:3,&quot;antiGravity&quot;:4},&quot;acceleration&quot;:3,&quot;weight&quot;:0,&quot;handling&quot;:{&quot;ground&quot;:2,&quot;water&quot;:3,&quot;air&quot;:1,&quot;antiGravity&quot;:5},&quot;grid&quot;:3,&quot;miniTurbo&quot;:3},{&quot;name&quot;:&quot;Tanooki Kart&quot;,&quot;type&quot;:&quot;B&quot;,&quot;size&quot;:null,&quot;speed&quot;:{&quot;ground&quot;:2,&quot;water&quot;:4,&quot;air&quot;:3,&quot;antiGravity&quot;:3},&quot;acceleration&quot;:2,&quot;weight&quot;:3,&quot;handling&quot;:{&quot;ground&quot;:4,&quot;water&quot;:4,&quot;air&quot;:3,&quot;antiGravity&quot;:3},&quot;grid&quot;:7,&quot;miniTurbo&quot;:3},{&quot;name&quot;:&quot;Koopa Clown&quot;,&quot;type&quot;:&quot;B&quot;,&quot;size&quot;:null,&quot;speed&quot;:{&quot;ground&quot;:2,&quot;water&quot;:4,&quot;air&quot;:3,&quot;antiGravity&quot;:3},&quot;acceleration&quot;:2,&quot;weight&quot;:3,&quot;handling&quot;:{&quot;ground&quot;:4,&quot;water&quot;:4,&quot;air&quot;:3,&quot;antiGravity&quot;:3},&quot;grid&quot;:7,&quot;miniTurbo&quot;:3}]" calcext:value-type="string">
            <text:p>[{"name":"Standard Kart","type":"B","size":null,"speed":{"ground":3,"water":3,"air":3,"antiGravity":3},"acceleration":4,"weight":2,"handling":{"ground":3,"water":2,"air":3,"antiGravity":3},"grid":3,"miniTurbo":4},{"name":"The Duke","type":"B","size":null,"speed":{"ground":3,"water":3,"air":3,"antiGravity":3},"acceleration":4,"weight":2,"handling":{"ground":3,"water":2,"air":3,"antiGravity":3},"grid":3,"miniTurbo":4},{"name":"300 SL Roadster","type":"B","size":null,"speed":{"ground":3,"water":3,"air":3,"antiGravity":3},"acceleration":4,"weight":2,"handling":{"ground":3,"water":2,"air":3,"antiGravity":3},"grid":3,"miniTurbo":4},{"name":"Pipe Frame","type":"B","size":null,"speed":{"ground":1,"water":3,"air":1,"antiGravity":1},"acceleration":6,"weight":1,"handling":{"ground":5,"water":4,"air":2,"antiGravity":4},"grid":4,"miniTurbo":6},{"name":"Varmint","type":"B","size":null,"speed":{"ground":1,"water":3,"air":1,"antiGravity":1},"acceleration":6,"weight":1,"handling":{"ground":5,"water":4,"air":2,"antiGravity":4},"grid":4,"miniTurbo":6},{"name":"City Tripper","type":"B","size":null,"speed":{"ground":1,"water":3,"air":1,"antiGravity":1},"acceleration":6,"weight":1,"handling":{"ground":5,"water":4,"air":2,"antiGravity":4},"grid":4,"miniTurbo":6},{"name":"Mach 8","type":"B","size":null,"speed":{"ground":3,"water":3,"air":4,"antiGravity":5},"acceleration":3,"weight":3,"handling":{"ground":2,"water":2,"air":2,"antiGravity":4},"grid":4,"miniTurbo":4},{"name":"Sports Coupe (Sports Coupé)","type":"B","size":null,"speed":{"ground":3,"water":3,"air":4,"antiGravity":5},"acceleration":3,"weight":3,"handling":{"ground":2,"water":2,"air":2,"antiGravity":4},"grid":4,"miniTurbo":4},{"name":"Inkstriker","type":"B","size":null,"speed":{"ground":3,"water":3,"air":4,"antiGravity":5},"acceleration":3,"weight":3,"handling":{"ground":2,"water":2,"air":2,"antiGravity":4},"grid":4,"miniTurbo":4},{"name":"Steel Driver","type":"B","size":null,"speed":{"ground":4,"water":5,"air":0,"antiGravity":2},"acceleration":1,"weight":4,"handling":{"ground":1,"water":5,"air":1,"antiGravity":1},"grid":3,"miniTurbo":2},{"name":"Tri-Speeder","type":"B","size":null,"speed":{"ground":4,"water":5,"air":0,"antiGravity":2},"acceleration":1,"weight":4,"handling":{"ground":1,"water":5,"air":1,"antiGravity":1},"grid":3,"miniTurbo":2},{"name":"Bone Rattler","type":"B","size":null,"speed":{"ground":4,"water":5,"air":0,"antiGravity":2},"acceleration":1,"weight":4,"handling":{"ground":1,"water":5,"air":1,"antiGravity":1},"grid":3,"miniTurbo":2},{"name":"Cat Cruiser","type":"B","size":null,"speed":{"ground":2,"water":2,"air":4,"antiGravity":3},"acceleration":5,"weight":2,"handling":{"ground":4,"water":2,"air":4,"antiGravity":3},"grid":3,"miniTurbo":5},{"name":"Comet","type":"B","size":null,"speed":{"ground":2,"water":2,"air":4,"antiGravity":3},"acceleration":5,"weight":2,"handling":{"ground":4,"water":2,"air":4,"antiGravity":3},"grid":3,"miniTurbo":5},{"name":"Yoshi Bike","type":"B","size":null,"speed":{"ground":2,"water":2,"air":4,"antiGravity":3},"acceleration":5,"weight":2,"handling":{"ground":4,"water":2,"air":4,"antiGravity":3},"grid":3,"miniTurbo":5},{"name":"Teddy Buggy","type":"B","size":null,"speed":{"ground":2,"water":2,"air":4,"antiGravity":3},"acceleration":5,"weight":2,"handling":{"ground":4,"water":2,"air":4,"antiGravity":3},"grid":3,"miniTurbo":5},{"name":"Circuit Special","type":"B","size":null,"speed":{"ground":5,"water":1,"air":2,"antiGravity":4},"acceleration":1,"weight":3,"handling":{"ground":1,"water":1,"air":0,"antiGravity":2},"grid":1,"miniTurbo":1},{"name":"Badwagon","type":"B","size":null,"speed":{"ground":5,"water":1,"air":2,"antiGravity":4},"acceleration":1,"weight":3,"handling":{"ground":1,"water":1,"air":0,"antiGravity":2},"grid":1,"miniTurbo":1},{"name":"Prancer","type":"B","size":null,"speed":{"ground":5,"water":1,"air":2,"antiGravity":4},"acceleration":1,"weight":3,"handling":{"ground":1,"water":1,"air":0,"antiGravity":2},"grid":1,"miniTurbo":1},{"name":"Badwagon","type":"B","size":null,"speed":{"ground":5,"water":2,"air":1,"antiGravity":3},"acceleration":0,"weight":4,"handling":{"ground":0,"water":1,"air":0,"antiGravity":1},"grid":5,"miniTurbo":0},{"name":"Prancer","type":"B","size":null,"speed":{"ground":5,"water":2,"air":1,"antiGravity":3},"acceleration":0,"weight":4,"handling":{"ground":0,"water":1,"air":0,"antiGravity":1},"grid":5,"miniTurbo":0},{"name":"GLA","type":"B","size":null,"speed":{"ground":5,"water":2,"air":1,"antiGravity":3},"acceleration":0,"weight":4,"handling":{"ground":0,"water":1,"air":0,"antiGravity":1},"grid":5,"miniTurbo":0},{"name":"Prancer","type":"B","size":null,"speed":{"ground":4,"water":3,"air":3,"antiGravity":3},"acceleration":2,"weight":1,"handling":{"ground":3,"water":3,"air":3,"antiGravity":2},"grid":2,"miniTurbo":3},{"name":"Sport Bike","type":"B","size":null,"speed":{"ground":4,"water":3,"air":3,"antiGravity":3},"acceleration":2,"weight":1,"handling":{"ground":3,"water":3,"air":3,"antiGravity":2},"grid":2,"miniTurbo":3},{"name":"Jet Bike","type":"B","size":null,"speed":{"ground":4,"water":3,"air":3,"antiGravity":3},"acceleration":2,"weight":1,"handling":{"ground":3,"water":3,"air":3,"antiGravity":2},"grid":2,"miniTurbo":3},{"name":"Biddybuggy (Buggybud)","type":"B","size":null,"speed":{"ground":0,"water":1,"air":1,"antiGravity":2},"acceleration":7,"weight":0,"handling":{"ground":5,"water":4,"air":4,"antiGravity":5},"grid":4,"miniTurbo":7},{"name":"Mr. Scooty (Mr Scooty)","type":"B","size":null,"speed":{"ground":0,"water":1,"air":1,"antiGravity":2},"acceleration":7,"weight":0,"handling":{"ground":5,"water":4,"air":4,"antiGravity":5},"grid":4,"miniTurbo":7},{"name":"Landship","type":"B","size":null,"speed":{"ground":1,"water":5,"air":2,"antiGravity":0},"acceleration":6,"weight":0,"handling":{"ground":4,"water":5,"air":3,"antiGravity":2},"grid":6,"miniTurbo":6},{"name":"Streetle","type":"B","size":null,"speed":{"ground":1,"water":5,"air":2,"antiGravity":0},"acceleration":6,"weight":0,"handling":{"ground":4,"water":5,"air":3,"antiGravity":2},"grid":6,"miniTurbo":6},{"name":"Sneeker (Bounder)","type":"B","size":null,"speed":{"ground":4,"water":2,"air":3,"antiGravity":3},"acceleration":2,"weight":2,"handling":{"ground":3,"water":2,"air":2,"antiGravity":3},"grid":0,"miniTurbo":3},{"name":"Standard Bike","type":"B","size":null,"speed":{"ground":4,"water":2,"air":3,"antiGravity":3},"acceleration":2,"weight":2,"handling":{"ground":3,"water":2,"air":2,"antiGravity":3},"grid":0,"miniTurbo":3},{"name":"Blue Falcon","type":"B","size":null,"speed":{"ground":4,"water":2,"air":3,"antiGravity":3},"acceleration":2,"weight":2,"handling":{"ground":3,"water":2,"air":2,"antiGravity":3},"grid":0,"miniTurbo":3},{"name":"Tanooki Kart","type":"B","size":null,"speed":{"ground":2,"water":2,"air":3,"antiGravity":4},"acceleration":5,"weight":1,"handling":{"ground":4,"water":3,"air":3,"antiGravity":4},"grid":5,"miniTurbo":5},{"name":"Blue Falcon","type":"B","size":null,"speed":{"ground":2,"water":2,"air":3,"antiGravity":4},"acceleration":5,"weight":1,"handling":{"ground":4,"water":3,"air":3,"antiGravity":4},"grid":5,"miniTurbo":5},{"name":"Tanooki Kart","type":"B","size":null,"speed":{"ground":2,"water":2,"air":3,"antiGravity":4},"acceleration":5,"weight":1,"handling":{"ground":4,"water":3,"air":3,"antiGravity":4},"grid":5,"miniTurbo":5},{"name":"W 25 Silver Arrow","type":"B","size":null,"speed":{"ground":2,"water":2,"air":3,"antiGravity":4},"acceleration":5,"weight":1,"handling":{"ground":4,"water":3,"air":3,"antiGravity":4},"grid":5,"miniTurbo":5},{"name":"Blue Falcon","type":"B","size":null,"speed":{"ground":4,"water":2,"air":3,"antiGravity":4},"acceleration":3,"weight":0,"handling":{"ground":2,"water":3,"air":1,"antiGravity":5},"grid":3,"miniTurbo":3},{"name":"Tanooki Kart","type":"B","size":null,"speed":{"ground":4,"water":2,"air":3,"antiGravity":4},"acceleration":3,"weight":0,"handling":{"ground":2,"water":3,"air":1,"antiGravity":5},"grid":3,"miniTurbo":3},{"name":"Tanooki Kart","type":"B","size":null,"speed":{"ground":2,"water":4,"air":3,"antiGravity":3},"acceleration":2,"weight":3,"handling":{"ground":4,"water":4,"air":3,"antiGravity":3},"grid":7,"miniTurbo":3},{"name":"Koopa Clown","type":"B","size":null,"speed":{"ground":2,"water":4,"air":3,"antiGravity":3},"acceleration":2,"weight":3,"handling":{"ground":4,"water":4,"air":3,"antiGravity":3},"grid":7,"miniTurbo":3}]</text:p>
          </table:table-cell>
        </table:table-row>
        <table:table-row table:style-name="ro1">
          <table:table-cell office:value-type="string" calcext:value-type="string">
            <text:p>Tires</text:p>
          </table:table-cell>
          <table:table-cell table:formula="of:= CONCATENATE(&quot;[&quot;; COM.MICROSOFT.TEXTJOIN(&quot;,&quot;; ;[$Tires.AF3:$Tires.AF23]); &quot;]&quot;)" office:value-type="string" office:string-value="[{&quot;name&quot;:&quot;Standard (Normal)&quot;,&quot;type&quot;:&quot;T&quot;,&quot;size&quot;:null,&quot;speed&quot;:{&quot;ground&quot;:2,&quot;water&quot;:3,&quot;air&quot;:3,&quot;antiGravity&quot;:2},&quot;acceleration&quot;:4,&quot;weight&quot;:2,&quot;handling&quot;:{&quot;ground&quot;:3,&quot;water&quot;:3,&quot;air&quot;:3,&quot;antiGravity&quot;:3},&quot;grid&quot;:5,&quot;miniTurbo&quot;:3},{&quot;name&quot;:&quot;Blue Standard (Normal Blue)&quot;,&quot;type&quot;:&quot;T&quot;,&quot;size&quot;:null,&quot;speed&quot;:{&quot;ground&quot;:2,&quot;water&quot;:3,&quot;air&quot;:3,&quot;antiGravity&quot;:2},&quot;acceleration&quot;:4,&quot;weight&quot;:2,&quot;handling&quot;:{&quot;ground&quot;:3,&quot;water&quot;:3,&quot;air&quot;:3,&quot;antiGravity&quot;:3},&quot;grid&quot;:5,&quot;miniTurbo&quot;:3},{&quot;name&quot;:&quot;GLA Tires (GLA Wheels)&quot;,&quot;type&quot;:&quot;T&quot;,&quot;size&quot;:null,&quot;speed&quot;:{&quot;ground&quot;:2,&quot;water&quot;:3,&quot;air&quot;:3,&quot;antiGravity&quot;:2},&quot;acceleration&quot;:4,&quot;weight&quot;:2,&quot;handling&quot;:{&quot;ground&quot;:3,&quot;water&quot;:3,&quot;air&quot;:3,&quot;antiGravity&quot;:3},&quot;grid&quot;:5,&quot;miniTurbo&quot;:3},{&quot;name&quot;:&quot;Monster&quot;,&quot;type&quot;:&quot;T&quot;,&quot;size&quot;:null,&quot;speed&quot;:{&quot;ground&quot;:2,&quot;water&quot;:2,&quot;air&quot;:2,&quot;antiGravity&quot;:1},&quot;acceleration&quot;:2,&quot;weight&quot;:2,&quot;handling&quot;:{&quot;ground&quot;:4,&quot;water&quot;:0,&quot;air&quot;:1,&quot;antiGravity&quot;:1},&quot;grid&quot;:0,&quot;miniTurbo&quot;:7},{&quot;name&quot;:&quot;Hot Monster (Funky Monster)&quot;,&quot;type&quot;:&quot;T&quot;,&quot;size&quot;:null,&quot;speed&quot;:{&quot;ground&quot;:2,&quot;water&quot;:2,&quot;air&quot;:1,&quot;antiGravity&quot;:2},&quot;acceleration&quot;:2,&quot;weight&quot;:4,&quot;handling&quot;:{&quot;ground&quot;:0,&quot;water&quot;:1,&quot;air&quot;:1,&quot;antiGravity&quot;:0},&quot;grid&quot;:7,&quot;miniTurbo&quot;:2},{&quot;name&quot;:&quot;Roller&quot;,&quot;type&quot;:&quot;T&quot;,&quot;size&quot;:null,&quot;speed&quot;:{&quot;ground&quot;:0,&quot;water&quot;:3,&quot;air&quot;:3,&quot;antiGravity&quot;:0},&quot;acceleration&quot;:6,&quot;weight&quot;:0,&quot;handling&quot;:{&quot;ground&quot;:4,&quot;water&quot;:4,&quot;air&quot;:4,&quot;antiGravity&quot;:4},&quot;grid&quot;:4,&quot;miniTurbo&quot;:6},{&quot;name&quot;:&quot;Azure Roller&quot;,&quot;type&quot;:&quot;T&quot;,&quot;size&quot;:null,&quot;speed&quot;:{&quot;ground&quot;:0,&quot;water&quot;:3,&quot;air&quot;:3,&quot;antiGravity&quot;:0},&quot;acceleration&quot;:6,&quot;weight&quot;:0,&quot;handling&quot;:{&quot;ground&quot;:4,&quot;water&quot;:4,&quot;air&quot;:4,&quot;antiGravity&quot;:4},&quot;grid&quot;:4,&quot;miniTurbo&quot;:6},{&quot;name&quot;:&quot;Slim&quot;,&quot;type&quot;:&quot;T&quot;,&quot;size&quot;:null,&quot;speed&quot;:{&quot;ground&quot;:3,&quot;water&quot;:2,&quot;air&quot;:2,&quot;antiGravity&quot;:4},&quot;acceleration&quot;:2,&quot;weight&quot;:2,&quot;handling&quot;:{&quot;ground&quot;:4,&quot;water&quot;:4,&quot;air&quot;:4,&quot;antiGravity&quot;:3},&quot;grid&quot;:1,&quot;miniTurbo&quot;:2},{&quot;name&quot;:&quot;Wood (Wooden)&quot;,&quot;type&quot;:&quot;T&quot;,&quot;size&quot;:null,&quot;speed&quot;:{&quot;ground&quot;:3,&quot;water&quot;:2,&quot;air&quot;:2,&quot;antiGravity&quot;:4},&quot;acceleration&quot;:2,&quot;weight&quot;:2,&quot;handling&quot;:{&quot;ground&quot;:4,&quot;water&quot;:4,&quot;air&quot;:4,&quot;antiGravity&quot;:3},&quot;grid&quot;:1,&quot;miniTurbo&quot;:2},{&quot;name&quot;:&quot;Crimson Slim&quot;,&quot;type&quot;:&quot;T&quot;,&quot;size&quot;:null,&quot;speed&quot;:{&quot;ground&quot;:3,&quot;water&quot;:2,&quot;air&quot;:2,&quot;antiGravity&quot;:4},&quot;acceleration&quot;:2,&quot;weight&quot;:2,&quot;handling&quot;:{&quot;ground&quot;:4,&quot;water&quot;:4,&quot;air&quot;:4,&quot;antiGravity&quot;:3},&quot;grid&quot;:1,&quot;miniTurbo&quot;:2},{&quot;name&quot;:&quot;Slick&quot;,&quot;type&quot;:&quot;T&quot;,&quot;size&quot;:null,&quot;speed&quot;:{&quot;ground&quot;:4,&quot;water&quot;:0,&quot;air&quot;:0,&quot;antiGravity&quot;:4},&quot;acceleration&quot;:1,&quot;weight&quot;:3,&quot;handling&quot;:{&quot;ground&quot;:2,&quot;water&quot;:0,&quot;air&quot;:1,&quot;antiGravity&quot;:2},&quot;grid&quot;:0,&quot;miniTurbo&quot;:0},{&quot;name&quot;:&quot;Cyber Slick&quot;,&quot;type&quot;:&quot;T&quot;,&quot;size&quot;:null,&quot;speed&quot;:{&quot;ground&quot;:4,&quot;water&quot;:0,&quot;air&quot;:0,&quot;antiGravity&quot;:4},&quot;acceleration&quot;:1,&quot;weight&quot;:3,&quot;handling&quot;:{&quot;ground&quot;:2,&quot;water&quot;:0,&quot;air&quot;:1,&quot;antiGravity&quot;:2},&quot;grid&quot;:0,&quot;miniTurbo&quot;:0},{&quot;name&quot;:&quot;Metal&quot;,&quot;type&quot;:&quot;T&quot;,&quot;size&quot;:null,&quot;speed&quot;:{&quot;ground&quot;:4,&quot;water&quot;:3,&quot;air&quot;:2,&quot;antiGravity&quot;:1},&quot;acceleration&quot;:0,&quot;weight&quot;:4,&quot;handling&quot;:{&quot;ground&quot;:2,&quot;water&quot;:2,&quot;air&quot;:0,&quot;antiGravity&quot;:1},&quot;grid&quot;:2,&quot;miniTurbo&quot;:0},{&quot;name&quot;:&quot;Gold Tires (Gold Wheels)&quot;,&quot;type&quot;:&quot;T&quot;,&quot;size&quot;:null,&quot;speed&quot;:{&quot;ground&quot;:4,&quot;water&quot;:3,&quot;air&quot;:2,&quot;antiGravity&quot;:1},&quot;acceleration&quot;:0,&quot;weight&quot;:4,&quot;handling&quot;:{&quot;ground&quot;:2,&quot;water&quot;:2,&quot;air&quot;:0,&quot;antiGravity&quot;:1},&quot;grid&quot;:2,&quot;miniTurbo&quot;:0},{&quot;name&quot;:&quot;Button&quot;,&quot;type&quot;:&quot;T&quot;,&quot;size&quot;:null,&quot;speed&quot;:{&quot;ground&quot;:1,&quot;water&quot;:2,&quot;air&quot;:2,&quot;antiGravity&quot;:2},&quot;acceleration&quot;:5,&quot;weight&quot;:0,&quot;handling&quot;:{&quot;ground&quot;:3,&quot;water&quot;:3,&quot;air&quot;:2,&quot;antiGravity&quot;:4},&quot;grid&quot;:3,&quot;miniTurbo&quot;:5},{&quot;name&quot;:&quot;Leaf Tires (Leaf Tyres)&quot;,&quot;type&quot;:&quot;T&quot;,&quot;size&quot;:null,&quot;speed&quot;:{&quot;ground&quot;:1,&quot;water&quot;:2,&quot;air&quot;:2,&quot;antiGravity&quot;:2},&quot;acceleration&quot;:5,&quot;weight&quot;:0,&quot;handling&quot;:{&quot;ground&quot;:3,&quot;water&quot;:3,&quot;air&quot;:2,&quot;antiGravity&quot;:4},&quot;grid&quot;:3,&quot;miniTurbo&quot;:5},{&quot;name&quot;:&quot;Off-Road&quot;,&quot;type&quot;:&quot;T&quot;,&quot;size&quot;:null,&quot;speed&quot;:{&quot;ground&quot;:3,&quot;water&quot;:4,&quot;air&quot;:1,&quot;antiGravity&quot;:2},&quot;acceleration&quot;:3,&quot;weight&quot;:3,&quot;handling&quot;:{&quot;ground&quot;:1,&quot;water&quot;:1,&quot;air&quot;:2,&quot;antiGravity&quot;:2},&quot;grid&quot;:6,&quot;miniTurbo&quot;:1},{&quot;name&quot;:&quot;Retro Off-Road&quot;,&quot;type&quot;:&quot;T&quot;,&quot;size&quot;:null,&quot;speed&quot;:{&quot;ground&quot;:3,&quot;water&quot;:4,&quot;air&quot;:1,&quot;antiGravity&quot;:2},&quot;acceleration&quot;:3,&quot;weight&quot;:3,&quot;handling&quot;:{&quot;ground&quot;:1,&quot;water&quot;:1,&quot;air&quot;:2,&quot;antiGravity&quot;:2},&quot;grid&quot;:6,&quot;miniTurbo&quot;:1},{&quot;name&quot;:&quot;Triforce Tires (Triforce Tyres)&quot;,&quot;type&quot;:&quot;T&quot;,&quot;size&quot;:null,&quot;speed&quot;:{&quot;ground&quot;:3,&quot;water&quot;:4,&quot;air&quot;:1,&quot;antiGravity&quot;:2},&quot;acceleration&quot;:3,&quot;weight&quot;:3,&quot;handling&quot;:{&quot;ground&quot;:1,&quot;water&quot;:1,&quot;air&quot;:2,&quot;antiGravity&quot;:2},&quot;grid&quot;:6,&quot;miniTurbo&quot;:1},{&quot;name&quot;:&quot;Sponge&quot;,&quot;type&quot;:&quot;T&quot;,&quot;size&quot;:null,&quot;speed&quot;:{&quot;ground&quot;:1,&quot;water&quot;:1,&quot;air&quot;:4,&quot;antiGravity&quot;:1},&quot;acceleration&quot;:4,&quot;weight&quot;:1,&quot;handling&quot;:{&quot;ground&quot;:2,&quot;water&quot;:1,&quot;air&quot;:3,&quot;antiGravity&quot;:2},&quot;grid&quot;:6,&quot;miniTurbo&quot;:4},{&quot;name&quot;:&quot;Cushion&quot;,&quot;type&quot;:&quot;T&quot;,&quot;size&quot;:null,&quot;speed&quot;:{&quot;ground&quot;:1,&quot;water&quot;:1,&quot;air&quot;:4,&quot;antiGravity&quot;:1},&quot;acceleration&quot;:4,&quot;weight&quot;:1,&quot;handling&quot;:{&quot;ground&quot;:2,&quot;water&quot;:1,&quot;air&quot;:3,&quot;antiGravity&quot;:2},&quot;grid&quot;:6,&quot;miniTurbo&quot;:4}]" calcext:value-type="string">
            <text:p>[{"name":"Standard (Normal)","type":"T","size":null,"speed":{"ground":2,"water":3,"air":3,"antiGravity":2},"acceleration":4,"weight":2,"handling":{"ground":3,"water":3,"air":3,"antiGravity":3},"grid":5,"miniTurbo":3},{"name":"Blue Standard (Normal Blue)","type":"T","size":null,"speed":{"ground":2,"water":3,"air":3,"antiGravity":2},"acceleration":4,"weight":2,"handling":{"ground":3,"water":3,"air":3,"antiGravity":3},"grid":5,"miniTurbo":3},{"name":"GLA Tires (GLA Wheels)","type":"T","size":null,"speed":{"ground":2,"water":3,"air":3,"antiGravity":2},"acceleration":4,"weight":2,"handling":{"ground":3,"water":3,"air":3,"antiGravity":3},"grid":5,"miniTurbo":3},{"name":"Monster","type":"T","size":null,"speed":{"ground":2,"water":2,"air":2,"antiGravity":1},"acceleration":2,"weight":2,"handling":{"ground":4,"water":0,"air":1,"antiGravity":1},"grid":0,"miniTurbo":7},{"name":"Hot Monster (Funky Monster)","type":"T","size":null,"speed":{"ground":2,"water":2,"air":1,"antiGravity":2},"acceleration":2,"weight":4,"handling":{"ground":0,"water":1,"air":1,"antiGravity":0},"grid":7,"miniTurbo":2},{"name":"Roller","type":"T","size":null,"speed":{"ground":0,"water":3,"air":3,"antiGravity":0},"acceleration":6,"weight":0,"handling":{"ground":4,"water":4,"air":4,"antiGravity":4},"grid":4,"miniTurbo":6},{"name":"Azure Roller","type":"T","size":null,"speed":{"ground":0,"water":3,"air":3,"antiGravity":0},"acceleration":6,"weight":0,"handling":{"ground":4,"water":4,"air":4,"antiGravity":4},"grid":4,"miniTurbo":6},{"name":"Slim","type":"T","size":null,"speed":{"ground":3,"water":2,"air":2,"antiGravity":4},"acceleration":2,"weight":2,"handling":{"ground":4,"water":4,"air":4,"antiGravity":3},"grid":1,"miniTurbo":2},{"name":"Wood (Wooden)","type":"T","size":null,"speed":{"ground":3,"water":2,"air":2,"antiGravity":4},"acceleration":2,"weight":2,"handling":{"ground":4,"water":4,"air":4,"antiGravity":3},"grid":1,"miniTurbo":2},{"name":"Crimson Slim","type":"T","size":null,"speed":{"ground":3,"water":2,"air":2,"antiGravity":4},"acceleration":2,"weight":2,"handling":{"ground":4,"water":4,"air":4,"antiGravity":3},"grid":1,"miniTurbo":2},{"name":"Slick","type":"T","size":null,"speed":{"ground":4,"water":0,"air":0,"antiGravity":4},"acceleration":1,"weight":3,"handling":{"ground":2,"water":0,"air":1,"antiGravity":2},"grid":0,"miniTurbo":0},{"name":"Cyber Slick","type":"T","size":null,"speed":{"ground":4,"water":0,"air":0,"antiGravity":4},"acceleration":1,"weight":3,"handling":{"ground":2,"water":0,"air":1,"antiGravity":2},"grid":0,"miniTurbo":0},{"name":"Metal","type":"T","size":null,"speed":{"ground":4,"water":3,"air":2,"antiGravity":1},"acceleration":0,"weight":4,"handling":{"ground":2,"water":2,"air":0,"antiGravity":1},"grid":2,"miniTurbo":0},{"name":"Gold Tires (Gold Wheels)","type":"T","size":null,"speed":{"ground":4,"water":3,"air":2,"antiGravity":1},"acceleration":0,"weight":4,"handling":{"ground":2,"water":2,"air":0,"antiGravity":1},"grid":2,"miniTurbo":0},{"name":"Button","type":"T","size":null,"speed":{"ground":1,"water":2,"air":2,"antiGravity":2},"acceleration":5,"weight":0,"handling":{"ground":3,"water":3,"air":2,"antiGravity":4},"grid":3,"miniTurbo":5},{"name":"Leaf Tires (Leaf Tyres)","type":"T","size":null,"speed":{"ground":1,"water":2,"air":2,"antiGravity":2},"acceleration":5,"weight":0,"handling":{"ground":3,"water":3,"air":2,"antiGravity":4},"grid":3,"miniTurbo":5},{"name":"Off-Road","type":"T","size":null,"speed":{"ground":3,"water":4,"air":1,"antiGravity":2},"acceleration":3,"weight":3,"handling":{"ground":1,"water":1,"air":2,"antiGravity":2},"grid":6,"miniTurbo":1},{"name":"Retro Off-Road","type":"T","size":null,"speed":{"ground":3,"water":4,"air":1,"antiGravity":2},"acceleration":3,"weight":3,"handling":{"ground":1,"water":1,"air":2,"antiGravity":2},"grid":6,"miniTurbo":1},{"name":"Triforce Tires (Triforce Tyres)","type":"T","size":null,"speed":{"ground":3,"water":4,"air":1,"antiGravity":2},"acceleration":3,"weight":3,"handling":{"ground":1,"water":1,"air":2,"antiGravity":2},"grid":6,"miniTurbo":1},{"name":"Sponge","type":"T","size":null,"speed":{"ground":1,"water":1,"air":4,"antiGravity":1},"acceleration":4,"weight":1,"handling":{"ground":2,"water":1,"air":3,"antiGravity":2},"grid":6,"miniTurbo":4},{"name":"Cushion","type":"T","size":null,"speed":{"ground":1,"water":1,"air":4,"antiGravity":1},"acceleration":4,"weight":1,"handling":{"ground":2,"water":1,"air":3,"antiGravity":2},"grid":6,"miniTurbo":4}]</text:p>
          </table:table-cell>
        </table:table-row>
        <table:table-row table:style-name="ro1">
          <table:table-cell office:value-type="string" calcext:value-type="string">
            <text:p>Gliders</text:p>
          </table:table-cell>
          <table:table-cell table:formula="of:= CONCATENATE(&quot;[&quot;; COM.MICROSOFT.TEXTJOIN(&quot;,&quot;; ;[$Gliders.AF3:$Gliders.AF16]); &quot;]&quot;)" office:value-type="string" office:string-value="[{&quot;name&quot;:&quot;Super Glider&quot;,&quot;type&quot;:&quot;G&quot;,&quot;size&quot;:null,&quot;speed&quot;:{&quot;ground&quot;:1,&quot;water&quot;:1,&quot;air&quot;:2,&quot;antiGravity&quot;:0},&quot;acceleration&quot;:1,&quot;weight&quot;:1,&quot;handling&quot;:{&quot;ground&quot;:1,&quot;water&quot;:0,&quot;air&quot;:1,&quot;antiGravity&quot;:1},&quot;grid&quot;:1,&quot;miniTurbo&quot;:1},{&quot;name&quot;:&quot;Waddle Wing&quot;,&quot;type&quot;:&quot;G&quot;,&quot;size&quot;:null,&quot;speed&quot;:{&quot;ground&quot;:1,&quot;water&quot;:1,&quot;air&quot;:2,&quot;antiGravity&quot;:0},&quot;acceleration&quot;:1,&quot;weight&quot;:1,&quot;handling&quot;:{&quot;ground&quot;:1,&quot;water&quot;:0,&quot;air&quot;:1,&quot;antiGravity&quot;:1},&quot;grid&quot;:1,&quot;miniTurbo&quot;:1},{&quot;name&quot;:&quot;Hylian Kite&quot;,&quot;type&quot;:&quot;G&quot;,&quot;size&quot;:null,&quot;speed&quot;:{&quot;ground&quot;:1,&quot;water&quot;:1,&quot;air&quot;:2,&quot;antiGravity&quot;:0},&quot;acceleration&quot;:1,&quot;weight&quot;:1,&quot;handling&quot;:{&quot;ground&quot;:1,&quot;water&quot;:0,&quot;air&quot;:1,&quot;antiGravity&quot;:1},&quot;grid&quot;:1,&quot;miniTurbo&quot;:1},{&quot;name&quot;:&quot;Cloud Glider&quot;,&quot;type&quot;:&quot;G&quot;,&quot;size&quot;:null,&quot;speed&quot;:{&quot;ground&quot;:0,&quot;water&quot;:1,&quot;air&quot;:1,&quot;antiGravity&quot;:1},&quot;acceleration&quot;:2,&quot;weight&quot;:0,&quot;handling&quot;:{&quot;ground&quot;:1,&quot;water&quot;:0,&quot;air&quot;:2,&quot;antiGravity&quot;:1},&quot;grid&quot;:1,&quot;miniTurbo&quot;:2},{&quot;name&quot;:&quot;Parachute&quot;,&quot;type&quot;:&quot;G&quot;,&quot;size&quot;:null,&quot;speed&quot;:{&quot;ground&quot;:0,&quot;water&quot;:1,&quot;air&quot;:1,&quot;antiGravity&quot;:1},&quot;acceleration&quot;:2,&quot;weight&quot;:0,&quot;handling&quot;:{&quot;ground&quot;:1,&quot;water&quot;:0,&quot;air&quot;:2,&quot;antiGravity&quot;:1},&quot;grid&quot;:1,&quot;miniTurbo&quot;:2},{&quot;name&quot;:&quot;Flower Glider&quot;,&quot;type&quot;:&quot;G&quot;,&quot;size&quot;:null,&quot;speed&quot;:{&quot;ground&quot;:0,&quot;water&quot;:1,&quot;air&quot;:1,&quot;antiGravity&quot;:1},&quot;acceleration&quot;:2,&quot;weight&quot;:0,&quot;handling&quot;:{&quot;ground&quot;:1,&quot;water&quot;:0,&quot;air&quot;:2,&quot;antiGravity&quot;:1},&quot;grid&quot;:1,&quot;miniTurbo&quot;:2},{&quot;name&quot;:&quot;Paper Glider&quot;,&quot;type&quot;:&quot;G&quot;,&quot;size&quot;:null,&quot;speed&quot;:{&quot;ground&quot;:0,&quot;water&quot;:1,&quot;air&quot;:1,&quot;antiGravity&quot;:1},&quot;acceleration&quot;:2,&quot;weight&quot;:0,&quot;handling&quot;:{&quot;ground&quot;:1,&quot;water&quot;:0,&quot;air&quot;:2,&quot;antiGravity&quot;:1},&quot;grid&quot;:1,&quot;miniTurbo&quot;:2},{&quot;name&quot;:&quot;Wario Wing&quot;,&quot;type&quot;:&quot;G&quot;,&quot;size&quot;:null,&quot;speed&quot;:{&quot;ground&quot;:1,&quot;water&quot;:0,&quot;air&quot;:2,&quot;antiGravity&quot;:1},&quot;acceleration&quot;:1,&quot;weight&quot;:2,&quot;handling&quot;:{&quot;ground&quot;:1,&quot;water&quot;:1,&quot;air&quot;:1,&quot;antiGravity&quot;:0},&quot;grid&quot;:0,&quot;miniTurbo&quot;:1},{&quot;name&quot;:&quot;Plane Glider&quot;,&quot;type&quot;:&quot;G&quot;,&quot;size&quot;:null,&quot;speed&quot;:{&quot;ground&quot;:1,&quot;water&quot;:0,&quot;air&quot;:2,&quot;antiGravity&quot;:1},&quot;acceleration&quot;:1,&quot;weight&quot;:2,&quot;handling&quot;:{&quot;ground&quot;:1,&quot;water&quot;:1,&quot;air&quot;:1,&quot;antiGravity&quot;:0},&quot;grid&quot;:0,&quot;miniTurbo&quot;:1},{&quot;name&quot;:&quot;Gold Glider&quot;,&quot;type&quot;:&quot;G&quot;,&quot;size&quot;:null,&quot;speed&quot;:{&quot;ground&quot;:1,&quot;water&quot;:0,&quot;air&quot;:2,&quot;antiGravity&quot;:1},&quot;acceleration&quot;:1,&quot;weight&quot;:2,&quot;handling&quot;:{&quot;ground&quot;:1,&quot;water&quot;:1,&quot;air&quot;:1,&quot;antiGravity&quot;:0},&quot;grid&quot;:0,&quot;miniTurbo&quot;:1},{&quot;name&quot;:&quot;Peach Parasol&quot;,&quot;type&quot;:&quot;G&quot;,&quot;size&quot;:null,&quot;speed&quot;:{&quot;ground&quot;:0,&quot;water&quot;:0,&quot;air&quot;:1,&quot;antiGravity&quot;:1},&quot;acceleration&quot;:2,&quot;weight&quot;:1,&quot;handling&quot;:{&quot;ground&quot;:1,&quot;water&quot;:1,&quot;air&quot;:2,&quot;antiGravity&quot;:0},&quot;grid&quot;:0,&quot;miniTurbo&quot;:2},{&quot;name&quot;:&quot;Parafoil&quot;,&quot;type&quot;:&quot;G&quot;,&quot;size&quot;:null,&quot;speed&quot;:{&quot;ground&quot;:0,&quot;water&quot;:0,&quot;air&quot;:1,&quot;antiGravity&quot;:1},&quot;acceleration&quot;:2,&quot;weight&quot;:1,&quot;handling&quot;:{&quot;ground&quot;:1,&quot;water&quot;:1,&quot;air&quot;:2,&quot;antiGravity&quot;:0},&quot;grid&quot;:0,&quot;miniTurbo&quot;:2},{&quot;name&quot;:&quot;Bowser Kite&quot;,&quot;type&quot;:&quot;G&quot;,&quot;size&quot;:null,&quot;speed&quot;:{&quot;ground&quot;:0,&quot;water&quot;:0,&quot;air&quot;:1,&quot;antiGravity&quot;:1},&quot;acceleration&quot;:2,&quot;weight&quot;:1,&quot;handling&quot;:{&quot;ground&quot;:1,&quot;water&quot;:1,&quot;air&quot;:2,&quot;antiGravity&quot;:0},&quot;grid&quot;:0,&quot;miniTurbo&quot;:2},{&quot;name&quot;:&quot;MKTV Parafoil&quot;,&quot;type&quot;:&quot;G&quot;,&quot;size&quot;:null,&quot;speed&quot;:{&quot;ground&quot;:0,&quot;water&quot;:0,&quot;air&quot;:1,&quot;antiGravity&quot;:1},&quot;acceleration&quot;:2,&quot;weight&quot;:1,&quot;handling&quot;:{&quot;ground&quot;:1,&quot;water&quot;:1,&quot;air&quot;:2,&quot;antiGravity&quot;:0},&quot;grid&quot;:0,&quot;miniTurbo&quot;:2}]" calcext:value-type="string">
            <text:p>[{"name":"Super Glider","type":"G","size":null,"speed":{"ground":1,"water":1,"air":2,"antiGravity":0},"acceleration":1,"weight":1,"handling":{"ground":1,"water":0,"air":1,"antiGravity":1},"grid":1,"miniTurbo":1},{"name":"Waddle Wing","type":"G","size":null,"speed":{"ground":1,"water":1,"air":2,"antiGravity":0},"acceleration":1,"weight":1,"handling":{"ground":1,"water":0,"air":1,"antiGravity":1},"grid":1,"miniTurbo":1},{"name":"Hylian Kite","type":"G","size":null,"speed":{"ground":1,"water":1,"air":2,"antiGravity":0},"acceleration":1,"weight":1,"handling":{"ground":1,"water":0,"air":1,"antiGravity":1},"grid":1,"miniTurbo":1},{"name":"Cloud Glider","type":"G","size":null,"speed":{"ground":0,"water":1,"air":1,"antiGravity":1},"acceleration":2,"weight":0,"handling":{"ground":1,"water":0,"air":2,"antiGravity":1},"grid":1,"miniTurbo":2},{"name":"Parachute","type":"G","size":null,"speed":{"ground":0,"water":1,"air":1,"antiGravity":1},"acceleration":2,"weight":0,"handling":{"ground":1,"water":0,"air":2,"antiGravity":1},"grid":1,"miniTurbo":2},{"name":"Flower Glider","type":"G","size":null,"speed":{"ground":0,"water":1,"air":1,"antiGravity":1},"acceleration":2,"weight":0,"handling":{"ground":1,"water":0,"air":2,"antiGravity":1},"grid":1,"miniTurbo":2},{"name":"Paper Glider","type":"G","size":null,"speed":{"ground":0,"water":1,"air":1,"antiGravity":1},"acceleration":2,"weight":0,"handling":{"ground":1,"water":0,"air":2,"antiGravity":1},"grid":1,"miniTurbo":2},{"name":"Wario Wing","type":"G","size":null,"speed":{"ground":1,"water":0,"air":2,"antiGravity":1},"acceleration":1,"weight":2,"handling":{"ground":1,"water":1,"air":1,"antiGravity":0},"grid":0,"miniTurbo":1},{"name":"Plane Glider","type":"G","size":null,"speed":{"ground":1,"water":0,"air":2,"antiGravity":1},"acceleration":1,"weight":2,"handling":{"ground":1,"water":1,"air":1,"antiGravity":0},"grid":0,"miniTurbo":1},{"name":"Gold Glider","type":"G","size":null,"speed":{"ground":1,"water":0,"air":2,"antiGravity":1},"acceleration":1,"weight":2,"handling":{"ground":1,"water":1,"air":1,"antiGravity":0},"grid":0,"miniTurbo":1},{"name":"Peach Parasol","type":"G","size":null,"speed":{"ground":0,"water":0,"air":1,"antiGravity":1},"acceleration":2,"weight":1,"handling":{"ground":1,"water":1,"air":2,"antiGravity":0},"grid":0,"miniTurbo":2},{"name":"Parafoil","type":"G","size":null,"speed":{"ground":0,"water":0,"air":1,"antiGravity":1},"acceleration":2,"weight":1,"handling":{"ground":1,"water":1,"air":2,"antiGravity":0},"grid":0,"miniTurbo":2},{"name":"Bowser Kite","type":"G","size":null,"speed":{"ground":0,"water":0,"air":1,"antiGravity":1},"acceleration":2,"weight":1,"handling":{"ground":1,"water":1,"air":2,"antiGravity":0},"grid":0,"miniTurbo":2},{"name":"MKTV Parafoil","type":"G","size":null,"speed":{"ground":0,"water":0,"air":1,"antiGravity":1},"acceleration":2,"weight":1,"handling":{"ground":1,"water":1,"air":2,"antiGravity":0},"grid":0,"miniTurbo":2}]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All 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21:29:57.168954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21:31:15.195706270</meta:creation-date>
    <meta:editing-duration>PT47S</meta:editing-duration>
    <meta:editing-cycles>2</meta:editing-cycles>
    <meta:generator>LibreOffice/6.0.6.2$Linux_X86_64 LibreOffice_project/00m0$Build-2</meta:generator>
    <dc:date>2018-10-08T21:31:15.788924908</dc:date>
    <meta:document-statistic meta:table-count="5" meta:cell-count="3862" meta:object-count="0"/>
  </office:meta>
</office:document-meta>
</file>